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1.09pt"/>
    </style:style>
    <style:style style:name="co2" style:family="table-column">
      <style:table-column-properties fo:break-before="auto" style:column-width="203.95pt"/>
    </style:style>
    <style:style style:name="co3" style:family="table-column">
      <style:table-column-properties fo:break-before="auto" style:column-width="67.44pt"/>
    </style:style>
    <style:style style:name="co4" style:family="table-column">
      <style:table-column-properties fo:break-before="auto" style:column-width="44.45pt"/>
    </style:style>
    <style:style style:name="co5" style:family="table-column">
      <style:table-column-properties fo:break-before="auto" style:column-width="58.76pt"/>
    </style:style>
    <style:style style:name="co6" style:family="table-column">
      <style:table-column-properties fo:break-before="auto" style:column-width="117.44pt"/>
    </style:style>
    <style:style style:name="co7" style:family="table-column">
      <style:table-column-properties fo:break-before="auto" style:column-width="105.56pt"/>
    </style:style>
    <style:style style:name="co8" style:family="table-column">
      <style:table-column-properties fo:break-before="auto" style:column-width="72.26pt"/>
    </style:style>
    <style:style style:name="co9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INISHED_20_MATERIALS_20_DEMAND">
      <style:table-properties table:display="true" style:writing-mode="lr-tb"/>
    </style:style>
    <style:style style:name="ta2" style:family="table" style:master-page-name="PageStyle_5f_Calculations">
      <style:table-properties table:display="true" style:writing-mode="lr-tb"/>
    </style:style>
    <style:style style:name="ta3" style:family="table" style:master-page-name="PageStyle_5f_BACKUP_20_sheet_20_2">
      <style:table-properties table:display="true" style:writing-mode="lr-tb"/>
    </style:style>
    <style:style style:name="ta4" style:family="table" style:master-page-name="PageStyle_5f_Use">
      <style:table-properties table:display="true" style:writing-mode="lr-tb"/>
    </style:style>
    <style:style style:name="ta5" style:family="table" style:master-page-name="PageStyle_5f_Recoverable_20_material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99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 style:data-style-name="N125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25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274e1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ackground-color="#274e1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ackground-color="#274e13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38761d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ackground-color="#38761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ackground-color="#38761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ackground-color="#38761d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6aa84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ackground-color="#6aa84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ackground-color="#6aa84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6aa84f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ackground-color="#6aa84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ackground-color="#6aa84f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b6d7a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ackground-color="#b6d7a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ackground-color="#93c47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fo:background-color="#93c47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fo:background-color="#93c47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93c47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9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134f5c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fo:background-color="#134f5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fo:background-color="#134f5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ackground-color="#134f5c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ackground-color="#d0e0e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fo:background-color="#d0e0e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fo:background-color="#d0e0e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fo:background-color="#666666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fo:background-color="#66666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fo:background-color="#666666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999999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>
      <style:table-cell-properties fo:background-color="#9999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fo:background-color="#999999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60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61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2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>
      <style:table-cell-properties fo:background-color="#783f04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>
      <style:table-cell-properties fo:background-color="#783f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>
      <style:table-cell-properties fo:background-color="#783f0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>
      <style:table-cell-properties fo:background-color="#783f04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ackground-color="#f9cb9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fo:background-color="#f9cb9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fo:background-color="#f9cb9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#f9cb9c"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72" style:family="table-cell" style:parent-style-name="Default">
      <style:table-cell-properties fo:background-color="#f9cb9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73" style:family="table-cell" style:parent-style-name="Default">
      <style:table-cell-properties fo:background-color="#f9cb9c"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4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5" style:family="table-cell" style:parent-style-name="Default">
      <style:table-cell-properties fo:background-color="#b45f06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>
      <style:table-cell-properties fo:background-color="#b45f0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>
      <style:table-cell-properties fo:background-color="#b45f06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79" style:family="table-cell" style:parent-style-name="Default">
      <style:table-cell-properties fo:background-color="#ff99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0" style:family="table-cell" style:parent-style-name="Default">
      <style:table-cell-properties fo:background-color="#ff99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ackground-color="#ff99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ackground-color="#85200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>
      <style:table-cell-properties fo:background-color="#85200c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4" style:family="table-cell" style:parent-style-name="Default">
      <style:table-cell-properties fo:background-color="#85200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>
      <style:table-cell-properties fo:background-color="#85200c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ackground-color="#dd7e6b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>
      <style:table-cell-properties fo:background-color="#dd7e6b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ackground-color="#dd7e6b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ackground-color="#dd7e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ackground-color="#dd7e6b"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91" style:family="table-cell" style:parent-style-name="Default">
      <style:table-cell-properties fo:background-color="#dd7e6b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92" style:family="table-cell" style:parent-style-name="Default">
      <style:table-cell-properties fo:background-color="#dd7e6b"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3" style:family="table-cell" style:parent-style-name="Default">
      <style:table-cell-properties fo:background-color="#dd7e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>
      <style:table-cell-properties fo:background-color="#cc4125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>
      <style:table-cell-properties fo:background-color="#cc4125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>
      <style:table-cell-properties fo:background-color="#cc4125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>
      <style:table-cell-properties fo:background-color="#cccc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2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3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INISHED MATERIALS DEMAN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-group>
          <table:table-column table:style-name="co9" table:number-columns-repeated="32" table:default-cell-style-name="Default"/>
        </table:table-column-group>
        <table:table-column table:style-name="co9" table:number-columns-repeated="981" table:default-cell-style-name="Default"/>
        <table:table-row table:style-name="ro1">
          <table:table-cell table:style-name="ce1"/>
          <table:table-cell table:style-name="ce2" office:value-type="string" calcext:value-type="string">
            <text:p>NOTE: this table lists demand of FINISHED MATERIALS, in kg</text:p>
          </table:table-cell>
          <table:table-cell table:style-name="ce1" table:number-columns-repeated="6"/>
          <table:table-cell table:style-name="ce10" table:number-columns-repeated="2"/>
          <table:table-cell table:style-name="ce16" office:value-type="string" calcext:value-type="string">
            <text:p>1 BIOMASS</text:p>
          </table:table-cell>
          <table:table-cell table:style-name="ce19"/>
          <table:table-cell table:style-name="ce23" table:number-columns-repeated="10"/>
          <table:table-cell table:style-name="ce19"/>
          <table:table-cell table:style-name="ce27"/>
          <table:table-cell table:style-name="ce31" table:number-columns-repeated="2"/>
          <table:table-cell table:style-name="ce19"/>
          <table:table-cell table:style-name="ce31" table:number-columns-repeated="2"/>
          <table:table-cell table:style-name="ce19"/>
          <table:table-cell table:style-name="ce35" table:number-columns-repeated="3"/>
          <table:table-cell table:style-name="ce40"/>
          <table:table-cell table:style-name="ce44" table:number-columns-repeated="3"/>
          <table:table-cell table:style-name="ce19"/>
          <table:table-cell table:style-name="ce47" table:number-columns-repeated="5"/>
          <table:table-cell table:style-name="ce51" office:value-type="string" calcext:value-type="string">
            <text:p>2 FINISHED METALS</text:p>
          </table:table-cell>
          <table:table-cell table:style-name="ce55"/>
          <table:table-cell table:style-name="ce59" table:number-columns-repeated="5"/>
          <table:table-cell table:style-name="ce63"/>
          <table:table-cell table:style-name="ce67" table:number-columns-repeated="6"/>
          <table:table-cell table:style-name="ce71" table:number-columns-repeated="4"/>
          <table:table-cell table:style-name="ce67" table:number-columns-repeated="4"/>
          <table:table-cell table:style-name="ce75"/>
          <table:table-cell table:style-name="ce71" table:number-columns-repeated="7"/>
          <table:table-cell table:style-name="ce79"/>
          <table:table-cell table:style-name="ce82" office:value-type="string" calcext:value-type="string">
            <text:p>3 NON-METALLIC MINERALS</text:p>
          </table:table-cell>
          <table:table-cell table:style-name="ce86" table:number-columns-repeated="8"/>
          <table:table-cell table:style-name="ce83"/>
          <table:table-cell table:style-name="ce90" table:number-columns-repeated="3"/>
          <table:table-cell table:style-name="ce94"/>
          <table:table-cell table:style-name="ce86" table:number-columns-repeated="7"/>
          <table:table-cell table:style-name="ce97" office:value-type="string" calcext:value-type="string">
            <text:p>4 FOSSIL ENERGY MATERIALS/CARRIERS</text:p>
            <text:p/>
          </table:table-cell>
          <table:table-cell table:style-name="ce52"/>
          <table:table-cell table:style-name="ce101" table:number-columns-repeated="4"/>
          <table:table-cell table:style-name="ce55"/>
          <table:table-cell table:style-name="ce101" table:number-columns-repeated="6"/>
          <table:table-cell table:style-name="ce55"/>
          <table:table-cell table:style-name="ce59" table:number-columns-repeated="7"/>
          <table:table-cell table:number-columns-repeated="908"/>
        </table:table-row>
        <table:table-row table:style-name="ro1">
          <table:table-cell table:style-name="ce2"/>
          <table:table-cell table:style-name="ce2" office:value-type="string" calcext:value-type="string">
            <text:p>Raw materials accounting is based on this table</text:p>
          </table:table-cell>
          <table:table-cell table:style-name="ce2" table:number-columns-repeated="6"/>
          <table:table-cell table:style-name="ce11" table:number-columns-repeated="2"/>
          <table:table-cell table:style-name="ce16"/>
          <table:table-cell table:style-name="ce20" office:value-type="string" calcext:value-type="string">
            <text:p>1.1 CROPS (EXCLUDING FODDER CROPS)</text:p>
          </table:table-cell>
          <table:table-cell table:style-name="ce23" table:number-columns-repeated="10"/>
          <table:table-cell table:style-name="ce20" office:value-type="string" calcext:value-type="string">
            <text:p>1.2 CROP RESIDUES (USED), FODDER CROPS AND GRAZED BIOMASS</text:p>
          </table:table-cell>
          <table:table-cell table:style-name="ce28"/>
          <table:table-cell table:style-name="ce31" table:number-columns-repeated="2"/>
          <table:table-cell table:style-name="ce19"/>
          <table:table-cell table:style-name="ce31" table:number-columns-repeated="2"/>
          <table:table-cell table:style-name="ce19"/>
          <table:table-cell table:style-name="ce35" table:number-columns-repeated="3"/>
          <table:table-cell table:style-name="ce40"/>
          <table:table-cell table:style-name="ce44" table:number-columns-repeated="3"/>
          <table:table-cell table:style-name="ce19"/>
          <table:table-cell table:style-name="ce47" table:number-columns-repeated="5"/>
          <table:table-cell table:style-name="ce51" office:value-type="string" calcext:value-type="string">
            <text:p>(orig. "Metal ores (gross ores)")</text:p>
          </table:table-cell>
          <table:table-cell table:style-name="ce55"/>
          <table:table-cell table:style-name="ce59" table:number-columns-repeated="5"/>
          <table:table-cell table:style-name="ce63"/>
          <table:table-cell table:style-name="ce67" table:number-columns-repeated="6"/>
          <table:table-cell table:style-name="ce71" table:number-columns-repeated="4"/>
          <table:table-cell table:style-name="ce67" table:number-columns-repeated="4"/>
          <table:table-cell table:style-name="ce75"/>
          <table:table-cell table:style-name="ce71" table:number-columns-repeated="7"/>
          <table:table-cell table:style-name="ce79"/>
          <table:table-cell table:style-name="ce83"/>
          <table:table-cell table:style-name="ce86" table:number-columns-repeated="8"/>
          <table:table-cell table:style-name="ce83"/>
          <table:table-cell table:style-name="ce90" table:number-columns-repeated="3"/>
          <table:table-cell table:style-name="ce94"/>
          <table:table-cell table:style-name="ce86" table:number-columns-repeated="7"/>
          <table:table-cell table:style-name="ce98"/>
          <table:table-cell table:style-name="ce52"/>
          <table:table-cell table:style-name="ce101" table:number-columns-repeated="4"/>
          <table:table-cell table:style-name="ce55"/>
          <table:table-cell table:style-name="ce101" table:number-columns-repeated="6"/>
          <table:table-cell table:style-name="ce55"/>
          <table:table-cell table:style-name="ce59" table:number-columns-repeated="7"/>
          <table:table-cell table:number-columns-repeated="908"/>
        </table:table-row>
        <table:table-row table:style-name="ro1">
          <table:table-cell table:style-name="ce2"/>
          <table:table-cell table:style-name="ce7" office:value-type="string" calcext:value-type="string">
            <text:p>Conversion to raw materials is via e.g. ore quality charts. Resources in italics = own additions to Eurostat ENV-MFA accounting. White text = should be automatically calculated, DO NOT CHANGE.</text:p>
          </table:table-cell>
          <table:table-cell table:style-name="ce8" office:value-type="string" calcext:value-type="string">
            <text:p>ORANSSI = KESKEN</text:p>
          </table:table-cell>
          <table:table-cell table:style-name="ce7" table:number-columns-repeated="5"/>
          <table:table-cell table:style-name="ce12" table:number-columns-repeated="2"/>
          <table:table-cell table:style-name="ce16"/>
          <table:table-cell table:style-name="ce20"/>
          <table:table-cell table:style-name="ce24" table:number-columns-repeated="10"/>
          <table:table-cell table:style-name="ce20"/>
          <table:table-cell table:style-name="ce28" office:value-type="string" calcext:value-type="string">
            <text:p>1.2.1 Crop residues (used)</text:p>
          </table:table-cell>
          <table:table-cell table:style-name="ce31"/>
          <table:table-cell table:style-name="ce34"/>
          <table:table-cell table:style-name="ce20" office:value-type="string" calcext:value-type="string">
            <text:p>1.2.2 Fodder crops and grazed biomass</text:p>
          </table:table-cell>
          <table:table-cell table:style-name="ce31"/>
          <table:table-cell table:style-name="ce34"/>
          <table:table-cell table:style-name="ce20" office:value-type="string" calcext:value-type="string">
            <text:p>1.3 WOOD</text:p>
          </table:table-cell>
          <table:table-cell table:style-name="ce35" table:number-columns-repeated="3"/>
          <table:table-cell table:style-name="ce41" office:value-type="string" calcext:value-type="string">
            <text:p>1.4 Wild fish catch, aquatic plants and animals, hunting and gathering</text:p>
            <text:p/>
          </table:table-cell>
          <table:table-cell table:style-name="ce44" table:number-columns-repeated="3"/>
          <table:table-cell table:style-name="ce20" office:value-type="string" calcext:value-type="string">
            <text:p>1.5 Live animals and animal products (excluding wild fish, aquatic plants and animals, hunted and gathered animals)</text:p>
            <text:p>        </text:p>
          </table:table-cell>
          <table:table-cell table:style-name="ce47" table:number-columns-repeated="5"/>
          <table:table-cell table:style-name="ce52"/>
          <table:table-cell table:style-name="ce55"/>
          <table:table-cell table:style-name="ce59" table:number-columns-repeated="5"/>
          <table:table-cell table:style-name="ce64" office:value-type="string" calcext:value-type="string">
            <text:p>2.2 Non-ferrous metals</text:p>
          </table:table-cell>
          <table:table-cell table:style-name="ce67" table:number-columns-repeated="6"/>
          <table:table-cell table:style-name="ce71" table:number-columns-repeated="4"/>
          <table:table-cell table:style-name="ce67" table:number-columns-repeated="4"/>
          <table:table-cell table:style-name="ce76" office:value-type="string" calcext:value-type="string">
            <text:p>2.2.9 Other non-ferrous metals</text:p>
          </table:table-cell>
          <table:table-cell table:number-columns-repeated="2" table:style-name="ce78" office:value-type="string" calcext:value-type="string">
            <text:p>ADDED</text:p>
          </table:table-cell>
          <table:table-cell table:style-name="ce78" table:number-columns-repeated="5"/>
          <table:table-cell table:style-name="ce79"/>
          <table:table-cell table:style-name="ce83"/>
          <table:table-cell table:style-name="ce86" table:number-columns-repeated="8"/>
          <table:table-cell table:style-name="ce83"/>
          <table:table-cell table:style-name="ce90" table:number-columns-repeated="3"/>
          <table:table-cell table:style-name="ce94"/>
          <table:table-cell table:style-name="ce86" table:number-columns-repeated="7"/>
          <table:table-cell table:style-name="ce98"/>
          <table:table-cell table:style-name="ce51" office:value-type="string" calcext:value-type="string">
            <text:p>4.1 Coal and other solid energy materials/carriers</text:p>
            <text:p/>
          </table:table-cell>
          <table:table-cell table:style-name="ce101" table:number-columns-repeated="4"/>
          <table:table-cell table:style-name="ce104" office:value-type="string" calcext:value-type="string">
            <text:p>4.2 Liquid and gaseous energy materials/carriers</text:p>
          </table:table-cell>
          <table:table-cell table:style-name="ce101" table:number-columns-repeated="6"/>
          <table:table-cell table:style-name="ce55"/>
          <table:table-cell table:style-name="ce59" table:number-columns-repeated="7"/>
          <table:table-cell table:number-columns-repeated="908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Year available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Total weight, kg</text:p>
          </table:table-cell>
          <table:table-cell table:style-name="ce3" office:value-type="string" calcext:value-type="string">
            <text:p>Sources</text:p>
          </table:table-cell>
          <table:table-cell table:style-name="ce3" office:value-type="string" calcext:value-type="string">
            <text:p>Notes</text:p>
          </table:table-cell>
          <table:table-cell table:style-name="ce13" office:value-type="string" calcext:value-type="string">
            <text:p>Date added</text:p>
          </table:table-cell>
          <table:table-cell table:style-name="ce13" office:value-type="string" calcext:value-type="string">
            <text:p>Date last modified</text:p>
          </table:table-cell>
          <table:table-cell table:style-name="ce17" office:value-type="string" calcext:value-type="string">
            <text:p>1 TOTAL BIOMASS</text:p>
          </table:table-cell>
          <table:table-cell table:style-name="ce21" office:value-type="string" calcext:value-type="string">
            <text:p>1.1 TOTAL Crops (excluding fodder crops)</text:p>
          </table:table-cell>
          <table:table-cell table:style-name="ce25" office:value-type="string" calcext:value-type="string">
            <text:p>1.1.1 Cereals</text:p>
          </table:table-cell>
          <table:table-cell table:style-name="ce25" office:value-type="string" calcext:value-type="string">
            <text:p>1.1.2 Roots, tubers</text:p>
          </table:table-cell>
          <table:table-cell table:style-name="ce25" office:value-type="string" calcext:value-type="string">
            <text:p>1.1.3 Sugar crops</text:p>
          </table:table-cell>
          <table:table-cell table:style-name="ce25" office:value-type="string" calcext:value-type="string">
            <text:p>1.1.4 Pulses</text:p>
          </table:table-cell>
          <table:table-cell table:style-name="ce25" office:value-type="string" calcext:value-type="string">
            <text:p>1.1.5 Nuts</text:p>
          </table:table-cell>
          <table:table-cell table:style-name="ce25" office:value-type="string" calcext:value-type="string">
            <text:p>1.1.6 Oil-bearing crops</text:p>
          </table:table-cell>
          <table:table-cell table:style-name="ce25" office:value-type="string" calcext:value-type="string">
            <text:p>1.1.7 Vegetables</text:p>
          </table:table-cell>
          <table:table-cell table:style-name="ce25" office:value-type="string" calcext:value-type="string">
            <text:p>1.1.8 Fruits</text:p>
          </table:table-cell>
          <table:table-cell table:style-name="ce25" office:value-type="string" calcext:value-type="string">
            <text:p>1.1.9 Fibres</text:p>
          </table:table-cell>
          <table:table-cell table:style-name="ce25" office:value-type="string" calcext:value-type="string">
            <text:p>1.1.10 Other crops (excluding fodder crops)</text:p>
          </table:table-cell>
          <table:table-cell table:style-name="ce21" office:value-type="string" calcext:value-type="string">
            <text:p>1.2 TOTAL Crop residues (used), fodder crops and grazed biomass</text:p>
          </table:table-cell>
          <table:table-cell table:style-name="ce29" office:value-type="string" calcext:value-type="string">
            <text:p>1.2.1 TOTAL Crop residues (used)</text:p>
          </table:table-cell>
          <table:table-cell table:style-name="ce32" office:value-type="string" calcext:value-type="string">
            <text:p>1.2.1.1 Straw</text:p>
          </table:table-cell>
          <table:table-cell table:style-name="ce32" office:value-type="string" calcext:value-type="string">
            <text:p>1.2.1.2 Other crop residues (sugar and fodder beet leaves, etc.)</text:p>
          </table:table-cell>
          <table:table-cell table:style-name="ce21" office:value-type="string" calcext:value-type="string">
            <text:p>1.2.2 TOTAL Fodder crops and grazed biomass</text:p>
          </table:table-cell>
          <table:table-cell table:style-name="ce32" office:value-type="string" calcext:value-type="string">
            <text:p>1.2.2.1 Fodder crops (including biomass harvest from grassland)</text:p>
          </table:table-cell>
          <table:table-cell table:style-name="ce32" office:value-type="string" calcext:value-type="string">
            <text:p>1.2.2.2 Grazed biomass</text:p>
          </table:table-cell>
          <table:table-cell table:style-name="ce21" office:value-type="string" calcext:value-type="string">
            <text:p>1.3 TOTAL Wood</text:p>
          </table:table-cell>
          <table:table-cell table:style-name="ce36" office:value-type="string" calcext:value-type="string">
            <text:p>1.3.1 Timber (industrial roundwood)</text:p>
          </table:table-cell>
          <table:table-cell table:style-name="ce36" office:value-type="string" calcext:value-type="string">
            <text:p>1.3.2 Wood fuel and other extraction</text:p>
          </table:table-cell>
          <table:table-cell table:style-name="ce38" office:value-type="string" calcext:value-type="string">
            <text:p>1.3.2.1 Paper</text:p>
          </table:table-cell>
          <table:table-cell table:style-name="ce42" office:value-type="string" calcext:value-type="string">
            <text:p>1.4 TOTAL Wild fish catch, aquatic plants and animals, hunting and gathering</text:p>
          </table:table-cell>
          <table:table-cell table:style-name="ce45" office:value-type="string" calcext:value-type="string">
            <text:p>1.4.1 Wild fish catch</text:p>
          </table:table-cell>
          <table:table-cell table:style-name="ce45" office:value-type="string" calcext:value-type="string">
            <text:p>1.4.2 All other aquatic animals and plants</text:p>
          </table:table-cell>
          <table:table-cell table:style-name="ce45" office:value-type="string" calcext:value-type="string">
            <text:p>1.4.3 Hunting and gathering</text:p>
          </table:table-cell>
          <table:table-cell table:style-name="ce21" office:value-type="string" calcext:value-type="string">
            <text:p>1.5 TOTAL Live animals and animal products (excluding wild fish, aquatic plants and animals, hunted and gathered animals)</text:p>
          </table:table-cell>
          <table:table-cell table:style-name="ce48" office:value-type="string" calcext:value-type="string">
            <text:p>1.5.1 Live animals (excluding wild fish, aquatic plants and animals, hunted and gathered animals)</text:p>
          </table:table-cell>
          <table:table-cell table:style-name="ce48" office:value-type="string" calcext:value-type="string">
            <text:p>1.5.2 Meat and meat preparations</text:p>
          </table:table-cell>
          <table:table-cell table:style-name="ce48" office:value-type="string" calcext:value-type="string">
            <text:p>1.5.3 Dairy products birds' eggs, and honey</text:p>
          </table:table-cell>
          <table:table-cell table:style-name="ce48" office:value-type="string" calcext:value-type="string">
            <text:p>1.5.4 Other products from animals (animal fibres, skins, furs, leather, etc.)</text:p>
          </table:table-cell>
          <table:table-cell table:style-name="ce48" office:value-type="string" calcext:value-type="string">
            <text:p>1.6 Products mainly from biomass</text:p>
          </table:table-cell>
          <table:table-cell table:style-name="ce53" office:value-type="string" calcext:value-type="string">
            <text:p>2 TOTAL FINISHED METALS</text:p>
          </table:table-cell>
          <table:table-cell table:style-name="ce56" office:value-type="string" calcext:value-type="string">
            <text:p>2.1 TOTAL Iron</text:p>
          </table:table-cell>
          <table:table-cell table:style-name="ce60" office:value-type="string" calcext:value-type="string">
            <text:p>2.1.1 Cast iron</text:p>
          </table:table-cell>
          <table:table-cell table:style-name="ce60" office:value-type="string" calcext:value-type="string">
            <text:p>2.1.2 Steel, low alloyed (entries last modified before 21-03-08) or total</text:p>
          </table:table-cell>
          <table:table-cell table:style-name="ce60" office:value-type="string" calcext:value-type="string">
            <text:p>2.1.2.1 HS/high alloyed steel</text:p>
          </table:table-cell>
          <table:table-cell table:style-name="ce60" office:value-type="string" calcext:value-type="string">
            <text:p>2.1.2.2 Stainless steel</text:p>
          </table:table-cell>
          <table:table-cell table:style-name="ce60" office:value-type="string" calcext:value-type="string">
            <text:p>2.1.2.3 Steel, low alloy</text:p>
          </table:table-cell>
          <table:table-cell table:style-name="ce65" office:value-type="string" calcext:value-type="string">
            <text:p>2.2 Non-ferrous metals TOTAL</text:p>
          </table:table-cell>
          <table:table-cell table:style-name="ce68" office:value-type="string" calcext:value-type="string">
            <text:p>2.2.1 Copper</text:p>
          </table:table-cell>
          <table:table-cell table:style-name="ce68" office:value-type="string" calcext:value-type="string">
            <text:p>2.2.2 Nickel</text:p>
          </table:table-cell>
          <table:table-cell table:style-name="ce68" office:value-type="string" calcext:value-type="string">
            <text:p>2.2.3 Lead</text:p>
          </table:table-cell>
          <table:table-cell table:style-name="ce68" office:value-type="string" calcext:value-type="string">
            <text:p>2.2.4 Zinc</text:p>
          </table:table-cell>
          <table:table-cell table:style-name="ce68" office:value-type="string" calcext:value-type="string">
            <text:p>2.2.5 Tin</text:p>
          </table:table-cell>
          <table:table-cell table:style-name="ce68" office:value-type="string" calcext:value-type="string">
            <text:p>2.2.6 Gold, silver, platinum and other precious metals</text:p>
          </table:table-cell>
          <table:table-cell table:style-name="ce72" office:value-type="string" calcext:value-type="string">
            <text:p>2.2.6.1 Gold</text:p>
          </table:table-cell>
          <table:table-cell table:style-name="ce72" office:value-type="string" calcext:value-type="string">
            <text:p>2.2.6.2 Silver</text:p>
          </table:table-cell>
          <table:table-cell table:style-name="ce72" office:value-type="string" calcext:value-type="string">
            <text:p>2.2.6.3 Platinium</text:p>
          </table:table-cell>
          <table:table-cell table:style-name="ce72" office:value-type="string" calcext:value-type="string">
            <text:p>2.2.6.4 Iridium</text:p>
          </table:table-cell>
          <table:table-cell table:style-name="ce68" office:value-type="string" calcext:value-type="string">
            <text:p>2.2.7 Bauxite and other aluminium</text:p>
          </table:table-cell>
          <table:table-cell table:style-name="ce72" office:value-type="string" calcext:value-type="string">
            <text:p>2.2.7.1 Wrought aluminium</text:p>
          </table:table-cell>
          <table:table-cell table:style-name="ce72" office:value-type="string" calcext:value-type="string">
            <text:p>2.2.7.2 Cast aluminium</text:p>
          </table:table-cell>
          <table:table-cell table:style-name="ce68" office:value-type="string" calcext:value-type="string">
            <text:p>2.2.8 Uranium and thorium</text:p>
          </table:table-cell>
          <table:table-cell table:style-name="ce76" office:value-type="string" calcext:value-type="string">
            <text:p>2.2.9 TOTAL Other non-ferrous metals</text:p>
          </table:table-cell>
          <table:table-cell table:style-name="ce72" office:value-type="string" calcext:value-type="string">
            <text:p>2.2.9.1 Cobalt</text:p>
          </table:table-cell>
          <table:table-cell table:style-name="ce72" office:value-type="string" calcext:value-type="string">
            <text:p>2.2.9.2 Lithium</text:p>
          </table:table-cell>
          <table:table-cell table:style-name="ce72" office:value-type="string" calcext:value-type="string">
            <text:p>2.2.9.3 Rare earths</text:p>
          </table:table-cell>
          <table:table-cell table:style-name="ce72" office:value-type="string" calcext:value-type="string">
            <text:p>2.2.9.4 Other non-ferrous metals </text:p>
          </table:table-cell>
          <table:table-cell table:style-name="ce72" office:value-type="string" calcext:value-type="string">
            <text:p>2.2.9.5 Magnesium</text:p>
          </table:table-cell>
          <table:table-cell table:style-name="ce72" office:value-type="string" calcext:value-type="string">
            <text:p>2.2.9.6 Titanium</text:p>
          </table:table-cell>
          <table:table-cell table:style-name="ce72" office:value-type="string" calcext:value-type="string">
            <text:p>2.2.9.7 Cadmium</text:p>
          </table:table-cell>
          <table:table-cell table:style-name="ce80" office:value-type="string" calcext:value-type="string">
            <text:p>2.3. Products mainly from metals</text:p>
          </table:table-cell>
          <table:table-cell table:style-name="ce84" office:value-type="string" calcext:value-type="string">
            <text:p>3 TOTAL NON-METALLIC MINERALS</text:p>
          </table:table-cell>
          <table:table-cell table:style-name="ce87" office:value-type="string" calcext:value-type="string">
            <text:p>3.1 Marble, granite, sandstone, porphyrry, basalt, other ornamental or building stone (excluding slate)</text:p>
          </table:table-cell>
          <table:table-cell table:style-name="ce87" office:value-type="string" calcext:value-type="string">
            <text:p>3.2 Chalk and dolomite</text:p>
          </table:table-cell>
          <table:table-cell table:style-name="ce87" office:value-type="string" calcext:value-type="string">
            <text:p>3.3 Slate</text:p>
          </table:table-cell>
          <table:table-cell table:style-name="ce87" office:value-type="string" calcext:value-type="string">
            <text:p>3.4 Chemical and fertiliser minerals</text:p>
          </table:table-cell>
          <table:table-cell table:style-name="ce87" office:value-type="string" calcext:value-type="string">
            <text:p>3.5 Salt</text:p>
          </table:table-cell>
          <table:table-cell table:style-name="ce87" office:value-type="string" calcext:value-type="string">
            <text:p>3.6 Limestone and gypsum</text:p>
          </table:table-cell>
          <table:table-cell table:style-name="ce87" office:value-type="string" calcext:value-type="string">
            <text:p>3.7 Clays and kaolin</text:p>
          </table:table-cell>
          <table:table-cell table:style-name="ce87" office:value-type="string" calcext:value-type="string">
            <text:p>3.8 Sand and gravel</text:p>
          </table:table-cell>
          <table:table-cell table:style-name="ce84" office:value-type="string" calcext:value-type="string">
            <text:p>3.9 TOTAL Other non-metallic minerals n.e.c.</text:p>
          </table:table-cell>
          <table:table-cell table:style-name="ce91" office:value-type="string" calcext:value-type="string">
            <text:p>3.9.1 Graphite</text:p>
          </table:table-cell>
          <table:table-cell table:style-name="ce91" office:value-type="string" calcext:value-type="string">
            <text:p>3.9.2 Other non-metallic minerals</text:p>
          </table:table-cell>
          <table:table-cell table:style-name="ce91" office:value-type="string" calcext:value-type="string">
            <text:p>3.9.3 SiH4</text:p>
          </table:table-cell>
          <table:table-cell table:style-name="ce95" office:value-type="string" calcext:value-type="string">
            <text:p>3.10 Soil</text:p>
          </table:table-cell>
          <table:table-cell table:style-name="ce87" office:value-type="string" calcext:value-type="string">
            <text:p>3.11 Products mainly from non metallic minerals</text:p>
          </table:table-cell>
          <table:table-cell table:style-name="ce91" office:value-type="string" calcext:value-type="string">
            <text:p>3.11.1 Glass</text:p>
          </table:table-cell>
          <table:table-cell table:style-name="ce91" office:value-type="string" calcext:value-type="string">
            <text:p>3.11.1.1 Glass fibre</text:p>
          </table:table-cell>
          <table:table-cell table:style-name="ce91" office:value-type="string" calcext:value-type="string">
            <text:p>3.11.2 Concrete</text:p>
          </table:table-cell>
          <table:table-cell table:style-name="ce91" office:value-type="string" calcext:value-type="string">
            <text:p>3.11.2.1 Cement</text:p>
          </table:table-cell>
          <table:table-cell table:style-name="ce91" office:value-type="string" calcext:value-type="string">
            <text:p>3.11.3 Carbon fibre</text:p>
          </table:table-cell>
          <table:table-cell table:style-name="ce91" office:value-type="string" calcext:value-type="string">
            <text:p>Ceramics</text:p>
          </table:table-cell>
          <table:table-cell table:style-name="ce99" office:value-type="string" calcext:value-type="string">
            <text:p>4 TOTAL FOSSIL ENERGY MATERIALS/CARRIERS</text:p>
            <text:p/>
          </table:table-cell>
          <table:table-cell table:style-name="ce53" office:value-type="string" calcext:value-type="string">
            <text:p>4.1 TOTAL Coal and other solid energy materials/carriers</text:p>
          </table:table-cell>
          <table:table-cell table:style-name="ce102" office:value-type="string" calcext:value-type="string">
            <text:p>4.1.1 Lignite (brown coal)</text:p>
          </table:table-cell>
          <table:table-cell table:style-name="ce102" office:value-type="string" calcext:value-type="string">
            <text:p>4.1.2 Hard coal</text:p>
          </table:table-cell>
          <table:table-cell table:style-name="ce102" office:value-type="string" calcext:value-type="string">
            <text:p>4.1.4 Oil shale and tar sands</text:p>
          </table:table-cell>
          <table:table-cell table:style-name="ce102" office:value-type="string" calcext:value-type="string">
            <text:p>4.1.5 Peat</text:p>
          </table:table-cell>
          <table:table-cell table:style-name="ce56" office:value-type="string" calcext:value-type="string">
            <text:p>4.2 TOTAL Liquid and gaseous energy materials/carriers</text:p>
          </table:table-cell>
          <table:table-cell table:style-name="ce102" office:value-type="string" calcext:value-type="string">
            <text:p>4.2.1 Crude oil, condensate and natural gas liquids (NGL)</text:p>
          </table:table-cell>
          <table:table-cell table:style-name="ce102" office:value-type="string" calcext:value-type="string">
            <text:p>4.2.2 Natural gas</text:p>
          </table:table-cell>
          <table:table-cell table:style-name="ce102" office:value-type="string" calcext:value-type="string">
            <text:p>4.2.3 Fuels bunkered (Imports: by resident units abroad); (Exports: by non-resident units domestically)</text:p>
          </table:table-cell>
          <table:table-cell table:style-name="ce102" office:value-type="string" calcext:value-type="string">
            <text:p>4.2.4 Fuel for land transport</text:p>
          </table:table-cell>
          <table:table-cell table:style-name="ce102" office:value-type="string" calcext:value-type="string">
            <text:p>4.2.5 Fuel for water transport</text:p>
          </table:table-cell>
          <table:table-cell table:style-name="ce102" office:value-type="string" calcext:value-type="string">
            <text:p>4.2.6 Fuel for air transport</text:p>
          </table:table-cell>
          <table:table-cell table:style-name="ce56" office:value-type="string" calcext:value-type="string">
            <text:p>4.3 TOTAL Products mainly from fossil energy products</text:p>
          </table:table-cell>
          <table:table-cell table:style-name="ce60" office:value-type="string" calcext:value-type="string">
            <text:p>4.3.1 Plastics</text:p>
          </table:table-cell>
          <table:table-cell table:style-name="ce60" office:value-type="string" calcext:value-type="string">
            <text:p>4.3.2 Rubber</text:p>
          </table:table-cell>
          <table:table-cell table:style-name="ce60" office:value-type="string" calcext:value-type="string">
            <text:p>4.3.3 Paint</text:p>
          </table:table-cell>
          <table:table-cell table:style-name="ce60" office:value-type="string" calcext:value-type="string">
            <text:p>4.3.4 Epoxy resin</text:p>
          </table:table-cell>
          <table:table-cell table:style-name="ce60" office:value-type="string" calcext:value-type="string">
            <text:p>4.3.5 Asphalt</text:p>
          </table:table-cell>
          <table:table-cell table:style-name="ce60" office:value-type="string" calcext:value-type="string">
            <text:p>4.3.6 Electronics</text:p>
          </table:table-cell>
          <table:table-cell table:style-name="ce60" office:value-type="string" calcext:value-type="string">
            <text:p>4.3.7 Other products mainly from fossil energy products</text:p>
          </table:table-cell>
          <table:table-cell table:number-columns-repeated="908"/>
        </table:table-row>
        <table:table-row table:style-name="ro1">
          <table:table-cell table:style-name="ce4" office:value-type="string" calcext:value-type="string">
            <text:p>A1</text:p>
          </table:table-cell>
          <table:table-cell table:style-name="ce4" office:value-type="string" calcext:value-type="string">
            <text:p>TEST PRODUCT 1</text:p>
          </table:table-cell>
          <table:table-cell table:style-name="ce4" office:value-type="string" calcext:value-type="string">
            <text:p>TEST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per kWh stored</text:p>
          </table:table-cell>
          <table:table-cell table:style-name="ce4" table:number-columns-repeated="3"/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5]+[.AA5]+[.AA5]+[.AD5]+[.AH5]+[.AL5]+[.AQ5]" office:value-type="float" office:value="0" calcext:value-type="float">
            <text:p>0</text:p>
          </table:table-cell>
          <table:table-cell table:style-name="ce22" table:formula="of:=SUM([.M5:.V5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 table:formula="of:=SUM([.Y5:.Z5])" office:value-type="float" office:value="0" calcext:value-type="float">
            <text:p>0</text:p>
          </table:table-cell>
          <table:table-cell table:style-name="ce33" table:number-columns-repeated="2"/>
          <table:table-cell table:style-name="ce22" table:formula="of:=SUM([.AB5:.AC5])" office:value-type="float" office:value="0" calcext:value-type="float">
            <text:p>0</text:p>
          </table:table-cell>
          <table:table-cell table:style-name="ce33" table:number-columns-repeated="2"/>
          <table:table-cell table:style-name="ce22" table:formula="of:=SUM([.AE5:.AF5])" office:value-type="float" office:value="0" calcext:value-type="float">
            <text:p>0</text:p>
          </table:table-cell>
          <table:table-cell table:style-name="ce37" table:number-columns-repeated="3"/>
          <table:table-cell table:style-name="ce43" table:formula="of:=SUM([.AI5:.AK5])" office:value-type="float" office:value="0" calcext:value-type="float">
            <text:p>0</text:p>
          </table:table-cell>
          <table:table-cell table:style-name="ce46" table:number-columns-repeated="3"/>
          <table:table-cell table:style-name="ce22" table:formula="of:=SUM([.AM5:.AP5])" office:value-type="float" office:value="0" calcext:value-type="float">
            <text:p>0</text:p>
          </table:table-cell>
          <table:table-cell table:style-name="ce49" table:number-columns-repeated="5"/>
          <table:table-cell table:style-name="ce54" table:formula="of:=[.AY5]+[.AY5]+[.BN5]+[.BV5]" office:value-type="float" office:value="0" calcext:value-type="float">
            <text:p>0</text:p>
          </table:table-cell>
          <table:table-cell table:style-name="ce57" table:formula="of:=SUM([.AT5:.AU5])" office:value-type="float" office:value="0" calcext:value-type="float">
            <text:p>0</text:p>
          </table:table-cell>
          <table:table-cell table:style-name="ce61" table:number-columns-repeated="5"/>
          <table:table-cell table:style-name="ce66" table:formula="of:=SUM([.AZ5:.BN5])" office:value-type="float" office:value="0" calcext:value-type="float">
            <text:p>0</text:p>
          </table:table-cell>
          <table:table-cell table:style-name="ce69" table:number-columns-repeated="6"/>
          <table:table-cell table:style-name="ce73" table:number-columns-repeated="4"/>
          <table:table-cell table:style-name="ce69" table:number-columns-repeated="4"/>
          <table:table-cell table:style-name="ce77" table:formula="of:=SUM([.BO5:.BR5])" office:value-type="float" office:value="0" calcext:value-type="float">
            <text:p>0</text:p>
          </table:table-cell>
          <table:table-cell table:style-name="ce73" table:number-columns-repeated="7"/>
          <table:table-cell table:style-name="ce81"/>
          <table:table-cell table:style-name="ce85" table:formula="of:=SUM([.BX5:.CK5])" office:value-type="float" office:value="0" calcext:value-type="float">
            <text:p>0</text:p>
          </table:table-cell>
          <table:table-cell table:style-name="ce88" table:number-columns-repeated="8"/>
          <table:table-cell table:style-name="ce85" table:formula="of:=SUM([.CG5:.CH5])" office:value-type="float" office:value="0" calcext:value-type="float">
            <text:p>0</text:p>
          </table:table-cell>
          <table:table-cell table:style-name="ce92" table:number-columns-repeated="3"/>
          <table:table-cell table:style-name="ce96"/>
          <table:table-cell table:style-name="ce88" table:number-columns-repeated="7"/>
          <table:table-cell table:style-name="ce100" table:formula="of:=[.CS5]+[.CX5]+[.DE5]" office:value-type="float" office:value="0" calcext:value-type="float">
            <text:p>0</text:p>
          </table:table-cell>
          <table:table-cell table:style-name="ce54" table:formula="of:=SUM([.CT5:.CW5])" office:value-type="float" office:value="0" calcext:value-type="float">
            <text:p>0</text:p>
          </table:table-cell>
          <table:table-cell table:style-name="ce103" table:number-columns-repeated="4"/>
          <table:table-cell table:style-name="ce57" table:formula="of:=SUM([.CY5:.DD5])" office:value-type="float" office:value="0" calcext:value-type="float">
            <text:p>0</text:p>
          </table:table-cell>
          <table:table-cell table:style-name="ce103" table:number-columns-repeated="6"/>
          <table:table-cell table:style-name="ce57" table:formula="of:=SUM([.DF5:.DL5])" office:value-type="float" office:value="0" calcext:value-type="float">
            <text:p>0</text:p>
          </table:table-cell>
          <table:table-cell table:style-name="ce61" table:number-columns-repeated="7"/>
          <table:table-cell table:number-columns-repeated="908"/>
        </table:table-row>
        <table:table-row table:style-name="ro1">
          <table:table-cell table:style-name="ce4" office:value-type="string" calcext:value-type="string">
            <text:p>A2 </text:p>
          </table:table-cell>
          <table:table-cell table:style-name="ce4" office:value-type="string" calcext:value-type="string">
            <text:p>TEST PRODUCT 2</text:p>
          </table:table-cell>
          <table:table-cell table:style-name="ce4" office:value-type="string" calcext:value-type="string">
            <text:p>TEST</text:p>
          </table:table-cell>
          <table:table-cell table:style-name="ce4" office:value-type="float" office:value="2019" calcext:value-type="float">
            <text:p>2019</text:p>
          </table:table-cell>
          <table:table-cell table:number-columns-repeated="4"/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6]+[.AA6]+[.AA6]+[.AD6]+[.AH6]+[.AL6]+[.AQ6]" office:value-type="float" office:value="0" calcext:value-type="float">
            <text:p>0</text:p>
          </table:table-cell>
          <table:table-cell table:style-name="ce22" table:formula="of:=SUM([.M6:.V6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 table:formula="of:=SUM([.AI6:.AK6])" office:value-type="float" office:value="0" calcext:value-type="float">
            <text:p>0</text:p>
          </table:table-cell>
          <table:table-cell table:style-name="ce46" table:number-columns-repeated="3"/>
          <table:table-cell table:style-name="ce22" table:formula="of:=SUM([.AM6:.AP6])" office:value-type="float" office:value="0" calcext:value-type="float">
            <text:p>0</text:p>
          </table:table-cell>
          <table:table-cell table:style-name="ce49" table:number-columns-repeated="5"/>
          <table:table-cell table:style-name="ce54" table:formula="of:=[.AY6]+[.AY6]+[.BN6]+[.BV6]" office:value-type="float" office:value="0" calcext:value-type="float">
            <text:p>0</text:p>
          </table:table-cell>
          <table:table-cell table:style-name="ce57"/>
          <table:table-cell table:style-name="ce61" table:number-columns-repeated="5"/>
          <table:table-cell table:style-name="ce66" table:formula="of:=SUM([.AZ6:.BN6])" office:value-type="float" office:value="0" calcext:value-type="float">
            <text:p>0</text:p>
          </table:table-cell>
          <table:table-cell table:style-name="ce69" table:number-columns-repeated="6"/>
          <table:table-cell table:style-name="ce73" table:number-columns-repeated="4"/>
          <table:table-cell table:style-name="ce69" table:number-columns-repeated="4"/>
          <table:table-cell table:style-name="ce77" table:formula="of:=SUM([.BO6:.BR6])" office:value-type="float" office:value="0" calcext:value-type="float">
            <text:p>0</text:p>
          </table:table-cell>
          <table:table-cell table:style-name="ce73" table:number-columns-repeated="7"/>
          <table:table-cell table:style-name="ce81"/>
          <table:table-cell table:style-name="ce85" table:formula="of:=SUM([.BX6:.CK6])" office:value-type="float" office:value="0" calcext:value-type="float">
            <text:p>0</text:p>
          </table:table-cell>
          <table:table-cell table:style-name="ce88" table:number-columns-repeated="8"/>
          <table:table-cell table:style-name="ce85" table:formula="of:=SUM([.CG6:.CH6])" office:value-type="float" office:value="0" calcext:value-type="float">
            <text:p>0</text:p>
          </table:table-cell>
          <table:table-cell table:style-name="ce92" table:number-columns-repeated="3"/>
          <table:table-cell table:style-name="ce96"/>
          <table:table-cell table:style-name="ce88" table:number-columns-repeated="7"/>
          <table:table-cell table:style-name="ce100" table:formula="of:=[.CS6]+[.CX6]+[.DE6]" office:value-type="float" office:value="0" calcext:value-type="float">
            <text:p>0</text:p>
          </table:table-cell>
          <table:table-cell table:style-name="ce54" table:formula="of:=SUM([.CT6:.CW6])" office:value-type="float" office:value="0" calcext:value-type="float">
            <text:p>0</text:p>
          </table:table-cell>
          <table:table-cell table:style-name="ce103" table:number-columns-repeated="4"/>
          <table:table-cell table:style-name="ce57" table:formula="of:=SUM([.CY6:.DD6])" office:value-type="float" office:value="0" calcext:value-type="float">
            <text:p>0</text:p>
          </table:table-cell>
          <table:table-cell table:style-name="ce103" table:number-columns-repeated="6"/>
          <table:table-cell table:style-name="ce57" table:formula="of:=SUM([.DF6:.DL6])" office:value-type="float" office:value="0" calcext:value-type="float">
            <text:p>0</text:p>
          </table:table-cell>
          <table:table-cell table:style-name="ce61" table:number-columns-repeated="7"/>
          <table:table-cell table:number-columns-repeated="908"/>
        </table:table-row>
        <table:table-row table:style-name="ro1">
          <table:table-cell table:style-name="ce4" office:value-type="string" calcext:value-type="string">
            <text:p>B-TeslaNCA_2017</text:p>
          </table:table-cell>
          <table:table-cell table:style-name="ce4" office:value-type="string" calcext:value-type="string">
            <text:p>Panasonic/Tesla NCA cell, Gigafactory</text:p>
          </table:table-cell>
          <table:table-cell table:style-name="ce4" office:value-type="string" calcext:value-type="string">
            <text:p>BATTERY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string" calcext:value-type="string">
            <text:p>1 kWh</text:p>
          </table:table-cell>
          <table:table-cell table:style-name="ce4" office:value-type="float" office:value="3.8" calcext:value-type="float">
            <text:p>3.8</text:p>
          </table:table-cell>
          <table:table-cell table:style-name="ce9" office:value-type="string" calcext:value-type="string">
            <text:p><text:a xlink:href="https://amosbbatto.wordpress.com/2017/07/05/emissions-from-gigafactory/" xlink:type="simple">https://amosbbatto.wordpress.com/2017/07/05/emissions-from-gigafactory/</text:a></text:p>
          </table:table-cell>
          <table:table-cell table:style-name="ce4"/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7]+[.AA7]+[.AA7]+[.AD7]+[.AH7]+[.AL7]+[.AQ7]" office:value-type="float" office:value="0" calcext:value-type="float">
            <text:p>0</text:p>
          </table:table-cell>
          <table:table-cell table:style-name="ce22" table:formula="of:=SUM([.M7:.V7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 table:formula="of:=SUM([.AI7:.AK7])" office:value-type="float" office:value="0" calcext:value-type="float">
            <text:p>0</text:p>
          </table:table-cell>
          <table:table-cell table:style-name="ce46" table:number-columns-repeated="3"/>
          <table:table-cell table:style-name="ce22" table:formula="of:=SUM([.AM7:.AP7])" office:value-type="float" office:value="0" calcext:value-type="float">
            <text:p>0</text:p>
          </table:table-cell>
          <table:table-cell table:style-name="ce49" table:number-columns-repeated="5"/>
          <table:table-cell table:style-name="ce54" table:formula="of:=[.AY7]+[.AY7]+[.BN7]+[.BV7]" office:value-type="float" office:value="4.64" calcext:value-type="float">
            <text:p>4.64</text:p>
          </table:table-cell>
          <table:table-cell table:style-name="ce57"/>
          <table:table-cell table:style-name="ce61" table:number-columns-repeated="5"/>
          <table:table-cell table:style-name="ce66" table:formula="of:=SUM([.AZ7:.BN7])" office:value-type="float" office:value="2.22" calcext:value-type="float">
            <text:p>2.22</text:p>
          </table:table-cell>
          <table:table-cell table:style-name="ce70" office:value-type="float" office:value="1.03" calcext:value-type="float">
            <text:p>1.03</text:p>
          </table:table-cell>
          <table:table-cell table:style-name="ce70" office:value-type="float" office:value="0.48" calcext:value-type="float">
            <text:p>0.48</text:p>
          </table:table-cell>
          <table:table-cell table:style-name="ce69" table:number-columns-repeated="4"/>
          <table:table-cell table:style-name="ce73" table:number-columns-repeated="4"/>
          <table:table-cell table:style-name="ce70" office:value-type="float" office:value="0.51" calcext:value-type="float">
            <text:p>0.51</text:p>
          </table:table-cell>
          <table:table-cell table:style-name="ce70" table:number-columns-repeated="2"/>
          <table:table-cell table:style-name="ce69"/>
          <table:table-cell table:style-name="ce77" table:formula="of:=SUM([.BO7:.BR7])" office:value-type="float" office:value="0.2" calcext:value-type="float">
            <text:p>0.2</text:p>
          </table:table-cell>
          <table:table-cell table:style-name="ce74" office:value-type="float" office:value="0.09" calcext:value-type="float">
            <text:p>0.09</text:p>
          </table:table-cell>
          <table:table-cell table:style-name="ce74" office:value-type="float" office:value="0.11" calcext:value-type="float">
            <text:p>0.11</text:p>
          </table:table-cell>
          <table:table-cell table:style-name="ce73" table:number-columns-repeated="5"/>
          <table:table-cell table:style-name="ce81"/>
          <table:table-cell table:style-name="ce85" table:formula="of:=SUM([.BX7:.CK7])" office:value-type="float" office:value="0.76" calcext:value-type="float">
            <text:p>0.76</text:p>
          </table:table-cell>
          <table:table-cell table:style-name="ce88" table:number-columns-repeated="8"/>
          <table:table-cell table:style-name="ce85" table:formula="of:=SUM([.CG7:.CH7])" office:value-type="float" office:value="0.38" calcext:value-type="float">
            <text:p>0.38</text:p>
          </table:table-cell>
          <table:table-cell table:style-name="ce93" office:value-type="float" office:value="0.38" calcext:value-type="float">
            <text:p>0.38</text:p>
          </table:table-cell>
          <table:table-cell table:style-name="ce92" table:number-columns-repeated="2"/>
          <table:table-cell table:style-name="ce96"/>
          <table:table-cell table:style-name="ce88" table:number-columns-repeated="7"/>
          <table:table-cell table:style-name="ce100" table:formula="of:=[.CS7]+[.CX7]+[.DE7]" office:value-type="float" office:value="0.26" calcext:value-type="float">
            <text:p>0.26</text:p>
          </table:table-cell>
          <table:table-cell table:style-name="ce54" table:formula="of:=SUM([.CT7:.CW7])" office:value-type="float" office:value="0" calcext:value-type="float">
            <text:p>0</text:p>
          </table:table-cell>
          <table:table-cell table:style-name="ce103" table:number-columns-repeated="4"/>
          <table:table-cell table:style-name="ce57" table:formula="of:=SUM([.CY7:.DD7])" office:value-type="float" office:value="0" calcext:value-type="float">
            <text:p>0</text:p>
          </table:table-cell>
          <table:table-cell table:style-name="ce103" table:number-columns-repeated="6"/>
          <table:table-cell table:style-name="ce57" table:formula="of:=SUM([.DF7:.DL7])" office:value-type="float" office:value="0.26" calcext:value-type="float">
            <text:p>0.26</text:p>
          </table:table-cell>
          <table:table-cell table:style-name="ce62" office:value-type="float" office:value="0.26" calcext:value-type="float">
            <text:p>0.26</text:p>
          </table:table-cell>
          <table:table-cell table:style-name="ce61" table:number-columns-repeated="6"/>
          <table:table-cell table:number-columns-repeated="908"/>
        </table:table-row>
        <table:table-row table:style-name="ro1">
          <table:table-cell table:style-name="ce4" office:value-type="string" calcext:value-type="string">
            <text:p>B-NCA_2017</text:p>
          </table:table-cell>
          <table:table-cell table:style-name="ce4" office:value-type="string" calcext:value-type="string">
            <text:p>Unspecified NCA battery, Baars20</text:p>
          </table:table-cell>
          <table:table-cell table:style-name="ce4" office:value-type="string" calcext:value-type="string">
            <text:p>BATTERY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string" calcext:value-type="string">
            <text:p>1 kWh</text:p>
          </table:table-cell>
          <table:table-cell/>
          <table:table-cell table:style-name="ce4" office:value-type="string" calcext:value-type="string">
            <text:p>Baars20</text:p>
          </table:table-cell>
          <table:table-cell table:style-name="ce4"/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8]+[.AA8]+[.AA8]+[.AD8]+[.AH8]+[.AL8]+[.AQ8]" office:value-type="float" office:value="0" calcext:value-type="float">
            <text:p>0</text:p>
          </table:table-cell>
          <table:table-cell table:style-name="ce22" table:formula="of:=SUM([.M8:.V8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 table:formula="of:=SUM([.AI8:.AK8])" office:value-type="float" office:value="0" calcext:value-type="float">
            <text:p>0</text:p>
          </table:table-cell>
          <table:table-cell table:style-name="ce46" table:number-columns-repeated="3"/>
          <table:table-cell table:style-name="ce22" table:formula="of:=SUM([.AM8:.AP8])" office:value-type="float" office:value="0" calcext:value-type="float">
            <text:p>0</text:p>
          </table:table-cell>
          <table:table-cell table:style-name="ce49" table:number-columns-repeated="5"/>
          <table:table-cell table:style-name="ce54" table:formula="of:=[.AY8]+[.AY8]+[.BN8]+[.BV8]" office:value-type="float" office:value="1.73" calcext:value-type="float">
            <text:p>1.73</text:p>
          </table:table-cell>
          <table:table-cell table:style-name="ce57"/>
          <table:table-cell table:style-name="ce61" table:number-columns-repeated="5"/>
          <table:table-cell table:style-name="ce66" table:formula="of:=SUM([.AZ8:.BN8])" office:value-type="float" office:value="0.8" calcext:value-type="float">
            <text:p>0.8</text:p>
          </table:table-cell>
          <table:table-cell table:style-name="ce69"/>
          <table:table-cell table:style-name="ce70" office:value-type="float" office:value="0.67" calcext:value-type="float">
            <text:p>0.67</text:p>
          </table:table-cell>
          <table:table-cell table:style-name="ce69" table:number-columns-repeated="4"/>
          <table:table-cell table:style-name="ce73" table:number-columns-repeated="4"/>
          <table:table-cell table:style-name="ce69" table:number-columns-repeated="4"/>
          <table:table-cell table:style-name="ce77" table:formula="of:=SUM([.BO8:.BR8])" office:value-type="float" office:value="0.13" calcext:value-type="float">
            <text:p>0.13</text:p>
          </table:table-cell>
          <table:table-cell table:style-name="ce74" office:value-type="float" office:value="0.13" calcext:value-type="float">
            <text:p>0.13</text:p>
          </table:table-cell>
          <table:table-cell table:style-name="ce73" table:number-columns-repeated="6"/>
          <table:table-cell table:style-name="ce81"/>
          <table:table-cell table:style-name="ce85" table:formula="of:=SUM([.BX8:.CK8])" office:value-type="float" office:value="0" calcext:value-type="float">
            <text:p>0</text:p>
          </table:table-cell>
          <table:table-cell table:style-name="ce88" table:number-columns-repeated="8"/>
          <table:table-cell table:style-name="ce85" table:formula="of:=SUM([.CG8:.CH8])" office:value-type="float" office:value="0" calcext:value-type="float">
            <text:p>0</text:p>
          </table:table-cell>
          <table:table-cell table:style-name="ce92" table:number-columns-repeated="3"/>
          <table:table-cell table:style-name="ce96"/>
          <table:table-cell table:style-name="ce88" table:number-columns-repeated="7"/>
          <table:table-cell table:style-name="ce100" table:formula="of:=[.CS8]+[.CX8]+[.DE8]" office:value-type="float" office:value="0" calcext:value-type="float">
            <text:p>0</text:p>
          </table:table-cell>
          <table:table-cell table:style-name="ce54" table:formula="of:=SUM([.CT8:.CW8])" office:value-type="float" office:value="0" calcext:value-type="float">
            <text:p>0</text:p>
          </table:table-cell>
          <table:table-cell table:style-name="ce103" table:number-columns-repeated="4"/>
          <table:table-cell table:style-name="ce57" table:formula="of:=SUM([.CY8:.DD8])" office:value-type="float" office:value="0" calcext:value-type="float">
            <text:p>0</text:p>
          </table:table-cell>
          <table:table-cell table:style-name="ce103" table:number-columns-repeated="6"/>
          <table:table-cell table:style-name="ce57"/>
          <table:table-cell table:style-name="ce61" table:number-columns-repeated="7"/>
          <table:table-cell table:number-columns-repeated="908"/>
        </table:table-row>
        <table:table-row table:style-name="ro1">
          <table:table-cell table:style-name="ce4" office:value-type="string" calcext:value-type="string">
            <text:p>B-NCA-II_2020</text:p>
          </table:table-cell>
          <table:table-cell table:style-name="ce4" office:value-type="string" calcext:value-type="string">
            <text:p>Unspecified NCA-II/NCM9.5.5 battery, Baars20</text:p>
          </table:table-cell>
          <table:table-cell table:style-name="ce4" office:value-type="string" calcext:value-type="string">
            <text:p>BATTERY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1 kWh</text:p>
          </table:table-cell>
          <table:table-cell/>
          <table:table-cell table:style-name="ce4" office:value-type="string" calcext:value-type="string">
            <text:p>Baars20</text:p>
          </table:table-cell>
          <table:table-cell table:style-name="ce4"/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9]+[.AA9]+[.AA9]+[.AD9]+[.AH9]+[.AL9]+[.AQ9]" office:value-type="float" office:value="0" calcext:value-type="float">
            <text:p>0</text:p>
          </table:table-cell>
          <table:table-cell table:style-name="ce22" table:formula="of:=SUM([.M9:.V9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 table:formula="of:=SUM([.AI9:.AK9])" office:value-type="float" office:value="0" calcext:value-type="float">
            <text:p>0</text:p>
          </table:table-cell>
          <table:table-cell table:style-name="ce46" table:number-columns-repeated="3"/>
          <table:table-cell table:style-name="ce22" table:formula="of:=SUM([.AM9:.AP9])" office:value-type="float" office:value="0" calcext:value-type="float">
            <text:p>0</text:p>
          </table:table-cell>
          <table:table-cell table:style-name="ce49" table:number-columns-repeated="5"/>
          <table:table-cell table:style-name="ce54" table:formula="of:=[.AY9]+[.AY9]+[.BN9]+[.BV9]" office:value-type="float" office:value="1.87" calcext:value-type="float">
            <text:p>1.87</text:p>
          </table:table-cell>
          <table:table-cell table:style-name="ce57"/>
          <table:table-cell table:style-name="ce61" table:number-columns-repeated="5"/>
          <table:table-cell table:style-name="ce66" table:formula="of:=SUM([.AZ9:.BN9])" office:value-type="float" office:value="0.91" calcext:value-type="float">
            <text:p>0.91</text:p>
          </table:table-cell>
          <table:table-cell table:style-name="ce69"/>
          <table:table-cell table:style-name="ce70" office:value-type="float" office:value="0.86" calcext:value-type="float">
            <text:p>0.86</text:p>
          </table:table-cell>
          <table:table-cell table:style-name="ce69" table:number-columns-repeated="4"/>
          <table:table-cell table:style-name="ce73" table:number-columns-repeated="4"/>
          <table:table-cell table:style-name="ce69" table:number-columns-repeated="4"/>
          <table:table-cell table:style-name="ce77" table:formula="of:=SUM([.BO9:.BR9])" office:value-type="float" office:value="0.05" calcext:value-type="float">
            <text:p>0.05</text:p>
          </table:table-cell>
          <table:table-cell table:style-name="ce74" office:value-type="float" office:value="0.05" calcext:value-type="float">
            <text:p>0.05</text:p>
          </table:table-cell>
          <table:table-cell table:style-name="ce73" table:number-columns-repeated="6"/>
          <table:table-cell table:style-name="ce81"/>
          <table:table-cell table:style-name="ce85" table:formula="of:=SUM([.BX9:.CK9])" office:value-type="float" office:value="0" calcext:value-type="float">
            <text:p>0</text:p>
          </table:table-cell>
          <table:table-cell table:style-name="ce88" table:number-columns-repeated="8"/>
          <table:table-cell table:style-name="ce85" table:formula="of:=SUM([.CG9:.CH9])" office:value-type="float" office:value="0" calcext:value-type="float">
            <text:p>0</text:p>
          </table:table-cell>
          <table:table-cell table:style-name="ce92" table:number-columns-repeated="3"/>
          <table:table-cell table:style-name="ce96"/>
          <table:table-cell table:style-name="ce88" table:number-columns-repeated="7"/>
          <table:table-cell table:style-name="ce100" table:formula="of:=[.CS9]+[.CX9]+[.DE9]" office:value-type="float" office:value="0" calcext:value-type="float">
            <text:p>0</text:p>
          </table:table-cell>
          <table:table-cell table:style-name="ce54" table:formula="of:=SUM([.CT9:.CW9])" office:value-type="float" office:value="0" calcext:value-type="float">
            <text:p>0</text:p>
          </table:table-cell>
          <table:table-cell table:style-name="ce103" table:number-columns-repeated="4"/>
          <table:table-cell table:style-name="ce57" table:formula="of:=SUM([.CY9:.DD9])" office:value-type="float" office:value="0" calcext:value-type="float">
            <text:p>0</text:p>
          </table:table-cell>
          <table:table-cell table:style-name="ce103" table:number-columns-repeated="6"/>
          <table:table-cell table:style-name="ce57"/>
          <table:table-cell table:style-name="ce61" table:number-columns-repeated="7"/>
          <table:table-cell table:number-columns-repeated="908"/>
        </table:table-row>
        <table:table-row table:style-name="ro1">
          <table:table-cell table:style-name="ce4" office:value-type="string" calcext:value-type="string">
            <text:p>B-NCM111_2020</text:p>
          </table:table-cell>
          <table:table-cell table:style-name="ce4" office:value-type="string" calcext:value-type="string">
            <text:p>Unspecified NCM-111 battery</text:p>
          </table:table-cell>
          <table:table-cell table:style-name="ce4" office:value-type="string" calcext:value-type="string">
            <text:p>BATTERY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1 kWh</text:p>
          </table:table-cell>
          <table:table-cell/>
          <table:table-cell table:style-name="ce4" office:value-type="string" calcext:value-type="string">
            <text:p>Baars20</text:p>
          </table:table-cell>
          <table:table-cell table:style-name="ce4"/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10]+[.AA10]+[.AA10]+[.AD10]+[.AH10]+[.AL10]+[.AQ10]" office:value-type="float" office:value="0" calcext:value-type="float">
            <text:p>0</text:p>
          </table:table-cell>
          <table:table-cell table:style-name="ce22" table:formula="of:=SUM([.M10:.V10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 table:formula="of:=SUM([.AI10:.AK10])" office:value-type="float" office:value="0" calcext:value-type="float">
            <text:p>0</text:p>
          </table:table-cell>
          <table:table-cell table:style-name="ce46" table:number-columns-repeated="3"/>
          <table:table-cell table:style-name="ce22" table:formula="of:=SUM([.AM10:.AP10])" office:value-type="float" office:value="0" calcext:value-type="float">
            <text:p>0</text:p>
          </table:table-cell>
          <table:table-cell table:style-name="ce49" table:number-columns-repeated="5"/>
          <table:table-cell table:style-name="ce54" table:formula="of:=[.AY10]+[.AY10]+[.BN10]+[.BV10]" office:value-type="float" office:value="1.85" calcext:value-type="float">
            <text:p>1.85</text:p>
          </table:table-cell>
          <table:table-cell table:style-name="ce57"/>
          <table:table-cell table:style-name="ce61" table:number-columns-repeated="5"/>
          <table:table-cell table:style-name="ce66" table:formula="of:=SUM([.AZ10:.BN10])" office:value-type="float" office:value="0.74" calcext:value-type="float">
            <text:p>0.74</text:p>
          </table:table-cell>
          <table:table-cell table:style-name="ce69"/>
          <table:table-cell table:style-name="ce70" office:value-type="float" office:value="0.37" calcext:value-type="float">
            <text:p>0.37</text:p>
          </table:table-cell>
          <table:table-cell table:style-name="ce69" table:number-columns-repeated="4"/>
          <table:table-cell table:style-name="ce73" table:number-columns-repeated="4"/>
          <table:table-cell table:style-name="ce69" table:number-columns-repeated="4"/>
          <table:table-cell table:style-name="ce77" table:formula="of:=SUM([.BO10:.BR10])" office:value-type="float" office:value="0.37" calcext:value-type="float">
            <text:p>0.37</text:p>
          </table:table-cell>
          <table:table-cell table:style-name="ce74" office:value-type="float" office:value="0.37" calcext:value-type="float">
            <text:p>0.37</text:p>
          </table:table-cell>
          <table:table-cell table:style-name="ce73" table:number-columns-repeated="6"/>
          <table:table-cell table:style-name="ce81"/>
          <table:table-cell table:style-name="ce85" table:formula="of:=SUM([.BX10:.CK10])" office:value-type="float" office:value="0" calcext:value-type="float">
            <text:p>0</text:p>
          </table:table-cell>
          <table:table-cell table:style-name="ce88" table:number-columns-repeated="8"/>
          <table:table-cell table:style-name="ce85" table:formula="of:=SUM([.CG10:.CH10])" office:value-type="float" office:value="0" calcext:value-type="float">
            <text:p>0</text:p>
          </table:table-cell>
          <table:table-cell table:style-name="ce92" table:number-columns-repeated="3"/>
          <table:table-cell table:style-name="ce96"/>
          <table:table-cell table:style-name="ce88" table:number-columns-repeated="7"/>
          <table:table-cell table:style-name="ce100"/>
          <table:table-cell table:style-name="ce54"/>
          <table:table-cell table:style-name="ce103" table:number-columns-repeated="4"/>
          <table:table-cell table:style-name="ce57" table:formula="of:=SUM([.CY10:.DD10])" office:value-type="float" office:value="0" calcext:value-type="float">
            <text:p>0</text:p>
          </table:table-cell>
          <table:table-cell table:style-name="ce103" table:number-columns-repeated="6"/>
          <table:table-cell table:style-name="ce57"/>
          <table:table-cell table:style-name="ce61" table:number-columns-repeated="7"/>
          <table:table-cell table:number-columns-repeated="908"/>
        </table:table-row>
        <table:table-row table:style-name="ro1">
          <table:table-cell table:style-name="ce4" office:value-type="string" calcext:value-type="string">
            <text:p>B-NCM622_2020</text:p>
          </table:table-cell>
          <table:table-cell table:style-name="ce4" office:value-type="string" calcext:value-type="string">
            <text:p>Unspecified NCM-622 battery</text:p>
          </table:table-cell>
          <table:table-cell table:style-name="ce4" office:value-type="string" calcext:value-type="string">
            <text:p>BATTERY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1 kWh</text:p>
          </table:table-cell>
          <table:table-cell/>
          <table:table-cell table:style-name="ce4" office:value-type="string" calcext:value-type="string">
            <text:p>Baars20</text:p>
          </table:table-cell>
          <table:table-cell table:style-name="ce4"/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11]+[.AA11]+[.AA11]+[.AD11]+[.AH11]+[.AL11]+[.AQ11]" office:value-type="float" office:value="0" calcext:value-type="float">
            <text:p>0</text:p>
          </table:table-cell>
          <table:table-cell table:style-name="ce22" table:formula="of:=SUM([.M11:.V11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 table:formula="of:=SUM([.AI11:.AK11])" office:value-type="float" office:value="0" calcext:value-type="float">
            <text:p>0</text:p>
          </table:table-cell>
          <table:table-cell table:style-name="ce46" table:number-columns-repeated="3"/>
          <table:table-cell table:style-name="ce22" table:formula="of:=SUM([.AM11:.AP11])" office:value-type="float" office:value="0" calcext:value-type="float">
            <text:p>0</text:p>
          </table:table-cell>
          <table:table-cell table:style-name="ce49" table:number-columns-repeated="5"/>
          <table:table-cell table:style-name="ce54" table:formula="of:=[.AY11]+[.AY11]+[.BN11]+[.BV11]" office:value-type="float" office:value="1.69" calcext:value-type="float">
            <text:p>1.69</text:p>
          </table:table-cell>
          <table:table-cell table:style-name="ce57"/>
          <table:table-cell table:style-name="ce61" table:number-columns-repeated="5"/>
          <table:table-cell table:style-name="ce66" table:formula="of:=SUM([.AZ11:.BN11])" office:value-type="float" office:value="0.75" calcext:value-type="float">
            <text:p>0.75</text:p>
          </table:table-cell>
          <table:table-cell table:style-name="ce69"/>
          <table:table-cell table:style-name="ce70" office:value-type="float" office:value="0.56" calcext:value-type="float">
            <text:p>0.56</text:p>
          </table:table-cell>
          <table:table-cell table:style-name="ce69" table:number-columns-repeated="4"/>
          <table:table-cell table:style-name="ce73" table:number-columns-repeated="4"/>
          <table:table-cell table:style-name="ce69" table:number-columns-repeated="4"/>
          <table:table-cell table:style-name="ce77" table:formula="of:=SUM([.BO11:.BR11])" office:value-type="float" office:value="0.19" calcext:value-type="float">
            <text:p>0.19</text:p>
          </table:table-cell>
          <table:table-cell table:style-name="ce74" office:value-type="float" office:value="0.19" calcext:value-type="float">
            <text:p>0.19</text:p>
          </table:table-cell>
          <table:table-cell table:style-name="ce73" table:number-columns-repeated="6"/>
          <table:table-cell table:style-name="ce81"/>
          <table:table-cell table:style-name="ce85" table:formula="of:=SUM([.BX11:.CK11])" office:value-type="float" office:value="0" calcext:value-type="float">
            <text:p>0</text:p>
          </table:table-cell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7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7"/>
          <table:table-cell table:number-columns-repeated="908"/>
        </table:table-row>
        <table:table-row table:style-name="ro1">
          <table:table-cell table:style-name="ce4" office:value-type="string" calcext:value-type="string">
            <text:p>B-NCM811_2020</text:p>
          </table:table-cell>
          <table:table-cell table:style-name="ce4" office:value-type="string" calcext:value-type="string">
            <text:p>Unspecified NCM-811 battery</text:p>
          </table:table-cell>
          <table:table-cell table:style-name="ce4" office:value-type="string" calcext:value-type="string">
            <text:p>BATTERY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1 kWh</text:p>
          </table:table-cell>
          <table:table-cell/>
          <table:table-cell table:style-name="ce4" office:value-type="string" calcext:value-type="string">
            <text:p>Baars20</text:p>
          </table:table-cell>
          <table:table-cell table:style-name="ce4"/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12]+[.AA12]+[.AA12]+[.AD12]+[.AH12]+[.AL12]+[.AQ12]" office:value-type="float" office:value="0" calcext:value-type="float">
            <text:p>0</text:p>
          </table:table-cell>
          <table:table-cell table:style-name="ce22" table:formula="of:=SUM([.M12:.V12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 table:formula="of:=SUM([.AI12:.AK12])" office:value-type="float" office:value="0" calcext:value-type="float">
            <text:p>0</text:p>
          </table:table-cell>
          <table:table-cell table:style-name="ce46" table:number-columns-repeated="3"/>
          <table:table-cell table:style-name="ce22" table:formula="of:=SUM([.AM12:.AP12])" office:value-type="float" office:value="0" calcext:value-type="float">
            <text:p>0</text:p>
          </table:table-cell>
          <table:table-cell table:style-name="ce49" table:number-columns-repeated="5"/>
          <table:table-cell table:style-name="ce54"/>
          <table:table-cell table:style-name="ce57"/>
          <table:table-cell table:style-name="ce61" table:number-columns-repeated="5"/>
          <table:table-cell table:style-name="ce66"/>
          <table:table-cell table:style-name="ce69"/>
          <table:table-cell table:style-name="ce70" office:value-type="float" office:value="0.75" calcext:value-type="float">
            <text:p>0.75</text:p>
          </table:table-cell>
          <table:table-cell table:style-name="ce69" table:number-columns-repeated="4"/>
          <table:table-cell table:style-name="ce73" table:number-columns-repeated="4"/>
          <table:table-cell table:style-name="ce69" table:number-columns-repeated="4"/>
          <table:table-cell table:style-name="ce77" table:formula="of:=SUM([.BO12:.BR12])" office:value-type="float" office:value="0.09" calcext:value-type="float">
            <text:p>0.09</text:p>
          </table:table-cell>
          <table:table-cell table:style-name="ce74" office:value-type="float" office:value="0.09" calcext:value-type="float">
            <text:p>0.09</text:p>
          </table:table-cell>
          <table:table-cell table:style-name="ce73" table:number-columns-repeated="6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7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7"/>
          <table:table-cell table:number-columns-repeated="908"/>
        </table:table-row>
        <table:table-row table:style-name="ro1">
          <table:table-cell table:style-name="ce4" office:value-type="string" calcext:value-type="string">
            <text:p>B-LMO-NCM_2020</text:p>
          </table:table-cell>
          <table:table-cell table:style-name="ce4" office:value-type="string" calcext:value-type="string">
            <text:p>Unspecified LMO-NCM (52%/48%) battery</text:p>
          </table:table-cell>
          <table:table-cell table:style-name="ce4" office:value-type="string" calcext:value-type="string">
            <text:p>BATTERY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1 kWh</text:p>
          </table:table-cell>
          <table:table-cell/>
          <table:table-cell table:style-name="ce4" office:value-type="string" calcext:value-type="string">
            <text:p>Baars20</text:p>
          </table:table-cell>
          <table:table-cell table:style-name="ce4"/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13]+[.AA13]+[.AA13]+[.AD13]+[.AH13]+[.AL13]+[.AQ13]" office:value-type="float" office:value="0" calcext:value-type="float">
            <text:p>0</text:p>
          </table:table-cell>
          <table:table-cell table:style-name="ce22" table:formula="of:=SUM([.M13:.V13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/>
          <table:table-cell table:style-name="ce61" table:number-columns-repeated="5"/>
          <table:table-cell table:style-name="ce66"/>
          <table:table-cell table:style-name="ce69"/>
          <table:table-cell table:style-name="ce70" office:value-type="float" office:value="0.25" calcext:value-type="float">
            <text:p>0.25</text:p>
          </table:table-cell>
          <table:table-cell table:style-name="ce69" table:number-columns-repeated="4"/>
          <table:table-cell table:style-name="ce73" table:number-columns-repeated="4"/>
          <table:table-cell table:style-name="ce69" table:number-columns-repeated="4"/>
          <table:table-cell table:style-name="ce77" table:formula="of:=SUM([.BO13:.BR13])" office:value-type="float" office:value="0.14" calcext:value-type="float">
            <text:p>0.14</text:p>
          </table:table-cell>
          <table:table-cell table:style-name="ce74" office:value-type="float" office:value="0.14" calcext:value-type="float">
            <text:p>0.14</text:p>
          </table:table-cell>
          <table:table-cell table:style-name="ce73" table:number-columns-repeated="6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7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7"/>
          <table:table-cell table:number-columns-repeated="908"/>
        </table:table-row>
        <table:table-row table:style-name="ro1">
          <table:table-cell table:style-name="ce4" office:value-type="string" calcext:value-type="string">
            <text:p>B-LFP_2020</text:p>
          </table:table-cell>
          <table:table-cell table:style-name="ce4" office:value-type="string" calcext:value-type="string">
            <text:p>Unspecified LFP battery</text:p>
          </table:table-cell>
          <table:table-cell table:style-name="ce4" office:value-type="string" calcext:value-type="string">
            <text:p>BATTERY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1 kWh</text:p>
          </table:table-cell>
          <table:table-cell/>
          <table:table-cell table:style-name="ce4" office:value-type="string" calcext:value-type="string">
            <text:p>Baars20</text:p>
          </table:table-cell>
          <table:table-cell table:style-name="ce4"/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14]+[.AA14]+[.AA14]+[.AD14]+[.AH14]+[.AL14]+[.AQ14]" office:value-type="float" office:value="0" calcext:value-type="float">
            <text:p>0</text:p>
          </table:table-cell>
          <table:table-cell table:style-name="ce22" table:formula="of:=SUM([.M14:.V14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/>
          <table:table-cell table:style-name="ce61" table:number-columns-repeated="5"/>
          <table:table-cell table:style-name="ce66"/>
          <table:table-cell table:style-name="ce69" table:number-columns-repeated="6"/>
          <table:table-cell table:style-name="ce73" table:number-columns-repeated="4"/>
          <table:table-cell table:style-name="ce69" table:number-columns-repeated="4"/>
          <table:table-cell table:style-name="ce77" table:formula="of:=SUM([.BO14:.BR14])" office:value-type="float" office:value="0" calcext:value-type="float">
            <text:p>0</text:p>
          </table:table-cell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7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7"/>
          <table:table-cell table:number-columns-repeated="908"/>
        </table:table-row>
        <table:table-row table:style-name="ro1">
          <table:table-cell table:style-name="ce4" office:value-type="string" calcext:value-type="string">
            <text:p>CAR-AVG_2017</text:p>
          </table:table-cell>
          <table:table-cell table:style-name="ce4" office:value-type="string" calcext:value-type="string">
            <text:p>Average 2017 vehicle</text:p>
          </table:table-cell>
          <table:table-cell table:style-name="ce4" office:value-type="string" calcext:value-type="string">
            <text:p>CAR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IEA Fuel Economy in Major Car Markets: Technology and Policy Drivers 2005-2017, page 91, ; Statista</text:p>
          </table:table-cell>
          <table:table-cell table:style-name="ce4"/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15]+[.AA15]+[.AA15]+[.AD15]+[.AH15]+[.AL15]+[.AQ15]" office:value-type="float" office:value="0" calcext:value-type="float">
            <text:p>0</text:p>
          </table:table-cell>
          <table:table-cell table:style-name="ce22" table:formula="of:=SUM([.M15:.V15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/>
          <table:table-cell table:style-name="ce62" office:value-type="float" office:value="116.04" calcext:value-type="float">
            <text:p>116.04</text:p>
          </table:table-cell>
          <table:table-cell table:style-name="ce62" office:value-type="float" office:value="676.82" calcext:value-type="float">
            <text:p>676.82</text:p>
          </table:table-cell>
          <table:table-cell table:style-name="ce62" table:number-columns-repeated="3"/>
          <table:table-cell table:style-name="ce66"/>
          <table:table-cell table:style-name="ce69" table:number-columns-repeated="6"/>
          <table:table-cell table:style-name="ce73" table:number-columns-repeated="4"/>
          <table:table-cell table:style-name="ce70" office:value-type="float" office:value="130.14" calcext:value-type="float">
            <text:p>130.14</text:p>
          </table:table-cell>
          <table:table-cell table:style-name="ce70" table:number-columns-repeated="2"/>
          <table:table-cell table:style-name="ce69"/>
          <table:table-cell table:style-name="ce77" table:formula="of:=SUM([.BO15:.BR15])" office:value-type="float" office:value="0" calcext:value-type="float">
            <text:p>0</text:p>
          </table:table-cell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7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2" office:value-type="float" office:value="129.55" calcext:value-type="float">
            <text:p>129.55</text:p>
          </table:table-cell>
          <table:table-cell table:style-name="ce61" table:number-columns-repeated="6"/>
          <table:table-cell table:number-columns-repeated="908"/>
        </table:table-row>
        <table:table-row table:style-name="ro1">
          <table:table-cell table:style-name="ce4" office:value-type="string" calcext:value-type="string">
            <text:p>HP-MITS-EF25_2011</text:p>
          </table:table-cell>
          <table:table-cell table:style-name="ce4" office:value-type="string" calcext:value-type="string">
            <text:p>Heat pump, Mitsubishi EF25</text:p>
          </table:table-cell>
          <table:table-cell table:style-name="ce4" office:value-type="string" calcext:value-type="string">
            <text:p>HEAT PUMP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.5" calcext:value-type="float">
            <text:p>41.5</text:p>
          </table:table-cell>
          <table:table-cell table:style-name="ce4" office:value-type="string" calcext:value-type="string">
            <text:p>Scanoffice, personal communication</text:p>
          </table:table-cell>
          <table:table-cell table:style-name="ce4"/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16]+[.AA16]+[.AA16]+[.AD16]+[.AH16]+[.AL16]+[.AQ16]" office:value-type="float" office:value="0" calcext:value-type="float">
            <text:p>0</text:p>
          </table:table-cell>
          <table:table-cell table:style-name="ce22" table:formula="of:=SUM([.M16:.V16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/>
          <table:table-cell table:style-name="ce61"/>
          <table:table-cell table:style-name="ce62" office:value-type="float" office:value="18.4" calcext:value-type="float">
            <text:p>18.4</text:p>
          </table:table-cell>
          <table:table-cell table:style-name="ce62" table:number-columns-repeated="3"/>
          <table:table-cell table:style-name="ce66"/>
          <table:table-cell table:style-name="ce70" office:value-type="float" office:value="5.88" calcext:value-type="float">
            <text:p>5.88</text:p>
          </table:table-cell>
          <table:table-cell table:style-name="ce69" table:number-columns-repeated="5"/>
          <table:table-cell table:style-name="ce73" table:number-columns-repeated="4"/>
          <table:table-cell table:style-name="ce70" office:value-type="float" office:value="4.66" calcext:value-type="float">
            <text:p>4.66</text:p>
          </table:table-cell>
          <table:table-cell table:style-name="ce70" table:number-columns-repeated="2"/>
          <table:table-cell table:style-name="ce69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7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2" office:value-type="float" office:value="8.06" calcext:value-type="float">
            <text:p>8.06</text:p>
          </table:table-cell>
          <table:table-cell table:style-name="ce61" table:number-columns-repeated="6"/>
          <table:table-cell table:number-columns-repeated="908"/>
        </table:table-row>
        <table:table-row table:style-name="ro1">
          <table:table-cell table:style-name="ce4" office:value-type="string" calcext:value-type="string">
            <text:p>HA-AC-EU-AVG_2016</text:p>
          </table:table-cell>
          <table:table-cell table:style-name="ce4" office:value-type="string" calcext:value-type="string">
            <text:p>Air conditioner, EU average 2016</text:p>
          </table:table-cell>
          <table:table-cell table:style-name="ce4" office:value-type="string" calcext:value-type="string">
            <text:p>AC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7.29" calcext:value-type="float">
            <text:p>27.29</text:p>
          </table:table-cell>
          <table:table-cell table:style-name="ce4" office:value-type="string" calcext:value-type="string">
            <text:p>Calculated from materialflows.eu report</text:p>
          </table:table-cell>
          <table:table-cell table:style-name="ce4"/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17]+[.AA17]+[.AA17]+[.AD17]+[.AH17]+[.AL17]+[.AQ17]" office:value-type="float" office:value="0" calcext:value-type="float">
            <text:p>0</text:p>
          </table:table-cell>
          <table:table-cell table:style-name="ce22" table:formula="of:=SUM([.M17:.V17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/>
          <table:table-cell table:style-name="ce61"/>
          <table:table-cell table:style-name="ce62" office:value-type="float" office:value="12.31" calcext:value-type="float">
            <text:p>12.31</text:p>
          </table:table-cell>
          <table:table-cell table:style-name="ce62" table:number-columns-repeated="3"/>
          <table:table-cell table:style-name="ce66"/>
          <table:table-cell table:style-name="ce70" office:value-type="float" office:value="5.98" calcext:value-type="float">
            <text:p>5.98</text:p>
          </table:table-cell>
          <table:table-cell table:style-name="ce69" table:number-columns-repeated="5"/>
          <table:table-cell table:style-name="ce73" table:number-columns-repeated="4"/>
          <table:table-cell table:style-name="ce70" office:value-type="float" office:value="0.55" calcext:value-type="float">
            <text:p>0.55</text:p>
          </table:table-cell>
          <table:table-cell table:style-name="ce70" table:number-columns-repeated="2"/>
          <table:table-cell table:style-name="ce69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7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7"/>
          <table:table-cell table:number-columns-repeated="908"/>
        </table:table-row>
        <table:table-row table:style-name="ro1">
          <table:table-cell table:style-name="ce4" office:value-type="string" calcext:value-type="string">
            <text:p>CAR-ICE-SI_2000</text:p>
          </table:table-cell>
          <table:table-cell table:style-name="ce4" office:value-type="string" calcext:value-type="string">
            <text:p>2000 current gasoline medium sized car similar to Toyota Camry from MIT study, spark ignition </text:p>
          </table:table-cell>
          <table:table-cell table:style-name="ce4" office:value-type="string" calcext:value-type="string">
            <text:p>CAR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office:value-type="string" calcext:value-type="string">
            <text:p>MIT/Weiss et al 2000</text:p>
          </table:table-cell>
          <table:table-cell table:style-name="ce4"/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18]+[.AA18]+[.AA18]+[.AD18]+[.AH18]+[.AL18]+[.AQ18]" office:value-type="float" office:value="0" calcext:value-type="float">
            <text:p>0</text:p>
          </table:table-cell>
          <table:table-cell table:style-name="ce22" table:formula="of:=SUM([.M18:.V18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3"/>
          <table:table-cell table:style-name="ce50" office:value-type="float" office:value="64" calcext:value-type="float">
            <office:annotation draw:style-name="gr1" draw:text-style-name="P2" svg:width="320.6pt" svg:height="42.75pt" svg:x="3543.48pt" svg:y="291pt" draw:caption-point-x="-11.54pt" draw:caption-point-y="-22.99pt">
              <dc:date>2021-03-09T00:00:00</dc:date>
              <text:p text:style-name="P1">"Wood and felt"</text:p>
              <text:p text:style-name="P1"><text:tab/>-J. M. Korhonen</text:p>
            </office:annotation>
            <text:p>64</text:p>
          </table:table-cell>
          <table:table-cell table:style-name="ce49"/>
          <table:table-cell table:style-name="ce54"/>
          <table:table-cell table:style-name="ce58" office:value-type="float" office:value="886" calcext:value-type="float">
            <text:p>886</text:p>
          </table:table-cell>
          <table:table-cell table:style-name="ce61" table:number-columns-repeated="5"/>
          <table:table-cell table:style-name="ce66"/>
          <table:table-cell table:style-name="ce70" office:value-type="float" office:value="9" calcext:value-type="float">
            <text:p>9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7" calcext:value-type="float">
            <text:p>7</text:p>
          </table:table-cell>
          <table:table-cell table:style-name="ce69" table:number-columns-repeated="2"/>
          <table:table-cell table:style-name="ce73" table:number-columns-repeated="4"/>
          <table:table-cell table:style-name="ce70" office:value-type="float" office:value="81" calcext:value-type="float">
            <text:p>81</text:p>
          </table:table-cell>
          <table:table-cell table:style-name="ce70" table:number-columns-repeated="2"/>
          <table:table-cell table:style-name="ce69"/>
          <table:table-cell table:style-name="ce77"/>
          <table:table-cell table:style-name="ce73" table:number-columns-repeated="4"/>
          <table:table-cell table:style-name="ce74" office:value-type="float" office:value="10" calcext:value-type="float">
            <text:p>10</text:p>
          </table:table-cell>
          <table:table-cell table:style-name="ce74" table:number-columns-repeated="2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/>
          <table:table-cell table:style-name="ce89" office:value-type="float" office:value="35" calcext:value-type="float">
            <text:p>35</text:p>
          </table:table-cell>
          <table:table-cell table:style-name="ce89" table:number-columns-repeated="5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54" calcext:value-type="float">
            <text:p>54</text:p>
          </table:table-cell>
          <table:table-cell table:style-name="ce62" office:value-type="float" office:value="5" calcext:value-type="float">
            <text:p>5</text:p>
          </table:table-cell>
          <table:table-cell table:style-name="ce62" table:number-columns-repeated="3"/>
          <table:table-cell table:style-name="ce61"/>
          <table:table-cell table:number-columns-repeated="908"/>
        </table:table-row>
        <table:table-row table:style-name="ro1">
          <table:table-cell table:style-name="ce4" office:value-type="string" calcext:value-type="string">
            <text:p>CAR-ICE-CI_2000</text:p>
          </table:table-cell>
          <table:table-cell table:style-name="ce4" office:value-type="string" calcext:value-type="string">
            <text:p>2000 current gasoline medium sized car similar to Toyota Camry from MIT study, compression ignition </text:p>
          </table:table-cell>
          <table:table-cell table:style-name="ce4" office:value-type="string" calcext:value-type="string">
            <text:p>CAR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08" calcext:value-type="float">
            <text:p>1108</text:p>
          </table:table-cell>
          <table:table-cell table:style-name="ce4" office:value-type="string" calcext:value-type="string">
            <text:p>MIT/Weiss et al 2000</text:p>
          </table:table-cell>
          <table:table-cell table:style-name="ce4"/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19]+[.AA19]+[.AA19]+[.AD19]+[.AH19]+[.AL19]+[.AQ19]" office:value-type="float" office:value="0" calcext:value-type="float">
            <text:p>0</text:p>
          </table:table-cell>
          <table:table-cell table:style-name="ce22" table:formula="of:=SUM([.M19:.V19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3"/>
          <table:table-cell table:style-name="ce50" office:value-type="float" office:value="64" calcext:value-type="float">
            <office:annotation draw:style-name="gr1" draw:text-style-name="P2" svg:width="320.6pt" svg:height="42.75pt" svg:x="3543.48pt" svg:y="306.74pt" draw:caption-point-x="-11.54pt" draw:caption-point-y="-22.96pt">
              <dc:date>2021-03-09T00:00:00</dc:date>
              <text:p text:style-name="P1">"Wood and felt"</text:p>
              <text:p text:style-name="P1"><text:tab/>-J. M. Korhonen</text:p>
            </office:annotation>
            <text:p>64</text:p>
          </table:table-cell>
          <table:table-cell table:style-name="ce49"/>
          <table:table-cell table:style-name="ce54"/>
          <table:table-cell table:style-name="ce58" office:value-type="float" office:value="667" calcext:value-type="float">
            <text:p>667</text:p>
          </table:table-cell>
          <table:table-cell table:style-name="ce61" table:number-columns-repeated="5"/>
          <table:table-cell table:style-name="ce66"/>
          <table:table-cell table:style-name="ce70" office:value-type="float" office:value="9" calcext:value-type="float">
            <text:p>9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7" calcext:value-type="float">
            <text:p>7</text:p>
          </table:table-cell>
          <table:table-cell table:style-name="ce69" table:number-columns-repeated="2"/>
          <table:table-cell table:style-name="ce73" table:number-columns-repeated="4"/>
          <table:table-cell table:style-name="ce70" office:value-type="float" office:value="97" calcext:value-type="float">
            <text:p>97</text:p>
          </table:table-cell>
          <table:table-cell table:style-name="ce70" table:number-columns-repeated="2"/>
          <table:table-cell table:style-name="ce69"/>
          <table:table-cell table:style-name="ce77"/>
          <table:table-cell table:style-name="ce73" table:number-columns-repeated="4"/>
          <table:table-cell table:style-name="ce74" office:value-type="float" office:value="20" calcext:value-type="float">
            <text:p>20</text:p>
          </table:table-cell>
          <table:table-cell table:style-name="ce74" table:number-columns-repeated="2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/>
          <table:table-cell table:style-name="ce89" office:value-type="float" office:value="35" calcext:value-type="float">
            <text:p>35</text:p>
          </table:table-cell>
          <table:table-cell table:style-name="ce89" table:number-columns-repeated="5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2" office:value-type="float" office:value="97" calcext:value-type="float">
            <text:p>97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62" table:number-columns-repeated="3"/>
          <table:table-cell table:style-name="ce61"/>
          <table:table-cell table:number-columns-repeated="908"/>
        </table:table-row>
        <table:table-row table:style-name="ro1">
          <table:table-cell table:style-name="ce4" office:value-type="string" calcext:value-type="string">
            <text:p>CAR-ICE-MIT-PRED_2020</text:p>
          </table:table-cell>
          <table:table-cell table:style-name="ce4" office:value-type="string" calcext:value-type="string">
            <text:p>MIT 2000 PREDICTION for 2020 gasoline car</text:p>
          </table:table-cell>
          <table:table-cell table:style-name="ce4" office:value-type="string" calcext:value-type="string">
            <text:p>CAR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07" calcext:value-type="float">
            <text:p>1007</text:p>
          </table:table-cell>
          <table:table-cell table:style-name="ce4" office:value-type="string" calcext:value-type="string">
            <text:p>MIT/Weiss et al 2000</text:p>
          </table:table-cell>
          <table:table-cell table:style-name="ce4"/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20]+[.AA20]+[.AA20]+[.AD20]+[.AH20]+[.AL20]+[.AQ20]" office:value-type="float" office:value="0" calcext:value-type="float">
            <text:p>0</text:p>
          </table:table-cell>
          <table:table-cell table:style-name="ce22" table:formula="of:=SUM([.M20:.V20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3"/>
          <table:table-cell table:style-name="ce50" office:value-type="float" office:value="64" calcext:value-type="float">
            <office:annotation draw:style-name="gr1" draw:text-style-name="P2" svg:width="320.6pt" svg:height="42.75pt" svg:x="3543.48pt" svg:y="322.5pt" draw:caption-point-x="-11.54pt" draw:caption-point-y="-22.99pt">
              <dc:date>2021-03-09T00:00:00</dc:date>
              <text:p text:style-name="P1">"Wood and felt"</text:p>
              <text:p text:style-name="P1"><text:tab/>-J. M. Korhonen</text:p>
            </office:annotation>
            <text:p>64</text:p>
          </table:table-cell>
          <table:table-cell table:style-name="ce49"/>
          <table:table-cell table:style-name="ce54"/>
          <table:table-cell table:style-name="ce58" office:value-type="float" office:value="325" calcext:value-type="float">
            <text:p>325</text:p>
          </table:table-cell>
          <table:table-cell table:style-name="ce61" table:number-columns-repeated="5"/>
          <table:table-cell table:style-name="ce66"/>
          <table:table-cell table:style-name="ce70" office:value-type="float" office:value="9" calcext:value-type="float">
            <text:p>9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3" calcext:value-type="float">
            <text:p>3</text:p>
          </table:table-cell>
          <table:table-cell table:style-name="ce69" table:number-columns-repeated="2"/>
          <table:table-cell table:style-name="ce73" table:number-columns-repeated="4"/>
          <table:table-cell table:style-name="ce70" office:value-type="float" office:value="342" calcext:value-type="float">
            <text:p>342</text:p>
          </table:table-cell>
          <table:table-cell table:style-name="ce70" table:number-columns-repeated="2"/>
          <table:table-cell table:style-name="ce69"/>
          <table:table-cell table:style-name="ce77"/>
          <table:table-cell table:style-name="ce73" table:number-columns-repeated="4"/>
          <table:table-cell table:style-name="ce74" office:value-type="float" office:value="20" calcext:value-type="float">
            <text:p>20</text:p>
          </table:table-cell>
          <table:table-cell table:style-name="ce74" table:number-columns-repeated="2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/>
          <table:table-cell table:style-name="ce89" office:value-type="float" office:value="35" calcext:value-type="float">
            <text:p>35</text:p>
          </table:table-cell>
          <table:table-cell table:style-name="ce89" table:number-columns-repeated="5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62" table:number-columns-repeated="3"/>
          <table:table-cell table:style-name="ce61"/>
          <table:table-cell table:number-columns-repeated="908"/>
        </table:table-row>
        <table:table-row table:style-name="ro1">
          <table:table-cell table:style-name="ce4" office:value-type="string" calcext:value-type="string">
            <text:p>WIND-ONSHORE-1.5-DDPMG</text:p>
          </table:table-cell>
          <table:table-cell table:style-name="ce4" office:value-type="string" calcext:value-type="string">
            <text:p>1.5 MW onshore wind turbine, gearless permanent magnet</text:p>
          </table:table-cell>
          <table:table-cell table:style-name="ce4" office:value-type="string" calcext:value-type="string">
            <text:p>ELEC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Zimmermann et al. 2013</text:p>
          </table:table-cell>
          <table:table-cell table:style-name="ce4" office:value-type="string" calcext:value-type="string">
            <text:p>Includes production waste and lifetime materials use </text:p>
          </table:table-cell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21]+[.AA21]+[.AA21]+[.AD21]+[.AH21]+[.AL21]+[.AQ21]" office:value-type="float" office:value="0" calcext:value-type="float">
            <text:p>0</text:p>
          </table:table-cell>
          <table:table-cell table:style-name="ce22" table:formula="of:=SUM([.M21:.V21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8" office:value-type="float" office:value="226618" calcext:value-type="float">
            <text:p>226618</text:p>
          </table:table-cell>
          <table:table-cell table:style-name="ce61" table:number-columns-repeated="5"/>
          <table:table-cell table:style-name="ce66"/>
          <table:table-cell table:style-name="ce70" office:value-type="float" office:value="4100" calcext:value-type="float">
            <text:p>4100</text:p>
          </table:table-cell>
          <table:table-cell table:style-name="ce69" table:number-columns-repeated="5"/>
          <table:table-cell table:style-name="ce73" table:number-columns-repeated="4"/>
          <table:table-cell table:style-name="ce70" office:value-type="float" office:value="4612" calcext:value-type="float">
            <text:p>4612</text:p>
          </table:table-cell>
          <table:table-cell table:style-name="ce70" table:number-columns-repeated="2"/>
          <table:table-cell table:style-name="ce69"/>
          <table:table-cell table:style-name="ce77"/>
          <table:table-cell table:style-name="ce73" table:number-columns-repeated="2"/>
          <table:table-cell table:style-name="ce74" office:value-type="float" office:value="270" calcext:value-type="float">
            <text:p>270</text:p>
          </table:table-cell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2"/>
          <table:table-cell table:style-name="ce89" office:value-type="float" office:value="17594" calcext:value-type="float">
            <text:p>17594</text:p>
          </table:table-cell>
          <table:table-cell table:style-name="ce89" office:value-type="float" office:value="805000" calcext:value-type="float">
            <text:p>805000</text:p>
          </table:table-cell>
          <table:table-cell table:style-name="ce89" table:number-columns-repeated="3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2" office:value-type="float" office:value="23150" calcext:value-type="float">
            <text:p>23150</text:p>
          </table:table-cell>
          <table:table-cell table:style-name="ce61" table:number-columns-repeated="2"/>
          <table:table-cell table:style-name="ce62" office:value-type="float" office:value="6019" calcext:value-type="float">
            <text:p>6019</text:p>
          </table:table-cell>
          <table:table-cell table:style-name="ce62" table:number-columns-repeated="2"/>
          <table:table-cell table:style-name="ce61"/>
          <table:table-cell table:number-columns-repeated="908"/>
        </table:table-row>
        <table:table-row table:style-name="ro1">
          <table:table-cell table:style-name="ce4" office:value-type="string" calcext:value-type="string">
            <text:p>WIND-ONSHORE-2.5-DDPMG</text:p>
          </table:table-cell>
          <table:table-cell table:style-name="ce4" office:value-type="string" calcext:value-type="string">
            <text:p>2.5 MW onshore wind turbine, gearless permanent magnet</text:p>
          </table:table-cell>
          <table:table-cell table:style-name="ce4" office:value-type="string" calcext:value-type="string">
            <text:p>ELEC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Zimmermann et al. 2013</text:p>
          </table:table-cell>
          <table:table-cell table:style-name="ce4" office:value-type="string" calcext:value-type="string">
            <text:p>Includes production waste and lifetime materials use </text:p>
          </table:table-cell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22]+[.AA22]+[.AA22]+[.AD22]+[.AH22]+[.AL22]+[.AQ22]" office:value-type="float" office:value="0" calcext:value-type="float">
            <text:p>0</text:p>
          </table:table-cell>
          <table:table-cell table:style-name="ce22" table:formula="of:=SUM([.M22:.V22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8" office:value-type="float" office:value="301448" calcext:value-type="float">
            <text:p>301448</text:p>
          </table:table-cell>
          <table:table-cell table:style-name="ce61" table:number-columns-repeated="5"/>
          <table:table-cell table:style-name="ce66"/>
          <table:table-cell table:style-name="ce70" office:value-type="float" office:value="6300" calcext:value-type="float">
            <text:p>6300</text:p>
          </table:table-cell>
          <table:table-cell table:style-name="ce69" table:number-columns-repeated="5"/>
          <table:table-cell table:style-name="ce73" table:number-columns-repeated="4"/>
          <table:table-cell table:style-name="ce70" office:value-type="float" office:value="6132" calcext:value-type="float">
            <text:p>6132</text:p>
          </table:table-cell>
          <table:table-cell table:style-name="ce70" table:number-columns-repeated="2"/>
          <table:table-cell table:style-name="ce69"/>
          <table:table-cell table:style-name="ce77"/>
          <table:table-cell table:style-name="ce73" table:number-columns-repeated="2"/>
          <table:table-cell table:style-name="ce74" office:value-type="float" office:value="420" calcext:value-type="float">
            <text:p>420</text:p>
          </table:table-cell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2"/>
          <table:table-cell table:style-name="ce89" office:value-type="float" office:value="19190" calcext:value-type="float">
            <text:p>19190</text:p>
          </table:table-cell>
          <table:table-cell table:style-name="ce89" office:value-type="float" office:value="1218100" calcext:value-type="float">
            <text:p>1218100</text:p>
          </table:table-cell>
          <table:table-cell table:style-name="ce89" table:number-columns-repeated="3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2" office:value-type="float" office:value="25250" calcext:value-type="float">
            <text:p>25250</text:p>
          </table:table-cell>
          <table:table-cell table:style-name="ce61" table:number-columns-repeated="2"/>
          <table:table-cell table:style-name="ce62" office:value-type="float" office:value="6565" calcext:value-type="float">
            <text:p>6565</text:p>
          </table:table-cell>
          <table:table-cell table:style-name="ce62" table:number-columns-repeated="2"/>
          <table:table-cell table:style-name="ce61"/>
          <table:table-cell table:number-columns-repeated="908"/>
        </table:table-row>
        <table:table-row table:style-name="ro1">
          <table:table-cell table:style-name="ce4" office:value-type="string" calcext:value-type="string">
            <text:p>WIND-ONSHORE-3-DDPMG</text:p>
          </table:table-cell>
          <table:table-cell table:style-name="ce4" office:value-type="string" calcext:value-type="string">
            <text:p>3 MW onshore wind turbine, gearless permanent magnet</text:p>
          </table:table-cell>
          <table:table-cell table:style-name="ce4" office:value-type="string" calcext:value-type="string">
            <text:p>ELEC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Zimmermann et al. 2013</text:p>
          </table:table-cell>
          <table:table-cell table:style-name="ce4" office:value-type="string" calcext:value-type="string">
            <text:p>Includes production waste and lifetime materials use </text:p>
          </table:table-cell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23]+[.AA23]+[.AA23]+[.AD23]+[.AH23]+[.AL23]+[.AQ23]" office:value-type="float" office:value="0" calcext:value-type="float">
            <text:p>0</text:p>
          </table:table-cell>
          <table:table-cell table:style-name="ce22" table:formula="of:=SUM([.M23:.V23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8" office:value-type="float" office:value="381626" calcext:value-type="float">
            <text:p>381626</text:p>
          </table:table-cell>
          <table:table-cell table:style-name="ce61" table:number-columns-repeated="5"/>
          <table:table-cell table:style-name="ce66"/>
          <table:table-cell table:style-name="ce70" office:value-type="float" office:value="7500" calcext:value-type="float">
            <text:p>7500</text:p>
          </table:table-cell>
          <table:table-cell table:style-name="ce69" table:number-columns-repeated="5"/>
          <table:table-cell table:style-name="ce73" table:number-columns-repeated="4"/>
          <table:table-cell table:style-name="ce70" office:value-type="float" office:value="7764" calcext:value-type="float">
            <text:p>7764</text:p>
          </table:table-cell>
          <table:table-cell table:style-name="ce70" table:number-columns-repeated="2"/>
          <table:table-cell table:style-name="ce69"/>
          <table:table-cell table:style-name="ce77"/>
          <table:table-cell table:style-name="ce73" table:number-columns-repeated="2"/>
          <table:table-cell table:style-name="ce74" office:value-type="float" office:value="510" calcext:value-type="float">
            <text:p>510</text:p>
          </table:table-cell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2"/>
          <table:table-cell table:style-name="ce89" office:value-type="float" office:value="21774" calcext:value-type="float">
            <text:p>21774</text:p>
          </table:table-cell>
          <table:table-cell table:style-name="ce89" office:value-type="float" office:value="1930500" calcext:value-type="float">
            <text:p>1930500</text:p>
          </table:table-cell>
          <table:table-cell table:style-name="ce89" table:number-columns-repeated="3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2" office:value-type="float" office:value="28650" calcext:value-type="float">
            <text:p>28650</text:p>
          </table:table-cell>
          <table:table-cell table:style-name="ce61" table:number-columns-repeated="2"/>
          <table:table-cell table:style-name="ce62" office:value-type="float" office:value="7449" calcext:value-type="float">
            <text:p>7449</text:p>
          </table:table-cell>
          <table:table-cell table:style-name="ce62" table:number-columns-repeated="2"/>
          <table:table-cell table:style-name="ce61"/>
          <table:table-cell table:number-columns-repeated="908"/>
        </table:table-row>
        <table:table-row table:style-name="ro1">
          <table:table-cell table:style-name="ce4" office:value-type="string" calcext:value-type="string">
            <text:p>WIND-ONSHORE-1.5-DDSG</text:p>
          </table:table-cell>
          <table:table-cell table:style-name="ce4" office:value-type="string" calcext:value-type="string">
            <text:p>1.5 MW onshore wind turbine, gearless DDSG</text:p>
          </table:table-cell>
          <table:table-cell table:style-name="ce4" office:value-type="string" calcext:value-type="string">
            <text:p>ELEC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Zimmermann et al. 2013</text:p>
          </table:table-cell>
          <table:table-cell table:style-name="ce4" office:value-type="string" calcext:value-type="string">
            <text:p>Includes production waste and lifetime materials use </text:p>
          </table:table-cell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24]+[.AA24]+[.AA24]+[.AD24]+[.AH24]+[.AL24]+[.AQ24]" office:value-type="float" office:value="0" calcext:value-type="float">
            <text:p>0</text:p>
          </table:table-cell>
          <table:table-cell table:style-name="ce22" table:formula="of:=SUM([.M24:.V24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8" office:value-type="float" office:value="209328" calcext:value-type="float">
            <text:p>209328</text:p>
          </table:table-cell>
          <table:table-cell table:style-name="ce61" table:number-columns-repeated="5"/>
          <table:table-cell table:style-name="ce66"/>
          <table:table-cell table:style-name="ce70" office:value-type="float" office:value="7200" calcext:value-type="float">
            <text:p>7200</text:p>
          </table:table-cell>
          <table:table-cell table:style-name="ce69" table:number-columns-repeated="5"/>
          <table:table-cell table:style-name="ce73" table:number-columns-repeated="4"/>
          <table:table-cell table:style-name="ce70" office:value-type="float" office:value="4272" calcext:value-type="float">
            <text:p>4272</text:p>
          </table:table-cell>
          <table:table-cell table:style-name="ce70" table:number-columns-repeated="2"/>
          <table:table-cell table:style-name="ce69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2"/>
          <table:table-cell table:style-name="ce89" office:value-type="float" office:value="13148" calcext:value-type="float">
            <text:p>13148</text:p>
          </table:table-cell>
          <table:table-cell table:style-name="ce89" office:value-type="float" office:value="1242500" calcext:value-type="float">
            <text:p>1242500</text:p>
          </table:table-cell>
          <table:table-cell table:style-name="ce89" table:number-columns-repeated="3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2" office:value-type="float" office:value="17300" calcext:value-type="float">
            <text:p>17300</text:p>
          </table:table-cell>
          <table:table-cell table:style-name="ce61" table:number-columns-repeated="2"/>
          <table:table-cell table:style-name="ce62" office:value-type="float" office:value="4498" calcext:value-type="float">
            <text:p>4498</text:p>
          </table:table-cell>
          <table:table-cell table:style-name="ce62" table:number-columns-repeated="2"/>
          <table:table-cell table:style-name="ce61"/>
          <table:table-cell table:number-columns-repeated="908"/>
        </table:table-row>
        <table:table-row table:style-name="ro1">
          <table:table-cell table:style-name="ce4" office:value-type="string" calcext:value-type="string">
            <text:p>WIND-ONSHORE-2.3-DDSG</text:p>
          </table:table-cell>
          <table:table-cell table:style-name="ce4" office:value-type="string" calcext:value-type="string">
            <text:p>2.3 MW onshore wind turbine, gearless DDSG</text:p>
          </table:table-cell>
          <table:table-cell table:style-name="ce4" office:value-type="string" calcext:value-type="string">
            <text:p>ELEC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Zimmermann et al. 2013</text:p>
          </table:table-cell>
          <table:table-cell table:style-name="ce4" office:value-type="string" calcext:value-type="string">
            <text:p>Includes production waste and lifetime materials use </text:p>
          </table:table-cell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25]+[.AA25]+[.AA25]+[.AD25]+[.AH25]+[.AL25]+[.AQ25]" office:value-type="float" office:value="0" calcext:value-type="float">
            <text:p>0</text:p>
          </table:table-cell>
          <table:table-cell table:style-name="ce22" table:formula="of:=SUM([.M25:.V25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8" office:value-type="float" office:value="280868" calcext:value-type="float">
            <text:p>280868</text:p>
          </table:table-cell>
          <table:table-cell table:style-name="ce61" table:number-columns-repeated="5"/>
          <table:table-cell table:style-name="ce66"/>
          <table:table-cell table:style-name="ce70" office:value-type="float" office:value="10600" calcext:value-type="float">
            <text:p>10600</text:p>
          </table:table-cell>
          <table:table-cell table:style-name="ce69" table:number-columns-repeated="5"/>
          <table:table-cell table:style-name="ce73" table:number-columns-repeated="4"/>
          <table:table-cell table:style-name="ce70" office:value-type="float" office:value="5732" calcext:value-type="float">
            <text:p>5732</text:p>
          </table:table-cell>
          <table:table-cell table:style-name="ce70" table:number-columns-repeated="2"/>
          <table:table-cell table:style-name="ce69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2"/>
          <table:table-cell table:style-name="ce89" office:value-type="float" office:value="16986" calcext:value-type="float">
            <text:p>16986</text:p>
          </table:table-cell>
          <table:table-cell table:style-name="ce89" office:value-type="float" office:value="1880000" calcext:value-type="float">
            <text:p>1880000</text:p>
          </table:table-cell>
          <table:table-cell table:style-name="ce89" table:number-columns-repeated="3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2" office:value-type="float" office:value="22350" calcext:value-type="float">
            <text:p>22350</text:p>
          </table:table-cell>
          <table:table-cell table:style-name="ce61" table:number-columns-repeated="2"/>
          <table:table-cell table:style-name="ce62" office:value-type="float" office:value="5811" calcext:value-type="float">
            <text:p>5811</text:p>
          </table:table-cell>
          <table:table-cell table:style-name="ce62" table:number-columns-repeated="2"/>
          <table:table-cell table:style-name="ce61"/>
          <table:table-cell table:number-columns-repeated="908"/>
        </table:table-row>
        <table:table-row table:style-name="ro1">
          <table:table-cell table:style-name="ce4" office:value-type="string" calcext:value-type="string">
            <text:p>WIND-ONSHORE-3-DDSG</text:p>
          </table:table-cell>
          <table:table-cell table:style-name="ce4" office:value-type="string" calcext:value-type="string">
            <text:p>3 MW onshore wind turbine, gearless DDSG</text:p>
          </table:table-cell>
          <table:table-cell table:style-name="ce4" office:value-type="string" calcext:value-type="string">
            <text:p>ELEC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Zimmermann et al. 2013</text:p>
          </table:table-cell>
          <table:table-cell table:style-name="ce4" office:value-type="string" calcext:value-type="string">
            <text:p>Includes production waste and lifetime materials use </text:p>
          </table:table-cell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26]+[.AA26]+[.AA26]+[.AD26]+[.AH26]+[.AL26]+[.AQ26]" office:value-type="float" office:value="0" calcext:value-type="float">
            <text:p>0</text:p>
          </table:table-cell>
          <table:table-cell table:style-name="ce22" table:formula="of:=SUM([.M26:.V26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8" office:value-type="float" office:value="439334" calcext:value-type="float">
            <text:p>439334</text:p>
          </table:table-cell>
          <table:table-cell table:style-name="ce61" table:number-columns-repeated="5"/>
          <table:table-cell table:style-name="ce66"/>
          <table:table-cell table:style-name="ce70" office:value-type="float" office:value="15200" calcext:value-type="float">
            <text:p>15200</text:p>
          </table:table-cell>
          <table:table-cell table:style-name="ce69" table:number-columns-repeated="5"/>
          <table:table-cell table:style-name="ce73" table:number-columns-repeated="4"/>
          <table:table-cell table:style-name="ce70" office:value-type="float" office:value="8966" calcext:value-type="float">
            <text:p>8966</text:p>
          </table:table-cell>
          <table:table-cell table:style-name="ce70" table:number-columns-repeated="2"/>
          <table:table-cell table:style-name="ce69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2"/>
          <table:table-cell table:style-name="ce89" office:value-type="float" office:value="28576" calcext:value-type="float">
            <text:p>28576</text:p>
          </table:table-cell>
          <table:table-cell table:style-name="ce89" office:value-type="float" office:value="2979600" calcext:value-type="float">
            <text:p>2979600</text:p>
          </table:table-cell>
          <table:table-cell table:style-name="ce89" table:number-columns-repeated="3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2" office:value-type="float" office:value="37600" calcext:value-type="float">
            <text:p>37600</text:p>
          </table:table-cell>
          <table:table-cell table:style-name="ce61" table:number-columns-repeated="2"/>
          <table:table-cell table:style-name="ce62" office:value-type="float" office:value="9776" calcext:value-type="float">
            <text:p>9776</text:p>
          </table:table-cell>
          <table:table-cell table:style-name="ce62" table:number-columns-repeated="2"/>
          <table:table-cell table:style-name="ce61"/>
          <table:table-cell table:number-columns-repeated="908"/>
        </table:table-row>
        <table:table-row table:style-name="ro1">
          <table:table-cell table:style-name="ce4" office:value-type="string" calcext:value-type="string">
            <text:p>WIND-ONSHORE-1.65-DFIG</text:p>
          </table:table-cell>
          <table:table-cell table:style-name="ce4" office:value-type="string" calcext:value-type="string">
            <text:p>1.65 MW onshore wind turbine, geared DFIG</text:p>
          </table:table-cell>
          <table:table-cell table:style-name="ce4" office:value-type="string" calcext:value-type="string">
            <text:p>ELEC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Zimmermann et al. 2013</text:p>
          </table:table-cell>
          <table:table-cell table:style-name="ce4" office:value-type="string" calcext:value-type="string">
            <text:p>Includes production waste and lifetime materials use </text:p>
          </table:table-cell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27]+[.AA27]+[.AA27]+[.AD27]+[.AH27]+[.AL27]+[.AQ27]" office:value-type="float" office:value="0" calcext:value-type="float">
            <text:p>0</text:p>
          </table:table-cell>
          <table:table-cell table:style-name="ce22" table:formula="of:=SUM([.M27:.V27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8" office:value-type="float" office:value="230692" calcext:value-type="float">
            <text:p>230692</text:p>
          </table:table-cell>
          <table:table-cell table:style-name="ce61" table:number-columns-repeated="5"/>
          <table:table-cell table:style-name="ce66"/>
          <table:table-cell table:style-name="ce70" office:value-type="float" office:value="3700" calcext:value-type="float">
            <text:p>3700</text:p>
          </table:table-cell>
          <table:table-cell table:style-name="ce69" table:number-columns-repeated="5"/>
          <table:table-cell table:style-name="ce73" table:number-columns-repeated="4"/>
          <table:table-cell table:style-name="ce70" office:value-type="float" office:value="4708" calcext:value-type="float">
            <text:p>4708</text:p>
          </table:table-cell>
          <table:table-cell table:style-name="ce70" table:number-columns-repeated="2"/>
          <table:table-cell table:style-name="ce69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2"/>
          <table:table-cell table:style-name="ce89" office:value-type="float" office:value="17290" calcext:value-type="float">
            <text:p>17290</text:p>
          </table:table-cell>
          <table:table-cell table:style-name="ce89" office:value-type="float" office:value="805000" calcext:value-type="float">
            <text:p>805000</text:p>
          </table:table-cell>
          <table:table-cell table:style-name="ce89" table:number-columns-repeated="3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2" office:value-type="float" office:value="22750" calcext:value-type="float">
            <text:p>22750</text:p>
          </table:table-cell>
          <table:table-cell table:style-name="ce61" table:number-columns-repeated="2"/>
          <table:table-cell table:style-name="ce62" office:value-type="float" office:value="5915" calcext:value-type="float">
            <text:p>5915</text:p>
          </table:table-cell>
          <table:table-cell table:style-name="ce62" table:number-columns-repeated="2"/>
          <table:table-cell table:style-name="ce61"/>
          <table:table-cell table:number-columns-repeated="908"/>
        </table:table-row>
        <table:table-row table:style-name="ro1">
          <table:table-cell table:style-name="ce4" office:value-type="string" calcext:value-type="string">
            <text:p>WIND-ONSHORE-2.3-DFIG</text:p>
          </table:table-cell>
          <table:table-cell table:style-name="ce4" office:value-type="string" calcext:value-type="string">
            <text:p>2.3 MW onshore wind turbine, geared DFIG</text:p>
          </table:table-cell>
          <table:table-cell table:style-name="ce4" office:value-type="string" calcext:value-type="string">
            <text:p>ELEC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Zimmermann et al. 2013</text:p>
          </table:table-cell>
          <table:table-cell table:style-name="ce4" office:value-type="string" calcext:value-type="string">
            <text:p>Includes production waste and lifetime materials use </text:p>
          </table:table-cell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28]+[.AA28]+[.AA28]+[.AD28]+[.AH28]+[.AL28]+[.AQ28]" office:value-type="float" office:value="0" calcext:value-type="float">
            <text:p>0</text:p>
          </table:table-cell>
          <table:table-cell table:style-name="ce22" table:formula="of:=SUM([.M28:.V28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8" office:value-type="float" office:value="322224" calcext:value-type="float">
            <text:p>322224</text:p>
          </table:table-cell>
          <table:table-cell table:style-name="ce61" table:number-columns-repeated="5"/>
          <table:table-cell table:style-name="ce66"/>
          <table:table-cell table:style-name="ce70" office:value-type="float" office:value="5700" calcext:value-type="float">
            <text:p>5700</text:p>
          </table:table-cell>
          <table:table-cell table:style-name="ce69" table:number-columns-repeated="5"/>
          <table:table-cell table:style-name="ce73" table:number-columns-repeated="4"/>
          <table:table-cell table:style-name="ce70" office:value-type="float" office:value="6576" calcext:value-type="float">
            <text:p>6576</text:p>
          </table:table-cell>
          <table:table-cell table:style-name="ce70" table:number-columns-repeated="2"/>
          <table:table-cell table:style-name="ce69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2"/>
          <table:table-cell table:style-name="ce89" office:value-type="float" office:value="15884" calcext:value-type="float">
            <text:p>15884</text:p>
          </table:table-cell>
          <table:table-cell table:style-name="ce89" office:value-type="float" office:value="1218100" calcext:value-type="float">
            <text:p>1218100</text:p>
          </table:table-cell>
          <table:table-cell table:style-name="ce89" table:number-columns-repeated="3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2" office:value-type="float" office:value="20900" calcext:value-type="float">
            <text:p>20900</text:p>
          </table:table-cell>
          <table:table-cell table:style-name="ce61" table:number-columns-repeated="2"/>
          <table:table-cell table:style-name="ce62" office:value-type="float" office:value="5434" calcext:value-type="float">
            <text:p>5434</text:p>
          </table:table-cell>
          <table:table-cell table:style-name="ce62" table:number-columns-repeated="2"/>
          <table:table-cell table:style-name="ce61"/>
          <table:table-cell table:number-columns-repeated="908"/>
        </table:table-row>
        <table:table-row table:style-name="ro1">
          <table:table-cell table:style-name="ce4" office:value-type="string" calcext:value-type="string">
            <text:p>WIND-ONSHORE-3-DFIG</text:p>
          </table:table-cell>
          <table:table-cell table:style-name="ce4" office:value-type="string" calcext:value-type="string">
            <text:p>3 MW onshore wind turbine, geared DFIG</text:p>
          </table:table-cell>
          <table:table-cell table:style-name="ce4" office:value-type="string" calcext:value-type="string">
            <text:p>ELEC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Zimmermann et al. 2013</text:p>
          </table:table-cell>
          <table:table-cell table:style-name="ce4" office:value-type="string" calcext:value-type="string">
            <text:p>Includes production waste and lifetime materials use </text:p>
          </table:table-cell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29]+[.AA29]+[.AA29]+[.AD29]+[.AH29]+[.AL29]+[.AQ29]" office:value-type="float" office:value="0" calcext:value-type="float">
            <text:p>0</text:p>
          </table:table-cell>
          <table:table-cell table:style-name="ce22" table:formula="of:=SUM([.M29:.V29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8" office:value-type="float" office:value="410326" calcext:value-type="float">
            <text:p>410326</text:p>
          </table:table-cell>
          <table:table-cell table:style-name="ce61" table:number-columns-repeated="5"/>
          <table:table-cell table:style-name="ce66"/>
          <table:table-cell table:style-name="ce70" office:value-type="float" office:value="7000" calcext:value-type="float">
            <text:p>7000</text:p>
          </table:table-cell>
          <table:table-cell table:style-name="ce69" table:number-columns-repeated="5"/>
          <table:table-cell table:style-name="ce73" table:number-columns-repeated="4"/>
          <table:table-cell table:style-name="ce70" office:value-type="float" office:value="8374" calcext:value-type="float">
            <text:p>8374</text:p>
          </table:table-cell>
          <table:table-cell table:style-name="ce70" table:number-columns-repeated="2"/>
          <table:table-cell table:style-name="ce69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2"/>
          <table:table-cell table:style-name="ce89" office:value-type="float" office:value="19874" calcext:value-type="float">
            <text:p>19874</text:p>
          </table:table-cell>
          <table:table-cell table:style-name="ce89" office:value-type="float" office:value="1930500" calcext:value-type="float">
            <text:p>1930500</text:p>
          </table:table-cell>
          <table:table-cell table:style-name="ce89" table:number-columns-repeated="3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2" office:value-type="float" office:value="26150" calcext:value-type="float">
            <text:p>26150</text:p>
          </table:table-cell>
          <table:table-cell table:style-name="ce61" table:number-columns-repeated="2"/>
          <table:table-cell table:style-name="ce62" office:value-type="float" office:value="6799" calcext:value-type="float">
            <text:p>6799</text:p>
          </table:table-cell>
          <table:table-cell table:style-name="ce62" table:number-columns-repeated="2"/>
          <table:table-cell table:style-name="ce61"/>
          <table:table-cell table:number-columns-repeated="908"/>
        </table:table-row>
        <table:table-row table:style-name="ro1">
          <table:table-cell table:style-name="ce4" office:value-type="string" calcext:value-type="string">
            <text:p>WIND-OFFSHORE-5-DDMPG</text:p>
          </table:table-cell>
          <table:table-cell table:style-name="ce4" office:value-type="string" calcext:value-type="string">
            <text:p>5 MW offshore wind turbine, gearless DDMPG</text:p>
          </table:table-cell>
          <table:table-cell table:style-name="ce4" office:value-type="string" calcext:value-type="string">
            <text:p>ELEC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Zimmermann et al. 2013</text:p>
          </table:table-cell>
          <table:table-cell table:style-name="ce4" office:value-type="string" calcext:value-type="string">
            <text:p>Includes production waste and lifetime materials use </text:p>
          </table:table-cell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30]+[.AA30]+[.AA30]+[.AD30]+[.AH30]+[.AL30]+[.AQ30]" office:value-type="float" office:value="0" calcext:value-type="float">
            <text:p>0</text:p>
          </table:table-cell>
          <table:table-cell table:style-name="ce22" table:formula="of:=SUM([.M30:.V30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8" office:value-type="float" office:value="1423058" calcext:value-type="float">
            <text:p>1423058</text:p>
          </table:table-cell>
          <table:table-cell table:style-name="ce61" table:number-columns-repeated="5"/>
          <table:table-cell table:style-name="ce66"/>
          <table:table-cell table:style-name="ce70" office:value-type="float" office:value="12200" calcext:value-type="float">
            <text:p>12200</text:p>
          </table:table-cell>
          <table:table-cell table:style-name="ce69" table:number-columns-repeated="5"/>
          <table:table-cell table:style-name="ce73" table:number-columns-repeated="4"/>
          <table:table-cell table:style-name="ce70" office:value-type="float" office:value="29002" calcext:value-type="float">
            <text:p>29002</text:p>
          </table:table-cell>
          <table:table-cell table:style-name="ce70" table:number-columns-repeated="2"/>
          <table:table-cell table:style-name="ce69"/>
          <table:table-cell table:style-name="ce77"/>
          <table:table-cell table:style-name="ce73" table:number-columns-repeated="2"/>
          <table:table-cell table:style-name="ce74" office:value-type="float" office:value="840" calcext:value-type="float">
            <text:p>840</text:p>
          </table:table-cell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2"/>
          <table:table-cell table:style-name="ce89" office:value-type="float" office:value="41344" calcext:value-type="float">
            <text:p>41344</text:p>
          </table:table-cell>
          <table:table-cell table:style-name="ce89" office:value-type="float" office:value="528000" calcext:value-type="float">
            <text:p>528000</text:p>
          </table:table-cell>
          <table:table-cell table:style-name="ce89" table:number-columns-repeated="3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2" office:value-type="float" office:value="54400" calcext:value-type="float">
            <text:p>54400</text:p>
          </table:table-cell>
          <table:table-cell table:style-name="ce61" table:number-columns-repeated="2"/>
          <table:table-cell table:style-name="ce62" office:value-type="float" office:value="14144" calcext:value-type="float">
            <text:p>14144</text:p>
          </table:table-cell>
          <table:table-cell table:style-name="ce62" table:number-columns-repeated="2"/>
          <table:table-cell table:style-name="ce61"/>
          <table:table-cell table:number-columns-repeated="908"/>
        </table:table-row>
        <table:table-row table:style-name="ro1">
          <table:table-cell table:style-name="ce4" office:value-type="string" calcext:value-type="string">
            <text:p>WIND-OFFSHORE-7-DDMPG</text:p>
          </table:table-cell>
          <table:table-cell table:style-name="ce4" office:value-type="string" calcext:value-type="string">
            <text:p>7 MW offshore wind turbine, gearless DDMPG</text:p>
          </table:table-cell>
          <table:table-cell table:style-name="ce4" office:value-type="string" calcext:value-type="string">
            <text:p>ELEC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Zimmermann et al. 2013</text:p>
          </table:table-cell>
          <table:table-cell table:style-name="ce4" office:value-type="string" calcext:value-type="string">
            <text:p>Includes production waste and lifetime materials use </text:p>
          </table:table-cell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31]+[.AA31]+[.AA31]+[.AD31]+[.AH31]+[.AL31]+[.AQ31]" office:value-type="float" office:value="0" calcext:value-type="float">
            <text:p>0</text:p>
          </table:table-cell>
          <table:table-cell table:style-name="ce22" table:formula="of:=SUM([.M31:.V31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8" office:value-type="float" office:value="2055116" calcext:value-type="float">
            <text:p>2055116</text:p>
          </table:table-cell>
          <table:table-cell table:style-name="ce61" table:number-columns-repeated="5"/>
          <table:table-cell table:style-name="ce66"/>
          <table:table-cell table:style-name="ce70" office:value-type="float" office:value="17600" calcext:value-type="float">
            <text:p>17600</text:p>
          </table:table-cell>
          <table:table-cell table:style-name="ce69" table:number-columns-repeated="5"/>
          <table:table-cell table:style-name="ce73" table:number-columns-repeated="4"/>
          <table:table-cell table:style-name="ce70" office:value-type="float" office:value="41884" calcext:value-type="float">
            <text:p>41884</text:p>
          </table:table-cell>
          <table:table-cell table:style-name="ce70" table:number-columns-repeated="2"/>
          <table:table-cell table:style-name="ce69"/>
          <table:table-cell table:style-name="ce77"/>
          <table:table-cell table:style-name="ce73" table:number-columns-repeated="2"/>
          <table:table-cell table:style-name="ce74" office:value-type="float" office:value="1200" calcext:value-type="float">
            <text:p>1200</text:p>
          </table:table-cell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2"/>
          <table:table-cell table:style-name="ce89" office:value-type="float" office:value="73758" calcext:value-type="float">
            <text:p>73758</text:p>
          </table:table-cell>
          <table:table-cell table:style-name="ce89" office:value-type="float" office:value="739200" calcext:value-type="float">
            <text:p>739200</text:p>
          </table:table-cell>
          <table:table-cell table:style-name="ce89" table:number-columns-repeated="3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2" office:value-type="float" office:value="97050" calcext:value-type="float">
            <text:p>97050</text:p>
          </table:table-cell>
          <table:table-cell table:style-name="ce61" table:number-columns-repeated="2"/>
          <table:table-cell table:style-name="ce62" office:value-type="float" office:value="25233" calcext:value-type="float">
            <text:p>25233</text:p>
          </table:table-cell>
          <table:table-cell table:style-name="ce62" table:number-columns-repeated="2"/>
          <table:table-cell table:style-name="ce61"/>
          <table:table-cell table:number-columns-repeated="908"/>
        </table:table-row>
        <table:table-row table:style-name="ro1">
          <table:table-cell table:style-name="ce4" office:value-type="string" calcext:value-type="string">
            <text:p>WIND-OFFSHORE-12-DDMPG</text:p>
          </table:table-cell>
          <table:table-cell table:style-name="ce4" office:value-type="string" calcext:value-type="string">
            <text:p>12 MW offshore wind turbine, gearless DDMPG</text:p>
          </table:table-cell>
          <table:table-cell table:style-name="ce4" office:value-type="string" calcext:value-type="string">
            <text:p>ELEC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Zimmermann et al. 2013</text:p>
          </table:table-cell>
          <table:table-cell table:style-name="ce4" office:value-type="string" calcext:value-type="string">
            <text:p>Includes production waste and lifetime materials use </text:p>
          </table:table-cell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32]+[.AA32]+[.AA32]+[.AD32]+[.AH32]+[.AL32]+[.AQ32]" office:value-type="float" office:value="0" calcext:value-type="float">
            <text:p>0</text:p>
          </table:table-cell>
          <table:table-cell table:style-name="ce22" table:formula="of:=SUM([.M32:.V32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8" office:value-type="float" office:value="1335306" calcext:value-type="float">
            <text:p>1335306</text:p>
          </table:table-cell>
          <table:table-cell table:style-name="ce61" table:number-columns-repeated="5"/>
          <table:table-cell table:style-name="ce66"/>
          <table:table-cell table:style-name="ce70" office:value-type="float" office:value="18800" calcext:value-type="float">
            <text:p>18800</text:p>
          </table:table-cell>
          <table:table-cell table:style-name="ce69" table:number-columns-repeated="5"/>
          <table:table-cell table:style-name="ce73" table:number-columns-repeated="4"/>
          <table:table-cell table:style-name="ce70" office:value-type="float" office:value="27154" calcext:value-type="float">
            <text:p>27154</text:p>
          </table:table-cell>
          <table:table-cell table:style-name="ce70" table:number-columns-repeated="2"/>
          <table:table-cell table:style-name="ce69"/>
          <table:table-cell table:style-name="ce77"/>
          <table:table-cell table:style-name="ce73" table:number-columns-repeated="2"/>
          <table:table-cell table:style-name="ce74" office:value-type="float" office:value="2040" calcext:value-type="float">
            <text:p>2040</text:p>
          </table:table-cell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2"/>
          <table:table-cell table:style-name="ce89" office:value-type="float" office:value="58178" calcext:value-type="float">
            <text:p>58178</text:p>
          </table:table-cell>
          <table:table-cell table:style-name="ce88" table:number-columns-repeated="4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2" office:value-type="float" office:value="76550" calcext:value-type="float">
            <text:p>76550</text:p>
          </table:table-cell>
          <table:table-cell table:style-name="ce61" table:number-columns-repeated="2"/>
          <table:table-cell table:style-name="ce62" office:value-type="float" office:value="19903" calcext:value-type="float">
            <text:p>19903</text:p>
          </table:table-cell>
          <table:table-cell table:style-name="ce62" table:number-columns-repeated="2"/>
          <table:table-cell table:style-name="ce61"/>
          <table:table-cell table:number-columns-repeated="908"/>
        </table:table-row>
        <table:table-row table:style-name="ro1">
          <table:table-cell table:style-name="ce4" office:value-type="string" calcext:value-type="string">
            <text:p>WIND-OFFSHORE-24-DDMPG</text:p>
          </table:table-cell>
          <table:table-cell table:style-name="ce4" office:value-type="string" calcext:value-type="string">
            <text:p>24 MW offshore wind turbine, gearless DDMPG</text:p>
          </table:table-cell>
          <table:table-cell table:style-name="ce4" office:value-type="string" calcext:value-type="string">
            <text:p>ELEC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Zimmermann et al. 2013</text:p>
          </table:table-cell>
          <table:table-cell table:style-name="ce4" office:value-type="string" calcext:value-type="string">
            <text:p>Includes production waste and lifetime materials use </text:p>
          </table:table-cell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33]+[.AA33]+[.AA33]+[.AD33]+[.AH33]+[.AL33]+[.AQ33]" office:value-type="float" office:value="0" calcext:value-type="float">
            <text:p>0</text:p>
          </table:table-cell>
          <table:table-cell table:style-name="ce22" table:formula="of:=SUM([.M33:.V33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8" office:value-type="float" office:value="10003756" calcext:value-type="float">
            <text:p>10003756</text:p>
          </table:table-cell>
          <table:table-cell table:style-name="ce61" table:number-columns-repeated="5"/>
          <table:table-cell table:style-name="ce66"/>
          <table:table-cell table:style-name="ce70" office:value-type="float" office:value="37700" calcext:value-type="float">
            <text:p>37700</text:p>
          </table:table-cell>
          <table:table-cell table:style-name="ce69" table:number-columns-repeated="5"/>
          <table:table-cell table:style-name="ce73" table:number-columns-repeated="4"/>
          <table:table-cell table:style-name="ce70" office:value-type="float" office:value="203964" calcext:value-type="float">
            <text:p>203964</text:p>
          </table:table-cell>
          <table:table-cell table:style-name="ce70" table:number-columns-repeated="2"/>
          <table:table-cell table:style-name="ce69"/>
          <table:table-cell table:style-name="ce77"/>
          <table:table-cell table:style-name="ce73" table:number-columns-repeated="2"/>
          <table:table-cell table:style-name="ce74" office:value-type="float" office:value="4080" calcext:value-type="float">
            <text:p>4080</text:p>
          </table:table-cell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2"/>
          <table:table-cell table:style-name="ce89" office:value-type="float" office:value="152038" calcext:value-type="float">
            <text:p>152038</text:p>
          </table:table-cell>
          <table:table-cell table:style-name="ce88" table:number-columns-repeated="4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2" office:value-type="float" office:value="200050" calcext:value-type="float">
            <text:p>200050</text:p>
          </table:table-cell>
          <table:table-cell table:style-name="ce61" table:number-columns-repeated="2"/>
          <table:table-cell table:style-name="ce62" office:value-type="float" office:value="52013" calcext:value-type="float">
            <text:p>52013</text:p>
          </table:table-cell>
          <table:table-cell table:style-name="ce62" table:number-columns-repeated="2"/>
          <table:table-cell table:style-name="ce61"/>
          <table:table-cell table:number-columns-repeated="908"/>
        </table:table-row>
        <table:table-row table:style-name="ro1">
          <table:table-cell table:style-name="ce4" office:value-type="string" calcext:value-type="string">
            <text:p>WIND-OFFSHORE-5-DDSG</text:p>
          </table:table-cell>
          <table:table-cell table:style-name="ce4" office:value-type="string" calcext:value-type="string">
            <text:p>5 MW offshore wind turbine, gearless DDSG</text:p>
          </table:table-cell>
          <table:table-cell table:style-name="ce4" office:value-type="string" calcext:value-type="string">
            <text:p>ELEC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Zimmermann et al. 2013</text:p>
          </table:table-cell>
          <table:table-cell table:style-name="ce4" office:value-type="string" calcext:value-type="string">
            <text:p>Includes production waste and lifetime materials use </text:p>
          </table:table-cell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34]+[.AA34]+[.AA34]+[.AD34]+[.AH34]+[.AL34]+[.AQ34]" office:value-type="float" office:value="0" calcext:value-type="float">
            <text:p>0</text:p>
          </table:table-cell>
          <table:table-cell table:style-name="ce22" table:formula="of:=SUM([.M34:.V34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8" office:value-type="float" office:value="1432270" calcext:value-type="float">
            <text:p>1432270</text:p>
          </table:table-cell>
          <table:table-cell table:style-name="ce61" table:number-columns-repeated="5"/>
          <table:table-cell table:style-name="ce66"/>
          <table:table-cell table:style-name="ce70" office:value-type="float" office:value="27800" calcext:value-type="float">
            <text:p>27800</text:p>
          </table:table-cell>
          <table:table-cell table:style-name="ce69" table:number-columns-repeated="5"/>
          <table:table-cell table:style-name="ce73" table:number-columns-repeated="4"/>
          <table:table-cell table:style-name="ce70" office:value-type="float" office:value="29230" calcext:value-type="float">
            <text:p>29230</text:p>
          </table:table-cell>
          <table:table-cell table:style-name="ce70" table:number-columns-repeated="2"/>
          <table:table-cell table:style-name="ce69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2"/>
          <table:table-cell table:style-name="ce89" office:value-type="float" office:value="22496" calcext:value-type="float">
            <text:p>22496</text:p>
          </table:table-cell>
          <table:table-cell table:style-name="ce89" office:value-type="float" office:value="528000" calcext:value-type="float">
            <text:p>528000</text:p>
          </table:table-cell>
          <table:table-cell table:style-name="ce89" table:number-columns-repeated="3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2" office:value-type="float" office:value="29600" calcext:value-type="float">
            <text:p>29600</text:p>
          </table:table-cell>
          <table:table-cell table:style-name="ce61" table:number-columns-repeated="2"/>
          <table:table-cell table:style-name="ce62" office:value-type="float" office:value="7696" calcext:value-type="float">
            <text:p>7696</text:p>
          </table:table-cell>
          <table:table-cell table:style-name="ce62" table:number-columns-repeated="2"/>
          <table:table-cell table:style-name="ce61"/>
          <table:table-cell table:number-columns-repeated="908"/>
        </table:table-row>
        <table:table-row table:style-name="ro1">
          <table:table-cell table:style-name="ce4" office:value-type="string" calcext:value-type="string">
            <text:p>WIND-OFFSHORE-7-DDSG</text:p>
          </table:table-cell>
          <table:table-cell table:style-name="ce4" office:value-type="string" calcext:value-type="string">
            <text:p>7 MW offshore wind turbine, gearless DDSG</text:p>
          </table:table-cell>
          <table:table-cell table:style-name="ce4" office:value-type="string" calcext:value-type="string">
            <text:p>ELEC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Zimmermann et al. 2013</text:p>
          </table:table-cell>
          <table:table-cell table:style-name="ce4" office:value-type="string" calcext:value-type="string">
            <text:p>Includes production waste and lifetime materials use </text:p>
          </table:table-cell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35]+[.AA35]+[.AA35]+[.AD35]+[.AH35]+[.AL35]+[.AQ35]" office:value-type="float" office:value="0" calcext:value-type="float">
            <text:p>0</text:p>
          </table:table-cell>
          <table:table-cell table:style-name="ce22" table:formula="of:=SUM([.M35:.V35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8" office:value-type="float" office:value="2066330" calcext:value-type="float">
            <text:p>2066330</text:p>
          </table:table-cell>
          <table:table-cell table:style-name="ce61" table:number-columns-repeated="5"/>
          <table:table-cell table:style-name="ce66"/>
          <table:table-cell table:style-name="ce70" office:value-type="float" office:value="39500" calcext:value-type="float">
            <text:p>39500</text:p>
          </table:table-cell>
          <table:table-cell table:style-name="ce69" table:number-columns-repeated="5"/>
          <table:table-cell table:style-name="ce73" table:number-columns-repeated="4"/>
          <table:table-cell table:style-name="ce70" office:value-type="float" office:value="42170" calcext:value-type="float">
            <text:p>42170</text:p>
          </table:table-cell>
          <table:table-cell table:style-name="ce70" table:number-columns-repeated="2"/>
          <table:table-cell table:style-name="ce69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2"/>
          <table:table-cell table:style-name="ce89" office:value-type="float" office:value="42636" calcext:value-type="float">
            <text:p>42636</text:p>
          </table:table-cell>
          <table:table-cell table:style-name="ce89" office:value-type="float" office:value="739200" calcext:value-type="float">
            <text:p>739200</text:p>
          </table:table-cell>
          <table:table-cell table:style-name="ce89" table:number-columns-repeated="3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2" office:value-type="float" office:value="56100" calcext:value-type="float">
            <text:p>56100</text:p>
          </table:table-cell>
          <table:table-cell table:style-name="ce61" table:number-columns-repeated="2"/>
          <table:table-cell table:style-name="ce62" office:value-type="float" office:value="14586" calcext:value-type="float">
            <text:p>14586</text:p>
          </table:table-cell>
          <table:table-cell table:style-name="ce62" table:number-columns-repeated="2"/>
          <table:table-cell table:style-name="ce61"/>
          <table:table-cell table:number-columns-repeated="908"/>
        </table:table-row>
        <table:table-row table:style-name="ro1">
          <table:table-cell table:style-name="ce4" office:value-type="string" calcext:value-type="string">
            <text:p>WIND-OFFSHORE-12-DDSG</text:p>
          </table:table-cell>
          <table:table-cell table:style-name="ce4" office:value-type="string" calcext:value-type="string">
            <text:p>12 MW offshore wind turbine, gearless DDSG</text:p>
          </table:table-cell>
          <table:table-cell table:style-name="ce4" office:value-type="string" calcext:value-type="string">
            <text:p>ELEC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Zimmermann et al. 2013</text:p>
          </table:table-cell>
          <table:table-cell table:style-name="ce4" office:value-type="string" calcext:value-type="string">
            <text:p>Includes production waste and lifetime materials use </text:p>
          </table:table-cell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36]+[.AA36]+[.AA36]+[.AD36]+[.AH36]+[.AL36]+[.AQ36]" office:value-type="float" office:value="0" calcext:value-type="float">
            <text:p>0</text:p>
          </table:table-cell>
          <table:table-cell table:style-name="ce22" table:formula="of:=SUM([.M36:.V36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8" office:value-type="float" office:value="1312024" calcext:value-type="float">
            <text:p>1312024</text:p>
          </table:table-cell>
          <table:table-cell table:style-name="ce61" table:number-columns-repeated="5"/>
          <table:table-cell table:style-name="ce66"/>
          <table:table-cell table:style-name="ce70" office:value-type="float" office:value="59000" calcext:value-type="float">
            <text:p>59000</text:p>
          </table:table-cell>
          <table:table-cell table:style-name="ce69" table:number-columns-repeated="5"/>
          <table:table-cell table:style-name="ce73" table:number-columns-repeated="4"/>
          <table:table-cell table:style-name="ce70" office:value-type="float" office:value="26776" calcext:value-type="float">
            <text:p>26776</text:p>
          </table:table-cell>
          <table:table-cell table:style-name="ce70" table:number-columns-repeated="2"/>
          <table:table-cell table:style-name="ce69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2"/>
          <table:table-cell table:style-name="ce89" office:value-type="float" office:value="52744" calcext:value-type="float">
            <text:p>52744</text:p>
          </table:table-cell>
          <table:table-cell table:style-name="ce88" table:number-columns-repeated="4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2" office:value-type="float" office:value="69400" calcext:value-type="float">
            <text:p>69400</text:p>
          </table:table-cell>
          <table:table-cell table:style-name="ce61" table:number-columns-repeated="2"/>
          <table:table-cell table:style-name="ce62" office:value-type="float" office:value="18044" calcext:value-type="float">
            <text:p>18044</text:p>
          </table:table-cell>
          <table:table-cell table:style-name="ce62" table:number-columns-repeated="2"/>
          <table:table-cell table:style-name="ce61"/>
          <table:table-cell table:number-columns-repeated="908"/>
        </table:table-row>
        <table:table-row table:style-name="ro1">
          <table:table-cell table:style-name="ce4" office:value-type="string" calcext:value-type="string">
            <text:p>WIND-OFFSHORE-24-DDSG</text:p>
          </table:table-cell>
          <table:table-cell table:style-name="ce4" office:value-type="string" calcext:value-type="string">
            <text:p>24 MW offshore wind turbine, gearless DDSG</text:p>
          </table:table-cell>
          <table:table-cell table:style-name="ce4" office:value-type="string" calcext:value-type="string">
            <text:p>ELEC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Zimmermann et al. 2013</text:p>
          </table:table-cell>
          <table:table-cell table:style-name="ce4" office:value-type="string" calcext:value-type="string">
            <text:p>Includes production waste and lifetime materials use </text:p>
          </table:table-cell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37]+[.AA37]+[.AA37]+[.AD37]+[.AH37]+[.AL37]+[.AQ37]" office:value-type="float" office:value="0" calcext:value-type="float">
            <text:p>0</text:p>
          </table:table-cell>
          <table:table-cell table:style-name="ce22" table:formula="of:=SUM([.M37:.V37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8" office:value-type="float" office:value="9968756" calcext:value-type="float">
            <text:p>9968756</text:p>
          </table:table-cell>
          <table:table-cell table:style-name="ce61" table:number-columns-repeated="5"/>
          <table:table-cell table:style-name="ce66"/>
          <table:table-cell table:style-name="ce70" office:value-type="float" office:value="117500" calcext:value-type="float">
            <text:p>117500</text:p>
          </table:table-cell>
          <table:table-cell table:style-name="ce69" table:number-columns-repeated="5"/>
          <table:table-cell table:style-name="ce73" table:number-columns-repeated="4"/>
          <table:table-cell table:style-name="ce70" office:value-type="float" office:value="203444" calcext:value-type="float">
            <text:p>203444</text:p>
          </table:table-cell>
          <table:table-cell table:style-name="ce70" table:number-columns-repeated="2"/>
          <table:table-cell table:style-name="ce69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2"/>
          <table:table-cell table:style-name="ce89" office:value-type="float" office:value="136914" calcext:value-type="float">
            <text:p>136914</text:p>
          </table:table-cell>
          <table:table-cell table:style-name="ce88" table:number-columns-repeated="4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2" office:value-type="float" office:value="180150" calcext:value-type="float">
            <text:p>180150</text:p>
          </table:table-cell>
          <table:table-cell table:style-name="ce61" table:number-columns-repeated="2"/>
          <table:table-cell table:style-name="ce62" office:value-type="float" office:value="46839" calcext:value-type="float">
            <text:p>46839</text:p>
          </table:table-cell>
          <table:table-cell table:style-name="ce62" table:number-columns-repeated="2"/>
          <table:table-cell table:style-name="ce61"/>
          <table:table-cell table:number-columns-repeated="908"/>
        </table:table-row>
        <table:table-row table:style-name="ro1">
          <table:table-cell table:style-name="ce4" office:value-type="string" calcext:value-type="string">
            <text:p>WIND-OFFSHORE-5-DFIG</text:p>
          </table:table-cell>
          <table:table-cell table:style-name="ce4" office:value-type="string" calcext:value-type="string">
            <text:p>5 MW offshore wind turbine, geared DFIG</text:p>
          </table:table-cell>
          <table:table-cell table:style-name="ce4" office:value-type="string" calcext:value-type="string">
            <text:p>ELEC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Zimmermann et al. 2013</text:p>
          </table:table-cell>
          <table:table-cell table:style-name="ce4" office:value-type="string" calcext:value-type="string">
            <text:p>Includes production waste and lifetime materials use </text:p>
          </table:table-cell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38]+[.AA38]+[.AA38]+[.AD38]+[.AH38]+[.AL38]+[.AQ38]" office:value-type="float" office:value="0" calcext:value-type="float">
            <text:p>0</text:p>
          </table:table-cell>
          <table:table-cell table:style-name="ce22" table:formula="of:=SUM([.M38:.V38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8" office:value-type="float" office:value="1429624" calcext:value-type="float">
            <text:p>1429624</text:p>
          </table:table-cell>
          <table:table-cell table:style-name="ce61" table:number-columns-repeated="5"/>
          <table:table-cell table:style-name="ce66"/>
          <table:table-cell table:style-name="ce70" office:value-type="float" office:value="12600" calcext:value-type="float">
            <text:p>12600</text:p>
          </table:table-cell>
          <table:table-cell table:style-name="ce69" table:number-columns-repeated="5"/>
          <table:table-cell table:style-name="ce73" table:number-columns-repeated="4"/>
          <table:table-cell table:style-name="ce70" office:value-type="float" office:value="29176" calcext:value-type="float">
            <text:p>29176</text:p>
          </table:table-cell>
          <table:table-cell table:style-name="ce70" table:number-columns-repeated="2"/>
          <table:table-cell table:style-name="ce69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2"/>
          <table:table-cell table:style-name="ce89" office:value-type="float" office:value="29222" calcext:value-type="float">
            <text:p>29222</text:p>
          </table:table-cell>
          <table:table-cell table:style-name="ce89" office:value-type="float" office:value="528000" calcext:value-type="float">
            <text:p>528000</text:p>
          </table:table-cell>
          <table:table-cell table:style-name="ce89" table:number-columns-repeated="3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2" office:value-type="float" office:value="38450" calcext:value-type="float">
            <text:p>38450</text:p>
          </table:table-cell>
          <table:table-cell table:style-name="ce61" table:number-columns-repeated="2"/>
          <table:table-cell table:style-name="ce62" office:value-type="float" office:value="9997" calcext:value-type="float">
            <text:p>9997</text:p>
          </table:table-cell>
          <table:table-cell table:style-name="ce62" table:number-columns-repeated="2"/>
          <table:table-cell table:style-name="ce61"/>
          <table:table-cell table:number-columns-repeated="908"/>
        </table:table-row>
        <table:table-row table:style-name="ro1">
          <table:table-cell table:style-name="ce4" office:value-type="string" calcext:value-type="string">
            <text:p>WIND-OFFSHORE-7-DFIG</text:p>
          </table:table-cell>
          <table:table-cell table:style-name="ce4" office:value-type="string" calcext:value-type="string">
            <text:p>7 MW offshore wind turbine, geared DFIG</text:p>
          </table:table-cell>
          <table:table-cell table:style-name="ce4" office:value-type="string" calcext:value-type="string">
            <text:p>ELEC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Zimmermann et al. 2013</text:p>
          </table:table-cell>
          <table:table-cell table:style-name="ce4" office:value-type="string" calcext:value-type="string">
            <text:p>Includes production waste and lifetime materials use </text:p>
          </table:table-cell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39]+[.AA39]+[.AA39]+[.AD39]+[.AH39]+[.AL39]+[.AQ39]" office:value-type="float" office:value="0" calcext:value-type="float">
            <text:p>0</text:p>
          </table:table-cell>
          <table:table-cell table:style-name="ce22" table:formula="of:=SUM([.M39:.V39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8" office:value-type="float" office:value="2168152" calcext:value-type="float">
            <text:p>2168152</text:p>
          </table:table-cell>
          <table:table-cell table:style-name="ce61" table:number-columns-repeated="5"/>
          <table:table-cell table:style-name="ce66"/>
          <table:table-cell table:style-name="ce70" office:value-type="float" office:value="21400" calcext:value-type="float">
            <text:p>21400</text:p>
          </table:table-cell>
          <table:table-cell table:style-name="ce69" table:number-columns-repeated="5"/>
          <table:table-cell table:style-name="ce73" table:number-columns-repeated="4"/>
          <table:table-cell table:style-name="ce70" office:value-type="float" office:value="44248" calcext:value-type="float">
            <text:p>44248</text:p>
          </table:table-cell>
          <table:table-cell table:style-name="ce70" table:number-columns-repeated="2"/>
          <table:table-cell table:style-name="ce69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2"/>
          <table:table-cell table:style-name="ce89" office:value-type="float" office:value="54416" calcext:value-type="float">
            <text:p>54416</text:p>
          </table:table-cell>
          <table:table-cell table:style-name="ce89" office:value-type="float" office:value="739200" calcext:value-type="float">
            <text:p>739200</text:p>
          </table:table-cell>
          <table:table-cell table:style-name="ce89" table:number-columns-repeated="3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2" office:value-type="float" office:value="71600" calcext:value-type="float">
            <text:p>71600</text:p>
          </table:table-cell>
          <table:table-cell table:style-name="ce61" table:number-columns-repeated="2"/>
          <table:table-cell table:style-name="ce62" office:value-type="float" office:value="18616" calcext:value-type="float">
            <text:p>18616</text:p>
          </table:table-cell>
          <table:table-cell table:style-name="ce62" table:number-columns-repeated="2"/>
          <table:table-cell table:style-name="ce61"/>
          <table:table-cell table:number-columns-repeated="908"/>
        </table:table-row>
        <table:table-row table:style-name="ro1">
          <table:table-cell table:style-name="ce4" office:value-type="string" calcext:value-type="string">
            <text:p>WIND-OFFSHORE-12-DFIG</text:p>
          </table:table-cell>
          <table:table-cell table:style-name="ce4" office:value-type="string" calcext:value-type="string">
            <text:p>12 MW offshore wind turbine, geared DFIG</text:p>
          </table:table-cell>
          <table:table-cell table:style-name="ce4" office:value-type="string" calcext:value-type="string">
            <text:p>ELEC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Zimmermann et al. 2013</text:p>
          </table:table-cell>
          <table:table-cell table:style-name="ce4" office:value-type="string" calcext:value-type="string">
            <text:p>Includes production waste and lifetime materials use </text:p>
          </table:table-cell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40]+[.AA40]+[.AA40]+[.AD40]+[.AH40]+[.AL40]+[.AQ40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8" office:value-type="float" office:value="1412376" calcext:value-type="float">
            <text:p>1412376</text:p>
          </table:table-cell>
          <table:table-cell table:style-name="ce61" table:number-columns-repeated="5"/>
          <table:table-cell table:style-name="ce66"/>
          <table:table-cell table:style-name="ce70" office:value-type="float" office:value="10700" calcext:value-type="float">
            <text:p>10700</text:p>
          </table:table-cell>
          <table:table-cell table:style-name="ce69" table:number-columns-repeated="5"/>
          <table:table-cell table:style-name="ce73" table:number-columns-repeated="4"/>
          <table:table-cell table:style-name="ce70" office:value-type="float" office:value="28824" calcext:value-type="float">
            <text:p>28824</text:p>
          </table:table-cell>
          <table:table-cell table:style-name="ce70" table:number-columns-repeated="2"/>
          <table:table-cell table:style-name="ce69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2"/>
          <table:table-cell table:style-name="ce89" office:value-type="float" office:value="42750" calcext:value-type="float">
            <text:p>42750</text:p>
          </table:table-cell>
          <table:table-cell table:style-name="ce88" table:number-columns-repeated="4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2" office:value-type="float" office:value="56250" calcext:value-type="float">
            <text:p>56250</text:p>
          </table:table-cell>
          <table:table-cell table:style-name="ce61" table:number-columns-repeated="2"/>
          <table:table-cell table:style-name="ce62" office:value-type="float" office:value="14625" calcext:value-type="float">
            <text:p>14625</text:p>
          </table:table-cell>
          <table:table-cell table:style-name="ce62" table:number-columns-repeated="2"/>
          <table:table-cell table:style-name="ce61"/>
          <table:table-cell table:number-columns-repeated="908"/>
        </table:table-row>
        <table:table-row table:style-name="ro1">
          <table:table-cell table:style-name="ce4" office:value-type="string" calcext:value-type="string">
            <text:p>WIND-OFFSHORE-24-DFIG</text:p>
          </table:table-cell>
          <table:table-cell table:style-name="ce4" office:value-type="string" calcext:value-type="string">
            <text:p>24 MW offshore wind turbine, geared DFIG</text:p>
          </table:table-cell>
          <table:table-cell table:style-name="ce4" office:value-type="string" calcext:value-type="string">
            <text:p>ELEC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Zimmermann et al. 2013</text:p>
          </table:table-cell>
          <table:table-cell table:style-name="ce4" office:value-type="string" calcext:value-type="string">
            <text:p>Includes production waste and lifetime materials use </text:p>
          </table:table-cell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41]+[.AA41]+[.AA41]+[.AD41]+[.AH41]+[.AL41]+[.AQ41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8" office:value-type="float" office:value="10189844" calcext:value-type="float">
            <text:p>10189844</text:p>
          </table:table-cell>
          <table:table-cell table:style-name="ce61" table:number-columns-repeated="2"/>
          <table:table-cell/>
          <table:table-cell table:style-name="ce61" table:number-columns-repeated="2"/>
          <table:table-cell table:style-name="ce66" table:formula="of:=SUM([.AZ41:.BN41])" office:value-type="float" office:value="233556" calcext:value-type="float">
            <text:p>233556</text:p>
          </table:table-cell>
          <table:table-cell table:style-name="ce70" office:value-type="float" office:value="25600" calcext:value-type="float">
            <text:p>25600</text:p>
          </table:table-cell>
          <table:table-cell table:style-name="ce69" table:number-columns-repeated="5"/>
          <table:table-cell table:style-name="ce73" table:number-columns-repeated="4"/>
          <table:table-cell table:style-name="ce70" office:value-type="float" office:value="207956" calcext:value-type="float">
            <text:p>207956</text:p>
          </table:table-cell>
          <table:table-cell table:style-name="ce70" table:number-columns-repeated="2"/>
          <table:table-cell table:style-name="ce69"/>
          <table:table-cell table:style-name="ce77" table:formula="of:=SUM([.BO41:.BR41])" office:value-type="float" office:value="0" calcext:value-type="float">
            <text:p>0</text:p>
          </table:table-cell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2"/>
          <table:table-cell table:style-name="ce89" office:value-type="float" office:value="291650" calcext:value-type="float">
            <text:p>291650</text:p>
          </table:table-cell>
          <table:table-cell table:style-name="ce88" table:number-columns-repeated="4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2" office:value-type="float" office:value="383750" calcext:value-type="float">
            <text:p>383750</text:p>
          </table:table-cell>
          <table:table-cell table:style-name="ce61" table:number-columns-repeated="2"/>
          <table:table-cell table:style-name="ce62" office:value-type="float" office:value="99775" calcext:value-type="float">
            <text:p>99775</text:p>
          </table:table-cell>
          <table:table-cell table:style-name="ce62" table:number-columns-repeated="2"/>
          <table:table-cell table:style-name="ce61"/>
          <table:table-cell table:number-columns-repeated="908"/>
        </table:table-row>
        <table:table-row table:style-name="ro1">
          <table:table-cell table:style-name="ce4" office:value-type="string" calcext:value-type="string">
            <text:p>CAR-ICE-2015_Corolla</text:p>
          </table:table-cell>
          <table:table-cell table:style-name="ce4" office:value-type="string" calcext:value-type="string">
            <text:p>2015 Toyota Corolla</text:p>
          </table:table-cell>
          <table:table-cell table:style-name="ce4" office:value-type="string" calcext:value-type="string">
            <text:p>CAR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70" calcext:value-type="float">
            <text:p>1270</text:p>
          </table:table-cell>
          <table:table-cell table:style-name="ce4" office:value-type="string" calcext:value-type="string">
            <text:p>Mayyaas et al. 2018</text:p>
          </table:table-cell>
          <table:table-cell table:style-name="ce4" office:value-type="string" calcext:value-type="string">
            <text:p>Curb weight with 90% fuel</text:p>
          </table:table-cell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42]+[.AA42]+[.AA42]+[.AD42]+[.AH42]+[.AL42]+[.AQ42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 table:formula="of:=SUM([.AT42:.AW42])" office:value-type="float" office:value="930.7" calcext:value-type="float">
            <text:p>930.7</text:p>
          </table:table-cell>
          <table:table-cell table:style-name="ce62" office:value-type="float" office:value="354" calcext:value-type="float">
            <text:p>354</text:p>
          </table:table-cell>
          <table:table-cell table:style-name="ce62" table:formula="of:=460.6+13.9" office:value-type="float" office:value="474.5" calcext:value-type="float">
            <text:p>474.5</text:p>
          </table:table-cell>
          <table:table-cell table:style-name="ce62" office:value-type="float" office:value="87.6" calcext:value-type="float">
            <text:p>87.6</text:p>
          </table:table-cell>
          <table:table-cell table:style-name="ce62" office:value-type="float" office:value="14.6" calcext:value-type="float">
            <text:p>14.6</text:p>
          </table:table-cell>
          <table:table-cell table:style-name="ce62"/>
          <table:table-cell table:style-name="ce66"/>
          <table:table-cell table:style-name="ce70" office:value-type="float" office:value="13.9" calcext:value-type="float">
            <text:p>13.9</text:p>
          </table:table-cell>
          <table:table-cell table:style-name="ce69" table:number-columns-repeated="2"/>
          <table:table-cell table:style-name="ce70" office:value-type="float" office:value="5.1" calcext:value-type="float">
            <text:p>5.1</text:p>
          </table:table-cell>
          <table:table-cell table:style-name="ce69" table:number-columns-repeated="2"/>
          <table:table-cell table:style-name="ce73" table:number-columns-repeated="4"/>
          <table:table-cell table:style-name="ce70" office:value-type="float" office:value="60.6" calcext:value-type="float">
            <text:p>60.6</text:p>
          </table:table-cell>
          <table:table-cell table:style-name="ce70" table:number-columns-repeated="2"/>
          <table:table-cell table:style-name="ce69"/>
          <table:table-cell table:style-name="ce77"/>
          <table:table-cell table:style-name="ce73" table:number-columns-repeated="3"/>
          <table:table-cell table:style-name="ce74" office:value-type="float" office:value="57" calcext:value-type="float">
            <text:p>57</text:p>
          </table:table-cell>
          <table:table-cell table:style-name="ce73" table:number-columns-repeated="3"/>
          <table:table-cell table:style-name="ce81"/>
          <table:table-cell table:style-name="ce85" table:formula="of:=SUM([.BX42:.CF42])" office:value-type="float" office:value="0" calcext:value-type="float">
            <text:p>0</text:p>
          </table:table-cell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/>
          <table:table-cell table:style-name="ce89" office:value-type="float" office:value="29.2" calcext:value-type="float">
            <text:p>29.2</text:p>
          </table:table-cell>
          <table:table-cell table:style-name="ce88" table:number-columns-repeated="5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2" office:value-type="float" office:value="81.7" calcext:value-type="float">
            <text:p>81.7</text:p>
          </table:table-cell>
          <table:table-cell table:style-name="ce62" office:value-type="float" office:value="44.5" calcext:value-type="float">
            <text:p>44.5</text:p>
          </table:table-cell>
          <table:table-cell table:style-name="ce61" table:number-columns-repeated="4"/>
          <table:table-cell table:style-name="ce62" office:value-type="float" office:value="62.8" calcext:value-type="float">
            <office:annotation draw:style-name="gr1" draw:text-style-name="P2" svg:width="320.63pt" svg:height="42.75pt" svg:x="9474.58pt" svg:y="669pt" draw:caption-point-x="-11.54pt" draw:caption-point-y="-22.99pt">
              <dc:date>2021-03-09T00:00:00</dc:date>
              <text:p text:style-name="P1">Fluids</text:p>
              <text:p text:style-name="P1"/>
            </office:annotation>
            <text:p>62.8</text:p>
          </table:table-cell>
          <table:table-cell table:number-columns-repeated="908"/>
        </table:table-row>
        <table:table-row table:style-name="ro1">
          <table:table-cell table:style-name="ce5" office:value-type="string" calcext:value-type="string">
            <text:p>CAR-EV-2015_Nissan_Leaf</text:p>
          </table:table-cell>
          <table:table-cell table:style-name="ce4" office:value-type="string" calcext:value-type="string">
            <text:p>2015 Nissan Leaf, 24 kWh battery. DOES NOT INCLUDE BATTERY MATERIALS</text:p>
          </table:table-cell>
          <table:table-cell table:style-name="ce4" office:value-type="string" calcext:value-type="string">
            <text:p>CAR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71" calcext:value-type="float">
            <text:p>1471</text:p>
          </table:table-cell>
          <table:table-cell table:style-name="ce4" office:value-type="string" calcext:value-type="string">
            <text:p>Mayyaas et al. 2018</text:p>
          </table:table-cell>
          <table:table-cell table:style-name="ce4" office:value-type="string" calcext:value-type="string">
            <text:p>Weight includes battery.</text:p>
          </table:table-cell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43]+[.AA43]+[.AA43]+[.AD43]+[.AH43]+[.AL43]+[.AQ43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 table:formula="of:=SUM([.AT43:.AW43])" office:value-type="float" office:value="862.5" calcext:value-type="float">
            <text:p>862.5</text:p>
          </table:table-cell>
          <table:table-cell table:style-name="ce62" office:value-type="float" office:value="328.1" calcext:value-type="float">
            <text:p>328.1</text:p>
          </table:table-cell>
          <table:table-cell table:style-name="ce62" table:formula="of:=426.8+12.9" office:value-type="float" office:value="439.7" calcext:value-type="float">
            <text:p>439.7</text:p>
          </table:table-cell>
          <table:table-cell table:style-name="ce62" office:value-type="float" office:value="81.2" calcext:value-type="float">
            <text:p>81.2</text:p>
          </table:table-cell>
          <table:table-cell table:style-name="ce62" office:value-type="float" office:value="13.5" calcext:value-type="float">
            <text:p>13.5</text:p>
          </table:table-cell>
          <table:table-cell table:style-name="ce62"/>
          <table:table-cell table:style-name="ce66"/>
          <table:table-cell table:style-name="ce70" office:value-type="float" office:value="12.9" calcext:value-type="float">
            <text:p>12.9</text:p>
          </table:table-cell>
          <table:table-cell table:style-name="ce69" table:number-columns-repeated="2"/>
          <table:table-cell table:style-name="ce70" office:value-type="float" office:value="4.7" calcext:value-type="float">
            <text:p>4.7</text:p>
          </table:table-cell>
          <table:table-cell table:style-name="ce69" table:number-columns-repeated="2"/>
          <table:table-cell table:style-name="ce73" table:number-columns-repeated="4"/>
          <table:table-cell table:style-name="ce70" office:value-type="float" office:value="56.1" calcext:value-type="float">
            <text:p>56.1</text:p>
          </table:table-cell>
          <table:table-cell table:style-name="ce70" table:number-columns-repeated="2"/>
          <table:table-cell table:style-name="ce69"/>
          <table:table-cell table:style-name="ce77"/>
          <table:table-cell table:style-name="ce73" table:number-columns-repeated="3"/>
          <table:table-cell table:style-name="ce74" office:value-type="float" office:value="38.5" calcext:value-type="float">
            <text:p>38.5</text:p>
          </table:table-cell>
          <table:table-cell table:style-name="ce73" table:number-columns-repeated="3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/>
          <table:table-cell table:style-name="ce89" office:value-type="float" office:value="27.1" calcext:value-type="float">
            <text:p>27.1</text:p>
          </table:table-cell>
          <table:table-cell table:style-name="ce88" table:number-columns-repeated="5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2" office:value-type="float" office:value="75.8" calcext:value-type="float">
            <text:p>75.8</text:p>
          </table:table-cell>
          <table:table-cell table:style-name="ce62" office:value-type="float" office:value="41.3" calcext:value-type="float">
            <text:p>41.3</text:p>
          </table:table-cell>
          <table:table-cell table:style-name="ce61" table:number-columns-repeated="4"/>
          <table:table-cell table:style-name="ce62" office:value-type="float" office:value="58.2" calcext:value-type="float">
            <office:annotation draw:style-name="gr2" draw:text-style-name="P2" svg:width="320.63pt" svg:height="27.01pt" svg:x="9474.58pt" svg:y="684.74pt" draw:caption-point-x="-11.54pt" draw:caption-point-y="-22.96pt">
              <dc:date>2021-03-09T00:00:00</dc:date>
              <text:p text:style-name="P1">Fluids</text:p>
            </office:annotation>
            <text:p>58.2</text:p>
          </table:table-cell>
          <table:table-cell table:number-columns-repeated="908"/>
        </table:table-row>
        <table:table-row table:style-name="ro1">
          <table:table-cell table:style-name="ce5" office:value-type="string" calcext:value-type="string">
            <text:p>CAR-PHEV-2015_Prius</text:p>
          </table:table-cell>
          <table:table-cell table:style-name="ce4" office:value-type="string" calcext:value-type="string">
            <text:p>2015 Toyota Prius PHEV, 4.4 kWh battery. DOES NOT INCLUDE BATTERY MATERIALS</text:p>
          </table:table-cell>
          <table:table-cell table:style-name="ce4" office:value-type="string" calcext:value-type="string">
            <text:p>CAR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50" calcext:value-type="float">
            <text:p>1450</text:p>
          </table:table-cell>
          <table:table-cell table:style-name="ce4" office:value-type="string" calcext:value-type="string">
            <text:p>Mayyaas et al. 2018</text:p>
          </table:table-cell>
          <table:table-cell table:style-name="ce4" office:value-type="string" calcext:value-type="string">
            <text:p>Weight includes battery.</text:p>
          </table:table-cell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44]+[.AA44]+[.AA44]+[.AD44]+[.AH44]+[.AL44]+[.AQ44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 table:formula="of:=SUM([.AT44:.AW44])" office:value-type="float" office:value="1003.9" calcext:value-type="float">
            <text:p>1003.9</text:p>
          </table:table-cell>
          <table:table-cell table:style-name="ce62" office:value-type="float" office:value="381.9" calcext:value-type="float">
            <text:p>381.9</text:p>
          </table:table-cell>
          <table:table-cell table:style-name="ce61" table:formula="of:=496.8+15" office:value-type="float" office:value="511.8" calcext:value-type="float">
            <text:p>511.8</text:p>
          </table:table-cell>
          <table:table-cell table:style-name="ce62" office:value-type="float" office:value="94.5" calcext:value-type="float">
            <text:p>94.5</text:p>
          </table:table-cell>
          <table:table-cell table:style-name="ce62" office:value-type="float" office:value="15.7" calcext:value-type="float">
            <text:p>15.7</text:p>
          </table:table-cell>
          <table:table-cell table:style-name="ce62"/>
          <table:table-cell table:style-name="ce66"/>
          <table:table-cell table:style-name="ce70" office:value-type="float" office:value="15" calcext:value-type="float">
            <text:p>15</text:p>
          </table:table-cell>
          <table:table-cell table:style-name="ce69" table:number-columns-repeated="2"/>
          <table:table-cell table:style-name="ce70" office:value-type="float" office:value="5.5" calcext:value-type="float">
            <text:p>5.5</text:p>
          </table:table-cell>
          <table:table-cell table:style-name="ce69" table:number-columns-repeated="2"/>
          <table:table-cell table:style-name="ce73" table:number-columns-repeated="4"/>
          <table:table-cell table:style-name="ce70" office:value-type="float" office:value="65.4" calcext:value-type="float">
            <text:p>65.4</text:p>
          </table:table-cell>
          <table:table-cell table:style-name="ce70" table:number-columns-repeated="2"/>
          <table:table-cell table:style-name="ce69"/>
          <table:table-cell table:style-name="ce77"/>
          <table:table-cell table:style-name="ce73" table:number-columns-repeated="3"/>
          <table:table-cell table:style-name="ce73" table:formula="of:=9.4+35.4" office:value-type="float" office:value="44.8" calcext:value-type="float">
            <text:p>44.8</text:p>
          </table:table-cell>
          <table:table-cell table:style-name="ce73" table:number-columns-repeated="3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/>
          <table:table-cell table:style-name="ce89" office:value-type="float" office:value="31.5" calcext:value-type="float">
            <text:p>31.5</text:p>
          </table:table-cell>
          <table:table-cell table:style-name="ce88" table:number-columns-repeated="5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2" office:value-type="float" office:value="88.2" calcext:value-type="float">
            <text:p>88.2</text:p>
          </table:table-cell>
          <table:table-cell table:style-name="ce62" office:value-type="float" office:value="48" calcext:value-type="float">
            <text:p>48</text:p>
          </table:table-cell>
          <table:table-cell table:style-name="ce61" table:number-columns-repeated="4"/>
          <table:table-cell table:style-name="ce62" office:value-type="float" office:value="67.7" calcext:value-type="float">
            <office:annotation draw:style-name="gr1" draw:text-style-name="P2" svg:width="320.63pt" svg:height="42.75pt" svg:x="9474.58pt" svg:y="700.5pt" draw:caption-point-x="-11.54pt" draw:caption-point-y="-22.99pt">
              <dc:date>2021-03-09T00:00:00</dc:date>
              <text:p text:style-name="P1">Fluids</text:p>
              <text:p text:style-name="P1"/>
            </office:annotation>
            <text:p>67.7</text:p>
          </table:table-cell>
          <table:table-cell table:number-columns-repeated="908"/>
        </table:table-row>
        <table:table-row table:style-name="ro1">
          <table:table-cell table:style-name="ce5" office:value-type="string" calcext:value-type="string">
            <text:p>CAR-EV-2015_Nissan_Leaf_w_Al_body</text:p>
          </table:table-cell>
          <table:table-cell table:style-name="ce4" office:value-type="string" calcext:value-type="string">
            <text:p>2015 Nissan Leaf, 24 kWh battery, with Al body. DOES NOT INCLUDE BATTERY MATERIALS</text:p>
          </table:table-cell>
          <table:table-cell/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54.5" calcext:value-type="float">
            <text:p>1354.5</text:p>
          </table:table-cell>
          <table:table-cell table:style-name="ce4" office:value-type="string" calcext:value-type="string">
            <text:p>Mayyaas et al. 2018</text:p>
          </table:table-cell>
          <table:table-cell table:style-name="ce4" office:value-type="string" calcext:value-type="string">
            <text:p>Weight includes battery.</text:p>
          </table:table-cell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45]+[.AA45]+[.AA45]+[.AD45]+[.AH45]+[.AL45]+[.AQ45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/>
          <table:table-cell table:style-name="ce62" office:value-type="float" office:value="328.1" calcext:value-type="float">
            <text:p>328.1</text:p>
          </table:table-cell>
          <table:table-cell table:style-name="ce61" table:formula="of:=38.4+12.9" office:value-type="float" office:value="51.3" calcext:value-type="float">
            <text:p>51.3</text:p>
          </table:table-cell>
          <table:table-cell table:style-name="ce62" office:value-type="float" office:value="81.2" calcext:value-type="float">
            <text:p>81.2</text:p>
          </table:table-cell>
          <table:table-cell table:style-name="ce62" office:value-type="float" office:value="13.5" calcext:value-type="float">
            <text:p>13.5</text:p>
          </table:table-cell>
          <table:table-cell table:style-name="ce62"/>
          <table:table-cell table:style-name="ce66"/>
          <table:table-cell table:style-name="ce70" office:value-type="float" office:value="12.9" calcext:value-type="float">
            <text:p>12.9</text:p>
          </table:table-cell>
          <table:table-cell table:style-name="ce69" table:number-columns-repeated="2"/>
          <table:table-cell table:style-name="ce70" office:value-type="float" office:value="4.7" calcext:value-type="float">
            <text:p>4.7</text:p>
          </table:table-cell>
          <table:table-cell table:style-name="ce69" table:number-columns-repeated="2"/>
          <table:table-cell table:style-name="ce73" table:number-columns-repeated="4"/>
          <table:table-cell table:style-name="ce70" office:value-type="float" office:value="328" calcext:value-type="float">
            <text:p>328</text:p>
          </table:table-cell>
          <table:table-cell table:style-name="ce70" table:number-columns-repeated="2"/>
          <table:table-cell table:style-name="ce69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/>
          <table:table-cell table:style-name="ce89" office:value-type="float" office:value="29.2" calcext:value-type="float">
            <text:p>29.2</text:p>
          </table:table-cell>
          <table:table-cell table:style-name="ce88" table:number-columns-repeated="5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2" office:value-type="float" office:value="75.8" calcext:value-type="float">
            <text:p>75.8</text:p>
          </table:table-cell>
          <table:table-cell table:style-name="ce62" office:value-type="float" office:value="41.3" calcext:value-type="float">
            <text:p>41.3</text:p>
          </table:table-cell>
          <table:table-cell table:style-name="ce61" table:number-columns-repeated="4"/>
          <table:table-cell table:style-name="ce62" office:value-type="float" office:value="58.2" calcext:value-type="float">
            <office:annotation draw:style-name="gr3" draw:text-style-name="P2" svg:width="320.63pt" svg:height="26.99pt" svg:x="9474.58pt" svg:y="716.26pt" draw:caption-point-x="-11.54pt" draw:caption-point-y="-22.99pt">
              <dc:date>2021-03-09T00:00:00</dc:date>
              <text:p text:style-name="P1">Fluids</text:p>
            </office:annotation>
            <text:p>58.2</text:p>
          </table:table-cell>
          <table:table-cell table:number-columns-repeated="908"/>
        </table:table-row>
        <table:table-row table:style-name="ro1">
          <table:table-cell table:style-name="ce5" office:value-type="string" calcext:value-type="string">
            <text:p>CAR-EV-2015_Nissan_Leaf_w_Mg_body</text:p>
          </table:table-cell>
          <table:table-cell table:style-name="ce4" office:value-type="string" calcext:value-type="string">
            <text:p>2015 Nissan Leaf, 24 kWh battery, with Mg body. DOES NOT INCLUDE BATTERY MATERIALS</text:p>
          </table:table-cell>
          <table:table-cell/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34.1" calcext:value-type="float">
            <text:p>1334.1</text:p>
          </table:table-cell>
          <table:table-cell table:style-name="ce4" office:value-type="string" calcext:value-type="string">
            <text:p>Mayyaas et al. 2018</text:p>
          </table:table-cell>
          <table:table-cell table:style-name="ce4" office:value-type="string" calcext:value-type="string">
            <text:p>Weight includes battery.</text:p>
          </table:table-cell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46]+[.AA46]+[.AA46]+[.AD46]+[.AH46]+[.AL46]+[.AQ46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/>
          <table:table-cell table:style-name="ce62" office:value-type="float" office:value="328.1" calcext:value-type="float">
            <text:p>328.1</text:p>
          </table:table-cell>
          <table:table-cell table:style-name="ce61" table:formula="of:=38.4+12.9" office:value-type="float" office:value="51.3" calcext:value-type="float">
            <text:p>51.3</text:p>
          </table:table-cell>
          <table:table-cell table:style-name="ce62" office:value-type="float" office:value="81.2" calcext:value-type="float">
            <text:p>81.2</text:p>
          </table:table-cell>
          <table:table-cell table:style-name="ce62" office:value-type="float" office:value="13.5" calcext:value-type="float">
            <text:p>13.5</text:p>
          </table:table-cell>
          <table:table-cell table:style-name="ce62"/>
          <table:table-cell table:style-name="ce66"/>
          <table:table-cell table:style-name="ce70" office:value-type="float" office:value="12.9" calcext:value-type="float">
            <text:p>12.9</text:p>
          </table:table-cell>
          <table:table-cell table:style-name="ce69" table:number-columns-repeated="2"/>
          <table:table-cell table:style-name="ce70" office:value-type="float" office:value="4.7" calcext:value-type="float">
            <text:p>4.7</text:p>
          </table:table-cell>
          <table:table-cell table:style-name="ce69" table:number-columns-repeated="2"/>
          <table:table-cell table:style-name="ce73" table:number-columns-repeated="4"/>
          <table:table-cell table:style-name="ce70" office:value-type="float" office:value="56.1" calcext:value-type="float">
            <text:p>56.1</text:p>
          </table:table-cell>
          <table:table-cell table:style-name="ce70" table:number-columns-repeated="2"/>
          <table:table-cell table:style-name="ce69"/>
          <table:table-cell table:style-name="ce77"/>
          <table:table-cell table:style-name="ce73" table:number-columns-repeated="3"/>
          <table:table-cell table:style-name="ce73" table:formula="of:=8.8+32.8" office:value-type="float" office:value="41.6" calcext:value-type="float">
            <text:p>41.6</text:p>
          </table:table-cell>
          <table:table-cell table:style-name="ce74" office:value-type="float" office:value="251.5" calcext:value-type="float">
            <text:p>251.5</text:p>
          </table:table-cell>
          <table:table-cell table:style-name="ce74" table:number-columns-repeated="2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/>
          <table:table-cell table:style-name="ce89" office:value-type="float" office:value="29.2" calcext:value-type="float">
            <text:p>29.2</text:p>
          </table:table-cell>
          <table:table-cell table:style-name="ce88" table:number-columns-repeated="5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2" office:value-type="float" office:value="75.8" calcext:value-type="float">
            <text:p>75.8</text:p>
          </table:table-cell>
          <table:table-cell table:style-name="ce62" office:value-type="float" office:value="41.3" calcext:value-type="float">
            <text:p>41.3</text:p>
          </table:table-cell>
          <table:table-cell table:style-name="ce61" table:number-columns-repeated="4"/>
          <table:table-cell table:style-name="ce62" office:value-type="float" office:value="58.2" calcext:value-type="float">
            <office:annotation draw:style-name="gr2" draw:text-style-name="P2" svg:width="320.63pt" svg:height="27.01pt" svg:x="9474.58pt" svg:y="731.99pt" draw:caption-point-x="-11.54pt" draw:caption-point-y="-22.96pt">
              <dc:date>2021-03-09T00:00:00</dc:date>
              <text:p text:style-name="P1">Fluids</text:p>
            </office:annotation>
            <text:p>58.2</text:p>
          </table:table-cell>
          <table:table-cell table:number-columns-repeated="908"/>
        </table:table-row>
        <table:table-row table:style-name="ro1">
          <table:table-cell table:style-name="ce4" office:value-type="string" calcext:value-type="string">
            <text:p>WIND-ONSHORE-AVG2.75MW</text:p>
          </table:table-cell>
          <table:table-cell table:style-name="ce4" office:value-type="string" calcext:value-type="string">
            <text:p>Average of Siemens G2 (2.3 MW) and D3 (3.2 MW) onshore turbines &amp; 13 km cable from 20-turbine park</text:p>
          </table:table-cell>
          <table:table-cell table:style-name="ce4" office:value-type="string" calcext:value-type="string">
            <text:p>ELEC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5700" calcext:value-type="float">
            <text:p>35700</text:p>
          </table:table-cell>
          <table:table-cell table:style-name="ce4" office:value-type="string" calcext:value-type="string">
            <text:p>Bonou et al. 2016</text:p>
          </table:table-cell>
          <table:table-cell table:style-name="ce4" office:value-type="string" calcext:value-type="string">
            <text:p>Includes all wind power plant components from the turbine up to the distribution wiring.</text:p>
          </table:table-cell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47]+[.AA47]+[.AA47]+[.AD47]+[.AH47]+[.AL47]+[.AQ47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formula="of:=35700*0.2%" office:value-type="float" office:value="71.4" calcext:value-type="float">
            <text:p>71.4</text:p>
          </table:table-cell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/>
          <table:table-cell table:style-name="ce61" table:formula="of:=35700*1.8/100" office:value-type="float" office:value="642.6" calcext:value-type="float">
            <text:p>642.6</text:p>
          </table:table-cell>
          <table:table-cell table:style-name="ce61" table:formula="of:=35700/100*20.5" office:value-type="float" office:value="7318.5" calcext:value-type="float">
            <text:p>7318.5</text:p>
          </table:table-cell>
          <table:table-cell table:style-name="ce61" table:number-columns-repeated="3"/>
          <table:table-cell table:style-name="ce66"/>
          <table:table-cell table:style-name="ce69" table:formula="of:=35700/100*0.7" office:value-type="float" office:value="249.9" calcext:value-type="float">
            <text:p>249.9</text:p>
          </table:table-cell>
          <table:table-cell table:style-name="ce69" table:number-columns-repeated="5"/>
          <table:table-cell table:style-name="ce73" table:number-columns-repeated="4"/>
          <table:table-cell table:style-name="ce69" table:formula="of:=35700/100*0.7" office:value-type="float" office:value="249.9" calcext:value-type="float">
            <text:p>249.9</text:p>
          </table:table-cell>
          <table:table-cell table:style-name="ce69" table:number-columns-repeated="3"/>
          <table:table-cell table:style-name="ce77"/>
          <table:table-cell table:style-name="ce73" table:number-columns-repeated="3"/>
          <table:table-cell table:style-name="ce73" table:formula="of:=8.8+32.8" office:value-type="float" office:value="41.6" calcext:value-type="float">
            <text:p>41.6</text:p>
          </table:table-cell>
          <table:table-cell table:style-name="ce73" table:number-columns-repeated="3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2"/>
          <table:table-cell table:style-name="ce88" table:formula="of:=35700/100*1" office:value-type="float" office:value="357" calcext:value-type="float">
            <text:p>357</text:p>
          </table:table-cell>
          <table:table-cell table:style-name="ce88" table:formula="of:=35700/100*72.8" office:value-type="float" office:value="25989.6" calcext:value-type="float">
            <text:p>25989.6</text:p>
          </table:table-cell>
          <table:table-cell table:style-name="ce88" table:number-columns-repeated="3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formula="of:=35700*0.8%" office:value-type="float" office:value="285.6" calcext:value-type="float">
            <text:p>285.6</text:p>
          </table:table-cell>
          <table:table-cell table:style-name="ce61" table:number-columns-repeated="2"/>
          <table:table-cell table:style-name="ce61" table:formula="of:=35700*1.2%" office:value-type="float" office:value="428.4" calcext:value-type="float">
            <text:p>428.4</text:p>
          </table:table-cell>
          <table:table-cell table:style-name="ce61" table:number-columns-repeated="3"/>
          <table:table-cell table:number-columns-repeated="908"/>
        </table:table-row>
        <table:table-row table:style-name="ro1">
          <table:table-cell table:style-name="ce4" office:value-type="string" calcext:value-type="string">
            <text:p>WIND-OFFSHORE-AVG5MW</text:p>
          </table:table-cell>
          <table:table-cell table:style-name="ce4" office:value-type="string" calcext:value-type="string">
            <text:p>Average of Siemens G4 (4 MW) and D6 (6 MW) turbines &amp; cable (30/50 km sea cable, 22 km land) from 80-turbine park</text:p>
          </table:table-cell>
          <table:table-cell table:style-name="ce4" office:value-type="string" calcext:value-type="string">
            <text:p>ELEC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2000" calcext:value-type="float">
            <text:p>142000</text:p>
          </table:table-cell>
          <table:table-cell table:style-name="ce4" office:value-type="string" calcext:value-type="string">
            <text:p>Bonou et al. 2016</text:p>
          </table:table-cell>
          <table:table-cell table:style-name="ce4" office:value-type="string" calcext:value-type="string">
            <text:p>Includes all wind power plant components from the turbine up to the distribution wiring.</text:p>
          </table:table-cell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48]+[.AA48]+[.AA48]+[.AD48]+[.AH48]+[.AL48]+[.AQ48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/>
          <table:table-cell table:style-name="ce61" table:formula="of:=142000*6.4%" office:value-type="float" office:value="9088" calcext:value-type="float">
            <text:p>9088</text:p>
          </table:table-cell>
          <table:table-cell table:style-name="ce61" table:formula="of:=142000*73%" office:value-type="float" office:value="103660" calcext:value-type="float">
            <text:p>103660</text:p>
          </table:table-cell>
          <table:table-cell table:style-name="ce61" table:number-columns-repeated="3"/>
          <table:table-cell table:style-name="ce66"/>
          <table:table-cell table:style-name="ce69" table:formula="of:=142000*1.4%" office:value-type="float" office:value="1988" calcext:value-type="float">
            <text:p>1988</text:p>
          </table:table-cell>
          <table:table-cell table:style-name="ce69"/>
          <table:table-cell table:style-name="ce69" table:formula="of:=142000*1%" office:value-type="float" office:value="1420" calcext:value-type="float">
            <text:p>1420</text:p>
          </table:table-cell>
          <table:table-cell table:style-name="ce69" table:number-columns-repeated="3"/>
          <table:table-cell table:style-name="ce73" table:number-columns-repeated="4"/>
          <table:table-cell table:style-name="ce69" table:formula="of:=142000*2%" office:value-type="float" office:value="2840" calcext:value-type="float">
            <text:p>2840</text:p>
          </table:table-cell>
          <table:table-cell table:style-name="ce69" table:number-columns-repeated="3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2"/>
          <table:table-cell table:style-name="ce88" table:formula="of:=142000*2.3%" office:value-type="float" office:value="3266" calcext:value-type="float">
            <text:p>3266</text:p>
          </table:table-cell>
          <table:table-cell table:style-name="ce88" table:formula="of:=142000*4.7%" office:value-type="float" office:value="6674" calcext:value-type="float">
            <text:p>6674</text:p>
          </table:table-cell>
          <table:table-cell table:style-name="ce88" table:number-columns-repeated="3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formula="of:=142000*3.6%" office:value-type="float" office:value="5112" calcext:value-type="float">
            <text:p>5112</text:p>
          </table:table-cell>
          <table:table-cell table:style-name="ce61" table:number-columns-repeated="2"/>
          <table:table-cell table:style-name="ce61" table:formula="of:=142000*2.4%" office:value-type="float" office:value="3408" calcext:value-type="float">
            <text:p>3408</text:p>
          </table:table-cell>
          <table:table-cell table:style-name="ce61" table:number-columns-repeated="3"/>
          <table:table-cell table:number-columns-repeated="908"/>
        </table:table-row>
        <table:table-row table:style-name="ro1">
          <table:table-cell table:style-name="ce5" office:value-type="string" calcext:value-type="string">
            <text:p>CAR-EV-2015-22kWh</text:p>
          </table:table-cell>
          <table:table-cell table:style-name="ce4" office:value-type="string" calcext:value-type="string">
            <text:p>Short range electric car with 21.7 kWh battery, US market. DOES NOT INCLUDE BATTERY MATERIALS</text:p>
          </table:table-cell>
          <table:table-cell table:style-name="ce4" office:value-type="string" calcext:value-type="string">
            <text:p>CAR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773" calcext:value-type="float">
            <text:p>1773</text:p>
          </table:table-cell>
          <table:table-cell table:style-name="ce4" office:value-type="string" calcext:value-type="string">
            <text:p>Milovanoff et al. 2019</text:p>
          </table:table-cell>
          <table:table-cell table:style-name="ce4" office:value-type="string" calcext:value-type="string">
            <text:p>Total weight includes battery. BEV100 in source.</text:p>
          </table:table-cell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49]+[.AA49]+[.AA49]+[.AD49]+[.AH49]+[.AL49]+[.AQ49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/>
          <table:table-cell table:style-name="ce62" office:value-type="float" office:value="16.2" calcext:value-type="float">
            <text:p>16.2</text:p>
          </table:table-cell>
          <table:table-cell table:style-name="ce62" office:value-type="float" office:value="592.7" calcext:value-type="float">
            <text:p>592.7</text:p>
          </table:table-cell>
          <table:table-cell table:style-name="ce62" office:value-type="float" office:value="322.7" calcext:value-type="float">
            <text:p>322.7</text:p>
          </table:table-cell>
          <table:table-cell table:style-name="ce61" table:number-columns-repeated="2"/>
          <table:table-cell table:style-name="ce66"/>
          <table:table-cell table:style-name="ce69" table:number-columns-repeated="6"/>
          <table:table-cell table:style-name="ce73" table:number-columns-repeated="4"/>
          <table:table-cell table:style-name="ce69"/>
          <table:table-cell table:style-name="ce70" office:value-type="float" office:value="39.2" calcext:value-type="float">
            <text:p>39.2</text:p>
          </table:table-cell>
          <table:table-cell table:style-name="ce70" office:value-type="float" office:value="137.4" calcext:value-type="float">
            <text:p>137.4</text:p>
          </table:table-cell>
          <table:table-cell table:style-name="ce69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7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7"/>
          <table:table-cell table:number-columns-repeated="908"/>
        </table:table-row>
        <table:table-row table:style-name="ro1">
          <table:table-cell table:style-name="ce5" office:value-type="string" calcext:value-type="string">
            <text:p>CAR-EV-2015-89kWh</text:p>
          </table:table-cell>
          <table:table-cell table:style-name="ce4" office:value-type="string" calcext:value-type="string">
            <text:p>Long range electric car with 89 kWh battery, US market. DOES NOT INCLUDE BATTERY MATERIALS</text:p>
          </table:table-cell>
          <table:table-cell table:style-name="ce4" office:value-type="string" calcext:value-type="string">
            <text:p>CAR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335" calcext:value-type="float">
            <text:p>2335</text:p>
          </table:table-cell>
          <table:table-cell table:style-name="ce4" office:value-type="string" calcext:value-type="string">
            <text:p>Milovanoff et al. 2019</text:p>
          </table:table-cell>
          <table:table-cell table:style-name="ce4" office:value-type="string" calcext:value-type="string">
            <text:p>Total weight includes battery. BEV300 in source.</text:p>
          </table:table-cell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50]+[.AA50]+[.AA50]+[.AD50]+[.AH50]+[.AL50]+[.AQ50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/>
          <table:table-cell table:style-name="ce62" office:value-type="float" office:value="16.2" calcext:value-type="float">
            <text:p>16.2</text:p>
          </table:table-cell>
          <table:table-cell table:style-name="ce62" office:value-type="float" office:value="610.3" calcext:value-type="float">
            <text:p>610.3</text:p>
          </table:table-cell>
          <table:table-cell table:style-name="ce62" office:value-type="float" office:value="323.3" calcext:value-type="float">
            <text:p>323.3</text:p>
          </table:table-cell>
          <table:table-cell table:style-name="ce61" table:number-columns-repeated="2"/>
          <table:table-cell table:style-name="ce66"/>
          <table:table-cell table:style-name="ce69" table:number-columns-repeated="6"/>
          <table:table-cell table:style-name="ce73" table:number-columns-repeated="4"/>
          <table:table-cell table:style-name="ce69"/>
          <table:table-cell table:style-name="ce70" office:value-type="float" office:value="39.3" calcext:value-type="float">
            <text:p>39.3</text:p>
          </table:table-cell>
          <table:table-cell table:style-name="ce70" office:value-type="float" office:value="156.7" calcext:value-type="float">
            <text:p>156.7</text:p>
          </table:table-cell>
          <table:table-cell table:style-name="ce69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7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7"/>
          <table:table-cell table:number-columns-repeated="908"/>
        </table:table-row>
        <table:table-row table:style-name="ro1">
          <table:table-cell table:style-name="ce5" office:value-type="string" calcext:value-type="string">
            <text:p>LIGHT_TRUCK-EV-2015-43kWh</text:p>
          </table:table-cell>
          <table:table-cell table:style-name="ce4" office:value-type="string" calcext:value-type="string">
            <text:p>Light electric truck, 43 kWh battery, US market. DOES NOT INCLUDE BATTERY MATERIALS</text:p>
          </table:table-cell>
          <table:table-cell table:style-name="ce4" office:value-type="string" calcext:value-type="string">
            <text:p>TRUCK, LIGHT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195" calcext:value-type="float">
            <text:p>2195</text:p>
          </table:table-cell>
          <table:table-cell table:style-name="ce4" office:value-type="string" calcext:value-type="string">
            <text:p>Milovanoff et al. 2019</text:p>
          </table:table-cell>
          <table:table-cell table:style-name="ce4" office:value-type="string" calcext:value-type="string">
            <text:p>Total weight includes battery. BEV100 in source.</text:p>
          </table:table-cell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51]+[.AA51]+[.AA51]+[.AD51]+[.AH51]+[.AL51]+[.AQ51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/>
          <table:table-cell table:style-name="ce62" office:value-type="float" office:value="19.4" calcext:value-type="float">
            <text:p>19.4</text:p>
          </table:table-cell>
          <table:table-cell table:style-name="ce62" office:value-type="float" office:value="690.2" calcext:value-type="float">
            <text:p>690.2</text:p>
          </table:table-cell>
          <table:table-cell table:style-name="ce62" office:value-type="float" office:value="387.4" calcext:value-type="float">
            <text:p>387.4</text:p>
          </table:table-cell>
          <table:table-cell table:style-name="ce61" table:number-columns-repeated="2"/>
          <table:table-cell table:style-name="ce66"/>
          <table:table-cell table:style-name="ce69" table:number-columns-repeated="6"/>
          <table:table-cell table:style-name="ce73" table:number-columns-repeated="4"/>
          <table:table-cell table:style-name="ce69"/>
          <table:table-cell table:style-name="ce70" office:value-type="float" office:value="44.4" calcext:value-type="float">
            <text:p>44.4</text:p>
          </table:table-cell>
          <table:table-cell table:style-name="ce70" office:value-type="float" office:value="158.4" calcext:value-type="float">
            <text:p>158.4</text:p>
          </table:table-cell>
          <table:table-cell table:style-name="ce69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7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7"/>
          <table:table-cell table:number-columns-repeated="908"/>
        </table:table-row>
        <table:table-row table:style-name="ro1">
          <table:table-cell table:style-name="ce5" office:value-type="string" calcext:value-type="string">
            <text:p>LIGHT_TRUCK-EV-2015-135kWh</text:p>
          </table:table-cell>
          <table:table-cell table:style-name="ce4" office:value-type="string" calcext:value-type="string">
            <text:p>Light electric truck, 135 kWh battery, US market. DOES NOT INCLUDE BATTERY MATERIALS</text:p>
          </table:table-cell>
          <table:table-cell table:style-name="ce4" office:value-type="string" calcext:value-type="string">
            <text:p>TRUCK, LIGHT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956" calcext:value-type="float">
            <text:p>2956</text:p>
          </table:table-cell>
          <table:table-cell table:style-name="ce4" office:value-type="string" calcext:value-type="string">
            <text:p>Milovanoff et al. 2019</text:p>
          </table:table-cell>
          <table:table-cell table:style-name="ce4" office:value-type="string" calcext:value-type="string">
            <text:p>Total weight includes battery. BEV300 in source.</text:p>
          </table:table-cell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52]+[.AA52]+[.AA52]+[.AD52]+[.AH52]+[.AL52]+[.AQ52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/>
          <table:table-cell table:style-name="ce62" office:value-type="float" office:value="19.5" calcext:value-type="float">
            <text:p>19.5</text:p>
          </table:table-cell>
          <table:table-cell table:style-name="ce62" office:value-type="float" office:value="713.5" calcext:value-type="float">
            <text:p>713.5</text:p>
          </table:table-cell>
          <table:table-cell table:style-name="ce62" office:value-type="float" office:value="388.1" calcext:value-type="float">
            <text:p>388.1</text:p>
          </table:table-cell>
          <table:table-cell table:style-name="ce61" table:number-columns-repeated="2"/>
          <table:table-cell table:style-name="ce66"/>
          <table:table-cell table:style-name="ce69" table:number-columns-repeated="6"/>
          <table:table-cell table:style-name="ce73" table:number-columns-repeated="4"/>
          <table:table-cell table:style-name="ce69"/>
          <table:table-cell table:style-name="ce70" office:value-type="float" office:value="44.5" calcext:value-type="float">
            <text:p>44.5</text:p>
          </table:table-cell>
          <table:table-cell table:style-name="ce70" office:value-type="float" office:value="184.2" calcext:value-type="float">
            <text:p>184.2</text:p>
          </table:table-cell>
          <table:table-cell table:style-name="ce69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7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7"/>
          <table:table-cell table:number-columns-repeated="908"/>
        </table:table-row>
        <table:table-row table:style-name="ro1">
          <table:table-cell table:style-name="ce5" office:value-type="string" calcext:value-type="string">
            <text:p>CAR-EV-2030-22kWh-SteelIntensive</text:p>
          </table:table-cell>
          <table:table-cell table:style-name="ce4" office:value-type="string" calcext:value-type="string">
            <text:p>Short range electric car with 21.7 kWh battery, US market, Steel intensive scenario. DOES NOT INCLUDE BATTERY MATERIALS</text:p>
          </table:table-cell>
          <table:table-cell table:style-name="ce4" office:value-type="string" calcext:value-type="string">
            <text:p>CAR</text:p>
          </table:table-cell>
          <table:table-cell table:style-name="ce4" office:value-type="float" office:value="2030" calcext:value-type="float">
            <text:p>20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588" calcext:value-type="float">
            <text:p>1588</text:p>
          </table:table-cell>
          <table:table-cell table:style-name="ce4" office:value-type="string" calcext:value-type="string">
            <text:p>Milovanoff et al. 2019</text:p>
          </table:table-cell>
          <table:table-cell table:style-name="ce4" office:value-type="string" calcext:value-type="string">
            <text:p>Total weight includes battery. BEV100 in source.</text:p>
          </table:table-cell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53]+[.AA53]+[.AA53]+[.AD53]+[.AH53]+[.AL53]+[.AQ53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/>
          <table:table-cell table:style-name="ce62" office:value-type="float" office:value="15.1341956744541" calcext:value-type="float">
            <text:p>15.1341956744541</text:p>
          </table:table-cell>
          <table:table-cell table:style-name="ce62" office:value-type="float" office:value="297.141621768333" calcext:value-type="float">
            <text:p>297.141621768333</text:p>
          </table:table-cell>
          <table:table-cell table:style-name="ce62" office:value-type="float" office:value="515.17333124692" calcext:value-type="float">
            <text:p>515.17333124692</text:p>
          </table:table-cell>
          <table:table-cell table:style-name="ce61" table:number-columns-repeated="2"/>
          <table:table-cell table:style-name="ce66"/>
          <table:table-cell table:style-name="ce69" table:number-columns-repeated="6"/>
          <table:table-cell table:style-name="ce73" table:number-columns-repeated="4"/>
          <table:table-cell table:style-name="ce69"/>
          <table:table-cell table:style-name="ce70" office:value-type="float" office:value="35.6448372452754" calcext:value-type="float">
            <text:p>35.6448372452754</text:p>
          </table:table-cell>
          <table:table-cell table:style-name="ce70" office:value-type="float" office:value="126.32598476685" calcext:value-type="float">
            <text:p>126.32598476685</text:p>
          </table:table-cell>
          <table:table-cell table:style-name="ce69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7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7"/>
          <table:table-cell table:number-columns-repeated="908"/>
        </table:table-row>
        <table:table-row table:style-name="ro1">
          <table:table-cell table:style-name="ce5" office:value-type="string" calcext:value-type="string">
            <text:p>CAR-EV-2030-89kWh-SteelIntensive</text:p>
          </table:table-cell>
          <table:table-cell table:style-name="ce4" office:value-type="string" calcext:value-type="string">
            <text:p>Long range electric car with 89 kWh battery, US market, Steel intensive scenario. DOES NOT INCLUDE BATTERY MATERIALS</text:p>
          </table:table-cell>
          <table:table-cell table:style-name="ce4" office:value-type="string" calcext:value-type="string">
            <text:p>CAR</text:p>
          </table:table-cell>
          <table:table-cell table:style-name="ce4" office:value-type="float" office:value="2030" calcext:value-type="float">
            <text:p>20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574" calcext:value-type="float">
            <text:p>1574</text:p>
          </table:table-cell>
          <table:table-cell table:style-name="ce4" office:value-type="string" calcext:value-type="string">
            <text:p>Milovanoff et al. 2019</text:p>
          </table:table-cell>
          <table:table-cell table:style-name="ce4" office:value-type="string" calcext:value-type="string">
            <text:p>Total weight includes battery. BEV300 in source.</text:p>
          </table:table-cell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54]+[.AA54]+[.AA54]+[.AD54]+[.AH54]+[.AL54]+[.AQ54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/>
          <table:table-cell table:style-name="ce62" office:value-type="float" office:value="11.8666447152126" calcext:value-type="float">
            <text:p>11.8666447152126</text:p>
          </table:table-cell>
          <table:table-cell table:style-name="ce62" office:value-type="float" office:value="241.819818245755" calcext:value-type="float">
            <text:p>241.819818245755</text:p>
          </table:table-cell>
          <table:table-cell table:style-name="ce62" office:value-type="float" office:value="436.217420318878" calcext:value-type="float">
            <text:p>436.217420318878</text:p>
          </table:table-cell>
          <table:table-cell table:style-name="ce61" table:number-columns-repeated="2"/>
          <table:table-cell table:style-name="ce66"/>
          <table:table-cell table:style-name="ce69" table:number-columns-repeated="6"/>
          <table:table-cell table:style-name="ce73" table:number-columns-repeated="4"/>
          <table:table-cell table:style-name="ce69"/>
          <table:table-cell table:style-name="ce70" office:value-type="float" office:value="24.5609603086679" calcext:value-type="float">
            <text:p>24.5609603086679</text:p>
          </table:table-cell>
          <table:table-cell table:style-name="ce70" office:value-type="float" office:value="110.908782996903" calcext:value-type="float">
            <text:p>110.908782996903</text:p>
          </table:table-cell>
          <table:table-cell table:style-name="ce69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7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7"/>
          <table:table-cell table:number-columns-repeated="908"/>
        </table:table-row>
        <table:table-row table:style-name="ro1">
          <table:table-cell table:style-name="ce5" office:value-type="string" calcext:value-type="string">
            <text:p>LIGHT_TRUCK-EV-2030-43kWh-Steel_intensive</text:p>
          </table:table-cell>
          <table:table-cell table:style-name="ce4" office:value-type="string" calcext:value-type="string">
            <text:p>Light electric truck, 43 kWh battery, US market, Steel intensive scenario. DOES NOT INCLUDE BATTERY MATERIALS</text:p>
          </table:table-cell>
          <table:table-cell table:style-name="ce4" office:value-type="string" calcext:value-type="string">
            <text:p>TRUCK, LIGHT</text:p>
          </table:table-cell>
          <table:table-cell table:style-name="ce4" office:value-type="float" office:value="2030" calcext:value-type="float">
            <text:p>20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816.2" calcext:value-type="float">
            <text:p>1816.2</text:p>
          </table:table-cell>
          <table:table-cell table:style-name="ce4" office:value-type="string" calcext:value-type="string">
            <text:p>Milovanoff et al. 2019</text:p>
          </table:table-cell>
          <table:table-cell table:style-name="ce4" office:value-type="string" calcext:value-type="string">
            <text:p>Total weight includes battery. BEV100 in source.</text:p>
          </table:table-cell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55]+[.AA55]+[.AA55]+[.AD55]+[.AH55]+[.AL55]+[.AQ55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/>
          <table:table-cell table:style-name="ce62" office:value-type="float" office:value="17.2659479261389" calcext:value-type="float">
            <text:p>17.2659479261389</text:p>
          </table:table-cell>
          <table:table-cell table:style-name="ce62" office:value-type="float" office:value="316.206986649501" calcext:value-type="float">
            <text:p>316.206986649501</text:p>
          </table:table-cell>
          <table:table-cell table:style-name="ce62" office:value-type="float" office:value="596.545160432068" calcext:value-type="float">
            <text:p>596.545160432068</text:p>
          </table:table-cell>
          <table:table-cell table:style-name="ce61" table:number-columns-repeated="2"/>
          <table:table-cell table:style-name="ce66"/>
          <table:table-cell table:style-name="ce69" table:number-columns-repeated="6"/>
          <table:table-cell table:style-name="ce73" table:number-columns-repeated="4"/>
          <table:table-cell table:style-name="ce69"/>
          <table:table-cell table:style-name="ce70" office:value-type="float" office:value="37.0191337087777" calcext:value-type="float">
            <text:p>37.0191337087777</text:p>
          </table:table-cell>
          <table:table-cell table:style-name="ce70" office:value-type="float" office:value="135.660338556059" calcext:value-type="float">
            <text:p>135.660338556059</text:p>
          </table:table-cell>
          <table:table-cell table:style-name="ce69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7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7"/>
          <table:table-cell table:number-columns-repeated="908"/>
        </table:table-row>
        <table:table-row table:style-name="ro1">
          <table:table-cell table:style-name="ce5" office:value-type="string" calcext:value-type="string">
            <text:p>LIGHT_TRUCK-EV-2030-135kWh-Steel_intensive</text:p>
          </table:table-cell>
          <table:table-cell table:style-name="ce4" office:value-type="string" calcext:value-type="string">
            <text:p>Light electric truck, 135 kWh battery, US market, Steel intensive scenario. DOES NOT INCLUDE BATTERY MATERIALS</text:p>
          </table:table-cell>
          <table:table-cell table:style-name="ce4" office:value-type="string" calcext:value-type="string">
            <text:p>TRUCK, LIGHT</text:p>
          </table:table-cell>
          <table:table-cell table:style-name="ce4" office:value-type="float" office:value="2030" calcext:value-type="float">
            <text:p>20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761.5" calcext:value-type="float">
            <text:p>1761.5</text:p>
          </table:table-cell>
          <table:table-cell table:style-name="ce4" office:value-type="string" calcext:value-type="string">
            <text:p>Milovanoff et al. 2019</text:p>
          </table:table-cell>
          <table:table-cell table:style-name="ce4" office:value-type="string" calcext:value-type="string">
            <text:p>Total weight includes battery. BEV300 in source.</text:p>
          </table:table-cell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56]+[.AA56]+[.AA56]+[.AD56]+[.AH56]+[.AL56]+[.AQ56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/>
          <table:table-cell table:style-name="ce62" office:value-type="float" office:value="12.6304280676866" calcext:value-type="float">
            <text:p>12.6304280676866</text:p>
          </table:table-cell>
          <table:table-cell table:style-name="ce62" office:value-type="float" office:value="235.527005027162" calcext:value-type="float">
            <text:p>235.527005027162</text:p>
          </table:table-cell>
          <table:table-cell table:style-name="ce62" office:value-type="float" office:value="484.49214438181" calcext:value-type="float">
            <text:p>484.49214438181</text:p>
          </table:table-cell>
          <table:table-cell table:style-name="ce61" table:number-columns-repeated="2"/>
          <table:table-cell table:style-name="ce66"/>
          <table:table-cell table:style-name="ce69" table:number-columns-repeated="6"/>
          <table:table-cell table:style-name="ce73" table:number-columns-repeated="4"/>
          <table:table-cell table:style-name="ce69"/>
          <table:table-cell table:style-name="ce70" office:value-type="float" office:value="21.2852448420272" calcext:value-type="float">
            <text:p>21.2852448420272</text:p>
          </table:table-cell>
          <table:table-cell table:style-name="ce70" office:value-type="float" office:value="112.259572567101" calcext:value-type="float">
            <text:p>112.259572567101</text:p>
          </table:table-cell>
          <table:table-cell table:style-name="ce69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7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7"/>
          <table:table-cell table:number-columns-repeated="908"/>
        </table:table-row>
        <table:table-row table:style-name="ro1">
          <table:table-cell table:style-name="ce5" office:value-type="string" calcext:value-type="string">
            <text:p>CAR-EV-2030-22kWh-Aluminium_Intensive</text:p>
          </table:table-cell>
          <table:table-cell table:style-name="ce4" office:value-type="string" calcext:value-type="string">
            <text:p>Short range electric car with 21.7 kWh battery, US market, Aluminium intensive scenario. DOES NOT INCLUDE BATTERY MATERIALS</text:p>
          </table:table-cell>
          <table:table-cell table:style-name="ce4" office:value-type="string" calcext:value-type="string">
            <text:p>CAR</text:p>
          </table:table-cell>
          <table:table-cell table:style-name="ce4" office:value-type="float" office:value="2030" calcext:value-type="float">
            <text:p>20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75.25" calcext:value-type="float">
            <text:p>1475.25</text:p>
          </table:table-cell>
          <table:table-cell table:style-name="ce4" office:value-type="string" calcext:value-type="string">
            <text:p>Milovanoff et al. 2019</text:p>
          </table:table-cell>
          <table:table-cell table:style-name="ce4" office:value-type="string" calcext:value-type="string">
            <text:p>Total weight includes battery. BEV100 in source.</text:p>
          </table:table-cell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57]+[.AA57]+[.AA57]+[.AD57]+[.AH57]+[.AL57]+[.AQ57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/>
          <table:table-cell table:style-name="ce62" office:value-type="float" office:value="14.4735725110015" calcext:value-type="float">
            <text:p>14.4735725110015</text:p>
          </table:table-cell>
          <table:table-cell table:style-name="ce62" office:value-type="float" office:value="281.653844413554" calcext:value-type="float">
            <text:p>281.653844413554</text:p>
          </table:table-cell>
          <table:table-cell table:style-name="ce62" office:value-type="float" office:value="295.271167762232" calcext:value-type="float">
            <text:p>295.271167762232</text:p>
          </table:table-cell>
          <table:table-cell table:style-name="ce61" table:number-columns-repeated="2"/>
          <table:table-cell table:style-name="ce66"/>
          <table:table-cell table:style-name="ce69" table:number-columns-repeated="6"/>
          <table:table-cell table:style-name="ce73" table:number-columns-repeated="4"/>
          <table:table-cell table:style-name="ce69"/>
          <table:table-cell table:style-name="ce70" office:value-type="float" office:value="136.920929866878" calcext:value-type="float">
            <text:p>136.920929866878</text:p>
          </table:table-cell>
          <table:table-cell table:style-name="ce70" office:value-type="float" office:value="165.116562288352" calcext:value-type="float">
            <text:p>165.116562288352</text:p>
          </table:table-cell>
          <table:table-cell table:style-name="ce69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7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7"/>
          <table:table-cell table:number-columns-repeated="908"/>
        </table:table-row>
        <table:table-row table:style-name="ro1">
          <table:table-cell table:style-name="ce5" office:value-type="string" calcext:value-type="string">
            <text:p>CAR-EV-2030-89kWh-Aluminium_Intensive</text:p>
          </table:table-cell>
          <table:table-cell table:style-name="ce4" office:value-type="string" calcext:value-type="string">
            <text:p>Long range electric car with 89 kWh battery, US market, Aluminium intensive scenario. DOES NOT INCLUDE BATTERY MATERIALS</text:p>
          </table:table-cell>
          <table:table-cell table:style-name="ce4" office:value-type="string" calcext:value-type="string">
            <text:p>CAR</text:p>
          </table:table-cell>
          <table:table-cell table:style-name="ce4" office:value-type="float" office:value="2030" calcext:value-type="float">
            <text:p>20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57.4" calcext:value-type="float">
            <text:p>1457.4</text:p>
          </table:table-cell>
          <table:table-cell table:style-name="ce4" office:value-type="string" calcext:value-type="string">
            <text:p>Milovanoff et al. 2019</text:p>
          </table:table-cell>
          <table:table-cell table:style-name="ce4" office:value-type="string" calcext:value-type="string">
            <text:p>Total weight includes battery. BEV300 in source.</text:p>
          </table:table-cell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58]+[.AA58]+[.AA58]+[.AD58]+[.AH58]+[.AL58]+[.AQ58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/>
          <table:table-cell table:style-name="ce62" office:value-type="float" office:value="11.1656552790244" calcext:value-type="float">
            <text:p>11.1656552790244</text:p>
          </table:table-cell>
          <table:table-cell table:style-name="ce62" office:value-type="float" office:value="225.712225613159" calcext:value-type="float">
            <text:p>225.712225613159</text:p>
          </table:table-cell>
          <table:table-cell table:style-name="ce62" office:value-type="float" office:value="242.937186958998" calcext:value-type="float">
            <text:p>242.937186958998</text:p>
          </table:table-cell>
          <table:table-cell table:style-name="ce61" table:number-columns-repeated="2"/>
          <table:table-cell table:style-name="ce66"/>
          <table:table-cell table:style-name="ce69" table:number-columns-repeated="6"/>
          <table:table-cell table:style-name="ce73" table:number-columns-repeated="4"/>
          <table:table-cell table:style-name="ce69"/>
          <table:table-cell table:style-name="ce70" office:value-type="float" office:value="111.533549548992" calcext:value-type="float">
            <text:p>111.533549548992</text:p>
          </table:table-cell>
          <table:table-cell table:style-name="ce70" office:value-type="float" office:value="141.482181545668" calcext:value-type="float">
            <text:p>141.482181545668</text:p>
          </table:table-cell>
          <table:table-cell table:style-name="ce69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7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7"/>
          <table:table-cell table:number-columns-repeated="908"/>
        </table:table-row>
        <table:table-row table:style-name="ro1">
          <table:table-cell table:style-name="ce5" office:value-type="string" calcext:value-type="string">
            <text:p>LIGHT_TRUCK-EV-2030-43kWh-Aluminium_intensive</text:p>
          </table:table-cell>
          <table:table-cell table:style-name="ce4" office:value-type="string" calcext:value-type="string">
            <text:p>Light electric truck, 43 kWh battery, US market, Aluminium intensive scenario. DOES NOT INCLUDE BATTERY MATERIALS</text:p>
          </table:table-cell>
          <table:table-cell table:style-name="ce4" office:value-type="string" calcext:value-type="string">
            <text:p>TRUCK, LIGHT</text:p>
          </table:table-cell>
          <table:table-cell table:style-name="ce4" office:value-type="float" office:value="2030" calcext:value-type="float">
            <text:p>20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78.8" calcext:value-type="float">
            <text:p>1678.8</text:p>
          </table:table-cell>
          <table:table-cell table:style-name="ce4" office:value-type="string" calcext:value-type="string">
            <text:p>Milovanoff et al. 2019</text:p>
          </table:table-cell>
          <table:table-cell table:style-name="ce4" office:value-type="string" calcext:value-type="string">
            <text:p>Total weight includes battery. BEV100 in source.</text:p>
          </table:table-cell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59]+[.AA59]+[.AA59]+[.AD59]+[.AH59]+[.AL59]+[.AQ59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/>
          <table:table-cell table:style-name="ce62" office:value-type="float" office:value="16.4565235751125" calcext:value-type="float">
            <text:p>16.4565235751125</text:p>
          </table:table-cell>
          <table:table-cell table:style-name="ce62" office:value-type="float" office:value="297.408397492523" calcext:value-type="float">
            <text:p>297.408397492523</text:p>
          </table:table-cell>
          <table:table-cell table:style-name="ce62" office:value-type="float" office:value="339.862337710126" calcext:value-type="float">
            <text:p>339.862337710126</text:p>
          </table:table-cell>
          <table:table-cell table:style-name="ce61" table:number-columns-repeated="2"/>
          <table:table-cell table:style-name="ce66"/>
          <table:table-cell table:style-name="ce69" table:number-columns-repeated="6"/>
          <table:table-cell table:style-name="ce73" table:number-columns-repeated="4"/>
          <table:table-cell table:style-name="ce69"/>
          <table:table-cell table:style-name="ce70" office:value-type="float" office:value="154.568664316851" calcext:value-type="float">
            <text:p>154.568664316851</text:p>
          </table:table-cell>
          <table:table-cell table:style-name="ce70" office:value-type="float" office:value="179.907439462328" calcext:value-type="float">
            <text:p>179.907439462328</text:p>
          </table:table-cell>
          <table:table-cell table:style-name="ce69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7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7"/>
          <table:table-cell table:number-columns-repeated="908"/>
        </table:table-row>
        <table:table-row table:style-name="ro1">
          <table:table-cell table:style-name="ce5" office:value-type="string" calcext:value-type="string">
            <text:p>LIGHT_TRUCK-EV-2030-135kWh-Aluminium_intensive</text:p>
          </table:table-cell>
          <table:table-cell table:style-name="ce4" office:value-type="string" calcext:value-type="string">
            <text:p>Light electric truck, 135 kWh battery, US market, Aluminium intensive scenario. DOES NOT INCLUDE BATTERY MATERIALS</text:p>
          </table:table-cell>
          <table:table-cell table:style-name="ce4" office:value-type="string" calcext:value-type="string">
            <text:p>TRUCK, LIGHT</text:p>
          </table:table-cell>
          <table:table-cell table:style-name="ce4" office:value-type="float" office:value="2030" calcext:value-type="float">
            <text:p>20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21" calcext:value-type="float">
            <text:p>1621</text:p>
          </table:table-cell>
          <table:table-cell table:style-name="ce4" office:value-type="string" calcext:value-type="string">
            <text:p>Milovanoff et al. 2019</text:p>
          </table:table-cell>
          <table:table-cell table:style-name="ce4" office:value-type="string" calcext:value-type="string">
            <text:p>Total weight includes battery. BEV300 in source.</text:p>
          </table:table-cell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60]+[.AA60]+[.AA60]+[.AD60]+[.AH60]+[.AL60]+[.AQ60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/>
          <table:table-cell table:style-name="ce62" office:value-type="float" office:value="11.7838201756909" calcext:value-type="float">
            <text:p>11.7838201756909</text:p>
          </table:table-cell>
          <table:table-cell table:style-name="ce62" office:value-type="float" office:value="216.314352356541" calcext:value-type="float">
            <text:p>216.314352356541</text:p>
          </table:table-cell>
          <table:table-cell table:style-name="ce62" office:value-type="float" office:value="265.980590205545" calcext:value-type="float">
            <text:p>265.980590205545</text:p>
          </table:table-cell>
          <table:table-cell table:style-name="ce61" table:number-columns-repeated="2"/>
          <table:table-cell table:style-name="ce66"/>
          <table:table-cell table:style-name="ce69" table:number-columns-repeated="6"/>
          <table:table-cell table:style-name="ce73" table:number-columns-repeated="4"/>
          <table:table-cell table:style-name="ce69"/>
          <table:table-cell table:style-name="ce70" office:value-type="float" office:value="118.712216171568" calcext:value-type="float">
            <text:p>118.712216171568</text:p>
          </table:table-cell>
          <table:table-cell table:style-name="ce70" office:value-type="float" office:value="145.10700548967" calcext:value-type="float">
            <text:p>145.10700548967</text:p>
          </table:table-cell>
          <table:table-cell table:style-name="ce69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7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7"/>
          <table:table-cell table:number-columns-repeated="908"/>
        </table:table-row>
        <table:table-row table:style-name="ro1">
          <table:table-cell table:style-name="ce5" office:value-type="string" calcext:value-type="string">
            <text:p>CAR-EV-2030-22kWh-Aluminium_Max</text:p>
          </table:table-cell>
          <table:table-cell table:style-name="ce4" office:value-type="string" calcext:value-type="string">
            <text:p>Short range electric car with 21.7 kWh battery, US market, Aluminium maximum scenario. DOES NOT INCLUDE BATTERY MATERIALS</text:p>
          </table:table-cell>
          <table:table-cell table:style-name="ce4" office:value-type="string" calcext:value-type="string">
            <text:p>CAR</text:p>
          </table:table-cell>
          <table:table-cell table:style-name="ce4" office:value-type="float" office:value="2030" calcext:value-type="float">
            <text:p>20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51.9" calcext:value-type="float">
            <text:p>1351.9</text:p>
          </table:table-cell>
          <table:table-cell table:style-name="ce4" office:value-type="string" calcext:value-type="string">
            <text:p>Milovanoff et al. 2019</text:p>
          </table:table-cell>
          <table:table-cell table:style-name="ce4" office:value-type="string" calcext:value-type="string">
            <text:p>Total weight includes battery. BEV100 in source.</text:p>
          </table:table-cell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61]+[.AA61]+[.AA61]+[.AD61]+[.AH61]+[.AL61]+[.AQ61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/>
          <table:table-cell table:style-name="ce62" office:value-type="float" office:value="0" calcext:value-type="float">
            <text:p>0</text:p>
          </table:table-cell>
          <table:table-cell table:style-name="ce62" office:value-type="float" office:value="200.963254335863" calcext:value-type="float">
            <text:p>200.963254335863</text:p>
          </table:table-cell>
          <table:table-cell table:style-name="ce62" office:value-type="float" office:value="100.5904832263" calcext:value-type="float">
            <text:p>100.5904832263</text:p>
          </table:table-cell>
          <table:table-cell table:style-name="ce61" table:number-columns-repeated="2"/>
          <table:table-cell table:style-name="ce66"/>
          <table:table-cell table:style-name="ce69" table:number-columns-repeated="6"/>
          <table:table-cell table:style-name="ce73" table:number-columns-repeated="4"/>
          <table:table-cell table:style-name="ce69"/>
          <table:table-cell table:style-name="ce70" office:value-type="float" office:value="324.406635816692" calcext:value-type="float">
            <text:p>324.406635816692</text:p>
          </table:table-cell>
          <table:table-cell table:style-name="ce70" office:value-type="float" office:value="162.907060724827" calcext:value-type="float">
            <text:p>162.907060724827</text:p>
          </table:table-cell>
          <table:table-cell table:style-name="ce69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7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7"/>
          <table:table-cell table:number-columns-repeated="908"/>
        </table:table-row>
        <table:table-row table:style-name="ro1">
          <table:table-cell table:style-name="ce5" office:value-type="string" calcext:value-type="string">
            <text:p>CAR-EV-2030-89kWh-Aluminium_Max</text:p>
          </table:table-cell>
          <table:table-cell table:style-name="ce4" office:value-type="string" calcext:value-type="string">
            <text:p>Long range electric car with 89 kWh battery, US market, Aluminium maximum scenario. DOES NOT INCLUDE BATTERY MATERIALS</text:p>
          </table:table-cell>
          <table:table-cell table:style-name="ce4" office:value-type="string" calcext:value-type="string">
            <text:p>CAR</text:p>
          </table:table-cell>
          <table:table-cell table:style-name="ce4" office:value-type="float" office:value="2030" calcext:value-type="float">
            <text:p>20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29.6" calcext:value-type="float">
            <text:p>1329.6</text:p>
          </table:table-cell>
          <table:table-cell table:style-name="ce4" office:value-type="string" calcext:value-type="string">
            <text:p>Milovanoff et al. 2019</text:p>
          </table:table-cell>
          <table:table-cell table:style-name="ce4" office:value-type="string" calcext:value-type="string">
            <text:p>Total weight includes battery. BEV300 in source.</text:p>
          </table:table-cell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62]+[.AA62]+[.AA62]+[.AD62]+[.AH62]+[.AL62]+[.AQ62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/>
          <table:table-cell table:style-name="ce62" office:value-type="float" office:value="0" calcext:value-type="float">
            <text:p>0</text:p>
          </table:table-cell>
          <table:table-cell table:style-name="ce62" office:value-type="float" office:value="147.523383663026" calcext:value-type="float">
            <text:p>147.523383663026</text:p>
          </table:table-cell>
          <table:table-cell table:style-name="ce62" office:value-type="float" office:value="75.9422912395476" calcext:value-type="float">
            <text:p>75.9422912395476</text:p>
          </table:table-cell>
          <table:table-cell table:style-name="ce61" table:number-columns-repeated="2"/>
          <table:table-cell table:style-name="ce66"/>
          <table:table-cell table:style-name="ce69" table:number-columns-repeated="6"/>
          <table:table-cell table:style-name="ce73" table:number-columns-repeated="4"/>
          <table:table-cell table:style-name="ce69"/>
          <table:table-cell table:style-name="ce70" office:value-type="float" office:value="272.199814225238" calcext:value-type="float">
            <text:p>272.199814225238</text:p>
          </table:table-cell>
          <table:table-cell table:style-name="ce70" office:value-type="float" office:value="136.957392549441" calcext:value-type="float">
            <text:p>136.957392549441</text:p>
          </table:table-cell>
          <table:table-cell table:style-name="ce69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7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7"/>
          <table:table-cell table:number-columns-repeated="908"/>
        </table:table-row>
        <table:table-row table:style-name="ro1">
          <table:table-cell table:style-name="ce5" office:value-type="string" calcext:value-type="string">
            <text:p>LIGHT_TRUCK-EV-2030-43kWh-Aluminium_max</text:p>
          </table:table-cell>
          <table:table-cell table:style-name="ce4" office:value-type="string" calcext:value-type="string">
            <text:p>Light electric truck, 43 kWh battery, US market, Aluminium maximum scenario. DOES NOT INCLUDE BATTERY MATERIALS</text:p>
          </table:table-cell>
          <table:table-cell table:style-name="ce4" office:value-type="string" calcext:value-type="string">
            <text:p>TRUCK, LIGHT</text:p>
          </table:table-cell>
          <table:table-cell table:style-name="ce4" office:value-type="float" office:value="2030" calcext:value-type="float">
            <text:p>20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528.4" calcext:value-type="float">
            <text:p>1528.4</text:p>
          </table:table-cell>
          <table:table-cell table:style-name="ce4" office:value-type="string" calcext:value-type="string">
            <text:p>Milovanoff et al. 2019</text:p>
          </table:table-cell>
          <table:table-cell table:style-name="ce4" office:value-type="string" calcext:value-type="string">
            <text:p>Total weight includes battery. BEV100 in source.</text:p>
          </table:table-cell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63]+[.AA63]+[.AA63]+[.AD63]+[.AH63]+[.AL63]+[.AQ63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/>
          <table:table-cell table:style-name="ce62" office:value-type="float" office:value="0" calcext:value-type="float">
            <text:p>0</text:p>
          </table:table-cell>
          <table:table-cell table:style-name="ce62" office:value-type="float" office:value="201.249209381631" calcext:value-type="float">
            <text:p>201.249209381631</text:p>
          </table:table-cell>
          <table:table-cell table:style-name="ce62" office:value-type="float" office:value="113.859749130946" calcext:value-type="float">
            <text:p>113.859749130946</text:p>
          </table:table-cell>
          <table:table-cell table:style-name="ce61" table:number-columns-repeated="2"/>
          <table:table-cell table:style-name="ce66"/>
          <table:table-cell table:style-name="ce69" table:number-columns-repeated="6"/>
          <table:table-cell table:style-name="ce73" table:number-columns-repeated="4"/>
          <table:table-cell table:style-name="ce69"/>
          <table:table-cell table:style-name="ce70" office:value-type="float" office:value="371.941324552846" calcext:value-type="float">
            <text:p>371.941324552846</text:p>
          </table:table-cell>
          <table:table-cell table:style-name="ce70" office:value-type="float" office:value="176.521480679788" calcext:value-type="float">
            <text:p>176.521480679788</text:p>
          </table:table-cell>
          <table:table-cell table:style-name="ce69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7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7"/>
          <table:table-cell table:number-columns-repeated="908"/>
        </table:table-row>
        <table:table-row table:style-name="ro1">
          <table:table-cell table:style-name="ce5" office:value-type="string" calcext:value-type="string">
            <text:p>LIGHT_TRUCK-EV-2030-135kWh-Aluminium_max</text:p>
          </table:table-cell>
          <table:table-cell table:style-name="ce4" office:value-type="string" calcext:value-type="string">
            <text:p>Light electric truck, 135 kWh battery, US market, Aluminium maximum scenario. DOES NOT INCLUDE BATTERY MATERIALS</text:p>
          </table:table-cell>
          <table:table-cell table:style-name="ce4" office:value-type="string" calcext:value-type="string">
            <text:p>TRUCK, LIGHT</text:p>
          </table:table-cell>
          <table:table-cell table:style-name="ce4" office:value-type="float" office:value="2030" calcext:value-type="float">
            <text:p>20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68.9" calcext:value-type="float">
            <text:p>1468.9</text:p>
          </table:table-cell>
          <table:table-cell table:style-name="ce4" office:value-type="string" calcext:value-type="string">
            <text:p>Milovanoff et al. 2019</text:p>
          </table:table-cell>
          <table:table-cell table:style-name="ce4" office:value-type="string" calcext:value-type="string">
            <text:p>Total weight includes battery. BEV300 in source.</text:p>
          </table:table-cell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64]+[.AA64]+[.AA64]+[.AD64]+[.AH64]+[.AL64]+[.AQ64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/>
          <table:table-cell table:style-name="ce62" office:value-type="float" office:value="0" calcext:value-type="float">
            <text:p>0</text:p>
          </table:table-cell>
          <table:table-cell table:style-name="ce62" office:value-type="float" office:value="124.408464456771" calcext:value-type="float">
            <text:p>124.408464456771</text:p>
          </table:table-cell>
          <table:table-cell table:style-name="ce62" office:value-type="float" office:value="79.2447803992004" calcext:value-type="float">
            <text:p>79.2447803992004</text:p>
          </table:table-cell>
          <table:table-cell table:style-name="ce61" table:number-columns-repeated="2"/>
          <table:table-cell table:style-name="ce66"/>
          <table:table-cell table:style-name="ce69" table:number-columns-repeated="6"/>
          <table:table-cell table:style-name="ce73" table:number-columns-repeated="4"/>
          <table:table-cell table:style-name="ce69"/>
          <table:table-cell table:style-name="ce70" office:value-type="float" office:value="298.666061566274" calcext:value-type="float">
            <text:p>298.666061566274</text:p>
          </table:table-cell>
          <table:table-cell table:style-name="ce70" office:value-type="float" office:value="138.88647552165" calcext:value-type="float">
            <text:p>138.88647552165</text:p>
          </table:table-cell>
          <table:table-cell table:style-name="ce69"/>
          <table:table-cell table:style-name="ce77"/>
          <table:table-cell table:style-name="ce73" table:number-columns-repeated="4"/>
          <table:table-cell table:style-name="ce74" table:number-columns-repeated="3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7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7"/>
          <table:table-cell table:number-columns-repeated="908"/>
        </table:table-row>
        <table:table-row table:style-name="ro1">
          <table:table-cell table:style-name="ce4" office:value-type="string" calcext:value-type="string">
            <text:p>CAR-ICE-MMLV</text:p>
          </table:table-cell>
          <table:table-cell table:style-name="ce4" office:value-type="string" calcext:value-type="string">
            <text:p>MMLV Mach 1 concept car, 5-door sedan, ICE</text:p>
          </table:table-cell>
          <table:table-cell table:style-name="ce4" office:value-type="string" calcext:value-type="string">
            <text:p>CAR</text:p>
          </table:table-cell>
          <table:table-cell table:style-name="ce4" office:value-type="float" office:value="2015" calcext:value-type="float">
            <text:p>20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95.2" calcext:value-type="float">
            <text:p>1195.2</text:p>
          </table:table-cell>
          <table:table-cell table:style-name="ce4" office:value-type="string" calcext:value-type="string">
            <text:p>Bushi et al. 2015</text:p>
          </table:table-cell>
          <table:table-cell table:style-name="ce4" office:value-type="string" calcext:value-type="string">
            <text:p>Concept car built by Ford</text:p>
          </table:table-cell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65]+[.AA65]+[.AA65]+[.AD65]+[.AH65]+[.AL65]+[.AQ65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/>
          <table:table-cell table:style-name="ce62" office:value-type="float" office:value="19.6" calcext:value-type="float">
            <text:p>19.6</text:p>
          </table:table-cell>
          <table:table-cell table:style-name="ce62" office:value-type="float" office:value="289.8" calcext:value-type="float">
            <text:p>289.8</text:p>
          </table:table-cell>
          <table:table-cell table:style-name="ce62" office:value-type="float" office:value="66.9" calcext:value-type="float">
            <text:p>66.9</text:p>
          </table:table-cell>
          <table:table-cell table:style-name="ce62" office:value-type="float" office:value="9.7" calcext:value-type="float">
            <text:p>9.7</text:p>
          </table:table-cell>
          <table:table-cell table:style-name="ce62"/>
          <table:table-cell table:style-name="ce66"/>
          <table:table-cell table:style-name="ce70" office:value-type="float" office:value="29.3" calcext:value-type="float">
            <text:p>29.3</text:p>
          </table:table-cell>
          <table:table-cell table:style-name="ce69"/>
          <table:table-cell table:style-name="ce69" table:formula="of:=8*60%" office:value-type="float" office:value="4.8" calcext:value-type="float">
            <office:annotation draw:style-name="gr1" draw:text-style-name="P2" svg:width="320.6pt" svg:height="42.75pt" svg:x="4505.3pt" svg:y="1031.24pt" draw:caption-point-x="-11.54pt" draw:caption-point-y="-22.96pt">
              <dc:date>2021-03-09T00:00:00</dc:date>
              <text:p text:style-name="P1">Battery weight 8 kg, approximately 60% is lead if lead-acid battery used</text:p>
              <text:p text:style-name="P1"/>
            </office:annotation>
            <text:p>4.8</text:p>
          </table:table-cell>
          <table:table-cell table:style-name="ce69" table:number-columns-repeated="3"/>
          <table:table-cell table:style-name="ce73" table:number-columns-repeated="4"/>
          <table:table-cell table:style-name="ce69"/>
          <table:table-cell table:style-name="ce70" table:formula="of:=143.8+66.9+9.8" office:value-type="float" office:value="220.5" calcext:value-type="float">
            <text:p>220.5</text:p>
          </table:table-cell>
          <table:table-cell table:style-name="ce70" office:value-type="float" office:value="147.7" calcext:value-type="float">
            <text:p>147.7</text:p>
          </table:table-cell>
          <table:table-cell table:style-name="ce69"/>
          <table:table-cell table:style-name="ce77"/>
          <table:table-cell table:style-name="ce73" table:number-columns-repeated="4"/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3.3" calcext:value-type="float">
            <text:p>3.3</text:p>
          </table:table-cell>
          <table:table-cell table:style-name="ce7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/>
          <table:table-cell table:style-name="ce89" office:value-type="float" office:value="26.4" calcext:value-type="float">
            <text:p>26.4</text:p>
          </table:table-cell>
          <table:table-cell table:style-name="ce88" table:formula="of:=3.4*60%" office:value-type="float" office:value="2.04" calcext:value-type="float">
            <text:p>2.04</text:p>
          </table:table-cell>
          <table:table-cell table:style-name="ce88" table:number-columns-repeated="2"/>
          <table:table-cell table:style-name="ce88" table:formula="of:=54.2*60%" office:value-type="float" office:value="32.52" calcext:value-type="float">
            <text:p>32.52</text:p>
          </table:table-cell>
          <table:table-cell table:style-name="ce89" office:value-type="float" office:value="0.8" calcext:value-type="float">
            <text:p>0.8</text:p>
          </table:table-cell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2" office:value-type="float" office:value="177.1" calcext:value-type="float">
            <text:p>177.1</text:p>
          </table:table-cell>
          <table:table-cell table:style-name="ce62" office:value-type="float" office:value="52" calcext:value-type="float">
            <text:p>52</text:p>
          </table:table-cell>
          <table:table-cell table:style-name="ce62" office:value-type="float" office:value="7.7" calcext:value-type="float">
            <text:p>7.7</text:p>
          </table:table-cell>
          <table:table-cell table:style-name="ce61" table:formula="of:=54.2*40%+3.4*40%" office:value-type="float" office:value="23.04" calcext:value-type="float">
            <text:p>23.04</text:p>
          </table:table-cell>
          <table:table-cell table:style-name="ce61" table:number-columns-repeated="2"/>
          <table:table-cell table:style-name="ce62" office:value-type="float" office:value="52.8" calcext:value-type="float">
            <office:annotation draw:style-name="gr1" draw:text-style-name="P2" svg:width="320.63pt" svg:height="42.75pt" svg:x="9474.58pt" svg:y="1031.24pt" draw:caption-point-x="-11.54pt" draw:caption-point-y="-22.96pt">
              <dc:date>2021-03-09T00:00:00</dc:date>
              <text:p text:style-name="P1">Fluid, adhesive and other</text:p>
              <text:p text:style-name="P1"/>
            </office:annotation>
            <text:p>52.8</text:p>
          </table:table-cell>
          <table:table-cell table:number-columns-repeated="908"/>
        </table:table-row>
        <table:table-row table:style-name="ro1">
          <table:table-cell table:style-name="ce4" office:value-type="string" calcext:value-type="string">
            <text:p>PWRLINE-150kV-Aerial</text:p>
          </table:table-cell>
          <table:table-cell table:style-name="ce4" office:value-type="string" calcext:value-type="string">
            <text:p>150 kV aerial power line, 1 km. Manufacturing only. Does not include transformers etc.</text:p>
          </table:table-cell>
          <table:table-cell table:style-name="ce4" office:value-type="string" calcext:value-type="string">
            <text:p>ELEC</text:p>
          </table:table-cell>
          <table:table-cell table:style-name="ce4" office:value-type="float" office:value="1998" calcext:value-type="float">
            <text:p>1998</text:p>
          </table:table-cell>
          <table:table-cell table:style-name="ce4" office:value-type="string" calcext:value-type="string">
            <text:p>1 km</text:p>
          </table:table-cell>
          <table:table-cell/>
          <table:table-cell table:style-name="ce4" office:value-type="string" calcext:value-type="string">
            <text:p>Jorge et al. 2012, based on Eltra 1998</text:p>
          </table:table-cell>
          <table:table-cell/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66]+[.AA66]+[.AA66]+[.AD66]+[.AH66]+[.AL66]+[.AQ66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/>
          <table:table-cell table:style-name="ce62" office:value-type="float" office:value="6000" calcext:value-type="float">
            <text:p>6000</text:p>
          </table:table-cell>
          <table:table-cell table:style-name="ce61" table:formula="of:=18000+852+2570+460" office:value-type="float" office:value="21882" calcext:value-type="float">
            <text:p>21882</text:p>
          </table:table-cell>
          <table:table-cell table:style-name="ce61" table:number-columns-repeated="3"/>
          <table:table-cell table:style-name="ce66"/>
          <table:table-cell table:style-name="ce69" table:number-columns-repeated="3"/>
          <table:table-cell table:style-name="ce70" office:value-type="float" office:value="200" calcext:value-type="float">
            <text:p>200</text:p>
          </table:table-cell>
          <table:table-cell table:style-name="ce69" table:number-columns-repeated="2"/>
          <table:table-cell table:style-name="ce73" table:number-columns-repeated="4"/>
          <table:table-cell table:style-name="ce69" table:formula="of:=7020+280" office:value-type="float" office:value="7300" calcext:value-type="float">
            <text:p>7300</text:p>
          </table:table-cell>
          <table:table-cell table:style-name="ce69" table:number-columns-repeated="3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/>
          <table:table-cell table:style-name="ce89" office:value-type="float" office:value="562" calcext:value-type="float">
            <text:p>562</text:p>
          </table:table-cell>
          <table:table-cell table:style-name="ce88"/>
          <table:table-cell table:style-name="ce89" office:value-type="float" office:value="129600" calcext:value-type="float">
            <text:p>129600</text:p>
          </table:table-cell>
          <table:table-cell table:style-name="ce89" office:value-type="float" office:value="48" calcext:value-type="float">
            <text:p>48</text:p>
          </table:table-cell>
          <table:table-cell table:style-name="ce88" table:number-columns-repeated="2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6"/>
          <table:table-cell table:style-name="ce61" table:formula="of:=490+14" office:value-type="float" office:value="504" calcext:value-type="float">
            <office:annotation draw:style-name="gr1" draw:text-style-name="P2" svg:width="320.63pt" svg:height="42.75pt" svg:x="9474.58pt" svg:y="1047pt" draw:caption-point-x="-11.54pt" draw:caption-point-y="-22.99pt">
              <dc:date>2021-03-09T00:00:00</dc:date>
              <text:p text:style-name="P1">Mineral oils</text:p>
              <text:p text:style-name="P1"/>
            </office:annotation>
            <text:p>504</text:p>
          </table:table-cell>
          <table:table-cell table:number-columns-repeated="908"/>
        </table:table-row>
        <table:table-row table:style-name="ro1">
          <table:table-cell table:style-name="ce4" office:value-type="string" calcext:value-type="string">
            <text:p>PWRLINE-400kV-Aerial</text:p>
          </table:table-cell>
          <table:table-cell table:style-name="ce4" office:value-type="string" calcext:value-type="string">
            <text:p>400 kV aerial power line, 1 km. Manufacturing only. Does not include transformers etc.</text:p>
          </table:table-cell>
          <table:table-cell table:style-name="ce4" office:value-type="string" calcext:value-type="string">
            <text:p>ELEC</text:p>
          </table:table-cell>
          <table:table-cell table:style-name="ce4" office:value-type="float" office:value="1998" calcext:value-type="float">
            <text:p>1998</text:p>
          </table:table-cell>
          <table:table-cell table:style-name="ce4" office:value-type="string" calcext:value-type="string">
            <text:p>1 km</text:p>
          </table:table-cell>
          <table:table-cell/>
          <table:table-cell table:style-name="ce4" office:value-type="string" calcext:value-type="string">
            <text:p>Jorge et al. 2012, based on Eltra 1998</text:p>
          </table:table-cell>
          <table:table-cell/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67]+[.AA67]+[.AA67]+[.AD67]+[.AH67]+[.AL67]+[.AQ67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/>
          <table:table-cell table:style-name="ce62" office:value-type="float" office:value="15000" calcext:value-type="float">
            <text:p>15000</text:p>
          </table:table-cell>
          <table:table-cell table:style-name="ce61" table:formula="of:=53000+816+426+4320+2160+928" office:value-type="float" office:value="61650" calcext:value-type="float">
            <text:p>61650</text:p>
          </table:table-cell>
          <table:table-cell table:style-name="ce61" table:number-columns-repeated="3"/>
          <table:table-cell table:style-name="ce66"/>
          <table:table-cell table:style-name="ce69" table:number-columns-repeated="3"/>
          <table:table-cell table:style-name="ce70" office:value-type="float" office:value="1600" calcext:value-type="float">
            <text:p>1600</text:p>
          </table:table-cell>
          <table:table-cell table:style-name="ce69" table:number-columns-repeated="2"/>
          <table:table-cell table:style-name="ce73" table:number-columns-repeated="4"/>
          <table:table-cell table:style-name="ce69" table:formula="of:=11940+5970+556" office:value-type="float" office:value="18466" calcext:value-type="float">
            <text:p>18466</text:p>
          </table:table-cell>
          <table:table-cell table:style-name="ce69" table:number-columns-repeated="3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/>
          <table:table-cell table:style-name="ce89" table:formula="of:=1350+281" office:value-type="float" office:value="1631" calcext:value-type="float">
            <text:p>1631</text:p>
          </table:table-cell>
          <table:table-cell table:style-name="ce88"/>
          <table:table-cell table:style-name="ce89" office:value-type="float" office:value="288000" calcext:value-type="float">
            <text:p>288000</text:p>
          </table:table-cell>
          <table:table-cell table:style-name="ce88" table:formula="of:=63+24" office:value-type="float" office:value="87" calcext:value-type="float">
            <text:p>87</text:p>
          </table:table-cell>
          <table:table-cell table:style-name="ce88" table:number-columns-repeated="2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6"/>
          <table:table-cell table:style-name="ce61" table:formula="of:=378+189+28" office:value-type="float" office:value="595" calcext:value-type="float">
            <office:annotation draw:style-name="gr2" draw:text-style-name="P2" svg:width="320.63pt" svg:height="27.01pt" svg:x="9474.58pt" svg:y="1062.74pt" draw:caption-point-x="-11.54pt" draw:caption-point-y="-22.96pt">
              <dc:date>2021-03-09T00:00:00</dc:date>
              <text:p text:style-name="P1">Mineral oils</text:p>
            </office:annotation>
            <text:p>595</text:p>
          </table:table-cell>
          <table:table-cell table:number-columns-repeated="908"/>
        </table:table-row>
        <table:table-row table:style-name="ro1">
          <table:table-cell table:style-name="ce4" office:value-type="string" calcext:value-type="string">
            <text:p>PWRLINE-HVDC-Aerial</text:p>
          </table:table-cell>
          <table:table-cell table:style-name="ce4" office:value-type="string" calcext:value-type="string">
            <text:p>HVDC aerial power line, 1 km. Manufacturing only. Does not include transformers etc.</text:p>
          </table:table-cell>
          <table:table-cell table:style-name="ce4" office:value-type="string" calcext:value-type="string">
            <text:p>ELEC</text:p>
          </table:table-cell>
          <table:table-cell table:style-name="ce4" office:value-type="float" office:value="1998" calcext:value-type="float">
            <text:p>1998</text:p>
          </table:table-cell>
          <table:table-cell table:style-name="ce4" office:value-type="string" calcext:value-type="string">
            <text:p>1 km</text:p>
          </table:table-cell>
          <table:table-cell/>
          <table:table-cell table:style-name="ce4" office:value-type="string" calcext:value-type="string">
            <text:p>Jorge et al. 2012, based on Eltra 1998</text:p>
          </table:table-cell>
          <table:table-cell/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68]+[.AA68]+[.AA68]+[.AD68]+[.AH68]+[.AL68]+[.AQ68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/>
          <table:table-cell table:style-name="ce62" office:value-type="float" office:value="10500" calcext:value-type="float">
            <text:p>10500</text:p>
          </table:table-cell>
          <table:table-cell table:style-name="ce61" table:formula="of:=17400+600+2800+464" office:value-type="float" office:value="21264" calcext:value-type="float">
            <text:p>21264</text:p>
          </table:table-cell>
          <table:table-cell table:style-name="ce61" table:number-columns-repeated="3"/>
          <table:table-cell table:style-name="ce66"/>
          <table:table-cell table:style-name="ce69" table:number-columns-repeated="3"/>
          <table:table-cell table:style-name="ce70" office:value-type="float" office:value="520" calcext:value-type="float">
            <text:p>520</text:p>
          </table:table-cell>
          <table:table-cell table:style-name="ce69" table:number-columns-repeated="2"/>
          <table:table-cell table:style-name="ce73" table:number-columns-repeated="4"/>
          <table:table-cell table:style-name="ce69" table:formula="of:=7960+278" office:value-type="float" office:value="8238" calcext:value-type="float">
            <text:p>8238</text:p>
          </table:table-cell>
          <table:table-cell table:style-name="ce69" table:number-columns-repeated="3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/>
          <table:table-cell table:style-name="ce89" office:value-type="float" office:value="1380" calcext:value-type="float">
            <text:p>1380</text:p>
          </table:table-cell>
          <table:table-cell table:style-name="ce88"/>
          <table:table-cell table:style-name="ce89" office:value-type="float" office:value="202000" calcext:value-type="float">
            <text:p>202000</text:p>
          </table:table-cell>
          <table:table-cell table:style-name="ce89" office:value-type="float" office:value="65" calcext:value-type="float">
            <text:p>65</text:p>
          </table:table-cell>
          <table:table-cell table:style-name="ce88" table:number-columns-repeated="2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6"/>
          <table:table-cell table:style-name="ce61" table:formula="of:=117+14" office:value-type="float" office:value="131" calcext:value-type="float">
            <office:annotation draw:style-name="gr1" draw:text-style-name="P2" svg:width="320.63pt" svg:height="42.75pt" svg:x="9474.58pt" svg:y="1078.5pt" draw:caption-point-x="-11.54pt" draw:caption-point-y="-22.99pt">
              <dc:date>2021-03-09T00:00:00</dc:date>
              <text:p text:style-name="P1">Mineral oil for insulators</text:p>
              <text:p text:style-name="P1"/>
            </office:annotation>
            <text:p>131</text:p>
          </table:table-cell>
          <table:table-cell table:number-columns-repeated="908"/>
        </table:table-row>
        <table:table-row table:style-name="ro1">
          <table:table-cell table:style-name="ce4" office:value-type="string" calcext:value-type="string">
            <text:p>PWRLINE-150kv-Underground</text:p>
          </table:table-cell>
          <table:table-cell table:style-name="ce4" office:value-type="string" calcext:value-type="string">
            <text:p>150 kV underground power cable, 1 km. Manufacturing only. Does not include transformers etc.</text:p>
          </table:table-cell>
          <table:table-cell table:style-name="ce4" office:value-type="string" calcext:value-type="string">
            <text:p>ELEC</text:p>
          </table:table-cell>
          <table:table-cell table:style-name="ce4" office:value-type="float" office:value="1998" calcext:value-type="float">
            <text:p>1998</text:p>
          </table:table-cell>
          <table:table-cell table:style-name="ce4" office:value-type="string" calcext:value-type="string">
            <text:p>1 km</text:p>
          </table:table-cell>
          <table:table-cell/>
          <table:table-cell table:style-name="ce4" office:value-type="string" calcext:value-type="string">
            <text:p>Jorge et al. 2012, based on Eltra 1998</text:p>
          </table:table-cell>
          <table:table-cell/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 table:formula="of:=[.AA69]+[.AA69]+[.AA69]+[.AD69]+[.AH69]+[.AL69]+[.AQ69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39" office:value-type="float" office:value="3800" calcext:value-type="float">
            <text:p>3800</text:p>
          </table:table-cell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/>
          <table:table-cell table:style-name="ce61" table:number-columns-repeated="5"/>
          <table:table-cell table:style-name="ce66"/>
          <table:table-cell table:style-name="ce69" table:formula="of:=8600+(3200*94.8%)" office:value-type="float" office:value="11633.6" calcext:value-type="float">
            <text:p>11633.6</text:p>
          </table:table-cell>
          <table:table-cell table:style-name="ce69"/>
          <table:table-cell table:style-name="ce70" office:value-type="float" office:value="13900" calcext:value-type="float">
            <text:p>13900</text:p>
          </table:table-cell>
          <table:table-cell table:style-name="ce69"/>
          <table:table-cell table:style-name="ce69" table:formula="of:=3200*5%" office:value-type="float" office:value="160" calcext:value-type="float">
            <office:annotation draw:style-name="gr3" draw:text-style-name="P2" svg:width="320.6pt" svg:height="28.09pt" svg:x="4665.6pt" svg:y="1093.72pt" draw:caption-point-x="-11.54pt" draw:caption-point-y="-22.45pt">
              <dc:date>2021-03-09T00:00:00</dc:date>
              <text:p text:style-name="P1">Contains 3200 kg of "bronze", assumed to be phosphorous bronze with 5% tin content</text:p>
            </office:annotation>
            <text:p>160</text:p>
          </table:table-cell>
          <table:table-cell table:style-name="ce69"/>
          <table:table-cell table:style-name="ce73" table:number-columns-repeated="4"/>
          <table:table-cell table:style-name="ce69" table:number-columns-repeated="4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7"/>
          <table:table-cell table:style-name="ce89" office:value-type="float" office:value="1600000" calcext:value-type="float">
            <text:p>1600000</text:p>
          </table:table-cell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3"/>
          <table:table-cell table:style-name="ce89" office:value-type="float" office:value="35000" calcext:value-type="float">
            <text:p>35000</text:p>
          </table:table-cell>
          <table:table-cell table:style-name="ce88" table:number-columns-repeated="3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2" office:value-type="float" office:value="1900" calcext:value-type="float">
            <office:annotation draw:style-name="gr3" draw:text-style-name="P2" svg:width="320.6pt" svg:height="26.99pt" svg:x="8993.68pt" svg:y="1094.26pt" draw:caption-point-x="-11.54pt" draw:caption-point-y="-22.99pt">
              <dc:date>2021-03-09T00:00:00</dc:date>
              <text:p text:style-name="P1">Polypropylene</text:p>
            </office:annotation>
            <text:p>1900</text:p>
          </table:table-cell>
          <table:table-cell table:style-name="ce61" table:number-columns-repeated="3"/>
          <table:table-cell table:style-name="ce61" table:formula="of:=700+75000" office:value-type="float" office:value="75700" calcext:value-type="float">
            <text:p>75700</text:p>
          </table:table-cell>
          <table:table-cell table:style-name="ce61"/>
          <table:table-cell table:style-name="ce62" office:value-type="float" office:value="4000" calcext:value-type="float">
            <office:annotation draw:style-name="gr3" draw:text-style-name="P2" svg:width="320.63pt" svg:height="26.99pt" svg:x="9474.58pt" svg:y="1094.26pt" draw:caption-point-x="-11.54pt" draw:caption-point-y="-22.99pt">
              <dc:date>2021-03-09T00:00:00</dc:date>
              <text:p text:style-name="P1">Insulation oil</text:p>
            </office:annotation>
            <text:p>4000</text:p>
          </table:table-cell>
          <table:table-cell table:number-columns-repeated="908"/>
        </table:table-row>
        <table:table-row table:style-name="ro1">
          <table:table-cell table:style-name="ce4" office:value-type="string" calcext:value-type="string">
            <text:p>PWRLINE-HVDC-Land</text:p>
          </table:table-cell>
          <table:table-cell table:style-name="ce4" office:value-type="string" calcext:value-type="string">
            <text:p>HVDC land power line, 1 km. Manufacturing only. Does not include transformers etc.</text:p>
          </table:table-cell>
          <table:table-cell table:style-name="ce4" office:value-type="string" calcext:value-type="string">
            <text:p>ELEC</text:p>
          </table:table-cell>
          <table:table-cell table:style-name="ce4" office:value-type="float" office:value="1998" calcext:value-type="float">
            <text:p>1998</text:p>
          </table:table-cell>
          <table:table-cell table:style-name="ce4" office:value-type="string" calcext:value-type="string">
            <text:p>1 km</text:p>
          </table:table-cell>
          <table:table-cell/>
          <table:table-cell table:style-name="ce4" office:value-type="string" calcext:value-type="string">
            <text:p>Jorge et al. 2012, based on Eltra 1998</text:p>
          </table:table-cell>
          <table:table-cell/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/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39" office:value-type="float" office:value="5000" calcext:value-type="float">
            <text:p>5000</text:p>
          </table:table-cell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/>
          <table:table-cell table:style-name="ce61"/>
          <table:table-cell table:style-name="ce62" office:value-type="float" office:value="3400" calcext:value-type="float">
            <text:p>3400</text:p>
          </table:table-cell>
          <table:table-cell table:style-name="ce61" table:number-columns-repeated="3"/>
          <table:table-cell table:style-name="ce66"/>
          <table:table-cell table:style-name="ce70" office:value-type="float" office:value="14700" calcext:value-type="float">
            <text:p>14700</text:p>
          </table:table-cell>
          <table:table-cell table:style-name="ce69"/>
          <table:table-cell table:style-name="ce70" office:value-type="float" office:value="14200" calcext:value-type="float">
            <text:p>14200</text:p>
          </table:table-cell>
          <table:table-cell table:style-name="ce69" table:number-columns-repeated="3"/>
          <table:table-cell table:style-name="ce73" table:number-columns-repeated="4"/>
          <table:table-cell table:style-name="ce69" table:number-columns-repeated="4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7"/>
          <table:table-cell table:style-name="ce89" office:value-type="float" office:value="1600000" calcext:value-type="float">
            <text:p>1600000</text:p>
          </table:table-cell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7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formula="of:=2600+1000" office:value-type="float" office:value="3600" calcext:value-type="float">
            <text:p>3600</text:p>
          </table:table-cell>
          <table:table-cell table:style-name="ce61" table:number-columns-repeated="5"/>
          <table:table-cell table:style-name="ce62" office:value-type="float" office:value="3900" calcext:value-type="float">
            <office:annotation draw:style-name="gr2" draw:text-style-name="P2" svg:width="320.63pt" svg:height="27.01pt" svg:x="9474.58pt" svg:y="1109.99pt" draw:caption-point-x="-11.54pt" draw:caption-point-y="-22.96pt">
              <dc:date>2021-03-09T00:00:00</dc:date>
              <text:p text:style-name="P1">Insulation oil</text:p>
            </office:annotation>
            <text:p>3900</text:p>
          </table:table-cell>
          <table:table-cell table:number-columns-repeated="908"/>
        </table:table-row>
        <table:table-row table:style-name="ro1">
          <table:table-cell table:style-name="ce4" office:value-type="string" calcext:value-type="string">
            <text:p>PWRLINE-150kV-Sea-oil</text:p>
          </table:table-cell>
          <table:table-cell table:style-name="ce4" office:value-type="string" calcext:value-type="string">
            <text:p>150 kV oil sea power cable, 1 km. Manufacturing only. Does not include transformers etc.</text:p>
          </table:table-cell>
          <table:table-cell table:style-name="ce4" office:value-type="string" calcext:value-type="string">
            <text:p>ELEC</text:p>
          </table:table-cell>
          <table:table-cell table:style-name="ce4" office:value-type="float" office:value="1998" calcext:value-type="float">
            <text:p>1998</text:p>
          </table:table-cell>
          <table:table-cell table:style-name="ce4" office:value-type="string" calcext:value-type="string">
            <text:p>1 km</text:p>
          </table:table-cell>
          <table:table-cell/>
          <table:table-cell table:style-name="ce4" office:value-type="string" calcext:value-type="string">
            <text:p>Jorge et al. 2012, based on Eltra 1998</text:p>
          </table:table-cell>
          <table:table-cell/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/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39" office:value-type="float" office:value="3800" calcext:value-type="float">
            <text:p>3800</text:p>
          </table:table-cell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/>
          <table:table-cell table:style-name="ce61"/>
          <table:table-cell table:style-name="ce62" office:value-type="float" office:value="12800" calcext:value-type="float">
            <text:p>12800</text:p>
          </table:table-cell>
          <table:table-cell table:style-name="ce61" table:number-columns-repeated="3"/>
          <table:table-cell table:style-name="ce66"/>
          <table:table-cell table:style-name="ce69" table:formula="of:=8600+(3200*94.8%)" office:value-type="float" office:value="11633.6" calcext:value-type="float">
            <text:p>11633.6</text:p>
          </table:table-cell>
          <table:table-cell table:style-name="ce69"/>
          <table:table-cell table:style-name="ce70" office:value-type="float" office:value="13900" calcext:value-type="float">
            <text:p>13900</text:p>
          </table:table-cell>
          <table:table-cell table:style-name="ce69"/>
          <table:table-cell table:style-name="ce69" table:formula="of:=3200*5%" office:value-type="float" office:value="160" calcext:value-type="float">
            <office:annotation draw:style-name="gr1" draw:text-style-name="P2" svg:width="320.6pt" svg:height="42.75pt" svg:x="4665.6pt" svg:y="1125.75pt" draw:caption-point-x="-11.54pt" draw:caption-point-y="-22.99pt">
              <dc:date>2021-03-09T00:00:00</dc:date>
              <text:p text:style-name="P1">Assumed phosphor bronze</text:p>
              <text:p text:style-name="P1"/>
            </office:annotation>
            <text:p>160</text:p>
          </table:table-cell>
          <table:table-cell table:style-name="ce69"/>
          <table:table-cell table:style-name="ce73" table:number-columns-repeated="4"/>
          <table:table-cell table:style-name="ce69" table:number-columns-repeated="4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7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2" office:value-type="float" office:value="1900" calcext:value-type="float">
            <office:annotation draw:style-name="gr1" draw:text-style-name="P2" svg:width="320.6pt" svg:height="42.75pt" svg:x="8993.68pt" svg:y="1125.75pt" draw:caption-point-x="-11.54pt" draw:caption-point-y="-22.99pt">
              <dc:date>2021-03-09T00:00:00</dc:date>
              <text:p text:style-name="P1">Polypropylene</text:p>
              <text:p text:style-name="P1"/>
            </office:annotation>
            <text:p>1900</text:p>
          </table:table-cell>
          <table:table-cell table:style-name="ce61" table:number-columns-repeated="3"/>
          <table:table-cell table:style-name="ce62" office:value-type="float" office:value="700" calcext:value-type="float">
            <text:p>700</text:p>
          </table:table-cell>
          <table:table-cell table:style-name="ce62"/>
          <table:table-cell table:style-name="ce62" office:value-type="float" office:value="4000" calcext:value-type="float">
            <office:annotation draw:style-name="gr3" draw:text-style-name="P2" svg:width="320.63pt" svg:height="26.99pt" svg:x="9474.58pt" svg:y="1125.75pt" draw:caption-point-x="-11.54pt" draw:caption-point-y="-22.99pt">
              <dc:date>2021-03-09T00:00:00</dc:date>
              <text:p text:style-name="P1">Insulation oil</text:p>
            </office:annotation>
            <text:p>4000</text:p>
          </table:table-cell>
          <table:table-cell table:number-columns-repeated="908"/>
        </table:table-row>
        <table:table-row table:style-name="ro1">
          <table:table-cell table:style-name="ce4" office:value-type="string" calcext:value-type="string">
            <text:p>PWRLINE-HVDC-Sea</text:p>
          </table:table-cell>
          <table:table-cell table:style-name="ce4" office:value-type="string" calcext:value-type="string">
            <text:p>HVDC sea power cable, 1 km. Manufacturing only. Does not include transformers etc.</text:p>
          </table:table-cell>
          <table:table-cell table:style-name="ce4" office:value-type="string" calcext:value-type="string">
            <text:p>ELEC</text:p>
          </table:table-cell>
          <table:table-cell table:style-name="ce4" office:value-type="float" office:value="1998" calcext:value-type="float">
            <text:p>1998</text:p>
          </table:table-cell>
          <table:table-cell table:style-name="ce4" office:value-type="string" calcext:value-type="string">
            <text:p>1 km</text:p>
          </table:table-cell>
          <table:table-cell/>
          <table:table-cell table:style-name="ce4" office:value-type="string" calcext:value-type="string">
            <text:p>Jorge et al. 2012, based on Eltra 1998</text:p>
          </table:table-cell>
          <table:table-cell/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/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39" office:value-type="float" office:value="5000" calcext:value-type="float">
            <text:p>5000</text:p>
          </table:table-cell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/>
          <table:table-cell table:style-name="ce61"/>
          <table:table-cell table:style-name="ce62" office:value-type="float" office:value="15800" calcext:value-type="float">
            <text:p>15800</text:p>
          </table:table-cell>
          <table:table-cell table:style-name="ce61" table:number-columns-repeated="3"/>
          <table:table-cell table:style-name="ce66"/>
          <table:table-cell table:style-name="ce70" office:value-type="float" office:value="14700" calcext:value-type="float">
            <text:p>14700</text:p>
          </table:table-cell>
          <table:table-cell table:style-name="ce69"/>
          <table:table-cell table:style-name="ce70" office:value-type="float" office:value="14200" calcext:value-type="float">
            <text:p>14200</text:p>
          </table:table-cell>
          <table:table-cell table:style-name="ce69" table:number-columns-repeated="3"/>
          <table:table-cell table:style-name="ce73" table:number-columns-repeated="4"/>
          <table:table-cell table:style-name="ce69" table:number-columns-repeated="4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7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2" office:value-type="float" office:value="1800" calcext:value-type="float">
            <office:annotation draw:style-name="gr3" draw:text-style-name="P2" svg:width="320.6pt" svg:height="26.99pt" svg:x="8993.68pt" svg:y="1141.51pt" draw:caption-point-x="-11.54pt" draw:caption-point-y="-22.99pt">
              <dc:date>2021-03-09T00:00:00</dc:date>
              <text:p text:style-name="P1">Polypropylene</text:p>
            </office:annotation>
            <text:p>1800</text:p>
          </table:table-cell>
          <table:table-cell table:style-name="ce61" table:number-columns-repeated="3"/>
          <table:table-cell table:style-name="ce62" office:value-type="float" office:value="600" calcext:value-type="float">
            <text:p>600</text:p>
          </table:table-cell>
          <table:table-cell table:style-name="ce62"/>
          <table:table-cell table:style-name="ce62" office:value-type="float" office:value="3900" calcext:value-type="float">
            <office:annotation draw:style-name="gr3" draw:text-style-name="P2" svg:width="320.63pt" svg:height="26.99pt" svg:x="9474.58pt" svg:y="1141.51pt" draw:caption-point-x="-11.54pt" draw:caption-point-y="-22.99pt">
              <dc:date>2021-03-09T00:00:00</dc:date>
              <text:p text:style-name="P1">Insulation oil</text:p>
            </office:annotation>
            <text:p>3900</text:p>
          </table:table-cell>
          <table:table-cell table:number-columns-repeated="908"/>
        </table:table-row>
        <table:table-row table:style-name="ro1">
          <table:table-cell table:style-name="ce4" office:value-type="string" calcext:value-type="string">
            <text:p>PV-a-Si-Frameless-Conservative</text:p>
          </table:table-cell>
          <table:table-cell table:style-name="ce4" office:value-type="string" calcext:value-type="string">
            <text:p>Frameless a-Si solar PV module, 6.7% efficiency, performance ratio 0.75, conservative case. Does not include mounting, inverter, other equipment.</text:p>
          </table:table-cell>
          <table:table-cell table:style-name="ce4" office:value-type="string" calcext:value-type="string">
            <text:p>ELEC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string" calcext:value-type="string">
            <text:p>1 m^2 </text:p>
          </table:table-cell>
          <table:table-cell/>
          <table:table-cell table:style-name="ce4" office:value-type="string" calcext:value-type="string">
            <text:p>van der Meulen 2011, Table V</text:p>
          </table:table-cell>
          <table:table-cell/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/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/>
          <table:table-cell table:style-name="ce61" table:number-columns-repeated="5"/>
          <table:table-cell table:style-name="ce66"/>
          <table:table-cell table:style-name="ce69" table:number-columns-repeated="6"/>
          <table:table-cell table:style-name="ce73" table:number-columns-repeated="4"/>
          <table:table-cell table:style-name="ce69" table:number-columns-repeated="4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3" office:value-type="float" office:value="0.0097" calcext:value-type="float">
            <text:p>0.0097</text:p>
          </table:table-cell>
          <table:table-cell table:style-name="ce96"/>
          <table:table-cell table:style-name="ce88"/>
          <table:table-cell table:style-name="ce89" office:value-type="float" office:value="20.9" calcext:value-type="float">
            <text:p>20.9</text:p>
          </table:table-cell>
          <table:table-cell table:style-name="ce88" table:number-columns-repeated="5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7"/>
          <table:table-cell table:number-columns-repeated="908"/>
        </table:table-row>
        <table:table-row table:style-name="ro1">
          <table:table-cell table:style-name="ce4" office:value-type="string" calcext:value-type="string">
            <text:p>PV-a-Si-Frameless-Most_likely</text:p>
          </table:table-cell>
          <table:table-cell table:style-name="ce4" office:value-type="string" calcext:value-type="string">
            <text:p>Frameless a-Si solar PV module, 6.7% efficiency, performance ratio 0.75, most likely case. Does not include mounting, inverter, other equipment.</text:p>
          </table:table-cell>
          <table:table-cell table:style-name="ce4" office:value-type="string" calcext:value-type="string">
            <text:p>ELEC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string" calcext:value-type="string">
            <text:p>1 m^2 </text:p>
          </table:table-cell>
          <table:table-cell/>
          <table:table-cell table:style-name="ce4" office:value-type="string" calcext:value-type="string">
            <text:p>van der Meulen 2011, Table V</text:p>
          </table:table-cell>
          <table:table-cell/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/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/>
          <table:table-cell table:style-name="ce61" table:number-columns-repeated="5"/>
          <table:table-cell table:style-name="ce66"/>
          <table:table-cell table:style-name="ce69" table:number-columns-repeated="6"/>
          <table:table-cell table:style-name="ce73" table:number-columns-repeated="4"/>
          <table:table-cell table:style-name="ce69" table:number-columns-repeated="4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3" office:value-type="float" office:value="0.0085" calcext:value-type="float">
            <text:p>0.0085</text:p>
          </table:table-cell>
          <table:table-cell table:style-name="ce96"/>
          <table:table-cell table:style-name="ce88"/>
          <table:table-cell table:style-name="ce89" office:value-type="float" office:value="18.3" calcext:value-type="float">
            <text:p>18.3</text:p>
          </table:table-cell>
          <table:table-cell table:style-name="ce88" table:number-columns-repeated="5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7"/>
          <table:table-cell table:number-columns-repeated="908"/>
        </table:table-row>
        <table:table-row table:style-name="ro1">
          <table:table-cell table:style-name="ce4" office:value-type="string" calcext:value-type="string">
            <text:p>PV-a-Si-Frameless-Optimistic</text:p>
          </table:table-cell>
          <table:table-cell table:style-name="ce4" office:value-type="string" calcext:value-type="string">
            <text:p>Frameless a-Si solar PV module, 6.7% efficiency, performance ratio 0.75, optimistic case. Does not include mounting, inverter, other equipment.</text:p>
          </table:table-cell>
          <table:table-cell table:style-name="ce4" office:value-type="string" calcext:value-type="string">
            <text:p>ELEC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string" calcext:value-type="string">
            <text:p>1 m^2 </text:p>
          </table:table-cell>
          <table:table-cell/>
          <table:table-cell table:style-name="ce4" office:value-type="string" calcext:value-type="string">
            <text:p>van der Meulen 2011, Table V</text:p>
          </table:table-cell>
          <table:table-cell/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/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/>
          <table:table-cell table:style-name="ce61" table:number-columns-repeated="5"/>
          <table:table-cell table:style-name="ce66"/>
          <table:table-cell table:style-name="ce69" table:number-columns-repeated="6"/>
          <table:table-cell table:style-name="ce73" table:number-columns-repeated="4"/>
          <table:table-cell table:style-name="ce69" table:number-columns-repeated="4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2" table:formula="of:=7.3/1000" office:value-type="float" office:value="0.0073" calcext:value-type="float">
            <text:p>0.0073</text:p>
          </table:table-cell>
          <table:table-cell table:style-name="ce96"/>
          <table:table-cell table:style-name="ce88"/>
          <table:table-cell table:style-name="ce89" office:value-type="float" office:value="15.7" calcext:value-type="float">
            <text:p>15.7</text:p>
          </table:table-cell>
          <table:table-cell table:style-name="ce88" table:number-columns-repeated="5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7"/>
          <table:table-cell table:number-columns-repeated="908"/>
        </table:table-row>
        <table:table-row table:style-name="ro1">
          <table:table-cell table:style-name="ce4" office:value-type="string" calcext:value-type="string">
            <text:p>PV-a-Si-Frameless-Oerlikon</text:p>
          </table:table-cell>
          <table:table-cell table:style-name="ce4" office:value-type="string" calcext:value-type="string">
            <text:p>Frameless a-Si solar PV module, 6.7% efficiency, performance ratio 0.75, Oerlikon. Does not include mounting, inverter, other equipment.</text:p>
          </table:table-cell>
          <table:table-cell table:style-name="ce4" office:value-type="string" calcext:value-type="string">
            <text:p>ELEC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string" calcext:value-type="string">
            <text:p>1 m^2 </text:p>
          </table:table-cell>
          <table:table-cell/>
          <table:table-cell table:style-name="ce4" office:value-type="string" calcext:value-type="string">
            <text:p>van der Meulen 2011, Table V</text:p>
          </table:table-cell>
          <table:table-cell/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/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/>
          <table:table-cell table:style-name="ce61" table:number-columns-repeated="5"/>
          <table:table-cell table:style-name="ce66"/>
          <table:table-cell table:style-name="ce69" table:number-columns-repeated="6"/>
          <table:table-cell table:style-name="ce73" table:number-columns-repeated="4"/>
          <table:table-cell table:style-name="ce69" table:number-columns-repeated="4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2" table:formula="of:=7.3/1000" office:value-type="float" office:value="0.0073" calcext:value-type="float">
            <text:p>0.0073</text:p>
          </table:table-cell>
          <table:table-cell table:style-name="ce96"/>
          <table:table-cell table:style-name="ce88"/>
          <table:table-cell table:style-name="ce89" office:value-type="float" office:value="15.7" calcext:value-type="float">
            <text:p>15.7</text:p>
          </table:table-cell>
          <table:table-cell table:style-name="ce88" table:number-columns-repeated="5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7"/>
          <table:table-cell table:number-columns-repeated="908"/>
        </table:table-row>
        <table:table-row table:style-name="ro1">
          <table:table-cell table:style-name="ce4" office:value-type="string" calcext:value-type="string">
            <text:p>Schettler Eco05 profile and EcoG hooks for rooftop frameless solar cells. Mounting only</text:p>
          </table:table-cell>
          <table:table-cell/>
          <table:table-cell table:style-name="ce4" office:value-type="string" calcext:value-type="string">
            <text:p>ELEC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string" calcext:value-type="string">
            <text:p>1 m^2 </text:p>
          </table:table-cell>
          <table:table-cell/>
          <table:table-cell table:style-name="ce4" office:value-type="string" calcext:value-type="string">
            <text:p>van der Meulen 2011</text:p>
          </table:table-cell>
          <table:table-cell/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/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/>
          <table:table-cell table:style-name="ce61" table:number-columns-repeated="3"/>
          <table:table-cell table:style-name="ce62" office:value-type="float" office:value="22.4" calcext:value-type="float">
            <text:p>22.4</text:p>
          </table:table-cell>
          <table:table-cell table:style-name="ce62"/>
          <table:table-cell table:style-name="ce66"/>
          <table:table-cell table:style-name="ce69" table:number-columns-repeated="6"/>
          <table:table-cell table:style-name="ce73" table:number-columns-repeated="4"/>
          <table:table-cell table:style-name="ce69"/>
          <table:table-cell table:style-name="ce70" office:value-type="float" office:value="0.97" calcext:value-type="float">
            <text:p>0.97</text:p>
          </table:table-cell>
          <table:table-cell table:style-name="ce69" table:number-columns-repeated="2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7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7"/>
          <table:table-cell table:number-columns-repeated="908"/>
        </table:table-row>
        <table:table-row table:style-name="ro1">
          <table:table-cell table:style-name="ce4" office:value-type="string" calcext:value-type="string">
            <text:p>PV-a-Si/μc-Si-Framless-Oerlikon</text:p>
          </table:table-cell>
          <table:table-cell table:style-name="ce4" office:value-type="string" calcext:value-type="string">
            <text:p>Frameless a-Si/μc-Si solar PV module, 8.5% efficiency, performance ratio 0.75, Oerlikon. Does not include mounting, inverter, other equipment.</text:p>
          </table:table-cell>
          <table:table-cell table:style-name="ce4" office:value-type="string" calcext:value-type="string">
            <text:p>ELEC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string" calcext:value-type="string">
            <text:p>1 m^2 </text:p>
          </table:table-cell>
          <table:table-cell/>
          <table:table-cell table:style-name="ce4" office:value-type="string" calcext:value-type="string">
            <text:p>van der Meulen 2011, Table V</text:p>
          </table:table-cell>
          <table:table-cell/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/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/>
          <table:table-cell table:style-name="ce61" table:number-columns-repeated="5"/>
          <table:table-cell table:style-name="ce66"/>
          <table:table-cell table:style-name="ce69" table:number-columns-repeated="6"/>
          <table:table-cell table:style-name="ce73" table:number-columns-repeated="4"/>
          <table:table-cell table:style-name="ce69" table:number-columns-repeated="4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2" table:formula="of:=28.4/1000" office:value-type="float" office:value="0.0284" calcext:value-type="float">
            <text:p>0.0284</text:p>
          </table:table-cell>
          <table:table-cell table:style-name="ce96"/>
          <table:table-cell table:style-name="ce88"/>
          <table:table-cell table:style-name="ce89" office:value-type="float" office:value="15.7" calcext:value-type="float">
            <text:p>15.7</text:p>
          </table:table-cell>
          <table:table-cell table:style-name="ce88" table:number-columns-repeated="5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7"/>
          <table:table-cell table:number-columns-repeated="908"/>
        </table:table-row>
        <table:table-row table:style-name="ro1">
          <table:table-cell table:style-name="ce4" office:value-type="string" calcext:value-type="string">
            <text:p>PV-BOS-Field-Arizona</text:p>
          </table:table-cell>
          <table:table-cell table:style-name="ce4" office:value-type="string" calcext:value-type="string">
            <text:p>BOP for innovative 1 MWp field PV plant built in 2004-6, Arizona. Includes inverters etc., not panels</text:p>
          </table:table-cell>
          <table:table-cell table:style-name="ce4" office:value-type="string" calcext:value-type="string">
            <text:p>ELEC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string" calcext:value-type="string">
            <text:p>1 MWp</text:p>
          </table:table-cell>
          <table:table-cell/>
          <table:table-cell table:style-name="ce4" office:value-type="string" calcext:value-type="string">
            <text:p>Mason et al. 2006, Table 1</text:p>
          </table:table-cell>
          <table:table-cell/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/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/>
          <table:table-cell table:style-name="ce61"/>
          <table:table-cell table:style-name="ce62" office:value-type="float" office:value="55893" calcext:value-type="float">
            <text:p>55893</text:p>
          </table:table-cell>
          <table:table-cell table:style-name="ce61" table:number-columns-repeated="3"/>
          <table:table-cell table:style-name="ce66"/>
          <table:table-cell table:style-name="ce70" office:value-type="float" office:value="7527" calcext:value-type="float">
            <text:p>7527</text:p>
          </table:table-cell>
          <table:table-cell table:style-name="ce69" table:number-columns-repeated="5"/>
          <table:table-cell table:style-name="ce73" table:number-columns-repeated="4"/>
          <table:table-cell table:style-name="ce70" office:value-type="float" office:value="19437" calcext:value-type="float">
            <text:p>19437</text:p>
          </table:table-cell>
          <table:table-cell table:style-name="ce69" table:number-columns-repeated="3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3"/>
          <table:table-cell table:style-name="ce88" table:formula="of:=47405+18350" office:value-type="float" office:value="65755" calcext:value-type="float">
            <text:p>65755</text:p>
          </table:table-cell>
          <table:table-cell table:style-name="ce88" table:number-columns-repeated="3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2" office:value-type="float" office:value="5832" calcext:value-type="float">
            <text:p>5832</text:p>
          </table:table-cell>
          <table:table-cell table:style-name="ce61" table:number-columns-repeated="6"/>
          <table:table-cell table:number-columns-repeated="908"/>
        </table:table-row>
        <table:table-row table:style-name="ro1">
          <table:table-cell table:style-name="ce4" office:value-type="string" calcext:value-type="string">
            <text:p>NUC-Gen3-PWR-EPR</text:p>
          </table:table-cell>
          <table:table-cell table:style-name="ce4" office:value-type="string" calcext:value-type="string">
            <text:p>1600 MW Generation 3 EPR nuclear power plant</text:p>
          </table:table-cell>
          <table:table-cell table:style-name="ce4" office:value-type="string" calcext:value-type="string">
            <text:p>ELEC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Vidal et al. 2013, Supplementary Information</text:p>
          </table:table-cell>
          <table:table-cell table:style-name="ce4" office:value-type="string" calcext:value-type="string">
            <text:p>Source quality?</text:p>
          </table:table-cell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/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 table:formula="of:=18*1600" office:value-type="float" office:value="28800" calcext:value-type="float">
            <text:p>28800</text:p>
          </table:table-cell>
          <table:table-cell table:style-name="ce61" table:number-columns-repeated="5"/>
          <table:table-cell table:style-name="ce66"/>
          <table:table-cell table:style-name="ce69" table:formula="of:=0.56*1600" office:value-type="float" office:value="896" calcext:value-type="float">
            <text:p>896</text:p>
          </table:table-cell>
          <table:table-cell table:style-name="ce69" table:number-columns-repeated="5"/>
          <table:table-cell table:style-name="ce73" table:number-columns-repeated="4"/>
          <table:table-cell table:style-name="ce69" table:formula="of:=0.56*1600" office:value-type="float" office:value="896" calcext:value-type="float">
            <text:p>896</text:p>
          </table:table-cell>
          <table:table-cell table:style-name="ce69" table:number-columns-repeated="3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/>
          <table:table-cell table:style-name="ce88" table:formula="of:=0.01*1600" office:value-type="float" office:value="16" calcext:value-type="float">
            <text:p>16</text:p>
          </table:table-cell>
          <table:table-cell table:style-name="ce88"/>
          <table:table-cell table:style-name="ce88" table:formula="of:=194*1600" office:value-type="float" office:value="310400" calcext:value-type="float">
            <text:p>310400</text:p>
          </table:table-cell>
          <table:table-cell table:style-name="ce88" table:number-columns-repeated="3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7"/>
          <table:table-cell table:number-columns-repeated="908"/>
        </table:table-row>
        <table:table-row table:style-name="ro1">
          <table:table-cell table:style-name="ce6" office:value-type="string" calcext:value-type="string">
            <text:p>NUV-Gen2-Ringhals</text:p>
          </table:table-cell>
          <table:table-cell table:style-name="ce4" office:value-type="string" calcext:value-type="string">
            <text:p>1 TWh of nuclear generation in Ringhals plant (3 PWR, 1 BWR)</text:p>
          </table:table-cell>
          <table:table-cell table:style-name="ce4" office:value-type="string" calcext:value-type="string">
            <text:p>ELEC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string" calcext:value-type="string">
            <text:p>1 TWh</text:p>
          </table:table-cell>
          <table:table-cell/>
          <table:table-cell table:style-name="ce4" office:value-type="string" calcext:value-type="string">
            <text:p>NEA 2011</text:p>
          </table:table-cell>
          <table:table-cell table:style-name="ce4" office:value-type="string" calcext:value-type="string">
            <text:p>Lifetime requirements</text:p>
          </table:table-cell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/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/>
          <table:table-cell table:style-name="ce61" table:number-columns-repeated="5"/>
          <table:table-cell table:style-name="ce66"/>
          <table:table-cell table:style-name="ce69" table:number-columns-repeated="6"/>
          <table:table-cell table:style-name="ce73" table:number-columns-repeated="4"/>
          <table:table-cell table:style-name="ce69" table:formula="of:=(0.000885+0.0000843)*10^6" office:value-type="float" office:value="969.3" calcext:value-type="float">
            <text:p>969.3</text:p>
          </table:table-cell>
          <table:table-cell table:style-name="ce69" table:number-columns-repeated="3"/>
          <table:table-cell table:style-name="ce77"/>
          <table:table-cell table:style-name="ce73" table:number-columns-repeated="6"/>
          <table:table-cell table:style-name="ce73" table:formula="of:=0.00000136*10^6" office:value-type="float" office:value="1.36" calcext:value-type="float">
            <text:p>1.36</text:p>
          </table:table-cell>
          <table:table-cell table:style-name="ce81"/>
          <table:table-cell table:style-name="ce85"/>
          <table:table-cell table:style-name="ce88" table:number-columns-repeated="6"/>
          <table:table-cell table:style-name="ce88" table:formula="of:=(0.321+0.0826)*10^6" office:value-type="float" office:value="403600" calcext:value-type="float">
            <text:p>403600</text:p>
          </table:table-cell>
          <table:table-cell table:style-name="ce8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7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7"/>
          <table:table-cell table:number-columns-repeated="908"/>
        </table:table-row>
        <table:table-row table:style-name="ro1">
          <table:table-cell table:style-name="ce4" office:value-type="string" calcext:value-type="string">
            <text:p>BUS-EV-Volvo7900</text:p>
          </table:table-cell>
          <table:table-cell table:style-name="ce4" office:value-type="string" calcext:value-type="string">
            <text:p>Volvo 7900 all electric bus.160 kW engine, 76 kWh battery-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800" calcext:value-type="float">
            <text:p>12800</text:p>
          </table:table-cell>
          <table:table-cell table:style-name="ce4" office:value-type="string" calcext:value-type="string">
            <text:p>Nordelöf et al. 2019</text:p>
          </table:table-cell>
          <table:table-cell/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/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formula="of:=12800*6%" office:value-type="float" office:value="768" calcext:value-type="float">
            <text:p>768</text:p>
          </table:table-cell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/>
          <table:table-cell table:style-name="ce61" table:formula="of:=12800*5%" office:value-type="float" office:value="640" calcext:value-type="float">
            <text:p>640</text:p>
          </table:table-cell>
          <table:table-cell table:style-name="ce61" table:formula="of:=12800*53%" office:value-type="float" office:value="6784" calcext:value-type="float">
            <text:p>6784</text:p>
          </table:table-cell>
          <table:table-cell table:style-name="ce61" table:number-columns-repeated="3"/>
          <table:table-cell table:style-name="ce66"/>
          <table:table-cell table:style-name="ce69" table:formula="of:=12800*5%" office:value-type="float" office:value="640" calcext:value-type="float">
            <text:p>640</text:p>
          </table:table-cell>
          <table:table-cell table:style-name="ce69" table:number-columns-repeated="5"/>
          <table:table-cell table:style-name="ce73" table:number-columns-repeated="4"/>
          <table:table-cell table:style-name="ce69" table:formula="of:=12800*9%" office:value-type="float" office:value="1152" calcext:value-type="float">
            <text:p>1152</text:p>
          </table:table-cell>
          <table:table-cell table:style-name="ce69" table:number-columns-repeated="3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/>
          <table:table-cell table:style-name="ce88" table:formula="of:=12800*5%" office:value-type="float" office:value="640" calcext:value-type="float">
            <text:p>640</text:p>
          </table:table-cell>
          <table:table-cell table:style-name="ce88" table:number-columns-repeated="5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formula="of:=12800*12%" office:value-type="float" office:value="1536" calcext:value-type="float">
            <text:p>1536</text:p>
          </table:table-cell>
          <table:table-cell table:style-name="ce61" table:number-columns-repeated="5"/>
          <table:table-cell table:style-name="ce61" table:formula="of:=12800*5%" office:value-type="float" office:value="640" calcext:value-type="float">
            <text:p>640</text:p>
          </table:table-cell>
          <table:table-cell table:number-columns-repeated="908"/>
        </table:table-row>
        <table:table-row table:style-name="ro1">
          <table:table-cell table:style-name="ce4" office:value-type="string" calcext:value-type="string">
            <text:p>BUS-ICE-Volvo7900</text:p>
          </table:table-cell>
          <table:table-cell table:style-name="ce4" office:value-type="string" calcext:value-type="string">
            <text:p>Volvo 7900 diesel bus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700" calcext:value-type="float">
            <text:p>12700</text:p>
          </table:table-cell>
          <table:table-cell table:style-name="ce4" office:value-type="string" calcext:value-type="string">
            <text:p>Nordelöf et al. 2019</text:p>
          </table:table-cell>
          <table:table-cell/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/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formula="of:=12700*6%" office:value-type="float" office:value="762" calcext:value-type="float">
            <text:p>762</text:p>
          </table:table-cell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/>
          <table:table-cell table:style-name="ce61" table:formula="of:=12700*8%" office:value-type="float" office:value="1016" calcext:value-type="float">
            <text:p>1016</text:p>
          </table:table-cell>
          <table:table-cell table:style-name="ce61" table:formula="of:=12700*57%" office:value-type="float" office:value="7239" calcext:value-type="float">
            <text:p>7239</text:p>
          </table:table-cell>
          <table:table-cell table:style-name="ce61" table:number-columns-repeated="3"/>
          <table:table-cell table:style-name="ce66"/>
          <table:table-cell table:style-name="ce69" table:formula="of:=12700*3%" office:value-type="float" office:value="381" calcext:value-type="float">
            <text:p>381</text:p>
          </table:table-cell>
          <table:table-cell table:style-name="ce69" table:number-columns-repeated="5"/>
          <table:table-cell table:style-name="ce73" table:number-columns-repeated="4"/>
          <table:table-cell table:style-name="ce70" table:formula="of:=12700*8%" office:value-type="float" office:value="1016" calcext:value-type="float">
            <text:p>1016</text:p>
          </table:table-cell>
          <table:table-cell table:style-name="ce69" table:number-columns-repeated="3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/>
          <table:table-cell table:style-name="ce88" table:formula="of:=12700*5%" office:value-type="float" office:value="635" calcext:value-type="float">
            <text:p>635</text:p>
          </table:table-cell>
          <table:table-cell table:style-name="ce88" table:number-columns-repeated="5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formula="of:=12700*11%" office:value-type="float" office:value="1397" calcext:value-type="float">
            <text:p>1397</text:p>
          </table:table-cell>
          <table:table-cell table:style-name="ce61" table:number-columns-repeated="5"/>
          <table:table-cell table:style-name="ce61" table:formula="of:=12700*2%" office:value-type="float" office:value="254" calcext:value-type="float">
            <text:p>254</text:p>
          </table:table-cell>
          <table:table-cell table:number-columns-repeated="908"/>
        </table:table-row>
        <table:table-row table:style-name="ro1">
          <table:table-cell table:style-name="ce4" office:value-type="string" calcext:value-type="string">
            <text:p>H2-ELECTROLYSIS-1MW_PEMWE_2017</text:p>
          </table:table-cell>
          <table:table-cell table:style-name="ce4" office:value-type="string" calcext:value-type="string">
            <text:p>1 MW PEMWE/PEMEC hydrogen electrolysis stack ONLY, see Container for BOP, 2017</text:p>
          </table:table-cell>
          <table:table-cell table:style-name="ce4" office:value-type="string" calcext:value-type="string">
            <text:p>HYDROGEN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string" calcext:value-type="string">
            <text:p>1 MW</text:p>
          </table:table-cell>
          <table:table-cell/>
          <table:table-cell table:style-name="ce4" office:value-type="string" calcext:value-type="string">
            <text:p>Bareiß et al. 2019, Table 2</text:p>
          </table:table-cell>
          <table:table-cell/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/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/>
          <table:table-cell table:style-name="ce61" table:number-columns-repeated="3"/>
          <table:table-cell table:style-name="ce62" office:value-type="float" office:value="100" calcext:value-type="float">
            <text:p>100</text:p>
          </table:table-cell>
          <table:table-cell table:style-name="ce62"/>
          <table:table-cell table:style-name="ce66"/>
          <table:table-cell table:style-name="ce70" office:value-type="float" office:value="4.5" calcext:value-type="float">
            <text:p>4.5</text:p>
          </table:table-cell>
          <table:table-cell table:style-name="ce69" table:number-columns-repeated="5"/>
          <table:table-cell table:style-name="ce73" table:number-columns-repeated="2"/>
          <table:table-cell table:style-name="ce74" office:value-type="float" office:value="0.075" calcext:value-type="float">
            <text:p>0.075</text:p>
          </table:table-cell>
          <table:table-cell table:style-name="ce74" office:value-type="float" office:value="0.75" calcext:value-type="float">
            <text:p>0.75</text:p>
          </table:table-cell>
          <table:table-cell table:style-name="ce69"/>
          <table:table-cell table:style-name="ce70" office:value-type="float" office:value="27" calcext:value-type="float">
            <text:p>27</text:p>
          </table:table-cell>
          <table:table-cell table:style-name="ce69" table:number-columns-repeated="2"/>
          <table:table-cell table:style-name="ce77"/>
          <table:table-cell table:style-name="ce73" table:number-columns-repeated="5"/>
          <table:table-cell table:style-name="ce74" office:value-type="float" office:value="528" calcext:value-type="float">
            <text:p>528</text:p>
          </table:table-cell>
          <table:table-cell table:style-name="ce73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7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2" office:value-type="float" office:value="16" calcext:value-type="float">
            <office:annotation draw:style-name="gr3" draw:text-style-name="P2" svg:width="320.6pt" svg:height="26.99pt" svg:x="8993.68pt" svg:y="1330.5pt" draw:caption-point-x="-11.54pt" draw:caption-point-y="-22.99pt">
              <dc:date>2021-03-09T00:00:00</dc:date>
              <text:p text:style-name="P1">Naflon</text:p>
            </office:annotation>
            <text:p>16</text:p>
          </table:table-cell>
          <table:table-cell table:style-name="ce61" table:number-columns-repeated="5"/>
          <table:table-cell table:style-name="ce62" office:value-type="float" office:value="9" calcext:value-type="float">
            <office:annotation draw:style-name="gr1" draw:text-style-name="P2" svg:width="320.63pt" svg:height="42.75pt" svg:x="9474.58pt" svg:y="1330.5pt" draw:caption-point-x="-11.54pt" draw:caption-point-y="-22.99pt">
              <dc:date>2021-03-09T00:00:00</dc:date>
              <text:p text:style-name="P1">Activated carbon</text:p>
              <text:p text:style-name="P1"/>
            </office:annotation>
            <text:p>9</text:p>
          </table:table-cell>
          <table:table-cell table:number-columns-repeated="908"/>
        </table:table-row>
        <table:table-row table:style-name="ro1">
          <table:table-cell table:style-name="ce4" office:value-type="string" calcext:value-type="string">
            <text:p>H2-ELECTROLYSIS-1MW_PEMWE_2020s</text:p>
          </table:table-cell>
          <table:table-cell table:style-name="ce4" office:value-type="string" calcext:value-type="string">
            <text:p>1 MW PEMWE/PEMEC hydrogen electrolysis stack ONLY, see Container for BOP, "near future" (2019)</text:p>
          </table:table-cell>
          <table:table-cell table:style-name="ce4" office:value-type="string" calcext:value-type="string">
            <text:p>HYDROGEN</text:p>
          </table:table-cell>
          <table:table-cell table:style-name="ce4" office:value-type="string" calcext:value-type="string">
            <text:p>2025?</text:p>
          </table:table-cell>
          <table:table-cell table:style-name="ce4" office:value-type="string" calcext:value-type="string">
            <text:p>1 MW</text:p>
          </table:table-cell>
          <table:table-cell/>
          <table:table-cell table:style-name="ce4" office:value-type="string" calcext:value-type="string">
            <text:p>Bareiß et al. 2019, Table 2</text:p>
          </table:table-cell>
          <table:table-cell/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/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/>
          <table:table-cell table:style-name="ce61" table:number-columns-repeated="3"/>
          <table:table-cell table:style-name="ce62" office:value-type="float" office:value="40" calcext:value-type="float">
            <text:p>40</text:p>
          </table:table-cell>
          <table:table-cell table:style-name="ce62"/>
          <table:table-cell table:style-name="ce66"/>
          <table:table-cell table:style-name="ce70" office:value-type="float" office:value="9" calcext:value-type="float">
            <text:p>9</text:p>
          </table:table-cell>
          <table:table-cell table:style-name="ce69" table:number-columns-repeated="5"/>
          <table:table-cell table:style-name="ce73" table:number-columns-repeated="2"/>
          <table:table-cell table:style-name="ce74" office:value-type="float" office:value="0.01" calcext:value-type="float">
            <text:p>0.01</text:p>
          </table:table-cell>
          <table:table-cell table:style-name="ce74" office:value-type="float" office:value="0.037" calcext:value-type="float">
            <text:p>0.037</text:p>
          </table:table-cell>
          <table:table-cell table:style-name="ce69"/>
          <table:table-cell table:style-name="ce70" office:value-type="float" office:value="54" calcext:value-type="float">
            <text:p>54</text:p>
          </table:table-cell>
          <table:table-cell table:style-name="ce69" table:number-columns-repeated="2"/>
          <table:table-cell table:style-name="ce77"/>
          <table:table-cell table:style-name="ce73" table:number-columns-repeated="5"/>
          <table:table-cell table:style-name="ce74" office:value-type="float" office:value="37" calcext:value-type="float">
            <text:p>37</text:p>
          </table:table-cell>
          <table:table-cell table:style-name="ce73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7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2" office:value-type="float" office:value="2" calcext:value-type="float">
            <office:annotation draw:style-name="gr3" draw:text-style-name="P2" svg:width="320.6pt" svg:height="26.99pt" svg:x="8993.68pt" svg:y="1346.26pt" draw:caption-point-x="-11.54pt" draw:caption-point-y="-22.99pt">
              <dc:date>2021-03-09T00:00:00</dc:date>
              <text:p text:style-name="P1">Naflon</text:p>
            </office:annotation>
            <text:p>2</text:p>
          </table:table-cell>
          <table:table-cell table:style-name="ce61" table:number-columns-repeated="5"/>
          <table:table-cell table:style-name="ce62" office:value-type="float" office:value="4.5" calcext:value-type="float">
            <office:annotation draw:style-name="gr3" draw:text-style-name="P2" svg:width="320.63pt" svg:height="26.99pt" svg:x="9474.58pt" svg:y="1346.26pt" draw:caption-point-x="-11.54pt" draw:caption-point-y="-22.99pt">
              <dc:date>2021-03-09T00:00:00</dc:date>
              <text:p text:style-name="P1">Activated carbon</text:p>
            </office:annotation>
            <text:p>4.5</text:p>
          </table:table-cell>
          <table:table-cell table:number-columns-repeated="908"/>
        </table:table-row>
        <table:table-row table:style-name="ro1">
          <table:table-cell table:style-name="ce4" office:value-type="string" calcext:value-type="string">
            <text:p>H2-ELECTROLYSIS-1MW_PEMWE_Container</text:p>
          </table:table-cell>
          <table:table-cell table:style-name="ce4" office:value-type="string" calcext:value-type="string">
            <text:p>BOP for 1 MW PEMWE/PEMEC stack</text:p>
          </table:table-cell>
          <table:table-cell table:style-name="ce4" office:value-type="string" calcext:value-type="string">
            <text:p>HYDROGEN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string" calcext:value-type="string">
            <text:p>For 1 MW stack</text:p>
          </table:table-cell>
          <table:table-cell/>
          <table:table-cell table:style-name="ce4" office:value-type="string" calcext:value-type="string">
            <text:p>Bareiß et al. 2019, Table 3</text:p>
          </table:table-cell>
          <table:table-cell/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/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/>
          <table:table-cell table:style-name="ce61"/>
          <table:table-cell table:style-name="ce62" office:value-type="float" office:value="4800" calcext:value-type="float">
            <office:annotation draw:style-name="gr2" draw:text-style-name="P2" svg:width="320.6pt" svg:height="27.01pt" svg:x="3944.24pt" svg:y="1361.99pt" draw:caption-point-x="-11.54pt" draw:caption-point-y="-22.96pt">
              <dc:date>2021-03-09T00:00:00</dc:date>
              <text:p text:style-name="P1">Low alloyed steel</text:p>
            </office:annotation>
            <text:p>4800</text:p>
          </table:table-cell>
          <table:table-cell table:style-name="ce62" office:value-type="float" office:value="1900" calcext:value-type="float">
            <office:annotation draw:style-name="gr1" draw:text-style-name="P2" svg:width="320.6pt" svg:height="42.75pt" svg:x="4024.4pt" svg:y="1361.99pt" draw:caption-point-x="-11.54pt" draw:caption-point-y="-22.96pt">
              <dc:date>2021-03-09T00:00:00</dc:date>
              <text:p text:style-name="P1">High alloyed steel</text:p>
              <text:p text:style-name="P1"/>
            </office:annotation>
            <text:p>1900</text:p>
          </table:table-cell>
          <table:table-cell table:style-name="ce61" table:number-columns-repeated="2"/>
          <table:table-cell table:style-name="ce66"/>
          <table:table-cell table:style-name="ce70" office:value-type="float" office:value="100" calcext:value-type="float">
            <text:p>100</text:p>
          </table:table-cell>
          <table:table-cell table:style-name="ce69" table:number-columns-repeated="5"/>
          <table:table-cell table:style-name="ce73" table:number-columns-repeated="4"/>
          <table:table-cell table:style-name="ce69"/>
          <table:table-cell table:style-name="ce70" office:value-type="float" office:value="100" calcext:value-type="float">
            <text:p>100</text:p>
          </table:table-cell>
          <table:table-cell table:style-name="ce69" table:number-columns-repeated="2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3"/>
          <table:table-cell table:style-name="ce89" office:value-type="float" office:value="5600" calcext:value-type="float">
            <text:p>5600</text:p>
          </table:table-cell>
          <table:table-cell table:style-name="ce88" table:number-columns-repeated="3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2" office:value-type="float" office:value="300" calcext:value-type="float">
            <text:p>300</text:p>
          </table:table-cell>
          <table:table-cell table:style-name="ce61" table:number-columns-repeated="4"/>
          <table:table-cell table:style-name="ce62" office:value-type="float" office:value="1100" calcext:value-type="float">
            <text:p>1100</text:p>
          </table:table-cell>
          <table:table-cell table:style-name="ce62" office:value-type="float" office:value="200" calcext:value-type="float">
            <office:annotation draw:style-name="gr1" draw:text-style-name="P2" svg:width="320.63pt" svg:height="42.75pt" svg:x="9474.58pt" svg:y="1361.99pt" draw:caption-point-x="-11.54pt" draw:caption-point-y="-22.96pt">
              <dc:date>2021-03-09T00:00:00</dc:date>
              <text:p text:style-name="P1">Adsorbent, lubricant</text:p>
              <text:p text:style-name="P1"/>
            </office:annotation>
            <text:p>200</text:p>
          </table:table-cell>
          <table:table-cell table:number-columns-repeated="908"/>
        </table:table-row>
        <table:table-row table:style-name="ro1">
          <table:table-cell table:style-name="ce4" office:value-type="string" calcext:value-type="string">
            <text:p>H2-ELECTROLYSIS-SOEC-2016</text:p>
          </table:table-cell>
          <table:table-cell table:style-name="ce4" office:value-type="string" calcext:value-type="string">
            <text:p>1 MW SOEC hydrogen electrolysis stack ONLY</text:p>
          </table:table-cell>
          <table:table-cell table:style-name="ce4" office:value-type="string" calcext:value-type="string">
            <text:p>HYDROGEN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string" calcext:value-type="string">
            <text:p>1 MW</text:p>
          </table:table-cell>
          <table:table-cell/>
          <table:table-cell table:style-name="ce4" office:value-type="string" calcext:value-type="string">
            <text:p>Häfele et al 2016</text:p>
          </table:table-cell>
          <table:table-cell/>
          <table:table-cell table:number-columns-repeated="2" table:style-name="ce14" office:value-type="date" office:date-value="2021-03-01" calcext:value-type="date">
            <text:p>2021-03-01</text:p>
          </table:table-cell>
          <table:table-cell table:style-name="ce18"/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/>
          <table:table-cell table:style-name="ce61" table:number-columns-repeated="2"/>
          <table:table-cell table:style-name="ce62" office:value-type="float" office:value="20.56" calcext:value-type="float">
            <text:p>20.56</text:p>
          </table:table-cell>
          <table:table-cell table:style-name="ce61" table:number-columns-repeated="2"/>
          <table:table-cell table:style-name="ce66"/>
          <table:table-cell table:style-name="ce69"/>
          <table:table-cell table:style-name="ce69" table:formula="of:=181+(515*(58.6934/74.6928))" office:value-type="float" office:value="585.6856056" calcext:value-type="float">
            <office:annotation draw:style-name="gr3" draw:text-style-name="P2" svg:width="320.6pt" svg:height="26.99pt" svg:x="4425.14pt" svg:y="1377.75pt" draw:caption-point-x="-11.54pt" draw:caption-point-y="-22.99pt">
              <dc:date>2021-03-09T00:00:00</dc:date>
              <text:p text:style-name="P1">181 kg of nickel, 515 kg NiO</text:p>
            </office:annotation>
            <text:p>585.6856056</text:p>
          </table:table-cell>
          <table:table-cell table:style-name="ce69" table:number-columns-repeated="4"/>
          <table:table-cell table:style-name="ce73" table:number-columns-repeated="4"/>
          <table:table-cell table:style-name="ce69" table:number-columns-repeated="4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7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7"/>
          <table:table-cell table:number-columns-repeated="908"/>
        </table:table-row>
        <table:table-row table:style-name="ro1">
          <table:table-cell table:style-name="ce4" office:value-type="string" calcext:value-type="string">
            <text:p>GAS-CCGT-1MW-1995</text:p>
          </table:table-cell>
          <table:table-cell table:style-name="ce4" office:value-type="string" calcext:value-type="string">
            <text:p>Materials demand per MW of capacity, 505 MW natural gas combined cycle plant, 2 turbines. Does not include pipeline.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float" office:value="1995" calcext:value-type="float">
            <text:p>1995</text:p>
          </table:table-cell>
          <table:table-cell table:style-name="ce4" office:value-type="string" calcext:value-type="string">
            <text:p>1 MW</text:p>
          </table:table-cell>
          <table:table-cell/>
          <table:table-cell table:style-name="ce4" office:value-type="string" calcext:value-type="string">
            <text:p>Spath &amp; Mann 2000, table 1</text:p>
          </table:table-cell>
          <table:table-cell table:style-name="ce4" office:value-type="string" calcext:value-type="string">
            <text:p>See PIPELINE-GAS-4000km for required pipeline</text:p>
          </table:table-cell>
          <table:table-cell table:number-columns-repeated="2" table:style-name="ce14" office:value-type="date" office:date-value="2021-03-08" calcext:value-type="date">
            <text:p>2021-03-08</text:p>
          </table:table-cell>
          <table:table-cell table:style-name="ce18"/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/>
          <table:table-cell table:style-name="ce62" office:value-type="float" office:value="408" calcext:value-type="float">
            <text:p>408</text:p>
          </table:table-cell>
          <table:table-cell table:style-name="ce62" office:value-type="float" office:value="31030" calcext:value-type="float">
            <text:p>31030</text:p>
          </table:table-cell>
          <table:table-cell table:style-name="ce61" table:number-columns-repeated="3"/>
          <table:table-cell table:style-name="ce66"/>
          <table:table-cell table:style-name="ce69" table:number-columns-repeated="6"/>
          <table:table-cell table:style-name="ce73" table:number-columns-repeated="4"/>
          <table:table-cell table:style-name="ce70" office:value-type="float" office:value="204" calcext:value-type="float">
            <text:p>204</text:p>
          </table:table-cell>
          <table:table-cell table:style-name="ce69" table:number-columns-repeated="3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3"/>
          <table:table-cell table:style-name="ce89" office:value-type="float" office:value="97749" calcext:value-type="float">
            <text:p>97749</text:p>
          </table:table-cell>
          <table:table-cell table:style-name="ce88" table:number-columns-repeated="3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7"/>
          <table:table-cell table:number-columns-repeated="908"/>
        </table:table-row>
        <table:table-row table:style-name="ro1">
          <table:table-cell table:style-name="ce4" office:value-type="string" calcext:value-type="string">
            <text:p>PIPELINE-GAS-4000km</text:p>
          </table:table-cell>
          <table:table-cell table:style-name="ce4" office:value-type="string" calcext:value-type="string">
            <text:p>Steel use for 4000 km pipeline for 505 MW gas plant (GAS-CCGT-1MW-1995)</text:p>
          </table:table-cell>
          <table:table-cell table:style-name="ce4" office:value-type="string" calcext:value-type="string">
            <text:p>PIPELINE</text:p>
          </table:table-cell>
          <table:table-cell table:style-name="ce4" office:value-type="float" office:value="1995" calcext:value-type="float">
            <text:p>1995</text:p>
          </table:table-cell>
          <table:table-cell table:style-name="ce4" office:value-type="string" calcext:value-type="string">
            <text:p>4000 km</text:p>
          </table:table-cell>
          <table:table-cell/>
          <table:table-cell table:style-name="ce4" office:value-type="string" calcext:value-type="string">
            <text:p>Spath &amp; Mann 2000, p. 8</text:p>
          </table:table-cell>
          <table:table-cell table:style-name="ce4" office:value-type="string" calcext:value-type="string">
            <text:p>See GAS-CCGT-1MW-1995 for associated gas plant</text:p>
          </table:table-cell>
          <table:table-cell table:number-columns-repeated="2" table:style-name="ce14" office:value-type="date" office:date-value="2021-03-08" calcext:value-type="date">
            <text:p>2021-03-08</text:p>
          </table:table-cell>
          <table:table-cell table:style-name="ce18"/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/>
          <table:table-cell table:style-name="ce61"/>
          <table:table-cell table:style-name="ce62" office:value-type="float" office:value="94336000" calcext:value-type="float">
            <text:p>94336000</text:p>
          </table:table-cell>
          <table:table-cell table:style-name="ce61" table:number-columns-repeated="3"/>
          <table:table-cell table:style-name="ce66"/>
          <table:table-cell table:style-name="ce69" table:number-columns-repeated="6"/>
          <table:table-cell table:style-name="ce73" table:number-columns-repeated="4"/>
          <table:table-cell table:style-name="ce69" table:number-columns-repeated="4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7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7"/>
          <table:table-cell table:number-columns-repeated="908"/>
        </table:table-row>
        <table:table-row table:style-name="ro1">
          <table:table-cell table:number-columns-repeated="8"/>
          <table:table-cell table:style-name="ce14" table:number-columns-repeated="2"/>
          <table:table-cell table:style-name="ce18"/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/>
          <table:table-cell table:style-name="ce61" table:number-columns-repeated="5"/>
          <table:table-cell table:style-name="ce66"/>
          <table:table-cell table:style-name="ce69" table:number-columns-repeated="6"/>
          <table:table-cell table:style-name="ce73" table:number-columns-repeated="4"/>
          <table:table-cell table:style-name="ce69" table:number-columns-repeated="4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7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7"/>
          <table:table-cell table:number-columns-repeated="908"/>
        </table:table-row>
        <table:table-row table:style-name="ro1" table:number-rows-repeated="2">
          <table:table-cell table:number-columns-repeated="8"/>
          <table:table-cell table:style-name="ce14" table:number-columns-repeated="2"/>
          <table:table-cell table:style-name="ce18"/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/>
          <table:table-cell table:style-name="ce61" table:number-columns-repeated="5"/>
          <table:table-cell table:style-name="ce66"/>
          <table:table-cell table:style-name="ce69" table:number-columns-repeated="6"/>
          <table:table-cell table:style-name="ce73" table:number-columns-repeated="4"/>
          <table:table-cell table:style-name="ce69" table:number-columns-repeated="4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7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7"/>
          <table:table-cell table:number-columns-repeated="908"/>
        </table:table-row>
        <table:table-row table:style-name="ro1" table:number-rows-repeated="910">
          <table:table-cell table:number-columns-repeated="8"/>
          <table:table-cell table:style-name="ce15" table:number-columns-repeated="2"/>
          <table:table-cell table:style-name="ce18"/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3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4"/>
          <table:table-cell table:style-name="ce57"/>
          <table:table-cell table:style-name="ce61" table:number-columns-repeated="5"/>
          <table:table-cell table:style-name="ce66"/>
          <table:table-cell table:style-name="ce69" table:number-columns-repeated="6"/>
          <table:table-cell table:style-name="ce73" table:number-columns-repeated="4"/>
          <table:table-cell table:style-name="ce69" table:number-columns-repeated="4"/>
          <table:table-cell table:style-name="ce77"/>
          <table:table-cell table:style-name="ce73" table:number-columns-repeated="7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3"/>
          <table:table-cell table:style-name="ce96"/>
          <table:table-cell table:style-name="ce88" table:number-columns-repeated="7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7"/>
          <table:table-cell table:number-columns-repeated="908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FINISHED MATERIALS DEMAND'.$A$1" table:cell-range-address="$'FINISHED MATERIALS DEMAND'.$A$4:.$DF$6"/>
        </table:named-expressions>
      </table:table>
      <table:table table:name="Calculations" table:style-name="ta2">
        <table:table-column table:style-name="co9" table:number-columns-repeated="1024" table:default-cell-style-name="Default"/>
        <table:table-row table:style-name="ro1" table:number-rows-repeated="2">
          <table:table-cell table:number-columns-repeated="14"/>
          <table:table-cell table:style-name="ce111" table:number-columns-repeated="9"/>
          <table:table-cell table:number-columns-repeated="1001"/>
        </table:table-row>
        <table:table-row table:style-name="ro1">
          <table:table-cell table:style-name="ce4" office:value-type="string" calcext:value-type="string">
            <text:p>EU home appliances data</text:p>
          </table:table-cell>
          <table:table-cell table:number-columns-repeated="13"/>
          <table:table-cell table:style-name="ce111" table:number-columns-repeated="9"/>
          <table:table-cell table:number-columns-repeated="1001"/>
        </table:table-row>
        <table:table-row table:style-name="ro1">
          <table:table-cell table:style-name="ce4"/>
          <table:table-cell table:style-name="ce4" office:value-type="string" calcext:value-type="string">
            <text:p>Weight in Mt</text:p>
          </table:table-cell>
          <table:table-cell table:style-name="ce4" office:value-type="string" calcext:value-type="string">
            <text:p>Units in millions</text:p>
          </table:table-cell>
          <table:table-cell table:style-name="ce4" office:value-type="string" calcext:value-type="string">
            <text:p>Average weight</text:p>
          </table:table-cell>
          <table:table-cell table:style-name="ce4" office:value-type="string" calcext:value-type="string">
            <text:p>Aluminium</text:p>
          </table:table-cell>
          <table:table-cell table:style-name="ce4" office:value-type="string" calcext:value-type="string">
            <text:p>Concrete</text:p>
          </table:table-cell>
          <table:table-cell table:style-name="ce4" office:value-type="string" calcext:value-type="string">
            <text:p>Copper</text:p>
          </table:table-cell>
          <table:table-cell table:style-name="ce4" office:value-type="string" calcext:value-type="string">
            <text:p>Copper + Aluminium</text:p>
          </table:table-cell>
          <table:table-cell table:style-name="ce4" office:value-type="string" calcext:value-type="string">
            <text:p>Electronics</text:p>
          </table:table-cell>
          <table:table-cell table:style-name="ce4" office:value-type="string" calcext:value-type="string">
            <text:p>Glass</text:p>
          </table:table-cell>
          <table:table-cell table:style-name="ce4" office:value-type="string" calcext:value-type="string">
            <text:p>TOTAL plastics</text:p>
          </table:table-cell>
          <table:table-cell table:style-name="ce4" office:value-type="string" calcext:value-type="string">
            <text:p>Stainless steel</text:p>
          </table:table-cell>
          <table:table-cell table:style-name="ce4" office:value-type="string" calcext:value-type="string">
            <text:p>Steel</text:p>
          </table:table-cell>
          <table:table-cell table:style-name="ce4" office:value-type="string" calcext:value-type="string">
            <text:p>Other</text:p>
          </table:table-cell>
          <table:table-cell table:style-name="ce110" office:value-type="string" calcext:value-type="string">
            <text:p>ABS</text:p>
          </table:table-cell>
          <table:table-cell table:style-name="ce110" office:value-type="string" calcext:value-type="string">
            <text:p>Polystyrene</text:p>
          </table:table-cell>
          <table:table-cell table:style-name="ce110" office:value-type="string" calcext:value-type="string">
            <text:p>Polyamide</text:p>
          </table:table-cell>
          <table:table-cell table:style-name="ce110" office:value-type="string" calcext:value-type="string">
            <text:p>Polycarbonate</text:p>
          </table:table-cell>
          <table:table-cell table:style-name="ce110" office:value-type="string" calcext:value-type="string">
            <text:p>Polyethylene</text:p>
          </table:table-cell>
          <table:table-cell table:style-name="ce110" office:value-type="string" calcext:value-type="string">
            <text:p>Polypropylene</text:p>
          </table:table-cell>
          <table:table-cell table:style-name="ce110" office:value-type="string" calcext:value-type="string">
            <text:p>Polyurethane foam</text:p>
          </table:table-cell>
          <table:table-cell table:style-name="ce110" office:value-type="string" calcext:value-type="string">
            <text:p>Polyvinyl Chloride</text:p>
          </table:table-cell>
          <table:table-cell table:style-name="ce110" office:value-type="string" calcext:value-type="string">
            <text:p>Other plastics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Air conditioners</text:p>
          </table:table-cell>
          <table:table-cell table:style-name="ce105" office:value-type="float" office:value="2.5" calcext:value-type="float">
            <text:p>2.5</text:p>
          </table:table-cell>
          <table:table-cell table:style-name="ce105" office:value-type="float" office:value="91.6" calcext:value-type="float">
            <text:p>91.6</text:p>
          </table:table-cell>
          <table:table-cell table:style-name="ce106" table:formula="of:=[.B5]/[.C5]*1000" office:value-type="float" office:value="27.292576419214" calcext:value-type="float">
            <text:p>27.3</text:p>
          </table:table-cell>
          <table:table-cell table:style-name="ce108" office:value-type="percentage" office:value="0.02" calcext:value-type="percentage">
            <text:p>2.00%</text:p>
          </table:table-cell>
          <table:table-cell table:style-name="ce109"/>
          <table:table-cell table:style-name="ce108" office:value-type="percentage" office:value="0.219" calcext:value-type="percentage">
            <text:p>21.90%</text:p>
          </table:table-cell>
          <table:table-cell table:style-name="ce109"/>
          <table:table-cell table:style-name="ce108" office:value-type="percentage" office:value="0.024" calcext:value-type="percentage">
            <text:p>2.40%</text:p>
          </table:table-cell>
          <table:table-cell table:style-name="ce109"/>
          <table:table-cell table:style-name="ce109" table:formula="of:=SUM([.O5:.W5])" office:value-type="percentage" office:value="0.203" calcext:value-type="percentage">
            <text:p>20.30%</text:p>
          </table:table-cell>
          <table:table-cell table:style-name="ce109"/>
          <table:table-cell table:style-name="ce108" office:value-type="percentage" office:value="0.451" calcext:value-type="percentage">
            <text:p>45.10%</text:p>
          </table:table-cell>
          <table:table-cell table:style-name="ce108" office:value-type="percentage" office:value="0.083" calcext:value-type="percentage">
            <text:p>8.30%</text:p>
          </table:table-cell>
          <table:table-cell table:style-name="ce112" table:number-columns-repeated="8"/>
          <table:table-cell table:style-name="ce113" office:value-type="percentage" office:value="0.203" calcext:value-type="percentage">
            <text:p>20.30%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Dishwashers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100.8" calcext:value-type="float">
            <text:p>100.8</text:p>
          </table:table-cell>
          <table:table-cell table:style-name="ce106" table:formula="of:=[.B6]/[.C6]*1000" office:value-type="float" office:value="49.6031746031746" calcext:value-type="float">
            <text:p>49.6</text:p>
          </table:table-cell>
          <table:table-cell table:style-name="ce108" office:value-type="percentage" office:value="0.0025" calcext:value-type="percentage">
            <text:p>0.25%</text:p>
          </table:table-cell>
          <table:table-cell table:style-name="ce108" office:value-type="percentage" office:value="0.04" calcext:value-type="percentage">
            <text:p>4.00%</text:p>
          </table:table-cell>
          <table:table-cell table:style-name="ce108" office:value-type="percentage" office:value="0.013" calcext:value-type="percentage">
            <text:p>1.30%</text:p>
          </table:table-cell>
          <table:table-cell table:style-name="ce108" office:value-type="percentage" office:value="0.0002" calcext:value-type="percentage">
            <text:p>0.02%</text:p>
          </table:table-cell>
          <table:table-cell table:style-name="ce108" office:value-type="percentage" office:value="0.017" calcext:value-type="percentage">
            <text:p>1.70%</text:p>
          </table:table-cell>
          <table:table-cell table:style-name="ce109"/>
          <table:table-cell table:style-name="ce109" table:formula="of:=SUM([.O6:.W6])" office:value-type="percentage" office:value="0.1943" calcext:value-type="percentage">
            <text:p>19.43%</text:p>
          </table:table-cell>
          <table:table-cell table:style-name="ce108" office:value-type="percentage" office:value="0.173" calcext:value-type="percentage">
            <text:p>17.30%</text:p>
          </table:table-cell>
          <table:table-cell table:style-name="ce108" office:value-type="percentage" office:value="0.416" calcext:value-type="percentage">
            <text:p>41.60%</text:p>
          </table:table-cell>
          <table:table-cell table:style-name="ce108" office:value-type="percentage" office:value="0.144" calcext:value-type="percentage">
            <text:p>14.40%</text:p>
          </table:table-cell>
          <table:table-cell table:style-name="ce113" office:value-type="percentage" office:value="0.012" calcext:value-type="percentage">
            <text:p>1.20%</text:p>
          </table:table-cell>
          <table:table-cell table:style-name="ce113" office:value-type="percentage" office:value="0.0022" calcext:value-type="percentage">
            <text:p>0.22%</text:p>
          </table:table-cell>
          <table:table-cell table:style-name="ce113" office:value-type="percentage" office:value="0.0025" calcext:value-type="percentage">
            <text:p>0.25%</text:p>
          </table:table-cell>
          <table:table-cell table:style-name="ce113" office:value-type="percentage" office:value="0.0023" calcext:value-type="percentage">
            <text:p>0.23%</text:p>
          </table:table-cell>
          <table:table-cell table:style-name="ce113" office:value-type="percentage" office:value="0.0036" calcext:value-type="percentage">
            <text:p>0.36%</text:p>
          </table:table-cell>
          <table:table-cell table:style-name="ce113" office:value-type="percentage" office:value="0.102" calcext:value-type="percentage">
            <text:p>10.20%</text:p>
          </table:table-cell>
          <table:table-cell table:style-name="ce113" office:value-type="percentage" office:value="0.0035" calcext:value-type="percentage">
            <text:p>0.35%</text:p>
          </table:table-cell>
          <table:table-cell table:style-name="ce113" office:value-type="percentage" office:value="0.0082" calcext:value-type="percentage">
            <text:p>0.82%</text:p>
          </table:table-cell>
          <table:table-cell table:style-name="ce113" office:value-type="percentage" office:value="0.058" calcext:value-type="percentage">
            <text:p>5.80%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Dryers</text:p>
          </table:table-cell>
          <table:table-cell table:style-name="ce105" office:value-type="float" office:value="3.5" calcext:value-type="float">
            <text:p>3.5</text:p>
          </table:table-cell>
          <table:table-cell table:style-name="ce105" office:value-type="float" office:value="89.5" calcext:value-type="float">
            <text:p>89.5</text:p>
          </table:table-cell>
          <table:table-cell table:style-name="ce106" table:formula="of:=[.B7]/[.C7]*1000" office:value-type="float" office:value="39.1061452513966" calcext:value-type="float">
            <text:p>39.1</text:p>
          </table:table-cell>
          <table:table-cell table:style-name="ce108" office:value-type="percentage" office:value="0.036" calcext:value-type="percentage">
            <text:p>3.60%</text:p>
          </table:table-cell>
          <table:table-cell table:style-name="ce109"/>
          <table:table-cell table:style-name="ce108" office:value-type="percentage" office:value="0.038" calcext:value-type="percentage">
            <text:p>3.80%</text:p>
          </table:table-cell>
          <table:table-cell table:style-name="ce108" office:value-type="percentage" office:value="0.0001" calcext:value-type="percentage">
            <text:p>0.01%</text:p>
          </table:table-cell>
          <table:table-cell table:style-name="ce108" office:value-type="percentage" office:value="0.028" calcext:value-type="percentage">
            <text:p>2.80%</text:p>
          </table:table-cell>
          <table:table-cell table:style-name="ce108" office:value-type="percentage" office:value="0.001" calcext:value-type="percentage">
            <text:p>0.10%</text:p>
          </table:table-cell>
          <table:table-cell table:style-name="ce109" table:formula="of:=SUM([.O7:.W7])" office:value-type="percentage" office:value="0.2693" calcext:value-type="percentage">
            <text:p>26.93%</text:p>
          </table:table-cell>
          <table:table-cell table:style-name="ce108" office:value-type="percentage" office:value="0.085" calcext:value-type="percentage">
            <text:p>8.50%</text:p>
          </table:table-cell>
          <table:table-cell table:style-name="ce108" office:value-type="percentage" office:value="0.52" calcext:value-type="percentage">
            <text:p>52.00%</text:p>
          </table:table-cell>
          <table:table-cell table:style-name="ce108" office:value-type="percentage" office:value="0.024" calcext:value-type="percentage">
            <text:p>2.40%</text:p>
          </table:table-cell>
          <table:table-cell table:style-name="ce113" office:value-type="percentage" office:value="0.047" calcext:value-type="percentage">
            <text:p>4.70%</text:p>
          </table:table-cell>
          <table:table-cell table:style-name="ce113" office:value-type="percentage" office:value="0.0068" calcext:value-type="percentage">
            <text:p>0.68%</text:p>
          </table:table-cell>
          <table:table-cell table:style-name="ce113" office:value-type="percentage" office:value="0.0015" calcext:value-type="percentage">
            <text:p>0.15%</text:p>
          </table:table-cell>
          <table:table-cell table:style-name="ce113" office:value-type="percentage" office:value="0.0013" calcext:value-type="percentage">
            <text:p>0.13%</text:p>
          </table:table-cell>
          <table:table-cell table:style-name="ce112"/>
          <table:table-cell table:style-name="ce113" office:value-type="percentage" office:value="0.141" calcext:value-type="percentage">
            <text:p>14.10%</text:p>
          </table:table-cell>
          <table:table-cell table:style-name="ce112"/>
          <table:table-cell table:style-name="ce113" office:value-type="percentage" office:value="0.0017" calcext:value-type="percentage">
            <text:p>0.17%</text:p>
          </table:table-cell>
          <table:table-cell table:style-name="ce113" office:value-type="percentage" office:value="0.07" calcext:value-type="percentage">
            <text:p>7.00%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Freezers</text:p>
          </table:table-cell>
          <table:table-cell table:style-name="ce105" office:value-type="float" office:value="3.5" calcext:value-type="float">
            <text:p>3.5</text:p>
          </table:table-cell>
          <table:table-cell table:style-name="ce105" office:value-type="float" office:value="80.2" calcext:value-type="float">
            <text:p>80.2</text:p>
          </table:table-cell>
          <table:table-cell table:style-name="ce106" table:formula="of:=[.B8]/[.C8]*1000" office:value-type="float" office:value="43.640897755611" calcext:value-type="float">
            <text:p>43.6</text:p>
          </table:table-cell>
          <table:table-cell table:style-name="ce108" office:value-type="percentage" office:value="0.039" calcext:value-type="percentage">
            <text:p>3.90%</text:p>
          </table:table-cell>
          <table:table-cell table:style-name="ce109"/>
          <table:table-cell table:style-name="ce108" office:value-type="percentage" office:value="0.033" calcext:value-type="percentage">
            <text:p>3.30%</text:p>
          </table:table-cell>
          <table:table-cell table:style-name="ce109"/>
          <table:table-cell table:style-name="ce108" office:value-type="percentage" office:value="0.005" calcext:value-type="percentage">
            <text:p>0.50%</text:p>
          </table:table-cell>
          <table:table-cell table:style-name="ce109"/>
          <table:table-cell table:style-name="ce109" table:formula="of:=SUM([.O8:.W8])" office:value-type="percentage" office:value="0.391" calcext:value-type="percentage">
            <text:p>39.10%</text:p>
          </table:table-cell>
          <table:table-cell table:style-name="ce108" office:value-type="percentage" office:value="0.0009" calcext:value-type="percentage">
            <text:p>0.09%</text:p>
          </table:table-cell>
          <table:table-cell table:style-name="ce108" office:value-type="percentage" office:value="0.518" calcext:value-type="percentage">
            <text:p>51.80%</text:p>
          </table:table-cell>
          <table:table-cell table:style-name="ce108" office:value-type="percentage" office:value="0.012" calcext:value-type="percentage">
            <text:p>1.20%</text:p>
          </table:table-cell>
          <table:table-cell table:style-name="ce113" office:value-type="percentage" office:value="0.012" calcext:value-type="percentage">
            <text:p>1.20%</text:p>
          </table:table-cell>
          <table:table-cell table:style-name="ce113" office:value-type="percentage" office:value="0.127" calcext:value-type="percentage">
            <text:p>12.70%</text:p>
          </table:table-cell>
          <table:table-cell table:style-name="ce112" table:number-columns-repeated="2"/>
          <table:table-cell table:style-name="ce113" office:value-type="percentage" office:value="0.006" calcext:value-type="percentage">
            <text:p>0.60%</text:p>
          </table:table-cell>
          <table:table-cell table:style-name="ce113" office:value-type="percentage" office:value="0.027" calcext:value-type="percentage">
            <text:p>2.70%</text:p>
          </table:table-cell>
          <table:table-cell table:style-name="ce113" office:value-type="percentage" office:value="0.179" calcext:value-type="percentage">
            <text:p>17.90%</text:p>
          </table:table-cell>
          <table:table-cell table:style-name="ce113" office:value-type="percentage" office:value="0.025" calcext:value-type="percentage">
            <text:p>2.50%</text:p>
          </table:table-cell>
          <table:table-cell table:style-name="ce113" office:value-type="percentage" office:value="0.015" calcext:value-type="percentage">
            <text:p>1.50%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Fridges</text:p>
          </table:table-cell>
          <table:table-cell table:style-name="ce105" office:value-type="float" office:value="13.5" calcext:value-type="float">
            <text:p>13.5</text:p>
          </table:table-cell>
          <table:table-cell table:style-name="ce105" office:value-type="float" office:value="346.1" calcext:value-type="float">
            <text:p>346.1</text:p>
          </table:table-cell>
          <table:table-cell table:style-name="ce106" table:formula="of:=[.B9]/[.C9]*1000" office:value-type="float" office:value="39.0060676105172" calcext:value-type="float">
            <text:p>39.0</text:p>
          </table:table-cell>
          <table:table-cell table:style-name="ce108" office:value-type="percentage" office:value="0.024" calcext:value-type="percentage">
            <text:p>2.40%</text:p>
          </table:table-cell>
          <table:table-cell table:style-name="ce109"/>
          <table:table-cell table:style-name="ce108" office:value-type="percentage" office:value="0.022" calcext:value-type="percentage">
            <text:p>2.20%</text:p>
          </table:table-cell>
          <table:table-cell table:style-name="ce109"/>
          <table:table-cell table:style-name="ce108" office:value-type="percentage" office:value="0.011" calcext:value-type="percentage">
            <text:p>1.10%</text:p>
          </table:table-cell>
          <table:table-cell table:style-name="ce108" office:value-type="percentage" office:value="0.107" calcext:value-type="percentage">
            <text:p>10.70%</text:p>
          </table:table-cell>
          <table:table-cell table:style-name="ce109" table:formula="of:=SUM([.O9:.W9])" office:value-type="percentage" office:value="0.3477" calcext:value-type="percentage">
            <text:p>34.77%</text:p>
          </table:table-cell>
          <table:table-cell table:style-name="ce108" office:value-type="percentage" office:value="0.012" calcext:value-type="percentage">
            <text:p>1.20%</text:p>
          </table:table-cell>
          <table:table-cell table:style-name="ce108" office:value-type="percentage" office:value="0.45" calcext:value-type="percentage">
            <text:p>45.00%</text:p>
          </table:table-cell>
          <table:table-cell table:style-name="ce108" office:value-type="percentage" office:value="0.029" calcext:value-type="percentage">
            <text:p>2.90%</text:p>
          </table:table-cell>
          <table:table-cell table:style-name="ce113" office:value-type="percentage" office:value="0.015" calcext:value-type="percentage">
            <text:p>1.50%</text:p>
          </table:table-cell>
          <table:table-cell table:style-name="ce113" office:value-type="percentage" office:value="0.134" calcext:value-type="percentage">
            <text:p>13.40%</text:p>
          </table:table-cell>
          <table:table-cell table:style-name="ce113" office:value-type="percentage" office:value="0.0001" calcext:value-type="percentage">
            <text:p>0.01%</text:p>
          </table:table-cell>
          <table:table-cell table:style-name="ce113" office:value-type="percentage" office:value="0.0003" calcext:value-type="percentage">
            <text:p>0.03%</text:p>
          </table:table-cell>
          <table:table-cell table:style-name="ce113" office:value-type="percentage" office:value="0.0013" calcext:value-type="percentage">
            <text:p>0.13%</text:p>
          </table:table-cell>
          <table:table-cell table:style-name="ce113" office:value-type="percentage" office:value="0.025" calcext:value-type="percentage">
            <text:p>2.50%</text:p>
          </table:table-cell>
          <table:table-cell table:style-name="ce113" office:value-type="percentage" office:value="0.119" calcext:value-type="percentage">
            <text:p>11.90%</text:p>
          </table:table-cell>
          <table:table-cell table:style-name="ce113" office:value-type="percentage" office:value="0.013" calcext:value-type="percentage">
            <text:p>1.30%</text:p>
          </table:table-cell>
          <table:table-cell table:style-name="ce113" office:value-type="percentage" office:value="0.04" calcext:value-type="percentage">
            <text:p>4.00%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Kitchen appliances</text:p>
          </table:table-cell>
          <table:table-cell table:style-name="ce105" office:value-type="float" office:value="7.9" calcext:value-type="float">
            <text:p>7.9</text:p>
          </table:table-cell>
          <table:table-cell table:style-name="ce105" office:value-type="float" office:value="184.5" calcext:value-type="float">
            <text:p>184.5</text:p>
          </table:table-cell>
          <table:table-cell table:style-name="ce106" table:formula="of:=[.B10]/[.C10]*1000" office:value-type="float" office:value="42.8184281842818" calcext:value-type="float">
            <text:p>42.8</text:p>
          </table:table-cell>
          <table:table-cell table:style-name="ce108" office:value-type="percentage" office:value="0.018" calcext:value-type="percentage">
            <text:p>1.80%</text:p>
          </table:table-cell>
          <table:table-cell table:style-name="ce109"/>
          <table:table-cell table:style-name="ce108" office:value-type="percentage" office:value="0.019" calcext:value-type="percentage">
            <text:p>1.90%</text:p>
          </table:table-cell>
          <table:table-cell table:style-name="ce108" office:value-type="percentage" office:value="0.0001" calcext:value-type="percentage">
            <text:p>0.01%</text:p>
          </table:table-cell>
          <table:table-cell table:style-name="ce108" office:value-type="percentage" office:value="0.0051" calcext:value-type="percentage">
            <text:p>0.51%</text:p>
          </table:table-cell>
          <table:table-cell table:style-name="ce108" office:value-type="percentage" office:value="0.144" calcext:value-type="percentage">
            <text:p>14.40%</text:p>
          </table:table-cell>
          <table:table-cell table:style-name="ce109" table:formula="of:=SUM([.O10:.W10])" office:value-type="percentage" office:value="0.0189" calcext:value-type="percentage">
            <text:p>1.89%</text:p>
          </table:table-cell>
          <table:table-cell table:style-name="ce108" office:value-type="percentage" office:value="0.195" calcext:value-type="percentage">
            <text:p>19.50%</text:p>
          </table:table-cell>
          <table:table-cell table:style-name="ce108" office:value-type="percentage" office:value="0.543" calcext:value-type="percentage">
            <text:p>54.30%</text:p>
          </table:table-cell>
          <table:table-cell table:style-name="ce108" office:value-type="percentage" office:value="0.056" calcext:value-type="percentage">
            <text:p>5.60%</text:p>
          </table:table-cell>
          <table:table-cell table:style-name="ce112" table:number-columns-repeated="7"/>
          <table:table-cell table:style-name="ce113" office:value-type="percentage" office:value="0.0019" calcext:value-type="percentage">
            <text:p>0.19%</text:p>
          </table:table-cell>
          <table:table-cell table:style-name="ce113" office:value-type="percentage" office:value="0.017" calcext:value-type="percentage">
            <text:p>1.70%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Household heating &amp; ventilation</text:p>
          </table:table-cell>
          <table:table-cell table:style-name="ce105" office:value-type="float" office:value="2.8" calcext:value-type="float">
            <text:p>2.8</text:p>
          </table:table-cell>
          <table:table-cell table:style-name="ce105" office:value-type="float" office:value="477.4" calcext:value-type="float">
            <text:p>477.4</text:p>
          </table:table-cell>
          <table:table-cell table:style-name="ce106" table:formula="of:=[.B11]/[.C11]*1000" office:value-type="float" office:value="5.86510263929619" calcext:value-type="float">
            <text:p>5.9</text:p>
          </table:table-cell>
          <table:table-cell table:style-name="ce108" office:value-type="percentage" office:value="0.0004" calcext:value-type="percentage">
            <text:p>0.04%</text:p>
          </table:table-cell>
          <table:table-cell table:style-name="ce109"/>
          <table:table-cell table:style-name="ce108" office:value-type="percentage" office:value="0.0068" calcext:value-type="percentage">
            <text:p>0.68%</text:p>
          </table:table-cell>
          <table:table-cell table:style-name="ce108" office:value-type="percentage" office:value="0.068" calcext:value-type="percentage">
            <text:p>6.80%</text:p>
          </table:table-cell>
          <table:table-cell table:style-name="ce108" office:value-type="percentage" office:value="0.0082" calcext:value-type="percentage">
            <text:p>0.82%</text:p>
          </table:table-cell>
          <table:table-cell table:style-name="ce108" office:value-type="percentage" office:value="0.018" calcext:value-type="percentage">
            <text:p>1.80%</text:p>
          </table:table-cell>
          <table:table-cell table:style-name="ce109" table:formula="of:=SUM([.O11:.W11])" office:value-type="percentage" office:value="0.055" calcext:value-type="percentage">
            <text:p>5.50%</text:p>
          </table:table-cell>
          <table:table-cell table:style-name="ce109"/>
          <table:table-cell table:style-name="ce108" office:value-type="percentage" office:value="0.72" calcext:value-type="percentage">
            <text:p>72.00%</text:p>
          </table:table-cell>
          <table:table-cell table:style-name="ce108" office:value-type="percentage" office:value="0.124" calcext:value-type="percentage">
            <text:p>12.40%</text:p>
          </table:table-cell>
          <table:table-cell table:style-name="ce112" table:number-columns-repeated="8"/>
          <table:table-cell table:style-name="ce113" office:value-type="percentage" office:value="0.055" calcext:value-type="percentage">
            <text:p>5.50%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Washing machines</text:p>
          </table:table-cell>
          <table:table-cell table:style-name="ce105" office:value-type="float" office:value="13.5" calcext:value-type="float">
            <text:p>13.5</text:p>
          </table:table-cell>
          <table:table-cell table:style-name="ce105" office:value-type="float" office:value="191.9" calcext:value-type="float">
            <text:p>191.9</text:p>
          </table:table-cell>
          <table:table-cell table:style-name="ce106" table:formula="of:=[.B12]/[.C12]*1000" office:value-type="float" office:value="70.3491401771756" calcext:value-type="float">
            <text:p>70.3</text:p>
          </table:table-cell>
          <table:table-cell table:style-name="ce108" office:value-type="percentage" office:value="0.034" calcext:value-type="percentage">
            <text:p>3.40%</text:p>
          </table:table-cell>
          <table:table-cell table:style-name="ce108" office:value-type="percentage" office:value="0.23" calcext:value-type="percentage">
            <text:p>23.00%</text:p>
          </table:table-cell>
          <table:table-cell table:style-name="ce108" office:value-type="percentage" office:value="0.019" calcext:value-type="percentage">
            <text:p>1.90%</text:p>
          </table:table-cell>
          <table:table-cell table:style-name="ce108" office:value-type="percentage" office:value="0.0001" calcext:value-type="percentage">
            <text:p>0.01%</text:p>
          </table:table-cell>
          <table:table-cell table:style-name="ce108" office:value-type="percentage" office:value="0.012" calcext:value-type="percentage">
            <text:p>1.20%</text:p>
          </table:table-cell>
          <table:table-cell table:style-name="ce108" office:value-type="percentage" office:value="0.02" calcext:value-type="percentage">
            <text:p>2.00%</text:p>
          </table:table-cell>
          <table:table-cell table:style-name="ce109" table:formula="of:=SUM([.O12:.W12])" office:value-type="percentage" office:value="0.1252" calcext:value-type="percentage">
            <text:p>12.52%</text:p>
          </table:table-cell>
          <table:table-cell table:style-name="ce108" office:value-type="percentage" office:value="0.035" calcext:value-type="percentage">
            <text:p>3.50%</text:p>
          </table:table-cell>
          <table:table-cell table:style-name="ce108" office:value-type="percentage" office:value="0.468" calcext:value-type="percentage">
            <text:p>46.80%</text:p>
          </table:table-cell>
          <table:table-cell table:style-name="ce108" office:value-type="percentage" office:value="0.053" calcext:value-type="percentage">
            <text:p>5.30%</text:p>
          </table:table-cell>
          <table:table-cell table:style-name="ce113" office:value-type="percentage" office:value="0.016" calcext:value-type="percentage">
            <text:p>1.60%</text:p>
          </table:table-cell>
          <table:table-cell table:style-name="ce112"/>
          <table:table-cell table:style-name="ce113" office:value-type="percentage" office:value="0.0027" calcext:value-type="percentage">
            <text:p>0.27%</text:p>
          </table:table-cell>
          <table:table-cell table:style-name="ce113" office:value-type="percentage" office:value="0.0024" calcext:value-type="percentage">
            <text:p>0.24%</text:p>
          </table:table-cell>
          <table:table-cell table:style-name="ce113" office:value-type="percentage" office:value="0.0007" calcext:value-type="percentage">
            <text:p>0.07%</text:p>
          </table:table-cell>
          <table:table-cell table:style-name="ce113" office:value-type="percentage" office:value="0.066" calcext:value-type="percentage">
            <text:p>6.60%</text:p>
          </table:table-cell>
          <table:table-cell table:style-name="ce112"/>
          <table:table-cell table:style-name="ce113" office:value-type="percentage" office:value="0.0024" calcext:value-type="percentage">
            <text:p>0.24%</text:p>
          </table:table-cell>
          <table:table-cell table:style-name="ce113" office:value-type="percentage" office:value="0.035" calcext:value-type="percentage">
            <text:p>3.50%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Other cooling</text:p>
          </table:table-cell>
          <table:table-cell table:style-name="ce105" office:value-type="float" office:value="0.58" calcext:value-type="float">
            <text:p>0.58</text:p>
          </table:table-cell>
          <table:table-cell table:style-name="ce105" office:value-type="float" office:value="13.8" calcext:value-type="float">
            <text:p>13.8</text:p>
          </table:table-cell>
          <table:table-cell table:style-name="ce106" table:formula="of:=[.B13]/[.C13]*1000" office:value-type="float" office:value="42.0289855072464" calcext:value-type="float">
            <text:p>42.0</text:p>
          </table:table-cell>
          <table:table-cell table:style-name="ce109" table:number-columns-repeated="5"/>
          <table:table-cell table:style-name="ce108" office:value-type="percentage" office:value="0.0074" calcext:value-type="percentage">
            <text:p>0.74%</text:p>
          </table:table-cell>
          <table:table-cell table:style-name="ce109" table:formula="of:=SUM([.O13:.W13])" office:value-type="percentage" office:value="0.298" calcext:value-type="percentage">
            <text:p>29.80%</text:p>
          </table:table-cell>
          <table:table-cell table:style-name="ce108" office:value-type="percentage" office:value="0.474" calcext:value-type="percentage">
            <text:p>47.40%</text:p>
          </table:table-cell>
          <table:table-cell table:style-name="ce108" office:value-type="percentage" office:value="0.026" calcext:value-type="percentage">
            <text:p>2.60%</text:p>
          </table:table-cell>
          <table:table-cell table:style-name="ce108" office:value-type="percentage" office:value="0.195" calcext:value-type="percentage">
            <text:p>19.50%</text:p>
          </table:table-cell>
          <table:table-cell table:style-name="ce112" table:number-columns-repeated="6"/>
          <table:table-cell table:style-name="ce113" office:value-type="percentage" office:value="0.098" calcext:value-type="percentage">
            <text:p>9.80%</text:p>
          </table:table-cell>
          <table:table-cell table:style-name="ce112"/>
          <table:table-cell table:style-name="ce113" office:value-type="percentage" office:value="0.2" calcext:value-type="percentage">
            <text:p>20.00%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Food processing</text:p>
          </table:table-cell>
          <table:table-cell table:style-name="ce105" office:value-type="float" office:value="4.2" calcext:value-type="float">
            <text:p>4.2</text:p>
          </table:table-cell>
          <table:table-cell table:style-name="ce105" office:value-type="float" office:value="1483.2" calcext:value-type="float">
            <text:p>1483.2</text:p>
          </table:table-cell>
          <table:table-cell table:style-name="ce106" table:formula="of:=[.B14]/[.C14]*1000" office:value-type="float" office:value="2.83171521035599" calcext:value-type="float">
            <text:p>2.8</text:p>
          </table:table-cell>
          <table:table-cell table:style-name="ce108" office:value-type="percentage" office:value="0.115" calcext:value-type="percentage">
            <text:p>11.50%</text:p>
          </table:table-cell>
          <table:table-cell table:style-name="ce109"/>
          <table:table-cell table:style-name="ce108" office:value-type="percentage" office:value="0.062" calcext:value-type="percentage">
            <text:p>6.20%</text:p>
          </table:table-cell>
          <table:table-cell table:style-name="ce108" office:value-type="percentage" office:value="0.021" calcext:value-type="percentage">
            <text:p>2.10%</text:p>
          </table:table-cell>
          <table:table-cell table:style-name="ce108" office:value-type="percentage" office:value="0.014" calcext:value-type="percentage">
            <text:p>1.40%</text:p>
          </table:table-cell>
          <table:table-cell table:style-name="ce108" office:value-type="percentage" office:value="0.013" calcext:value-type="percentage">
            <text:p>1.30%</text:p>
          </table:table-cell>
          <table:table-cell table:style-name="ce109" table:formula="of:=SUM([.O14:.W14])" office:value-type="percentage" office:value="0.3234" calcext:value-type="percentage">
            <text:p>32.34%</text:p>
          </table:table-cell>
          <table:table-cell table:style-name="ce108" office:value-type="percentage" office:value="0.067" calcext:value-type="percentage">
            <text:p>6.70%</text:p>
          </table:table-cell>
          <table:table-cell table:style-name="ce108" office:value-type="percentage" office:value="0.256" calcext:value-type="percentage">
            <text:p>25.60%</text:p>
          </table:table-cell>
          <table:table-cell table:style-name="ce108" office:value-type="percentage" office:value="0.129" calcext:value-type="percentage">
            <text:p>12.90%</text:p>
          </table:table-cell>
          <table:table-cell table:style-name="ce113" office:value-type="percentage" office:value="0.0046" calcext:value-type="percentage">
            <text:p>0.46%</text:p>
          </table:table-cell>
          <table:table-cell table:style-name="ce112"/>
          <table:table-cell table:style-name="ce113" office:value-type="percentage" office:value="0.015" calcext:value-type="percentage">
            <text:p>1.50%</text:p>
          </table:table-cell>
          <table:table-cell table:style-name="ce112" table:number-columns-repeated="2"/>
          <table:table-cell table:style-name="ce113" office:value-type="percentage" office:value="0.06" calcext:value-type="percentage">
            <text:p>6.00%</text:p>
          </table:table-cell>
          <table:table-cell table:style-name="ce112"/>
          <table:table-cell table:style-name="ce113" office:value-type="percentage" office:value="0.0018" calcext:value-type="percentage">
            <text:p>0.18%</text:p>
          </table:table-cell>
          <table:table-cell table:style-name="ce113" office:value-type="percentage" office:value="0.242" calcext:value-type="percentage">
            <text:p>24.20%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Hot water</text:p>
          </table:table-cell>
          <table:table-cell table:style-name="ce105" office:value-type="float" office:value="1.1" calcext:value-type="float">
            <text:p>1.1</text:p>
          </table:table-cell>
          <table:table-cell table:style-name="ce105" office:value-type="float" office:value="881.2" calcext:value-type="float">
            <text:p>881.2</text:p>
          </table:table-cell>
          <table:table-cell table:style-name="ce106" table:formula="of:=[.B15]/[.C15]*1000" office:value-type="float" office:value="1.24829777576033" calcext:value-type="float">
            <text:p>1.2</text:p>
          </table:table-cell>
          <table:table-cell table:style-name="ce108" office:value-type="percentage" office:value="0.043" calcext:value-type="percentage">
            <text:p>4.30%</text:p>
          </table:table-cell>
          <table:table-cell table:style-name="ce109"/>
          <table:table-cell table:style-name="ce108" office:value-type="percentage" office:value="0.046" calcext:value-type="percentage">
            <text:p>4.60%</text:p>
          </table:table-cell>
          <table:table-cell table:style-name="ce108" office:value-type="percentage" office:value="0.0013" calcext:value-type="percentage">
            <text:p>0.13%</text:p>
          </table:table-cell>
          <table:table-cell table:style-name="ce108" office:value-type="percentage" office:value="0.033" calcext:value-type="percentage">
            <text:p>3.30%</text:p>
          </table:table-cell>
          <table:table-cell table:style-name="ce108" office:value-type="percentage" office:value="0.076" calcext:value-type="percentage">
            <text:p>7.60%</text:p>
          </table:table-cell>
          <table:table-cell table:style-name="ce109" table:formula="of:=SUM([.O15:.W15])" office:value-type="percentage" office:value="7.5122" calcext:value-type="percentage">
            <text:p>751.22%</text:p>
          </table:table-cell>
          <table:table-cell table:style-name="ce108" office:value-type="percentage" office:value="0.018" calcext:value-type="percentage">
            <text:p>1.80%</text:p>
          </table:table-cell>
          <table:table-cell table:style-name="ce108" office:value-type="percentage" office:value="0.496" calcext:value-type="percentage">
            <text:p>49.60%</text:p>
          </table:table-cell>
          <table:table-cell table:style-name="ce108" office:value-type="percentage" office:value="0.1" calcext:value-type="percentage">
            <text:p>10.00%</text:p>
          </table:table-cell>
          <table:table-cell table:style-name="ce113" office:value-type="percentage" office:value="0.029" calcext:value-type="percentage">
            <text:p>2.90%</text:p>
          </table:table-cell>
          <table:table-cell table:style-name="ce112"/>
          <table:table-cell table:style-name="ce113" office:value-type="percentage" office:value="0.011" calcext:value-type="percentage">
            <text:p>1.10%</text:p>
          </table:table-cell>
          <table:table-cell table:style-name="ce113" office:value-type="percentage" office:value="0.0004" calcext:value-type="percentage">
            <text:p>0.04%</text:p>
          </table:table-cell>
          <table:table-cell table:style-name="ce113" office:value-type="percentage" office:value="0.0002" calcext:value-type="percentage">
            <text:p>0.02%</text:p>
          </table:table-cell>
          <table:table-cell table:style-name="ce113" office:value-type="percentage" office:value="7.4" calcext:value-type="percentage">
            <text:p>740.00%</text:p>
          </table:table-cell>
          <table:table-cell table:style-name="ce112"/>
          <table:table-cell table:style-name="ce113" office:value-type="percentage" office:value="0.0026" calcext:value-type="percentage">
            <text:p>0.26%</text:p>
          </table:table-cell>
          <table:table-cell table:style-name="ce113" office:value-type="percentage" office:value="0.069" calcext:value-type="percentage">
            <text:p>6.90%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Microwaves</text:p>
          </table:table-cell>
          <table:table-cell table:style-name="ce105" office:value-type="float" office:value="4.7" calcext:value-type="float">
            <text:p>4.7</text:p>
          </table:table-cell>
          <table:table-cell table:style-name="ce105" office:value-type="float" office:value="282.2" calcext:value-type="float">
            <text:p>282.2</text:p>
          </table:table-cell>
          <table:table-cell table:style-name="ce106" table:formula="of:=[.B16]/[.C16]*1000" office:value-type="float" office:value="16.6548547129695" calcext:value-type="float">
            <text:p>16.7</text:p>
          </table:table-cell>
          <table:table-cell table:style-name="ce108" office:value-type="percentage" office:value="0.0047" calcext:value-type="percentage">
            <text:p>0.47%</text:p>
          </table:table-cell>
          <table:table-cell table:style-name="ce109"/>
          <table:table-cell table:style-name="ce108" office:value-type="percentage" office:value="0.125" calcext:value-type="percentage">
            <text:p>12.50%</text:p>
          </table:table-cell>
          <table:table-cell table:style-name="ce108" office:value-type="percentage" office:value="0.001" calcext:value-type="percentage">
            <text:p>0.10%</text:p>
          </table:table-cell>
          <table:table-cell table:style-name="ce108" office:value-type="percentage" office:value="0.024" calcext:value-type="percentage">
            <text:p>2.40%</text:p>
          </table:table-cell>
          <table:table-cell table:style-name="ce108" office:value-type="percentage" office:value="0.064" calcext:value-type="percentage">
            <text:p>6.40%</text:p>
          </table:table-cell>
          <table:table-cell table:style-name="ce109" table:formula="of:=SUM([.O16:.W16])" office:value-type="percentage" office:value="0.0599" calcext:value-type="percentage">
            <text:p>5.99%</text:p>
          </table:table-cell>
          <table:table-cell table:style-name="ce108" office:value-type="percentage" office:value="0.0092" calcext:value-type="percentage">
            <text:p>0.92%</text:p>
          </table:table-cell>
          <table:table-cell table:style-name="ce108" office:value-type="percentage" office:value="0.668" calcext:value-type="percentage">
            <text:p>66.80%</text:p>
          </table:table-cell>
          <table:table-cell table:style-name="ce108" office:value-type="percentage" office:value="0.046" calcext:value-type="percentage">
            <text:p>4.60%</text:p>
          </table:table-cell>
          <table:table-cell table:style-name="ce113" office:value-type="percentage" office:value="0.015" calcext:value-type="percentage">
            <text:p>1.50%</text:p>
          </table:table-cell>
          <table:table-cell table:style-name="ce113" office:value-type="percentage" office:value="0.0009" calcext:value-type="percentage">
            <text:p>0.09%</text:p>
          </table:table-cell>
          <table:table-cell table:style-name="ce112"/>
          <table:table-cell table:style-name="ce113" office:value-type="percentage" office:value="0.0005" calcext:value-type="percentage">
            <text:p>0.05%</text:p>
          </table:table-cell>
          <table:table-cell table:style-name="ce113" office:value-type="percentage" office:value="0.0003" calcext:value-type="percentage">
            <text:p>0.03%</text:p>
          </table:table-cell>
          <table:table-cell table:style-name="ce113" office:value-type="percentage" office:value="0.0059" calcext:value-type="percentage">
            <text:p>0.59%</text:p>
          </table:table-cell>
          <table:table-cell table:style-name="ce112"/>
          <table:table-cell table:style-name="ce113" office:value-type="percentage" office:value="0.0063" calcext:value-type="percentage">
            <text:p>0.63%</text:p>
          </table:table-cell>
          <table:table-cell table:style-name="ce113" office:value-type="percentage" office:value="0.031" calcext:value-type="percentage">
            <text:p>3.10%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Personal care</text:p>
          </table:table-cell>
          <table:table-cell table:style-name="ce105" office:value-type="float" office:value="0.39" calcext:value-type="float">
            <text:p>0.39</text:p>
          </table:table-cell>
          <table:table-cell table:style-name="ce105" office:value-type="float" office:value="640.1" calcext:value-type="float">
            <text:p>640.1</text:p>
          </table:table-cell>
          <table:table-cell table:style-name="ce106" table:formula="of:=[.B17]/[.C17]*1000" office:value-type="float" office:value="0.609279800031245" calcext:value-type="float">
            <text:p>0.6</text:p>
          </table:table-cell>
          <table:table-cell table:style-name="ce108" office:value-type="percentage" office:value="0.04" calcext:value-type="percentage">
            <text:p>4.00%</text:p>
          </table:table-cell>
          <table:table-cell table:style-name="ce108" office:value-type="percentage" office:value="0.0002" calcext:value-type="percentage">
            <text:p>0.02%</text:p>
          </table:table-cell>
          <table:table-cell table:style-name="ce108" office:value-type="percentage" office:value="0.2" calcext:value-type="percentage">
            <text:p>20.00%</text:p>
          </table:table-cell>
          <table:table-cell table:style-name="ce108" office:value-type="percentage" office:value="0.0038" calcext:value-type="percentage">
            <text:p>0.38%</text:p>
          </table:table-cell>
          <table:table-cell table:style-name="ce108" office:value-type="percentage" office:value="0.013" calcext:value-type="percentage">
            <text:p>1.30%</text:p>
          </table:table-cell>
          <table:table-cell table:style-name="ce108" office:value-type="percentage" office:value="0.0053" calcext:value-type="percentage">
            <text:p>0.53%</text:p>
          </table:table-cell>
          <table:table-cell table:style-name="ce109" table:formula="of:=SUM([.O17:.W17])" office:value-type="percentage" office:value="0.303" calcext:value-type="percentage">
            <text:p>30.30%</text:p>
          </table:table-cell>
          <table:table-cell table:style-name="ce108" office:value-type="percentage" office:value="0.063" calcext:value-type="percentage">
            <text:p>6.30%</text:p>
          </table:table-cell>
          <table:table-cell table:style-name="ce108" office:value-type="percentage" office:value="0.211" calcext:value-type="percentage">
            <text:p>21.10%</text:p>
          </table:table-cell>
          <table:table-cell table:style-name="ce108" office:value-type="percentage" office:value="0.16" calcext:value-type="percentage">
            <text:p>16.00%</text:p>
          </table:table-cell>
          <table:table-cell table:style-name="ce113" office:value-type="percentage" office:value="0.032" calcext:value-type="percentage">
            <text:p>3.20%</text:p>
          </table:table-cell>
          <table:table-cell table:style-name="ce113" office:value-type="percentage" office:value="0.01" calcext:value-type="percentage">
            <text:p>1.00%</text:p>
          </table:table-cell>
          <table:table-cell table:style-name="ce113" office:value-type="percentage" office:value="0.049" calcext:value-type="percentage">
            <text:p>4.90%</text:p>
          </table:table-cell>
          <table:table-cell table:style-name="ce113" office:value-type="percentage" office:value="0.002" calcext:value-type="percentage">
            <text:p>0.20%</text:p>
          </table:table-cell>
          <table:table-cell table:style-name="ce113" office:value-type="percentage" office:value="0.0028" calcext:value-type="percentage">
            <text:p>0.28%</text:p>
          </table:table-cell>
          <table:table-cell table:style-name="ce113" office:value-type="percentage" office:value="0.026" calcext:value-type="percentage">
            <text:p>2.60%</text:p>
          </table:table-cell>
          <table:table-cell table:style-name="ce112"/>
          <table:table-cell table:style-name="ce113" office:value-type="percentage" office:value="0.0012" calcext:value-type="percentage">
            <text:p>0.12%</text:p>
          </table:table-cell>
          <table:table-cell table:style-name="ce113" office:value-type="percentage" office:value="0.18" calcext:value-type="percentage">
            <text:p>18.00%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Vacuum cleaners</text:p>
          </table:table-cell>
          <table:table-cell table:style-name="ce105" office:value-type="float" office:value="2.1" calcext:value-type="float">
            <text:p>2.1</text:p>
          </table:table-cell>
          <table:table-cell table:style-name="ce105" office:value-type="float" office:value="425.1" calcext:value-type="float">
            <text:p>425.1</text:p>
          </table:table-cell>
          <table:table-cell table:style-name="ce106" table:formula="of:=[.B18]/[.C18]*1000" office:value-type="float" office:value="4.94001411432604" calcext:value-type="float">
            <text:p>4.9</text:p>
          </table:table-cell>
          <table:table-cell table:style-name="ce108" office:value-type="percentage" office:value="0.051" calcext:value-type="percentage">
            <text:p>5.10%</text:p>
          </table:table-cell>
          <table:table-cell table:style-name="ce109"/>
          <table:table-cell table:style-name="ce108" office:value-type="percentage" office:value="0.035" calcext:value-type="percentage">
            <text:p>3.50%</text:p>
          </table:table-cell>
          <table:table-cell table:style-name="ce108" office:value-type="percentage" office:value="0.0005" calcext:value-type="percentage">
            <text:p>0.05%</text:p>
          </table:table-cell>
          <table:table-cell table:style-name="ce108" office:value-type="percentage" office:value="0.0021" calcext:value-type="percentage">
            <text:p>0.21%</text:p>
          </table:table-cell>
          <table:table-cell table:style-name="ce109"/>
          <table:table-cell table:style-name="ce109" table:formula="of:=SUM([.O18:.W18])" office:value-type="percentage" office:value="0.607" calcext:value-type="percentage">
            <text:p>60.70%</text:p>
          </table:table-cell>
          <table:table-cell table:style-name="ce108" office:value-type="percentage" office:value="0.042" calcext:value-type="percentage">
            <text:p>4.20%</text:p>
          </table:table-cell>
          <table:table-cell table:style-name="ce108" office:value-type="percentage" office:value="0.126" calcext:value-type="percentage">
            <text:p>12.60%</text:p>
          </table:table-cell>
          <table:table-cell table:style-name="ce108" office:value-type="percentage" office:value="0.138" calcext:value-type="percentage">
            <text:p>13.80%</text:p>
          </table:table-cell>
          <table:table-cell table:style-name="ce113" office:value-type="percentage" office:value="0.108" calcext:value-type="percentage">
            <text:p>10.80%</text:p>
          </table:table-cell>
          <table:table-cell table:style-name="ce112" table:number-columns-repeated="4"/>
          <table:table-cell table:style-name="ce113" office:value-type="percentage" office:value="0.051" calcext:value-type="percentage">
            <text:p>5.10%</text:p>
          </table:table-cell>
          <table:table-cell table:style-name="ce112"/>
          <table:table-cell table:style-name="ce113" office:value-type="percentage" office:value="0.02" calcext:value-type="percentage">
            <text:p>2.00%</text:p>
          </table:table-cell>
          <table:table-cell table:style-name="ce113" office:value-type="percentage" office:value="0.428" calcext:value-type="percentage">
            <text:p>42.80%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Other small household appliances</text:p>
          </table:table-cell>
          <table:table-cell table:style-name="ce105" office:value-type="float" office:value="2.2" calcext:value-type="float">
            <text:p>2.2</text:p>
          </table:table-cell>
          <table:table-cell table:style-name="ce105" office:value-type="float" office:value="2487.2" calcext:value-type="float">
            <text:p>2487.2</text:p>
          </table:table-cell>
          <table:table-cell table:style-name="ce106" table:formula="of:=[.B19]/[.C19]*1000" office:value-type="float" office:value="0.884528787391444" calcext:value-type="float">
            <text:p>0.9</text:p>
          </table:table-cell>
          <table:table-cell table:style-name="ce108" office:value-type="percentage" office:value="0.102" calcext:value-type="percentage">
            <text:p>10.20%</text:p>
          </table:table-cell>
          <table:table-cell table:style-name="ce109"/>
          <table:table-cell table:style-name="ce108" office:value-type="percentage" office:value="0.03" calcext:value-type="percentage">
            <text:p>3.00%</text:p>
          </table:table-cell>
          <table:table-cell table:style-name="ce108" office:value-type="percentage" office:value="0.0005" calcext:value-type="percentage">
            <text:p>0.05%</text:p>
          </table:table-cell>
          <table:table-cell table:style-name="ce108" office:value-type="percentage" office:value="0.0026" calcext:value-type="percentage">
            <text:p>0.26%</text:p>
          </table:table-cell>
          <table:table-cell table:style-name="ce109"/>
          <table:table-cell table:style-name="ce109" table:formula="of:=SUM([.O19:.W19])" office:value-type="percentage" office:value="0.1663" calcext:value-type="percentage">
            <text:p>16.63%</text:p>
          </table:table-cell>
          <table:table-cell table:style-name="ce108" office:value-type="percentage" office:value="0.0087" calcext:value-type="percentage">
            <text:p>0.87%</text:p>
          </table:table-cell>
          <table:table-cell table:style-name="ce108" office:value-type="percentage" office:value="0.455" calcext:value-type="percentage">
            <text:p>45.50%</text:p>
          </table:table-cell>
          <table:table-cell table:style-name="ce108" office:value-type="percentage" office:value="0.236" calcext:value-type="percentage">
            <text:p>23.60%</text:p>
          </table:table-cell>
          <table:table-cell table:style-name="ce113" office:value-type="percentage" office:value="0.058" calcext:value-type="percentage">
            <text:p>5.80%</text:p>
          </table:table-cell>
          <table:table-cell table:style-name="ce112" table:number-columns-repeated="4"/>
          <table:table-cell table:style-name="ce113" office:value-type="percentage" office:value="0.014" calcext:value-type="percentage">
            <text:p>1.40%</text:p>
          </table:table-cell>
          <table:table-cell table:style-name="ce112"/>
          <table:table-cell table:style-name="ce113" office:value-type="percentage" office:value="0.0003" calcext:value-type="percentage">
            <text:p>0.03%</text:p>
          </table:table-cell>
          <table:table-cell table:style-name="ce113" office:value-type="percentage" office:value="0.094" calcext:value-type="percentage">
            <text:p>9.40%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105" office:value-type="float" office:value="67.3" calcext:value-type="float">
            <text:p>67.3</text:p>
          </table:table-cell>
          <table:table-cell table:style-name="ce105" office:value-type="float" office:value="7774.9" calcext:value-type="float">
            <text:p>7774.9</text:p>
          </table:table-cell>
          <table:table-cell table:style-name="ce106" table:formula="of:=[.B20]/[.C20]*1000" office:value-type="float" office:value="8.6560598850146" calcext:value-type="float">
            <text:p>8.7</text:p>
          </table:table-cell>
          <table:table-cell table:number-columns-repeated="10"/>
          <table:table-cell table:style-name="ce111" table:number-columns-repeated="9"/>
          <table:table-cell table:number-columns-repeated="1001"/>
        </table:table-row>
        <table:table-row table:style-name="ro1" table:number-rows-repeated="2">
          <table:table-cell table:number-columns-repeated="14"/>
          <table:table-cell table:style-name="ce111" table:number-columns-repeated="9"/>
          <table:table-cell table:number-columns-repeated="1001"/>
        </table:table-row>
        <table:table-row table:style-name="ro1">
          <table:table-cell/>
          <table:table-cell table:style-name="ce4" office:value-type="string" calcext:value-type="string">
            <text:p>Average weight kg</text:p>
          </table:table-cell>
          <table:table-cell table:style-name="ce4" office:value-type="string" calcext:value-type="string">
            <text:p>Aluminium</text:p>
          </table:table-cell>
          <table:table-cell table:style-name="ce4" office:value-type="string" calcext:value-type="string">
            <text:p>Concrete</text:p>
          </table:table-cell>
          <table:table-cell table:style-name="ce4" office:value-type="string" calcext:value-type="string">
            <text:p>Copper</text:p>
          </table:table-cell>
          <table:table-cell table:style-name="ce4" office:value-type="string" calcext:value-type="string">
            <text:p>Copper + Aluminium</text:p>
          </table:table-cell>
          <table:table-cell table:style-name="ce4" office:value-type="string" calcext:value-type="string">
            <text:p>Electronics</text:p>
          </table:table-cell>
          <table:table-cell table:style-name="ce4" office:value-type="string" calcext:value-type="string">
            <text:p>Glass</text:p>
          </table:table-cell>
          <table:table-cell table:style-name="ce4" office:value-type="string" calcext:value-type="string">
            <text:p>TOTAL plastics</text:p>
          </table:table-cell>
          <table:table-cell table:style-name="ce4" office:value-type="string" calcext:value-type="string">
            <text:p>Stainless steel</text:p>
          </table:table-cell>
          <table:table-cell table:style-name="ce4" office:value-type="string" calcext:value-type="string">
            <text:p>Steel</text:p>
          </table:table-cell>
          <table:table-cell table:style-name="ce4" office:value-type="string" calcext:value-type="string">
            <text:p>Other</text:p>
          </table:table-cell>
          <table:table-cell table:style-name="ce110" office:value-type="string" calcext:value-type="string">
            <text:p>ABS</text:p>
          </table:table-cell>
          <table:table-cell table:style-name="ce110" office:value-type="string" calcext:value-type="string">
            <text:p>Polystyrene</text:p>
          </table:table-cell>
          <table:table-cell table:style-name="ce110" office:value-type="string" calcext:value-type="string">
            <text:p>Polyamide</text:p>
          </table:table-cell>
          <table:table-cell table:style-name="ce110" office:value-type="string" calcext:value-type="string">
            <text:p>Polycarbonate</text:p>
          </table:table-cell>
          <table:table-cell table:style-name="ce110" office:value-type="string" calcext:value-type="string">
            <text:p>Polyethylene</text:p>
          </table:table-cell>
          <table:table-cell table:style-name="ce110" office:value-type="string" calcext:value-type="string">
            <text:p>Polypropylene</text:p>
          </table:table-cell>
          <table:table-cell table:style-name="ce110" office:value-type="string" calcext:value-type="string">
            <text:p>Polyurethane foam</text:p>
          </table:table-cell>
          <table:table-cell table:style-name="ce110" office:value-type="string" calcext:value-type="string">
            <text:p>Polyvinyl Chloride</text:p>
          </table:table-cell>
          <table:table-cell table:style-name="ce110" office:value-type="string" calcext:value-type="string">
            <text:p>Other plastics</text:p>
          </table:table-cell>
          <table:table-cell table:style-name="ce111" table:number-columns-repeated="2"/>
          <table:table-cell table:number-columns-repeated="1001"/>
        </table:table-row>
        <table:table-row table:style-name="ro1">
          <table:table-cell table:style-name="ce4" office:value-type="string" calcext:value-type="string">
            <text:p>Air conditioners</text:p>
          </table:table-cell>
          <table:table-cell table:style-name="ce106" table:formula="of:=[.D5]" office:value-type="float" office:value="27.292576419214" calcext:value-type="float">
            <text:p>27.3</text:p>
          </table:table-cell>
          <table:table-cell table:style-name="ce107" table:formula="of:=[.$D5]*[.E5]" office:value-type="float" office:value="0.54585152838428" calcext:value-type="float">
            <text:p>0.55</text:p>
          </table:table-cell>
          <table:table-cell table:style-name="ce107" table:formula="of:=[.$D5]*[.F5]" office:value-type="float" office:value="0" calcext:value-type="float">
            <text:p>0.00</text:p>
          </table:table-cell>
          <table:table-cell table:style-name="ce107" table:formula="of:=[.$D5]*[.G5]" office:value-type="float" office:value="5.97707423580786" calcext:value-type="float">
            <text:p>5.98</text:p>
          </table:table-cell>
          <table:table-cell table:style-name="ce107" table:formula="of:=[.$D5]*[.H5]" office:value-type="float" office:value="0" calcext:value-type="float">
            <text:p>0.00</text:p>
          </table:table-cell>
          <table:table-cell table:style-name="ce107" table:formula="of:=[.$D5]*[.I5]" office:value-type="float" office:value="0.655021834061135" calcext:value-type="float">
            <text:p>0.66</text:p>
          </table:table-cell>
          <table:table-cell table:style-name="ce107" table:formula="of:=[.$D5]*[.J5]" office:value-type="float" office:value="0" calcext:value-type="float">
            <text:p>0.00</text:p>
          </table:table-cell>
          <table:table-cell table:style-name="ce107" table:formula="of:=[.$D5]*[.K5]" office:value-type="float" office:value="5.54039301310044" calcext:value-type="float">
            <text:p>5.54</text:p>
          </table:table-cell>
          <table:table-cell table:style-name="ce107" table:formula="of:=[.$D5]*[.L5]" office:value-type="float" office:value="0" calcext:value-type="float">
            <text:p>0.00</text:p>
          </table:table-cell>
          <table:table-cell table:style-name="ce107" table:formula="of:=[.$D5]*[.M5]" office:value-type="float" office:value="12.3089519650655" calcext:value-type="float">
            <text:p>12.31</text:p>
          </table:table-cell>
          <table:table-cell table:style-name="ce107" table:formula="of:=[.$D5]*[.N5]" office:value-type="float" office:value="2.26528384279476" calcext:value-type="float">
            <text:p>2.27</text:p>
          </table:table-cell>
          <table:table-cell table:style-name="ce107" table:formula="of:=[.$D5]*[.O5]" office:value-type="float" office:value="0" calcext:value-type="float">
            <text:p>0.00</text:p>
          </table:table-cell>
          <table:table-cell table:style-name="ce107" table:formula="of:=[.$D5]*[.P5]" office:value-type="float" office:value="0" calcext:value-type="float">
            <text:p>0.00</text:p>
          </table:table-cell>
          <table:table-cell table:style-name="ce107" table:formula="of:=[.$D5]*[.Q5]" office:value-type="float" office:value="0" calcext:value-type="float">
            <text:p>0.00</text:p>
          </table:table-cell>
          <table:table-cell table:style-name="ce107" table:formula="of:=[.$D5]*[.R5]" office:value-type="float" office:value="0" calcext:value-type="float">
            <text:p>0.00</text:p>
          </table:table-cell>
          <table:table-cell table:style-name="ce107" table:formula="of:=[.$D5]*[.S5]" office:value-type="float" office:value="0" calcext:value-type="float">
            <text:p>0.00</text:p>
          </table:table-cell>
          <table:table-cell table:style-name="ce107" table:formula="of:=[.$D5]*[.T5]" office:value-type="float" office:value="0" calcext:value-type="float">
            <text:p>0.00</text:p>
          </table:table-cell>
          <table:table-cell table:style-name="ce107" table:formula="of:=[.$D5]*[.U5]" office:value-type="float" office:value="0" calcext:value-type="float">
            <text:p>0.00</text:p>
          </table:table-cell>
          <table:table-cell table:style-name="ce107" table:formula="of:=[.$D5]*[.V5]" office:value-type="float" office:value="0" calcext:value-type="float">
            <text:p>0.00</text:p>
          </table:table-cell>
          <table:table-cell table:style-name="ce107" table:formula="of:=[.$D5]*[.W5]" office:value-type="float" office:value="5.54039301310044" calcext:value-type="float">
            <text:p>5.54</text:p>
          </table:table-cell>
          <table:table-cell table:style-name="ce111" table:number-columns-repeated="2"/>
          <table:table-cell table:number-columns-repeated="1001"/>
        </table:table-row>
        <table:table-row table:style-name="ro1">
          <table:table-cell table:style-name="ce4" office:value-type="string" calcext:value-type="string">
            <text:p>Dishwashers</text:p>
          </table:table-cell>
          <table:table-cell table:style-name="ce106" table:formula="of:=[.D6]" office:value-type="float" office:value="49.6031746031746" calcext:value-type="float">
            <text:p>49.6</text:p>
          </table:table-cell>
          <table:table-cell table:style-name="ce107" table:formula="of:=[.$D6]*[.E6]" office:value-type="float" office:value="0.124007936507937" calcext:value-type="float">
            <text:p>0.12</text:p>
          </table:table-cell>
          <table:table-cell table:style-name="ce107" table:formula="of:=[.$D6]*[.F6]" office:value-type="float" office:value="1.98412698412698" calcext:value-type="float">
            <text:p>1.98</text:p>
          </table:table-cell>
          <table:table-cell table:style-name="ce107" table:formula="of:=[.$D6]*[.G6]" office:value-type="float" office:value="0.64484126984127" calcext:value-type="float">
            <text:p>0.64</text:p>
          </table:table-cell>
          <table:table-cell table:style-name="ce107" table:formula="of:=[.$D6]*[.H6]" office:value-type="float" office:value="0.00992063492063492" calcext:value-type="float">
            <text:p>0.01</text:p>
          </table:table-cell>
          <table:table-cell table:style-name="ce107" table:formula="of:=[.$D6]*[.I6]" office:value-type="float" office:value="0.843253968253968" calcext:value-type="float">
            <text:p>0.84</text:p>
          </table:table-cell>
          <table:table-cell table:style-name="ce107" table:formula="of:=[.$D6]*[.J6]" office:value-type="float" office:value="0" calcext:value-type="float">
            <text:p>0.00</text:p>
          </table:table-cell>
          <table:table-cell table:style-name="ce107" table:formula="of:=[.$D6]*[.K6]" office:value-type="float" office:value="9.63789682539683" calcext:value-type="float">
            <text:p>9.64</text:p>
          </table:table-cell>
          <table:table-cell table:style-name="ce107" table:formula="of:=[.$D6]*[.L6]" office:value-type="float" office:value="8.58134920634921" calcext:value-type="float">
            <text:p>8.58</text:p>
          </table:table-cell>
          <table:table-cell table:style-name="ce107" table:formula="of:=[.$D6]*[.M6]" office:value-type="float" office:value="20.6349206349206" calcext:value-type="float">
            <text:p>20.63</text:p>
          </table:table-cell>
          <table:table-cell table:style-name="ce107" table:formula="of:=[.$D6]*[.N6]" office:value-type="float" office:value="7.14285714285714" calcext:value-type="float">
            <text:p>7.14</text:p>
          </table:table-cell>
          <table:table-cell table:style-name="ce107" table:formula="of:=[.$D6]*[.O6]" office:value-type="float" office:value="0.595238095238095" calcext:value-type="float">
            <text:p>0.60</text:p>
          </table:table-cell>
          <table:table-cell table:style-name="ce107" table:formula="of:=[.$D6]*[.P6]" office:value-type="float" office:value="0.109126984126984" calcext:value-type="float">
            <text:p>0.11</text:p>
          </table:table-cell>
          <table:table-cell table:style-name="ce107" table:formula="of:=[.$D6]*[.Q6]" office:value-type="float" office:value="0.124007936507937" calcext:value-type="float">
            <text:p>0.12</text:p>
          </table:table-cell>
          <table:table-cell table:style-name="ce107" table:formula="of:=[.$D6]*[.R6]" office:value-type="float" office:value="0.114087301587302" calcext:value-type="float">
            <text:p>0.11</text:p>
          </table:table-cell>
          <table:table-cell table:style-name="ce107" table:formula="of:=[.$D6]*[.S6]" office:value-type="float" office:value="0.178571428571429" calcext:value-type="float">
            <text:p>0.18</text:p>
          </table:table-cell>
          <table:table-cell table:style-name="ce107" table:formula="of:=[.$D6]*[.T6]" office:value-type="float" office:value="5.05952380952381" calcext:value-type="float">
            <text:p>5.06</text:p>
          </table:table-cell>
          <table:table-cell table:style-name="ce107" table:formula="of:=[.$D6]*[.U6]" office:value-type="float" office:value="0.173611111111111" calcext:value-type="float">
            <text:p>0.17</text:p>
          </table:table-cell>
          <table:table-cell table:style-name="ce107" table:formula="of:=[.$D6]*[.V6]" office:value-type="float" office:value="0.406746031746032" calcext:value-type="float">
            <text:p>0.41</text:p>
          </table:table-cell>
          <table:table-cell table:style-name="ce107" table:formula="of:=[.$D6]*[.W6]" office:value-type="float" office:value="2.87698412698413" calcext:value-type="float">
            <text:p>2.88</text:p>
          </table:table-cell>
          <table:table-cell table:style-name="ce111" table:number-columns-repeated="2"/>
          <table:table-cell table:number-columns-repeated="1001"/>
        </table:table-row>
        <table:table-row table:style-name="ro1">
          <table:table-cell table:style-name="ce4" office:value-type="string" calcext:value-type="string">
            <text:p>Dryers</text:p>
          </table:table-cell>
          <table:table-cell table:style-name="ce106" table:formula="of:=[.D7]" office:value-type="float" office:value="39.1061452513966" calcext:value-type="float">
            <text:p>39.1</text:p>
          </table:table-cell>
          <table:table-cell table:style-name="ce107" table:formula="of:=[.$D7]*[.E7]" office:value-type="float" office:value="1.40782122905028" calcext:value-type="float">
            <text:p>1.41</text:p>
          </table:table-cell>
          <table:table-cell table:style-name="ce107" table:formula="of:=[.$D7]*[.F7]" office:value-type="float" office:value="0" calcext:value-type="float">
            <text:p>0.00</text:p>
          </table:table-cell>
          <table:table-cell table:style-name="ce107" table:formula="of:=[.$D7]*[.G7]" office:value-type="float" office:value="1.48603351955307" calcext:value-type="float">
            <text:p>1.49</text:p>
          </table:table-cell>
          <table:table-cell table:style-name="ce107" table:formula="of:=[.$D7]*[.H7]" office:value-type="float" office:value="0.00391061452513966" calcext:value-type="float">
            <text:p>0.00</text:p>
          </table:table-cell>
          <table:table-cell table:style-name="ce107" table:formula="of:=[.$D7]*[.I7]" office:value-type="float" office:value="1.09497206703911" calcext:value-type="float">
            <text:p>1.09</text:p>
          </table:table-cell>
          <table:table-cell table:style-name="ce107" table:formula="of:=[.$D7]*[.J7]" office:value-type="float" office:value="0.0391061452513966" calcext:value-type="float">
            <text:p>0.04</text:p>
          </table:table-cell>
          <table:table-cell table:style-name="ce107" table:formula="of:=[.$D7]*[.K7]" office:value-type="float" office:value="10.5312849162011" calcext:value-type="float">
            <text:p>10.53</text:p>
          </table:table-cell>
          <table:table-cell table:style-name="ce107" table:formula="of:=[.$D7]*[.L7]" office:value-type="float" office:value="3.32402234636872" calcext:value-type="float">
            <text:p>3.32</text:p>
          </table:table-cell>
          <table:table-cell table:style-name="ce107" table:formula="of:=[.$D7]*[.M7]" office:value-type="float" office:value="20.3351955307263" calcext:value-type="float">
            <text:p>20.34</text:p>
          </table:table-cell>
          <table:table-cell table:style-name="ce107" table:formula="of:=[.$D7]*[.N7]" office:value-type="float" office:value="0.93854748603352" calcext:value-type="float">
            <text:p>0.94</text:p>
          </table:table-cell>
          <table:table-cell table:style-name="ce107" table:formula="of:=[.$D7]*[.O7]" office:value-type="float" office:value="1.83798882681564" calcext:value-type="float">
            <text:p>1.84</text:p>
          </table:table-cell>
          <table:table-cell table:style-name="ce107" table:formula="of:=[.$D7]*[.P7]" office:value-type="float" office:value="0.265921787709497" calcext:value-type="float">
            <text:p>0.27</text:p>
          </table:table-cell>
          <table:table-cell table:style-name="ce107" table:formula="of:=[.$D7]*[.Q7]" office:value-type="float" office:value="0.058659217877095" calcext:value-type="float">
            <text:p>0.06</text:p>
          </table:table-cell>
          <table:table-cell table:style-name="ce107" table:formula="of:=[.$D7]*[.R7]" office:value-type="float" office:value="0.0508379888268156" calcext:value-type="float">
            <text:p>0.05</text:p>
          </table:table-cell>
          <table:table-cell table:style-name="ce107" table:formula="of:=[.$D7]*[.S7]" office:value-type="float" office:value="0" calcext:value-type="float">
            <text:p>0.00</text:p>
          </table:table-cell>
          <table:table-cell table:style-name="ce107" table:formula="of:=[.$D7]*[.T7]" office:value-type="float" office:value="5.51396648044693" calcext:value-type="float">
            <text:p>5.51</text:p>
          </table:table-cell>
          <table:table-cell table:style-name="ce107" table:formula="of:=[.$D7]*[.U7]" office:value-type="float" office:value="0" calcext:value-type="float">
            <text:p>0.00</text:p>
          </table:table-cell>
          <table:table-cell table:style-name="ce107" table:formula="of:=[.$D7]*[.V7]" office:value-type="float" office:value="0.0664804469273743" calcext:value-type="float">
            <text:p>0.07</text:p>
          </table:table-cell>
          <table:table-cell table:style-name="ce107" table:formula="of:=[.$D7]*[.W7]" office:value-type="float" office:value="2.73743016759777" calcext:value-type="float">
            <text:p>2.74</text:p>
          </table:table-cell>
          <table:table-cell table:style-name="ce111" table:number-columns-repeated="2"/>
          <table:table-cell table:number-columns-repeated="1001"/>
        </table:table-row>
        <table:table-row table:style-name="ro1">
          <table:table-cell table:style-name="ce4" office:value-type="string" calcext:value-type="string">
            <text:p>Freezers</text:p>
          </table:table-cell>
          <table:table-cell table:style-name="ce106" table:formula="of:=[.D8]" office:value-type="float" office:value="43.640897755611" calcext:value-type="float">
            <text:p>43.6</text:p>
          </table:table-cell>
          <table:table-cell table:style-name="ce107" table:formula="of:=[.$D8]*[.E8]" office:value-type="float" office:value="1.70199501246883" calcext:value-type="float">
            <text:p>1.70</text:p>
          </table:table-cell>
          <table:table-cell table:style-name="ce107" table:formula="of:=[.$D8]*[.F8]" office:value-type="float" office:value="0" calcext:value-type="float">
            <text:p>0.00</text:p>
          </table:table-cell>
          <table:table-cell table:style-name="ce107" table:formula="of:=[.$D8]*[.G8]" office:value-type="float" office:value="1.44014962593516" calcext:value-type="float">
            <text:p>1.44</text:p>
          </table:table-cell>
          <table:table-cell table:style-name="ce107" table:formula="of:=[.$D8]*[.H8]" office:value-type="float" office:value="0" calcext:value-type="float">
            <text:p>0.00</text:p>
          </table:table-cell>
          <table:table-cell table:style-name="ce107" table:formula="of:=[.$D8]*[.I8]" office:value-type="float" office:value="0.218204488778055" calcext:value-type="float">
            <text:p>0.22</text:p>
          </table:table-cell>
          <table:table-cell table:style-name="ce107" table:formula="of:=[.$D8]*[.J8]" office:value-type="float" office:value="0" calcext:value-type="float">
            <text:p>0.00</text:p>
          </table:table-cell>
          <table:table-cell table:style-name="ce107" table:formula="of:=[.$D8]*[.K8]" office:value-type="float" office:value="17.0635910224439" calcext:value-type="float">
            <text:p>17.06</text:p>
          </table:table-cell>
          <table:table-cell table:style-name="ce107" table:formula="of:=[.$D8]*[.L8]" office:value-type="float" office:value="0.0392768079800499" calcext:value-type="float">
            <text:p>0.04</text:p>
          </table:table-cell>
          <table:table-cell table:style-name="ce107" table:formula="of:=[.$D8]*[.M8]" office:value-type="float" office:value="22.6059850374065" calcext:value-type="float">
            <text:p>22.61</text:p>
          </table:table-cell>
          <table:table-cell table:style-name="ce107" table:formula="of:=[.$D8]*[.N8]" office:value-type="float" office:value="0.523690773067332" calcext:value-type="float">
            <text:p>0.52</text:p>
          </table:table-cell>
          <table:table-cell table:style-name="ce107" table:formula="of:=[.$D8]*[.O8]" office:value-type="float" office:value="0.523690773067332" calcext:value-type="float">
            <text:p>0.52</text:p>
          </table:table-cell>
          <table:table-cell table:style-name="ce107" table:formula="of:=[.$D8]*[.P8]" office:value-type="float" office:value="5.54239401496259" calcext:value-type="float">
            <text:p>5.54</text:p>
          </table:table-cell>
          <table:table-cell table:style-name="ce107" table:formula="of:=[.$D8]*[.Q8]" office:value-type="float" office:value="0" calcext:value-type="float">
            <text:p>0.00</text:p>
          </table:table-cell>
          <table:table-cell table:style-name="ce107" table:formula="of:=[.$D8]*[.R8]" office:value-type="float" office:value="0" calcext:value-type="float">
            <text:p>0.00</text:p>
          </table:table-cell>
          <table:table-cell table:style-name="ce107" table:formula="of:=[.$D8]*[.S8]" office:value-type="float" office:value="0.261845386533666" calcext:value-type="float">
            <text:p>0.26</text:p>
          </table:table-cell>
          <table:table-cell table:style-name="ce107" table:formula="of:=[.$D8]*[.T8]" office:value-type="float" office:value="1.1783042394015" calcext:value-type="float">
            <text:p>1.18</text:p>
          </table:table-cell>
          <table:table-cell table:style-name="ce107" table:formula="of:=[.$D8]*[.U8]" office:value-type="float" office:value="7.81172069825436" calcext:value-type="float">
            <text:p>7.81</text:p>
          </table:table-cell>
          <table:table-cell table:style-name="ce107" table:formula="of:=[.$D8]*[.V8]" office:value-type="float" office:value="1.09102244389027" calcext:value-type="float">
            <text:p>1.09</text:p>
          </table:table-cell>
          <table:table-cell table:style-name="ce107" table:formula="of:=[.$D8]*[.W8]" office:value-type="float" office:value="0.654613466334164" calcext:value-type="float">
            <text:p>0.65</text:p>
          </table:table-cell>
          <table:table-cell table:style-name="ce111" table:number-columns-repeated="2"/>
          <table:table-cell table:number-columns-repeated="1001"/>
        </table:table-row>
        <table:table-row table:style-name="ro1">
          <table:table-cell table:style-name="ce4" office:value-type="string" calcext:value-type="string">
            <text:p>Fridges</text:p>
          </table:table-cell>
          <table:table-cell table:style-name="ce106" table:formula="of:=[.D9]" office:value-type="float" office:value="39.0060676105172" calcext:value-type="float">
            <text:p>39.0</text:p>
          </table:table-cell>
          <table:table-cell table:style-name="ce107" table:formula="of:=[.$D9]*[.E9]" office:value-type="float" office:value="0.936145622652413" calcext:value-type="float">
            <text:p>0.94</text:p>
          </table:table-cell>
          <table:table-cell table:style-name="ce107" table:formula="of:=[.$D9]*[.F9]" office:value-type="float" office:value="0" calcext:value-type="float">
            <text:p>0.00</text:p>
          </table:table-cell>
          <table:table-cell table:style-name="ce107" table:formula="of:=[.$D9]*[.G9]" office:value-type="float" office:value="0.858133487431378" calcext:value-type="float">
            <text:p>0.86</text:p>
          </table:table-cell>
          <table:table-cell table:style-name="ce107" table:formula="of:=[.$D9]*[.H9]" office:value-type="float" office:value="0" calcext:value-type="float">
            <text:p>0.00</text:p>
          </table:table-cell>
          <table:table-cell table:style-name="ce107" table:formula="of:=[.$D9]*[.I9]" office:value-type="float" office:value="0.429066743715689" calcext:value-type="float">
            <text:p>0.43</text:p>
          </table:table-cell>
          <table:table-cell table:style-name="ce107" table:formula="of:=[.$D9]*[.J9]" office:value-type="float" office:value="4.17364923432534" calcext:value-type="float">
            <text:p>4.17</text:p>
          </table:table-cell>
          <table:table-cell table:style-name="ce107" table:formula="of:=[.$D9]*[.K9]" office:value-type="float" office:value="13.5624097081768" calcext:value-type="float">
            <text:p>13.56</text:p>
          </table:table-cell>
          <table:table-cell table:style-name="ce107" table:formula="of:=[.$D9]*[.L9]" office:value-type="float" office:value="0.468072811326206" calcext:value-type="float">
            <text:p>0.47</text:p>
          </table:table-cell>
          <table:table-cell table:style-name="ce107" table:formula="of:=[.$D9]*[.M9]" office:value-type="float" office:value="17.5527304247327" calcext:value-type="float">
            <text:p>17.55</text:p>
          </table:table-cell>
          <table:table-cell table:style-name="ce107" table:formula="of:=[.$D9]*[.N9]" office:value-type="float" office:value="1.131175960705" calcext:value-type="float">
            <text:p>1.13</text:p>
          </table:table-cell>
          <table:table-cell table:style-name="ce107" table:formula="of:=[.$D9]*[.O9]" office:value-type="float" office:value="0.585091014157758" calcext:value-type="float">
            <text:p>0.59</text:p>
          </table:table-cell>
          <table:table-cell table:style-name="ce107" table:formula="of:=[.$D9]*[.P9]" office:value-type="float" office:value="5.2268130598093" calcext:value-type="float">
            <text:p>5.23</text:p>
          </table:table-cell>
          <table:table-cell table:style-name="ce107" table:formula="of:=[.$D9]*[.Q9]" office:value-type="float" office:value="0.00390060676105172" calcext:value-type="float">
            <text:p>0.00</text:p>
          </table:table-cell>
          <table:table-cell table:style-name="ce107" table:formula="of:=[.$D9]*[.R9]" office:value-type="float" office:value="0.0117018202831552" calcext:value-type="float">
            <text:p>0.01</text:p>
          </table:table-cell>
          <table:table-cell table:style-name="ce107" table:formula="of:=[.$D9]*[.S9]" office:value-type="float" office:value="0.0507078878936724" calcext:value-type="float">
            <text:p>0.05</text:p>
          </table:table-cell>
          <table:table-cell table:style-name="ce107" table:formula="of:=[.$D9]*[.T9]" office:value-type="float" office:value="0.97515169026293" calcext:value-type="float">
            <text:p>0.98</text:p>
          </table:table-cell>
          <table:table-cell table:style-name="ce107" table:formula="of:=[.$D9]*[.U9]" office:value-type="float" office:value="4.64172204565155" calcext:value-type="float">
            <text:p>4.64</text:p>
          </table:table-cell>
          <table:table-cell table:style-name="ce107" table:formula="of:=[.$D9]*[.V9]" office:value-type="float" office:value="0.507078878936724" calcext:value-type="float">
            <text:p>0.51</text:p>
          </table:table-cell>
          <table:table-cell table:style-name="ce107" table:formula="of:=[.$D9]*[.W9]" office:value-type="float" office:value="1.56024270442069" calcext:value-type="float">
            <text:p>1.56</text:p>
          </table:table-cell>
          <table:table-cell table:style-name="ce111" table:number-columns-repeated="2"/>
          <table:table-cell table:number-columns-repeated="1001"/>
        </table:table-row>
        <table:table-row table:style-name="ro1">
          <table:table-cell table:style-name="ce4" office:value-type="string" calcext:value-type="string">
            <text:p>Kitchen appliances</text:p>
          </table:table-cell>
          <table:table-cell table:style-name="ce106" table:formula="of:=[.D10]" office:value-type="float" office:value="42.8184281842818" calcext:value-type="float">
            <text:p>42.8</text:p>
          </table:table-cell>
          <table:table-cell table:style-name="ce107" table:formula="of:=[.$D10]*[.E10]" office:value-type="float" office:value="0.770731707317073" calcext:value-type="float">
            <text:p>0.77</text:p>
          </table:table-cell>
          <table:table-cell table:style-name="ce107" table:formula="of:=[.$D10]*[.F10]" office:value-type="float" office:value="0" calcext:value-type="float">
            <text:p>0.00</text:p>
          </table:table-cell>
          <table:table-cell table:style-name="ce107" table:formula="of:=[.$D10]*[.G10]" office:value-type="float" office:value="0.813550135501355" calcext:value-type="float">
            <text:p>0.81</text:p>
          </table:table-cell>
          <table:table-cell table:style-name="ce107" table:formula="of:=[.$D10]*[.H10]" office:value-type="float" office:value="0.00428184281842819" calcext:value-type="float">
            <text:p>0.00</text:p>
          </table:table-cell>
          <table:table-cell table:style-name="ce107" table:formula="of:=[.$D10]*[.I10]" office:value-type="float" office:value="0.218373983739837" calcext:value-type="float">
            <text:p>0.22</text:p>
          </table:table-cell>
          <table:table-cell table:style-name="ce107" table:formula="of:=[.$D10]*[.J10]" office:value-type="float" office:value="6.16585365853659" calcext:value-type="float">
            <text:p>6.17</text:p>
          </table:table-cell>
          <table:table-cell table:style-name="ce107" table:formula="of:=[.$D10]*[.K10]" office:value-type="float" office:value="0.809268292682927" calcext:value-type="float">
            <text:p>0.81</text:p>
          </table:table-cell>
          <table:table-cell table:style-name="ce107" table:formula="of:=[.$D10]*[.L10]" office:value-type="float" office:value="8.34959349593496" calcext:value-type="float">
            <text:p>8.35</text:p>
          </table:table-cell>
          <table:table-cell table:style-name="ce107" table:formula="of:=[.$D10]*[.M10]" office:value-type="float" office:value="23.250406504065" calcext:value-type="float">
            <text:p>23.25</text:p>
          </table:table-cell>
          <table:table-cell table:style-name="ce107" table:formula="of:=[.$D10]*[.N10]" office:value-type="float" office:value="2.39783197831978" calcext:value-type="float">
            <text:p>2.40</text:p>
          </table:table-cell>
          <table:table-cell table:style-name="ce107" table:formula="of:=[.$D10]*[.O10]" office:value-type="float" office:value="0" calcext:value-type="float">
            <text:p>0.00</text:p>
          </table:table-cell>
          <table:table-cell table:style-name="ce107" table:formula="of:=[.$D10]*[.P10]" office:value-type="float" office:value="0" calcext:value-type="float">
            <text:p>0.00</text:p>
          </table:table-cell>
          <table:table-cell table:style-name="ce107" table:formula="of:=[.$D10]*[.Q10]" office:value-type="float" office:value="0" calcext:value-type="float">
            <text:p>0.00</text:p>
          </table:table-cell>
          <table:table-cell table:style-name="ce107" table:formula="of:=[.$D10]*[.R10]" office:value-type="float" office:value="0" calcext:value-type="float">
            <text:p>0.00</text:p>
          </table:table-cell>
          <table:table-cell table:style-name="ce107" table:formula="of:=[.$D10]*[.S10]" office:value-type="float" office:value="0" calcext:value-type="float">
            <text:p>0.00</text:p>
          </table:table-cell>
          <table:table-cell table:style-name="ce107" table:formula="of:=[.$D10]*[.T10]" office:value-type="float" office:value="0" calcext:value-type="float">
            <text:p>0.00</text:p>
          </table:table-cell>
          <table:table-cell table:style-name="ce107" table:formula="of:=[.$D10]*[.U10]" office:value-type="float" office:value="0" calcext:value-type="float">
            <text:p>0.00</text:p>
          </table:table-cell>
          <table:table-cell table:style-name="ce107" table:formula="of:=[.$D10]*[.V10]" office:value-type="float" office:value="0.0813550135501355" calcext:value-type="float">
            <text:p>0.08</text:p>
          </table:table-cell>
          <table:table-cell table:style-name="ce107" table:formula="of:=[.$D10]*[.W10]" office:value-type="float" office:value="0.727913279132791" calcext:value-type="float">
            <text:p>0.73</text:p>
          </table:table-cell>
          <table:table-cell table:style-name="ce111" table:number-columns-repeated="2"/>
          <table:table-cell table:number-columns-repeated="1001"/>
        </table:table-row>
        <table:table-row table:style-name="ro1">
          <table:table-cell table:style-name="ce4" office:value-type="string" calcext:value-type="string">
            <text:p>Household heating &amp; ventilation</text:p>
          </table:table-cell>
          <table:table-cell table:style-name="ce106" table:formula="of:=[.D11]" office:value-type="float" office:value="5.86510263929619" calcext:value-type="float">
            <text:p>5.9</text:p>
          </table:table-cell>
          <table:table-cell table:style-name="ce107" table:formula="of:=[.$D11]*[.E11]" office:value-type="float" office:value="0.00234604105571848" calcext:value-type="float">
            <text:p>0.00</text:p>
          </table:table-cell>
          <table:table-cell table:style-name="ce107" table:formula="of:=[.$D11]*[.F11]" office:value-type="float" office:value="0" calcext:value-type="float">
            <text:p>0.00</text:p>
          </table:table-cell>
          <table:table-cell table:style-name="ce107" table:formula="of:=[.$D11]*[.G11]" office:value-type="float" office:value="0.0398826979472141" calcext:value-type="float">
            <text:p>0.04</text:p>
          </table:table-cell>
          <table:table-cell table:style-name="ce107" table:formula="of:=[.$D11]*[.H11]" office:value-type="float" office:value="0.398826979472141" calcext:value-type="float">
            <text:p>0.40</text:p>
          </table:table-cell>
          <table:table-cell table:style-name="ce107" table:formula="of:=[.$D11]*[.I11]" office:value-type="float" office:value="0.0480938416422287" calcext:value-type="float">
            <text:p>0.05</text:p>
          </table:table-cell>
          <table:table-cell table:style-name="ce107" table:formula="of:=[.$D11]*[.J11]" office:value-type="float" office:value="0.105571847507331" calcext:value-type="float">
            <text:p>0.11</text:p>
          </table:table-cell>
          <table:table-cell table:style-name="ce107" table:formula="of:=[.$D11]*[.K11]" office:value-type="float" office:value="0.32258064516129" calcext:value-type="float">
            <text:p>0.32</text:p>
          </table:table-cell>
          <table:table-cell table:style-name="ce107" table:formula="of:=[.$D11]*[.L11]" office:value-type="float" office:value="0" calcext:value-type="float">
            <text:p>0.00</text:p>
          </table:table-cell>
          <table:table-cell table:style-name="ce107" table:formula="of:=[.$D11]*[.M11]" office:value-type="float" office:value="4.22287390029326" calcext:value-type="float">
            <text:p>4.22</text:p>
          </table:table-cell>
          <table:table-cell table:style-name="ce107" table:formula="of:=[.$D11]*[.N11]" office:value-type="float" office:value="0.727272727272727" calcext:value-type="float">
            <text:p>0.73</text:p>
          </table:table-cell>
          <table:table-cell table:style-name="ce107" table:formula="of:=[.$D11]*[.O11]" office:value-type="float" office:value="0" calcext:value-type="float">
            <text:p>0.00</text:p>
          </table:table-cell>
          <table:table-cell table:style-name="ce107" table:formula="of:=[.$D11]*[.P11]" office:value-type="float" office:value="0" calcext:value-type="float">
            <text:p>0.00</text:p>
          </table:table-cell>
          <table:table-cell table:style-name="ce107" table:formula="of:=[.$D11]*[.Q11]" office:value-type="float" office:value="0" calcext:value-type="float">
            <text:p>0.00</text:p>
          </table:table-cell>
          <table:table-cell table:style-name="ce107" table:formula="of:=[.$D11]*[.R11]" office:value-type="float" office:value="0" calcext:value-type="float">
            <text:p>0.00</text:p>
          </table:table-cell>
          <table:table-cell table:style-name="ce107" table:formula="of:=[.$D11]*[.S11]" office:value-type="float" office:value="0" calcext:value-type="float">
            <text:p>0.00</text:p>
          </table:table-cell>
          <table:table-cell table:style-name="ce107" table:formula="of:=[.$D11]*[.T11]" office:value-type="float" office:value="0" calcext:value-type="float">
            <text:p>0.00</text:p>
          </table:table-cell>
          <table:table-cell table:style-name="ce107" table:formula="of:=[.$D11]*[.U11]" office:value-type="float" office:value="0" calcext:value-type="float">
            <text:p>0.00</text:p>
          </table:table-cell>
          <table:table-cell table:style-name="ce107" table:formula="of:=[.$D11]*[.V11]" office:value-type="float" office:value="0" calcext:value-type="float">
            <text:p>0.00</text:p>
          </table:table-cell>
          <table:table-cell table:style-name="ce107" table:formula="of:=[.$D11]*[.W11]" office:value-type="float" office:value="0.32258064516129" calcext:value-type="float">
            <text:p>0.32</text:p>
          </table:table-cell>
          <table:table-cell table:style-name="ce111" table:number-columns-repeated="2"/>
          <table:table-cell table:number-columns-repeated="1001"/>
        </table:table-row>
        <table:table-row table:style-name="ro1">
          <table:table-cell table:style-name="ce4" office:value-type="string" calcext:value-type="string">
            <text:p>Washing machines</text:p>
          </table:table-cell>
          <table:table-cell table:style-name="ce106" table:formula="of:=[.D12]" office:value-type="float" office:value="70.3491401771756" calcext:value-type="float">
            <text:p>70.3</text:p>
          </table:table-cell>
          <table:table-cell table:style-name="ce107" table:formula="of:=[.$D12]*[.E12]" office:value-type="float" office:value="2.39187076602397" calcext:value-type="float">
            <text:p>2.39</text:p>
          </table:table-cell>
          <table:table-cell table:style-name="ce107" table:formula="of:=[.$D12]*[.F12]" office:value-type="float" office:value="16.1803022407504" calcext:value-type="float">
            <text:p>16.18</text:p>
          </table:table-cell>
          <table:table-cell table:style-name="ce107" table:formula="of:=[.$D12]*[.G12]" office:value-type="float" office:value="1.33663366336634" calcext:value-type="float">
            <text:p>1.34</text:p>
          </table:table-cell>
          <table:table-cell table:style-name="ce107" table:formula="of:=[.$D12]*[.H12]" office:value-type="float" office:value="0.00703491401771756" calcext:value-type="float">
            <text:p>0.01</text:p>
          </table:table-cell>
          <table:table-cell table:style-name="ce107" table:formula="of:=[.$D12]*[.I12]" office:value-type="float" office:value="0.844189682126107" calcext:value-type="float">
            <text:p>0.84</text:p>
          </table:table-cell>
          <table:table-cell table:style-name="ce107" table:formula="of:=[.$D12]*[.J12]" office:value-type="float" office:value="1.40698280354351" calcext:value-type="float">
            <text:p>1.41</text:p>
          </table:table-cell>
          <table:table-cell table:style-name="ce107" table:formula="of:=[.$D12]*[.K12]" office:value-type="float" office:value="8.80771235018239" calcext:value-type="float">
            <text:p>8.81</text:p>
          </table:table-cell>
          <table:table-cell table:style-name="ce107" table:formula="of:=[.$D12]*[.L12]" office:value-type="float" office:value="2.46221990620115" calcext:value-type="float">
            <text:p>2.46</text:p>
          </table:table-cell>
          <table:table-cell table:style-name="ce107" table:formula="of:=[.$D12]*[.M12]" office:value-type="float" office:value="32.9233976029182" calcext:value-type="float">
            <text:p>32.92</text:p>
          </table:table-cell>
          <table:table-cell table:style-name="ce107" table:formula="of:=[.$D12]*[.N12]" office:value-type="float" office:value="3.72850442939031" calcext:value-type="float">
            <text:p>3.73</text:p>
          </table:table-cell>
          <table:table-cell table:style-name="ce107" table:formula="of:=[.$D12]*[.O12]" office:value-type="float" office:value="1.12558624283481" calcext:value-type="float">
            <text:p>1.13</text:p>
          </table:table-cell>
          <table:table-cell table:style-name="ce107" table:formula="of:=[.$D12]*[.P12]" office:value-type="float" office:value="0" calcext:value-type="float">
            <text:p>0.00</text:p>
          </table:table-cell>
          <table:table-cell table:style-name="ce107" table:formula="of:=[.$D12]*[.Q12]" office:value-type="float" office:value="0.189942678478374" calcext:value-type="float">
            <text:p>0.19</text:p>
          </table:table-cell>
          <table:table-cell table:style-name="ce107" table:formula="of:=[.$D12]*[.R12]" office:value-type="float" office:value="0.168837936425221" calcext:value-type="float">
            <text:p>0.17</text:p>
          </table:table-cell>
          <table:table-cell table:style-name="ce107" table:formula="of:=[.$D12]*[.S12]" office:value-type="float" office:value="0.0492443981240229" calcext:value-type="float">
            <text:p>0.05</text:p>
          </table:table-cell>
          <table:table-cell table:style-name="ce107" table:formula="of:=[.$D12]*[.T12]" office:value-type="float" office:value="4.64304325169359" calcext:value-type="float">
            <text:p>4.64</text:p>
          </table:table-cell>
          <table:table-cell table:style-name="ce107" table:formula="of:=[.$D12]*[.U12]" office:value-type="float" office:value="0" calcext:value-type="float">
            <text:p>0.00</text:p>
          </table:table-cell>
          <table:table-cell table:style-name="ce107" table:formula="of:=[.$D12]*[.V12]" office:value-type="float" office:value="0.168837936425221" calcext:value-type="float">
            <text:p>0.17</text:p>
          </table:table-cell>
          <table:table-cell table:style-name="ce107" table:formula="of:=[.$D12]*[.W12]" office:value-type="float" office:value="2.46221990620115" calcext:value-type="float">
            <text:p>2.46</text:p>
          </table:table-cell>
          <table:table-cell table:style-name="ce111" table:number-columns-repeated="2"/>
          <table:table-cell table:number-columns-repeated="1001"/>
        </table:table-row>
        <table:table-row table:style-name="ro1">
          <table:table-cell table:style-name="ce4" office:value-type="string" calcext:value-type="string">
            <text:p>Other cooling</text:p>
          </table:table-cell>
          <table:table-cell table:style-name="ce106" table:formula="of:=[.D13]" office:value-type="float" office:value="42.0289855072464" calcext:value-type="float">
            <text:p>42.0</text:p>
          </table:table-cell>
          <table:table-cell table:style-name="ce107" table:formula="of:=[.$D13]*[.E13]" office:value-type="float" office:value="0" calcext:value-type="float">
            <text:p>0.00</text:p>
          </table:table-cell>
          <table:table-cell table:style-name="ce107" table:formula="of:=[.$D13]*[.F13]" office:value-type="float" office:value="0" calcext:value-type="float">
            <text:p>0.00</text:p>
          </table:table-cell>
          <table:table-cell table:style-name="ce107" table:formula="of:=[.$D13]*[.G13]" office:value-type="float" office:value="0" calcext:value-type="float">
            <text:p>0.00</text:p>
          </table:table-cell>
          <table:table-cell table:style-name="ce107" table:formula="of:=[.$D13]*[.H13]" office:value-type="float" office:value="0" calcext:value-type="float">
            <text:p>0.00</text:p>
          </table:table-cell>
          <table:table-cell table:style-name="ce107" table:formula="of:=[.$D13]*[.I13]" office:value-type="float" office:value="0" calcext:value-type="float">
            <text:p>0.00</text:p>
          </table:table-cell>
          <table:table-cell table:style-name="ce107" table:formula="of:=[.$D13]*[.J13]" office:value-type="float" office:value="0.311014492753623" calcext:value-type="float">
            <text:p>0.31</text:p>
          </table:table-cell>
          <table:table-cell table:style-name="ce107" table:formula="of:=[.$D13]*[.K13]" office:value-type="float" office:value="12.5246376811594" calcext:value-type="float">
            <text:p>12.52</text:p>
          </table:table-cell>
          <table:table-cell table:style-name="ce107" table:formula="of:=[.$D13]*[.L13]" office:value-type="float" office:value="19.9217391304348" calcext:value-type="float">
            <text:p>19.92</text:p>
          </table:table-cell>
          <table:table-cell table:style-name="ce107" table:formula="of:=[.$D13]*[.M13]" office:value-type="float" office:value="1.09275362318841" calcext:value-type="float">
            <text:p>1.09</text:p>
          </table:table-cell>
          <table:table-cell table:style-name="ce107" table:formula="of:=[.$D13]*[.N13]" office:value-type="float" office:value="8.19565217391304" calcext:value-type="float">
            <text:p>8.20</text:p>
          </table:table-cell>
          <table:table-cell table:style-name="ce107" table:formula="of:=[.$D13]*[.O13]" office:value-type="float" office:value="0" calcext:value-type="float">
            <text:p>0.00</text:p>
          </table:table-cell>
          <table:table-cell table:style-name="ce107" table:formula="of:=[.$D13]*[.P13]" office:value-type="float" office:value="0" calcext:value-type="float">
            <text:p>0.00</text:p>
          </table:table-cell>
          <table:table-cell table:style-name="ce107" table:formula="of:=[.$D13]*[.Q13]" office:value-type="float" office:value="0" calcext:value-type="float">
            <text:p>0.00</text:p>
          </table:table-cell>
          <table:table-cell table:style-name="ce107" table:formula="of:=[.$D13]*[.R13]" office:value-type="float" office:value="0" calcext:value-type="float">
            <text:p>0.00</text:p>
          </table:table-cell>
          <table:table-cell table:style-name="ce107" table:formula="of:=[.$D13]*[.S13]" office:value-type="float" office:value="0" calcext:value-type="float">
            <text:p>0.00</text:p>
          </table:table-cell>
          <table:table-cell table:style-name="ce107" table:formula="of:=[.$D13]*[.T13]" office:value-type="float" office:value="0" calcext:value-type="float">
            <text:p>0.00</text:p>
          </table:table-cell>
          <table:table-cell table:style-name="ce107" table:formula="of:=[.$D13]*[.U13]" office:value-type="float" office:value="4.11884057971015" calcext:value-type="float">
            <text:p>4.12</text:p>
          </table:table-cell>
          <table:table-cell table:style-name="ce107" table:formula="of:=[.$D13]*[.V13]" office:value-type="float" office:value="0" calcext:value-type="float">
            <text:p>0.00</text:p>
          </table:table-cell>
          <table:table-cell table:style-name="ce107" table:formula="of:=[.$D13]*[.W13]" office:value-type="float" office:value="8.40579710144928" calcext:value-type="float">
            <text:p>8.41</text:p>
          </table:table-cell>
          <table:table-cell table:style-name="ce111" table:number-columns-repeated="2"/>
          <table:table-cell table:number-columns-repeated="1001"/>
        </table:table-row>
        <table:table-row table:style-name="ro1">
          <table:table-cell table:style-name="ce4" office:value-type="string" calcext:value-type="string">
            <text:p>Food processing</text:p>
          </table:table-cell>
          <table:table-cell table:style-name="ce106" table:formula="of:=[.D14]" office:value-type="float" office:value="2.83171521035599" calcext:value-type="float">
            <text:p>2.8</text:p>
          </table:table-cell>
          <table:table-cell table:style-name="ce107" table:formula="of:=[.$D14]*[.E14]" office:value-type="float" office:value="0.325647249190939" calcext:value-type="float">
            <text:p>0.33</text:p>
          </table:table-cell>
          <table:table-cell table:style-name="ce107" table:formula="of:=[.$D14]*[.F14]" office:value-type="float" office:value="0" calcext:value-type="float">
            <text:p>0.00</text:p>
          </table:table-cell>
          <table:table-cell table:style-name="ce107" table:formula="of:=[.$D14]*[.G14]" office:value-type="float" office:value="0.175566343042071" calcext:value-type="float">
            <text:p>0.18</text:p>
          </table:table-cell>
          <table:table-cell table:style-name="ce107" table:formula="of:=[.$D14]*[.H14]" office:value-type="float" office:value="0.0594660194174757" calcext:value-type="float">
            <text:p>0.06</text:p>
          </table:table-cell>
          <table:table-cell table:style-name="ce107" table:formula="of:=[.$D14]*[.I14]" office:value-type="float" office:value="0.0396440129449838" calcext:value-type="float">
            <text:p>0.04</text:p>
          </table:table-cell>
          <table:table-cell table:style-name="ce107" table:formula="of:=[.$D14]*[.J14]" office:value-type="float" office:value="0.0368122977346278" calcext:value-type="float">
            <text:p>0.04</text:p>
          </table:table-cell>
          <table:table-cell table:style-name="ce107" table:formula="of:=[.$D14]*[.K14]" office:value-type="float" office:value="0.915776699029126" calcext:value-type="float">
            <text:p>0.92</text:p>
          </table:table-cell>
          <table:table-cell table:style-name="ce107" table:formula="of:=[.$D14]*[.L14]" office:value-type="float" office:value="0.189724919093851" calcext:value-type="float">
            <text:p>0.19</text:p>
          </table:table-cell>
          <table:table-cell table:style-name="ce107" table:formula="of:=[.$D14]*[.M14]" office:value-type="float" office:value="0.724919093851133" calcext:value-type="float">
            <text:p>0.72</text:p>
          </table:table-cell>
          <table:table-cell table:style-name="ce107" table:formula="of:=[.$D14]*[.N14]" office:value-type="float" office:value="0.365291262135922" calcext:value-type="float">
            <text:p>0.37</text:p>
          </table:table-cell>
          <table:table-cell table:style-name="ce107" table:formula="of:=[.$D14]*[.O14]" office:value-type="float" office:value="0.0130258899676375" calcext:value-type="float">
            <text:p>0.01</text:p>
          </table:table-cell>
          <table:table-cell table:style-name="ce107" table:formula="of:=[.$D14]*[.P14]" office:value-type="float" office:value="0" calcext:value-type="float">
            <text:p>0.00</text:p>
          </table:table-cell>
          <table:table-cell table:style-name="ce107" table:formula="of:=[.$D14]*[.Q14]" office:value-type="float" office:value="0.0424757281553398" calcext:value-type="float">
            <text:p>0.04</text:p>
          </table:table-cell>
          <table:table-cell table:style-name="ce107" table:formula="of:=[.$D14]*[.R14]" office:value-type="float" office:value="0" calcext:value-type="float">
            <text:p>0.00</text:p>
          </table:table-cell>
          <table:table-cell table:style-name="ce107" table:formula="of:=[.$D14]*[.S14]" office:value-type="float" office:value="0" calcext:value-type="float">
            <text:p>0.00</text:p>
          </table:table-cell>
          <table:table-cell table:style-name="ce107" table:formula="of:=[.$D14]*[.T14]" office:value-type="float" office:value="0.169902912621359" calcext:value-type="float">
            <text:p>0.17</text:p>
          </table:table-cell>
          <table:table-cell table:style-name="ce107" table:formula="of:=[.$D14]*[.U14]" office:value-type="float" office:value="0" calcext:value-type="float">
            <text:p>0.00</text:p>
          </table:table-cell>
          <table:table-cell table:style-name="ce107" table:formula="of:=[.$D14]*[.V14]" office:value-type="float" office:value="0.00509708737864078" calcext:value-type="float">
            <text:p>0.01</text:p>
          </table:table-cell>
          <table:table-cell table:style-name="ce107" table:formula="of:=[.$D14]*[.W14]" office:value-type="float" office:value="0.685275080906149" calcext:value-type="float">
            <text:p>0.69</text:p>
          </table:table-cell>
          <table:table-cell table:style-name="ce111" table:number-columns-repeated="2"/>
          <table:table-cell table:number-columns-repeated="1001"/>
        </table:table-row>
        <table:table-row table:style-name="ro1">
          <table:table-cell table:style-name="ce4" office:value-type="string" calcext:value-type="string">
            <text:p>Hot water</text:p>
          </table:table-cell>
          <table:table-cell table:style-name="ce106" table:formula="of:=[.D15]" office:value-type="float" office:value="1.24829777576033" calcext:value-type="float">
            <text:p>1.2</text:p>
          </table:table-cell>
          <table:table-cell table:style-name="ce107" table:formula="of:=[.$D15]*[.E15]" office:value-type="float" office:value="0.0536768043576941" calcext:value-type="float">
            <text:p>0.05</text:p>
          </table:table-cell>
          <table:table-cell table:style-name="ce107" table:formula="of:=[.$D15]*[.F15]" office:value-type="float" office:value="0" calcext:value-type="float">
            <text:p>0.00</text:p>
          </table:table-cell>
          <table:table-cell table:style-name="ce107" table:formula="of:=[.$D15]*[.G15]" office:value-type="float" office:value="0.057421697684975" calcext:value-type="float">
            <text:p>0.06</text:p>
          </table:table-cell>
          <table:table-cell table:style-name="ce107" table:formula="of:=[.$D15]*[.H15]" office:value-type="float" office:value="0.00162278710848843" calcext:value-type="float">
            <text:p>0.00</text:p>
          </table:table-cell>
          <table:table-cell table:style-name="ce107" table:formula="of:=[.$D15]*[.I15]" office:value-type="float" office:value="0.0411938266000908" calcext:value-type="float">
            <text:p>0.04</text:p>
          </table:table-cell>
          <table:table-cell table:style-name="ce107" table:formula="of:=[.$D15]*[.J15]" office:value-type="float" office:value="0.0948706309577848" calcext:value-type="float">
            <text:p>0.09</text:p>
          </table:table-cell>
          <table:table-cell table:style-name="ce107" table:formula="of:=[.$D15]*[.K15]" office:value-type="float" office:value="9.37746255106673" calcext:value-type="float">
            <text:p>9.38</text:p>
          </table:table-cell>
          <table:table-cell table:style-name="ce107" table:formula="of:=[.$D15]*[.L15]" office:value-type="float" office:value="0.0224693599636859" calcext:value-type="float">
            <text:p>0.02</text:p>
          </table:table-cell>
          <table:table-cell table:style-name="ce107" table:formula="of:=[.$D15]*[.M15]" office:value-type="float" office:value="0.619155696777122" calcext:value-type="float">
            <text:p>0.62</text:p>
          </table:table-cell>
          <table:table-cell table:style-name="ce107" table:formula="of:=[.$D15]*[.N15]" office:value-type="float" office:value="0.124829777576033" calcext:value-type="float">
            <text:p>0.12</text:p>
          </table:table-cell>
          <table:table-cell table:style-name="ce107" table:formula="of:=[.$D15]*[.O15]" office:value-type="float" office:value="0.0362006354970495" calcext:value-type="float">
            <text:p>0.04</text:p>
          </table:table-cell>
          <table:table-cell table:style-name="ce107" table:formula="of:=[.$D15]*[.P15]" office:value-type="float" office:value="0" calcext:value-type="float">
            <text:p>0.00</text:p>
          </table:table-cell>
          <table:table-cell table:style-name="ce107" table:formula="of:=[.$D15]*[.Q15]" office:value-type="float" office:value="0.0137312755333636" calcext:value-type="float">
            <text:p>0.01</text:p>
          </table:table-cell>
          <table:table-cell table:style-name="ce107" table:formula="of:=[.$D15]*[.R15]" office:value-type="float" office:value="0.000499319110304131" calcext:value-type="float">
            <text:p>0.00</text:p>
          </table:table-cell>
          <table:table-cell table:style-name="ce107" table:formula="of:=[.$D15]*[.S15]" office:value-type="float" office:value="0.000249659555152065" calcext:value-type="float">
            <text:p>0.00</text:p>
          </table:table-cell>
          <table:table-cell table:style-name="ce107" table:formula="of:=[.$D15]*[.T15]" office:value-type="float" office:value="9.23740354062642" calcext:value-type="float">
            <text:p>9.24</text:p>
          </table:table-cell>
          <table:table-cell table:style-name="ce107" table:formula="of:=[.$D15]*[.U15]" office:value-type="float" office:value="0" calcext:value-type="float">
            <text:p>0.00</text:p>
          </table:table-cell>
          <table:table-cell table:style-name="ce107" table:formula="of:=[.$D15]*[.V15]" office:value-type="float" office:value="0.00324557421697685" calcext:value-type="float">
            <text:p>0.00</text:p>
          </table:table-cell>
          <table:table-cell table:style-name="ce107" table:formula="of:=[.$D15]*[.W15]" office:value-type="float" office:value="0.0861325465274626" calcext:value-type="float">
            <text:p>0.09</text:p>
          </table:table-cell>
          <table:table-cell table:style-name="ce111" table:number-columns-repeated="2"/>
          <table:table-cell table:number-columns-repeated="1001"/>
        </table:table-row>
        <table:table-row table:style-name="ro1">
          <table:table-cell table:style-name="ce4" office:value-type="string" calcext:value-type="string">
            <text:p>Microwaves</text:p>
          </table:table-cell>
          <table:table-cell table:style-name="ce106" table:formula="of:=[.D16]" office:value-type="float" office:value="16.6548547129695" calcext:value-type="float">
            <text:p>16.7</text:p>
          </table:table-cell>
          <table:table-cell table:style-name="ce107" table:formula="of:=[.$D16]*[.E16]" office:value-type="float" office:value="0.0782778171509568" calcext:value-type="float">
            <text:p>0.08</text:p>
          </table:table-cell>
          <table:table-cell table:style-name="ce107" table:formula="of:=[.$D16]*[.F16]" office:value-type="float" office:value="0" calcext:value-type="float">
            <text:p>0.00</text:p>
          </table:table-cell>
          <table:table-cell table:style-name="ce107" table:formula="of:=[.$D16]*[.G16]" office:value-type="float" office:value="2.08185683912119" calcext:value-type="float">
            <text:p>2.08</text:p>
          </table:table-cell>
          <table:table-cell table:style-name="ce107" table:formula="of:=[.$D16]*[.H16]" office:value-type="float" office:value="0.0166548547129695" calcext:value-type="float">
            <text:p>0.02</text:p>
          </table:table-cell>
          <table:table-cell table:style-name="ce107" table:formula="of:=[.$D16]*[.I16]" office:value-type="float" office:value="0.399716513111269" calcext:value-type="float">
            <text:p>0.40</text:p>
          </table:table-cell>
          <table:table-cell table:style-name="ce107" table:formula="of:=[.$D16]*[.J16]" office:value-type="float" office:value="1.06591070163005" calcext:value-type="float">
            <text:p>1.07</text:p>
          </table:table-cell>
          <table:table-cell table:style-name="ce107" table:formula="of:=[.$D16]*[.K16]" office:value-type="float" office:value="0.997625797306875" calcext:value-type="float">
            <text:p>1.00</text:p>
          </table:table-cell>
          <table:table-cell table:style-name="ce107" table:formula="of:=[.$D16]*[.L16]" office:value-type="float" office:value="0.15322466335932" calcext:value-type="float">
            <text:p>0.15</text:p>
          </table:table-cell>
          <table:table-cell table:style-name="ce107" table:formula="of:=[.$D16]*[.M16]" office:value-type="float" office:value="11.1254429482636" calcext:value-type="float">
            <text:p>11.13</text:p>
          </table:table-cell>
          <table:table-cell table:style-name="ce107" table:formula="of:=[.$D16]*[.N16]" office:value-type="float" office:value="0.766123316796598" calcext:value-type="float">
            <text:p>0.77</text:p>
          </table:table-cell>
          <table:table-cell table:style-name="ce107" table:formula="of:=[.$D16]*[.O16]" office:value-type="float" office:value="0.249822820694543" calcext:value-type="float">
            <text:p>0.25</text:p>
          </table:table-cell>
          <table:table-cell table:style-name="ce107" table:formula="of:=[.$D16]*[.P16]" office:value-type="float" office:value="0.0149893692416726" calcext:value-type="float">
            <text:p>0.01</text:p>
          </table:table-cell>
          <table:table-cell table:style-name="ce107" table:formula="of:=[.$D16]*[.Q16]" office:value-type="float" office:value="0" calcext:value-type="float">
            <text:p>0.00</text:p>
          </table:table-cell>
          <table:table-cell table:style-name="ce107" table:formula="of:=[.$D16]*[.R16]" office:value-type="float" office:value="0.00832742735648476" calcext:value-type="float">
            <text:p>0.01</text:p>
          </table:table-cell>
          <table:table-cell table:style-name="ce107" table:formula="of:=[.$D16]*[.S16]" office:value-type="float" office:value="0.00499645641389086" calcext:value-type="float">
            <text:p>0.00</text:p>
          </table:table-cell>
          <table:table-cell table:style-name="ce107" table:formula="of:=[.$D16]*[.T16]" office:value-type="float" office:value="0.0982636428065202" calcext:value-type="float">
            <text:p>0.10</text:p>
          </table:table-cell>
          <table:table-cell table:style-name="ce107" table:formula="of:=[.$D16]*[.U16]" office:value-type="float" office:value="0" calcext:value-type="float">
            <text:p>0.00</text:p>
          </table:table-cell>
          <table:table-cell table:style-name="ce107" table:formula="of:=[.$D16]*[.V16]" office:value-type="float" office:value="0.104925584691708" calcext:value-type="float">
            <text:p>0.10</text:p>
          </table:table-cell>
          <table:table-cell table:style-name="ce107" table:formula="of:=[.$D16]*[.W16]" office:value-type="float" office:value="0.516300496102055" calcext:value-type="float">
            <text:p>0.52</text:p>
          </table:table-cell>
          <table:table-cell table:style-name="ce111" table:number-columns-repeated="2"/>
          <table:table-cell table:number-columns-repeated="1001"/>
        </table:table-row>
        <table:table-row table:style-name="ro1">
          <table:table-cell table:style-name="ce4" office:value-type="string" calcext:value-type="string">
            <text:p>Personal care</text:p>
          </table:table-cell>
          <table:table-cell table:style-name="ce106" table:formula="of:=[.D17]" office:value-type="float" office:value="0.609279800031245" calcext:value-type="float">
            <text:p>0.6</text:p>
          </table:table-cell>
          <table:table-cell table:style-name="ce107" table:formula="of:=[.$D17]*[.E17]" office:value-type="float" office:value="0.0243711920012498" calcext:value-type="float">
            <text:p>0.02</text:p>
          </table:table-cell>
          <table:table-cell table:style-name="ce107" table:formula="of:=[.$D17]*[.F17]" office:value-type="float" office:value="0.000121855960006249" calcext:value-type="float">
            <text:p>0.00</text:p>
          </table:table-cell>
          <table:table-cell table:style-name="ce107" table:formula="of:=[.$D17]*[.G17]" office:value-type="float" office:value="0.121855960006249" calcext:value-type="float">
            <text:p>0.12</text:p>
          </table:table-cell>
          <table:table-cell table:style-name="ce107" table:formula="of:=[.$D17]*[.H17]" office:value-type="float" office:value="0.00231526324011873" calcext:value-type="float">
            <text:p>0.00</text:p>
          </table:table-cell>
          <table:table-cell table:style-name="ce107" table:formula="of:=[.$D17]*[.I17]" office:value-type="float" office:value="0.00792063740040619" calcext:value-type="float">
            <text:p>0.01</text:p>
          </table:table-cell>
          <table:table-cell table:style-name="ce107" table:formula="of:=[.$D17]*[.J17]" office:value-type="float" office:value="0.0032291829401656" calcext:value-type="float">
            <text:p>0.00</text:p>
          </table:table-cell>
          <table:table-cell table:style-name="ce107" table:formula="of:=[.$D17]*[.K17]" office:value-type="float" office:value="0.184611779409467" calcext:value-type="float">
            <text:p>0.18</text:p>
          </table:table-cell>
          <table:table-cell table:style-name="ce107" table:formula="of:=[.$D17]*[.L17]" office:value-type="float" office:value="0.0383846274019684" calcext:value-type="float">
            <text:p>0.04</text:p>
          </table:table-cell>
          <table:table-cell table:style-name="ce107" table:formula="of:=[.$D17]*[.M17]" office:value-type="float" office:value="0.128558037806593" calcext:value-type="float">
            <text:p>0.13</text:p>
          </table:table-cell>
          <table:table-cell table:style-name="ce107" table:formula="of:=[.$D17]*[.N17]" office:value-type="float" office:value="0.0974847680049992" calcext:value-type="float">
            <text:p>0.10</text:p>
          </table:table-cell>
          <table:table-cell table:style-name="ce107" table:formula="of:=[.$D17]*[.O17]" office:value-type="float" office:value="0.0194969536009998" calcext:value-type="float">
            <text:p>0.02</text:p>
          </table:table-cell>
          <table:table-cell table:style-name="ce107" table:formula="of:=[.$D17]*[.P17]" office:value-type="float" office:value="0.00609279800031245" calcext:value-type="float">
            <text:p>0.01</text:p>
          </table:table-cell>
          <table:table-cell table:style-name="ce107" table:formula="of:=[.$D17]*[.Q17]" office:value-type="float" office:value="0.029854710201531" calcext:value-type="float">
            <text:p>0.03</text:p>
          </table:table-cell>
          <table:table-cell table:style-name="ce107" table:formula="of:=[.$D17]*[.R17]" office:value-type="float" office:value="0.00121855960006249" calcext:value-type="float">
            <text:p>0.00</text:p>
          </table:table-cell>
          <table:table-cell table:style-name="ce107" table:formula="of:=[.$D17]*[.S17]" office:value-type="float" office:value="0.00170598344008749" calcext:value-type="float">
            <text:p>0.00</text:p>
          </table:table-cell>
          <table:table-cell table:style-name="ce107" table:formula="of:=[.$D17]*[.T17]" office:value-type="float" office:value="0.0158412748008124" calcext:value-type="float">
            <text:p>0.02</text:p>
          </table:table-cell>
          <table:table-cell table:style-name="ce107" table:formula="of:=[.$D17]*[.U17]" office:value-type="float" office:value="0" calcext:value-type="float">
            <text:p>0.00</text:p>
          </table:table-cell>
          <table:table-cell table:style-name="ce107" table:formula="of:=[.$D17]*[.V17]" office:value-type="float" office:value="0.000731135760037494" calcext:value-type="float">
            <text:p>0.00</text:p>
          </table:table-cell>
          <table:table-cell table:style-name="ce107" table:formula="of:=[.$D17]*[.W17]" office:value-type="float" office:value="0.109670364005624" calcext:value-type="float">
            <text:p>0.11</text:p>
          </table:table-cell>
          <table:table-cell table:style-name="ce111" table:number-columns-repeated="2"/>
          <table:table-cell table:number-columns-repeated="1001"/>
        </table:table-row>
        <table:table-row table:style-name="ro1">
          <table:table-cell table:style-name="ce4" office:value-type="string" calcext:value-type="string">
            <text:p>Vacuum cleaners</text:p>
          </table:table-cell>
          <table:table-cell table:style-name="ce106" table:formula="of:=[.D18]" office:value-type="float" office:value="4.94001411432604" calcext:value-type="float">
            <text:p>4.9</text:p>
          </table:table-cell>
          <table:table-cell table:style-name="ce107" table:formula="of:=[.$D18]*[.E18]" office:value-type="float" office:value="0.251940719830628" calcext:value-type="float">
            <text:p>0.25</text:p>
          </table:table-cell>
          <table:table-cell table:style-name="ce107" table:formula="of:=[.$D18]*[.F18]" office:value-type="float" office:value="0" calcext:value-type="float">
            <text:p>0.00</text:p>
          </table:table-cell>
          <table:table-cell table:style-name="ce107" table:formula="of:=[.$D18]*[.G18]" office:value-type="float" office:value="0.172900494001411" calcext:value-type="float">
            <text:p>0.17</text:p>
          </table:table-cell>
          <table:table-cell table:style-name="ce107" table:formula="of:=[.$D18]*[.H18]" office:value-type="float" office:value="0.00247000705716302" calcext:value-type="float">
            <text:p>0.00</text:p>
          </table:table-cell>
          <table:table-cell table:style-name="ce107" table:formula="of:=[.$D18]*[.I18]" office:value-type="float" office:value="0.0103740296400847" calcext:value-type="float">
            <text:p>0.01</text:p>
          </table:table-cell>
          <table:table-cell table:style-name="ce107" table:formula="of:=[.$D18]*[.J18]" office:value-type="float" office:value="0" calcext:value-type="float">
            <text:p>0.00</text:p>
          </table:table-cell>
          <table:table-cell table:style-name="ce107" table:formula="of:=[.$D18]*[.K18]" office:value-type="float" office:value="2.99858856739591" calcext:value-type="float">
            <text:p>3.00</text:p>
          </table:table-cell>
          <table:table-cell table:style-name="ce107" table:formula="of:=[.$D18]*[.L18]" office:value-type="float" office:value="0.207480592801694" calcext:value-type="float">
            <text:p>0.21</text:p>
          </table:table-cell>
          <table:table-cell table:style-name="ce107" table:formula="of:=[.$D18]*[.M18]" office:value-type="float" office:value="0.622441778405081" calcext:value-type="float">
            <text:p>0.62</text:p>
          </table:table-cell>
          <table:table-cell table:style-name="ce107" table:formula="of:=[.$D18]*[.N18]" office:value-type="float" office:value="0.681721947776994" calcext:value-type="float">
            <text:p>0.68</text:p>
          </table:table-cell>
          <table:table-cell table:style-name="ce107" table:formula="of:=[.$D18]*[.O18]" office:value-type="float" office:value="0.533521524347212" calcext:value-type="float">
            <text:p>0.53</text:p>
          </table:table-cell>
          <table:table-cell table:style-name="ce107" table:formula="of:=[.$D18]*[.P18]" office:value-type="float" office:value="0" calcext:value-type="float">
            <text:p>0.00</text:p>
          </table:table-cell>
          <table:table-cell table:style-name="ce107" table:formula="of:=[.$D18]*[.Q18]" office:value-type="float" office:value="0" calcext:value-type="float">
            <text:p>0.00</text:p>
          </table:table-cell>
          <table:table-cell table:style-name="ce107" table:formula="of:=[.$D18]*[.R18]" office:value-type="float" office:value="0" calcext:value-type="float">
            <text:p>0.00</text:p>
          </table:table-cell>
          <table:table-cell table:style-name="ce107" table:formula="of:=[.$D18]*[.S18]" office:value-type="float" office:value="0" calcext:value-type="float">
            <text:p>0.00</text:p>
          </table:table-cell>
          <table:table-cell table:style-name="ce107" table:formula="of:=[.$D18]*[.T18]" office:value-type="float" office:value="0.251940719830628" calcext:value-type="float">
            <text:p>0.25</text:p>
          </table:table-cell>
          <table:table-cell table:style-name="ce107" table:formula="of:=[.$D18]*[.U18]" office:value-type="float" office:value="0" calcext:value-type="float">
            <text:p>0.00</text:p>
          </table:table-cell>
          <table:table-cell table:style-name="ce107" table:formula="of:=[.$D18]*[.V18]" office:value-type="float" office:value="0.0988002822865208" calcext:value-type="float">
            <text:p>0.10</text:p>
          </table:table-cell>
          <table:table-cell table:style-name="ce107" table:formula="of:=[.$D18]*[.W18]" office:value-type="float" office:value="2.11432604093155" calcext:value-type="float">
            <text:p>2.11</text:p>
          </table:table-cell>
          <table:table-cell table:style-name="ce111" table:number-columns-repeated="2"/>
          <table:table-cell table:number-columns-repeated="1001"/>
        </table:table-row>
        <table:table-row table:style-name="ro1">
          <table:table-cell table:style-name="ce4" office:value-type="string" calcext:value-type="string">
            <text:p>Other small household appliances</text:p>
          </table:table-cell>
          <table:table-cell table:style-name="ce106" table:formula="of:=[.D19]" office:value-type="float" office:value="0.884528787391444" calcext:value-type="float">
            <text:p>0.9</text:p>
          </table:table-cell>
          <table:table-cell table:style-name="ce107" table:formula="of:=[.$D19]*[.E19]" office:value-type="float" office:value="0.0902219363139273" calcext:value-type="float">
            <text:p>0.09</text:p>
          </table:table-cell>
          <table:table-cell table:style-name="ce107" table:formula="of:=[.$D19]*[.F19]" office:value-type="float" office:value="0" calcext:value-type="float">
            <text:p>0.00</text:p>
          </table:table-cell>
          <table:table-cell table:style-name="ce107" table:formula="of:=[.$D19]*[.G19]" office:value-type="float" office:value="0.0265358636217433" calcext:value-type="float">
            <text:p>0.03</text:p>
          </table:table-cell>
          <table:table-cell table:style-name="ce107" table:formula="of:=[.$D19]*[.H19]" office:value-type="float" office:value="0.000442264393695722" calcext:value-type="float">
            <text:p>0.00</text:p>
          </table:table-cell>
          <table:table-cell table:style-name="ce107" table:formula="of:=[.$D19]*[.I19]" office:value-type="float" office:value="0.00229977484721776" calcext:value-type="float">
            <text:p>0.00</text:p>
          </table:table-cell>
          <table:table-cell table:style-name="ce107" table:formula="of:=[.$D19]*[.J19]" office:value-type="float" office:value="0" calcext:value-type="float">
            <text:p>0.00</text:p>
          </table:table-cell>
          <table:table-cell table:style-name="ce107" table:formula="of:=[.$D19]*[.K19]" office:value-type="float" office:value="0.147097137343197" calcext:value-type="float">
            <text:p>0.15</text:p>
          </table:table-cell>
          <table:table-cell table:style-name="ce107" table:formula="of:=[.$D19]*[.L19]" office:value-type="float" office:value="0.00769540045030557" calcext:value-type="float">
            <text:p>0.01</text:p>
          </table:table-cell>
          <table:table-cell table:style-name="ce107" table:formula="of:=[.$D19]*[.M19]" office:value-type="float" office:value="0.402460598263107" calcext:value-type="float">
            <text:p>0.40</text:p>
          </table:table-cell>
          <table:table-cell table:style-name="ce107" table:formula="of:=[.$D19]*[.N19]" office:value-type="float" office:value="0.208748793824381" calcext:value-type="float">
            <text:p>0.21</text:p>
          </table:table-cell>
          <table:table-cell table:style-name="ce107" table:formula="of:=[.$D19]*[.O19]" office:value-type="float" office:value="0.0513026696687038" calcext:value-type="float">
            <text:p>0.05</text:p>
          </table:table-cell>
          <table:table-cell table:style-name="ce107" table:formula="of:=[.$D19]*[.P19]" office:value-type="float" office:value="0" calcext:value-type="float">
            <text:p>0.00</text:p>
          </table:table-cell>
          <table:table-cell table:style-name="ce107" table:formula="of:=[.$D19]*[.Q19]" office:value-type="float" office:value="0" calcext:value-type="float">
            <text:p>0.00</text:p>
          </table:table-cell>
          <table:table-cell table:style-name="ce107" table:formula="of:=[.$D19]*[.R19]" office:value-type="float" office:value="0" calcext:value-type="float">
            <text:p>0.00</text:p>
          </table:table-cell>
          <table:table-cell table:style-name="ce107" table:formula="of:=[.$D19]*[.S19]" office:value-type="float" office:value="0" calcext:value-type="float">
            <text:p>0.00</text:p>
          </table:table-cell>
          <table:table-cell table:style-name="ce107" table:formula="of:=[.$D19]*[.T19]" office:value-type="float" office:value="0.0123834030234802" calcext:value-type="float">
            <text:p>0.01</text:p>
          </table:table-cell>
          <table:table-cell table:style-name="ce107" table:formula="of:=[.$D19]*[.U19]" office:value-type="float" office:value="0" calcext:value-type="float">
            <text:p>0.00</text:p>
          </table:table-cell>
          <table:table-cell table:style-name="ce107" table:formula="of:=[.$D19]*[.V19]" office:value-type="float" office:value="0.000265358636217433" calcext:value-type="float">
            <text:p>0.00</text:p>
          </table:table-cell>
          <table:table-cell table:style-name="ce107" table:formula="of:=[.$D19]*[.W19]" office:value-type="float" office:value="0.0831457060147958" calcext:value-type="float">
            <text:p>0.08</text:p>
          </table:table-cell>
          <table:table-cell table:style-name="ce111" table:number-columns-repeated="2"/>
          <table:table-cell table:number-columns-repeated="1001"/>
        </table:table-row>
        <table:table-row table:style-name="ro1" table:number-rows-repeated="962">
          <table:table-cell table:number-columns-repeated="14"/>
          <table:table-cell table:style-name="ce111" table:number-columns-repeated="9"/>
          <table:table-cell table:number-columns-repeated="1001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CKUP sheet 2" table:style-name="ta3"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-group>
          <table:table-column table:style-name="co9" table:visibility="collapse" table:number-columns-repeated="31" table:default-cell-style-name="Default"/>
        </table:table-column-group>
        <table:table-column table:style-name="co9" table:number-columns-repeated="986" table:default-cell-style-name="Default"/>
        <table:table-row table:style-name="ro1">
          <table:table-cell table:style-name="ce1"/>
          <table:table-cell table:style-name="ce2" office:value-type="string" calcext:value-type="string">
            <text:p>NOTE: this table lists demand of FINISHED MATERIALS, in kg</text:p>
          </table:table-cell>
          <table:table-cell table:style-name="ce1" table:number-columns-repeated="4"/>
          <table:table-cell table:style-name="ce16" office:value-type="string" calcext:value-type="string">
            <text:p>1 BIOMASS</text:p>
          </table:table-cell>
          <table:table-cell table:style-name="ce19"/>
          <table:table-cell table:style-name="ce23" table:number-columns-repeated="10"/>
          <table:table-cell table:style-name="ce19"/>
          <table:table-cell table:style-name="ce27"/>
          <table:table-cell table:style-name="ce31" table:number-columns-repeated="2"/>
          <table:table-cell table:style-name="ce19"/>
          <table:table-cell table:style-name="ce31" table:number-columns-repeated="2"/>
          <table:table-cell table:style-name="ce19"/>
          <table:table-cell table:style-name="ce35" table:number-columns-repeated="2"/>
          <table:table-cell table:style-name="ce40"/>
          <table:table-cell table:style-name="ce44" table:number-columns-repeated="3"/>
          <table:table-cell table:style-name="ce19"/>
          <table:table-cell table:style-name="ce47" table:number-columns-repeated="5"/>
          <table:table-cell table:style-name="ce104" office:value-type="string" calcext:value-type="string">
            <text:p>2 FINISHED METALS</text:p>
          </table:table-cell>
          <table:table-cell table:style-name="ce115"/>
          <table:table-cell table:style-name="ce63"/>
          <table:table-cell table:style-name="ce67" table:number-columns-repeated="8"/>
          <table:table-cell table:style-name="ce75"/>
          <table:table-cell table:style-name="ce71" table:number-columns-repeated="4"/>
          <table:table-cell table:style-name="ce79"/>
          <table:table-cell table:style-name="ce82" office:value-type="string" calcext:value-type="string">
            <text:p>3 NON-METALLIC MINERALS</text:p>
          </table:table-cell>
          <table:table-cell table:style-name="ce86" table:number-columns-repeated="8"/>
          <table:table-cell table:style-name="ce83"/>
          <table:table-cell table:style-name="ce90" table:number-columns-repeated="2"/>
          <table:table-cell table:style-name="ce94"/>
          <table:table-cell table:style-name="ce86"/>
          <table:table-cell table:style-name="ce97" office:value-type="string" calcext:value-type="string">
            <text:p>4 FOSSIL ENERGY MATERIALS/CARRIERS</text:p>
            <text:p/>
          </table:table-cell>
          <table:table-cell table:style-name="ce52"/>
          <table:table-cell table:style-name="ce101" table:number-columns-repeated="4"/>
          <table:table-cell table:style-name="ce55"/>
          <table:table-cell table:style-name="ce101" table:number-columns-repeated="6"/>
          <table:table-cell table:style-name="ce55"/>
          <table:table-cell table:style-name="ce59" table:number-columns-repeated="2"/>
          <table:table-cell table:number-columns-repeated="939"/>
        </table:table-row>
        <table:table-row table:style-name="ro1">
          <table:table-cell table:style-name="ce2"/>
          <table:table-cell table:style-name="ce2" office:value-type="string" calcext:value-type="string">
            <text:p>Raw materials accounting is based on this table</text:p>
          </table:table-cell>
          <table:table-cell table:style-name="ce2" table:number-columns-repeated="4"/>
          <table:table-cell table:style-name="ce16"/>
          <table:table-cell table:style-name="ce20" office:value-type="string" calcext:value-type="string">
            <text:p>1.1 CROPS (EXCLUDING FODDER CROPS)</text:p>
          </table:table-cell>
          <table:table-cell table:style-name="ce23" table:number-columns-repeated="10"/>
          <table:table-cell table:style-name="ce20" office:value-type="string" calcext:value-type="string">
            <text:p>1.2 CROP RESIDUES (USED), FODDER CROPS AND GRAZED BIOMASS</text:p>
          </table:table-cell>
          <table:table-cell table:style-name="ce28"/>
          <table:table-cell table:style-name="ce31" table:number-columns-repeated="2"/>
          <table:table-cell table:style-name="ce19"/>
          <table:table-cell table:style-name="ce31" table:number-columns-repeated="2"/>
          <table:table-cell table:style-name="ce19"/>
          <table:table-cell table:style-name="ce35" table:number-columns-repeated="2"/>
          <table:table-cell table:style-name="ce40"/>
          <table:table-cell table:style-name="ce44" table:number-columns-repeated="3"/>
          <table:table-cell table:style-name="ce19"/>
          <table:table-cell table:style-name="ce47" table:number-columns-repeated="5"/>
          <table:table-cell table:style-name="ce104" office:value-type="string" calcext:value-type="string">
            <text:p>(orig. "Metal ores (gross ores)")</text:p>
          </table:table-cell>
          <table:table-cell table:style-name="ce115"/>
          <table:table-cell table:style-name="ce63"/>
          <table:table-cell table:style-name="ce67" table:number-columns-repeated="8"/>
          <table:table-cell table:style-name="ce75"/>
          <table:table-cell table:style-name="ce71" table:number-columns-repeated="4"/>
          <table:table-cell table:style-name="ce79"/>
          <table:table-cell table:style-name="ce83"/>
          <table:table-cell table:style-name="ce86" table:number-columns-repeated="8"/>
          <table:table-cell table:style-name="ce83"/>
          <table:table-cell table:style-name="ce90" table:number-columns-repeated="2"/>
          <table:table-cell table:style-name="ce94"/>
          <table:table-cell table:style-name="ce86"/>
          <table:table-cell table:style-name="ce98"/>
          <table:table-cell table:style-name="ce52"/>
          <table:table-cell table:style-name="ce101" table:number-columns-repeated="4"/>
          <table:table-cell table:style-name="ce55"/>
          <table:table-cell table:style-name="ce101" table:number-columns-repeated="6"/>
          <table:table-cell table:style-name="ce55"/>
          <table:table-cell table:style-name="ce59" table:number-columns-repeated="2"/>
          <table:table-cell table:number-columns-repeated="939"/>
        </table:table-row>
        <table:table-row table:style-name="ro1">
          <table:table-cell table:style-name="ce2"/>
          <table:table-cell table:style-name="ce114" office:value-type="string" calcext:value-type="string" table:number-columns-spanned="4" table:number-rows-spanned="1">
            <text:p>Conversion to raw materials is via e.g. ore quality charts. Resources in italics = own additions to Eurostat ENV-MFA accounting. White text = should be automatically calculated, DO NOT CHANGE.</text:p>
          </table:table-cell>
          <table:covered-table-cell table:number-columns-repeated="3"/>
          <table:table-cell table:style-name="ce7"/>
          <table:table-cell table:style-name="ce16"/>
          <table:table-cell table:style-name="ce20"/>
          <table:table-cell table:style-name="ce24" table:number-columns-repeated="10"/>
          <table:table-cell table:style-name="ce20"/>
          <table:table-cell table:style-name="ce28" office:value-type="string" calcext:value-type="string">
            <text:p>1.2.1 Crop residues (used)</text:p>
          </table:table-cell>
          <table:table-cell table:style-name="ce31"/>
          <table:table-cell table:style-name="ce34"/>
          <table:table-cell table:style-name="ce20" office:value-type="string" calcext:value-type="string">
            <text:p>1.2.2 Fodder crops and grazed biomass</text:p>
          </table:table-cell>
          <table:table-cell table:style-name="ce31"/>
          <table:table-cell table:style-name="ce34"/>
          <table:table-cell table:style-name="ce20" office:value-type="string" calcext:value-type="string">
            <text:p>1.3 WOOD</text:p>
          </table:table-cell>
          <table:table-cell table:style-name="ce35" table:number-columns-repeated="2"/>
          <table:table-cell table:style-name="ce41" office:value-type="string" calcext:value-type="string">
            <text:p>1.4 Wild fish catch, aquatic plants and animals, hunting and gathering</text:p>
            <text:p/>
          </table:table-cell>
          <table:table-cell table:style-name="ce44" table:number-columns-repeated="3"/>
          <table:table-cell table:style-name="ce20" office:value-type="string" calcext:value-type="string">
            <text:p>1.5 Live animals and animal products (excluding wild fish, aquatic plants and animals, hunted and gathered animals)</text:p>
            <text:p>        </text:p>
          </table:table-cell>
          <table:table-cell table:style-name="ce47" table:number-columns-repeated="5"/>
          <table:table-cell table:style-name="ce55"/>
          <table:table-cell table:style-name="ce115"/>
          <table:table-cell table:style-name="ce64" office:value-type="string" calcext:value-type="string">
            <text:p>2.2 Non-ferrous metals</text:p>
          </table:table-cell>
          <table:table-cell table:style-name="ce67" table:number-columns-repeated="8"/>
          <table:table-cell table:style-name="ce76" office:value-type="string" calcext:value-type="string">
            <text:p>2.2.9 Other non-ferrous metals</text:p>
          </table:table-cell>
          <table:table-cell table:number-columns-repeated="2" table:style-name="ce78" office:value-type="string" calcext:value-type="string">
            <text:p>ADDED</text:p>
          </table:table-cell>
          <table:table-cell table:style-name="ce78" table:number-columns-repeated="2"/>
          <table:table-cell table:style-name="ce79"/>
          <table:table-cell table:style-name="ce83"/>
          <table:table-cell table:style-name="ce86" table:number-columns-repeated="8"/>
          <table:table-cell table:style-name="ce83"/>
          <table:table-cell table:style-name="ce90" table:number-columns-repeated="2"/>
          <table:table-cell table:style-name="ce94"/>
          <table:table-cell table:style-name="ce86"/>
          <table:table-cell table:style-name="ce98"/>
          <table:table-cell table:style-name="ce51" office:value-type="string" calcext:value-type="string">
            <text:p>4.1 Coal and other solid energy materials/carriers</text:p>
            <text:p/>
          </table:table-cell>
          <table:table-cell table:style-name="ce101" table:number-columns-repeated="4"/>
          <table:table-cell table:style-name="ce104" office:value-type="string" calcext:value-type="string">
            <text:p>4.2 Liquid and gaseous energy materials/carriers</text:p>
          </table:table-cell>
          <table:table-cell table:style-name="ce101" table:number-columns-repeated="6"/>
          <table:table-cell table:style-name="ce55"/>
          <table:table-cell table:style-name="ce59" table:number-columns-repeated="2"/>
          <table:table-cell table:number-columns-repeated="939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Total weight, kg</text:p>
          </table:table-cell>
          <table:table-cell table:style-name="ce17" office:value-type="string" calcext:value-type="string">
            <text:p>1 TOTAL BIOMASS</text:p>
          </table:table-cell>
          <table:table-cell table:style-name="ce21" office:value-type="string" calcext:value-type="string">
            <text:p>1.1 TOTAL Crops (excluding fodder crops)</text:p>
          </table:table-cell>
          <table:table-cell table:style-name="ce25" office:value-type="string" calcext:value-type="string">
            <text:p>1.1.1 Cereals</text:p>
          </table:table-cell>
          <table:table-cell table:style-name="ce25" office:value-type="string" calcext:value-type="string">
            <text:p>1.1.2 Roots, tubers</text:p>
          </table:table-cell>
          <table:table-cell table:style-name="ce25" office:value-type="string" calcext:value-type="string">
            <text:p>1.1.3 Sugar crops</text:p>
          </table:table-cell>
          <table:table-cell table:style-name="ce25" office:value-type="string" calcext:value-type="string">
            <text:p>1.1.4 Pulses</text:p>
          </table:table-cell>
          <table:table-cell table:style-name="ce25" office:value-type="string" calcext:value-type="string">
            <text:p>1.1.5 Nuts</text:p>
          </table:table-cell>
          <table:table-cell table:style-name="ce25" office:value-type="string" calcext:value-type="string">
            <text:p>1.1.6 Oil-bearing crops</text:p>
          </table:table-cell>
          <table:table-cell table:style-name="ce25" office:value-type="string" calcext:value-type="string">
            <text:p>1.1.7 Vegetables</text:p>
          </table:table-cell>
          <table:table-cell table:style-name="ce25" office:value-type="string" calcext:value-type="string">
            <text:p>1.1.8 Fruits</text:p>
          </table:table-cell>
          <table:table-cell table:style-name="ce25" office:value-type="string" calcext:value-type="string">
            <text:p>1.1.9 Fibres</text:p>
          </table:table-cell>
          <table:table-cell table:style-name="ce25" office:value-type="string" calcext:value-type="string">
            <text:p>1.1.10 Other crops (excluding fodder crops)</text:p>
          </table:table-cell>
          <table:table-cell table:style-name="ce21" office:value-type="string" calcext:value-type="string">
            <text:p>1.2 TOTAL Crop residues (used), fodder crops and grazed biomass</text:p>
          </table:table-cell>
          <table:table-cell table:style-name="ce29" office:value-type="string" calcext:value-type="string">
            <text:p>1.2.1 TOTAL Crop residues (used)</text:p>
          </table:table-cell>
          <table:table-cell table:style-name="ce32" office:value-type="string" calcext:value-type="string">
            <text:p>1.2.1.1 Straw</text:p>
          </table:table-cell>
          <table:table-cell table:style-name="ce32" office:value-type="string" calcext:value-type="string">
            <text:p>1.2.1.2 Other crop residues (sugar and fodder beet leaves, etc.)</text:p>
          </table:table-cell>
          <table:table-cell table:style-name="ce21" office:value-type="string" calcext:value-type="string">
            <text:p>1.2.2 TOTAL Fodder crops and grazed biomass</text:p>
          </table:table-cell>
          <table:table-cell table:style-name="ce32" office:value-type="string" calcext:value-type="string">
            <text:p>1.2.2.1 Fodder crops (including biomass harvest from grassland)</text:p>
          </table:table-cell>
          <table:table-cell table:style-name="ce32" office:value-type="string" calcext:value-type="string">
            <text:p>1.2.2.2 Grazed biomass</text:p>
          </table:table-cell>
          <table:table-cell table:style-name="ce21" office:value-type="string" calcext:value-type="string">
            <text:p>1.3 TOTAL Wood</text:p>
          </table:table-cell>
          <table:table-cell table:style-name="ce36" office:value-type="string" calcext:value-type="string">
            <text:p>1.3.1 Timber (industrial roundwood)</text:p>
          </table:table-cell>
          <table:table-cell table:style-name="ce36" office:value-type="string" calcext:value-type="string">
            <text:p>1.3.2 Wood fuel and other extraction</text:p>
          </table:table-cell>
          <table:table-cell table:style-name="ce42" office:value-type="string" calcext:value-type="string">
            <text:p>1.4 TOTAL Wild fish catch, aquatic plants and animals, hunting and gathering</text:p>
          </table:table-cell>
          <table:table-cell table:style-name="ce45" office:value-type="string" calcext:value-type="string">
            <text:p>1.4.1 Wild fish catch</text:p>
          </table:table-cell>
          <table:table-cell table:style-name="ce45" office:value-type="string" calcext:value-type="string">
            <text:p>1.4.2 All other aquatic animals and plants</text:p>
          </table:table-cell>
          <table:table-cell table:style-name="ce45" office:value-type="string" calcext:value-type="string">
            <text:p>1.4.3 Hunting and gathering</text:p>
          </table:table-cell>
          <table:table-cell table:style-name="ce21" office:value-type="string" calcext:value-type="string">
            <text:p>1.5 TOTAL Live animals and animal products (excluding wild fish, aquatic plants and animals, hunted and gathered animals)</text:p>
          </table:table-cell>
          <table:table-cell table:style-name="ce48" office:value-type="string" calcext:value-type="string">
            <text:p>1.5.1 Live animals (excluding wild fish, aquatic plants and animals, hunted and gathered animals)</text:p>
          </table:table-cell>
          <table:table-cell table:style-name="ce48" office:value-type="string" calcext:value-type="string">
            <text:p>1.5.2 Meat and meat preparations</text:p>
          </table:table-cell>
          <table:table-cell table:style-name="ce48" office:value-type="string" calcext:value-type="string">
            <text:p>1.5.3 Dairy products birds' eggs, and honey</text:p>
          </table:table-cell>
          <table:table-cell table:style-name="ce48" office:value-type="string" calcext:value-type="string">
            <text:p>1.5.4 Other products from animals (animal fibres, skins, furs, leather, etc.)</text:p>
          </table:table-cell>
          <table:table-cell table:style-name="ce48" office:value-type="string" calcext:value-type="string">
            <text:p>1.6 Products mainly from biomass</text:p>
          </table:table-cell>
          <table:table-cell table:style-name="ce56" office:value-type="string" calcext:value-type="string">
            <text:p>2 TOTAL FINISHED METALS</text:p>
          </table:table-cell>
          <table:table-cell table:style-name="ce116" office:value-type="string" calcext:value-type="string">
            <text:p>2.1 Iron</text:p>
          </table:table-cell>
          <table:table-cell table:style-name="ce65" office:value-type="string" calcext:value-type="string">
            <text:p>2.2 Non-ferrous metals TOTAL</text:p>
          </table:table-cell>
          <table:table-cell table:style-name="ce68" office:value-type="string" calcext:value-type="string">
            <text:p>2.2.1 Copper</text:p>
          </table:table-cell>
          <table:table-cell table:style-name="ce68" office:value-type="string" calcext:value-type="string">
            <text:p>2.2.2 Nickel</text:p>
          </table:table-cell>
          <table:table-cell table:style-name="ce68" office:value-type="string" calcext:value-type="string">
            <text:p>2.2.3 Lead</text:p>
          </table:table-cell>
          <table:table-cell table:style-name="ce68" office:value-type="string" calcext:value-type="string">
            <text:p>2.2.4 Zinc</text:p>
          </table:table-cell>
          <table:table-cell table:style-name="ce68" office:value-type="string" calcext:value-type="string">
            <text:p>2.2.5 Tin</text:p>
          </table:table-cell>
          <table:table-cell table:style-name="ce68" office:value-type="string" calcext:value-type="string">
            <text:p>2.2.6 Gold, silver, platinum and other precious metals</text:p>
          </table:table-cell>
          <table:table-cell table:style-name="ce68" office:value-type="string" calcext:value-type="string">
            <text:p>2.2.7 Bauxite and other aluminium</text:p>
          </table:table-cell>
          <table:table-cell table:style-name="ce68" office:value-type="string" calcext:value-type="string">
            <text:p>2.2.8 Uranium and thorium</text:p>
          </table:table-cell>
          <table:table-cell table:style-name="ce76" office:value-type="string" calcext:value-type="string">
            <text:p>2.2.9 TOTAL Other non-ferrous metals</text:p>
          </table:table-cell>
          <table:table-cell table:style-name="ce72" office:value-type="string" calcext:value-type="string">
            <text:p>2.2.9.1 Cobalt</text:p>
          </table:table-cell>
          <table:table-cell table:style-name="ce72" office:value-type="string" calcext:value-type="string">
            <text:p>2.2.9.2 Lithium</text:p>
          </table:table-cell>
          <table:table-cell table:style-name="ce72" office:value-type="string" calcext:value-type="string">
            <text:p>2.2.9.3 Rare earths</text:p>
          </table:table-cell>
          <table:table-cell table:style-name="ce72" office:value-type="string" calcext:value-type="string">
            <text:p>2.2.9.3 Other non-ferrous metals </text:p>
          </table:table-cell>
          <table:table-cell table:style-name="ce80" office:value-type="string" calcext:value-type="string">
            <text:p>2.3. Products mainly from metals</text:p>
          </table:table-cell>
          <table:table-cell table:style-name="ce84" office:value-type="string" calcext:value-type="string">
            <text:p>3 TOTAL NON-METALLIC MINERALS</text:p>
          </table:table-cell>
          <table:table-cell table:style-name="ce87" office:value-type="string" calcext:value-type="string">
            <text:p>3.1 Marble, granite, sandstone, porphyrry, basalt, other ornamental or building stone (excluding slate)</text:p>
          </table:table-cell>
          <table:table-cell table:style-name="ce87" office:value-type="string" calcext:value-type="string">
            <text:p>3.2 Chalk and dolomite</text:p>
          </table:table-cell>
          <table:table-cell table:style-name="ce87" office:value-type="string" calcext:value-type="string">
            <text:p>3.3 Slate</text:p>
          </table:table-cell>
          <table:table-cell table:style-name="ce87" office:value-type="string" calcext:value-type="string">
            <text:p>3.4 Chemical and fertiliser minerals</text:p>
          </table:table-cell>
          <table:table-cell table:style-name="ce87" office:value-type="string" calcext:value-type="string">
            <text:p>3.5 Salt</text:p>
          </table:table-cell>
          <table:table-cell table:style-name="ce87" office:value-type="string" calcext:value-type="string">
            <text:p>3.6 Limestone and gypsum</text:p>
          </table:table-cell>
          <table:table-cell table:style-name="ce87" office:value-type="string" calcext:value-type="string">
            <text:p>3.7 Clays and kaolin</text:p>
          </table:table-cell>
          <table:table-cell table:style-name="ce87" office:value-type="string" calcext:value-type="string">
            <text:p>3.8 Sand and gravel</text:p>
          </table:table-cell>
          <table:table-cell table:style-name="ce84" office:value-type="string" calcext:value-type="string">
            <text:p>3.9 TOTAL Other non-metallic minerals n.e.c.</text:p>
          </table:table-cell>
          <table:table-cell table:style-name="ce91" office:value-type="string" calcext:value-type="string">
            <text:p>3.9.1 Graphite</text:p>
          </table:table-cell>
          <table:table-cell table:style-name="ce91" office:value-type="string" calcext:value-type="string">
            <text:p>3.9.2 Other non-metallic minerals</text:p>
          </table:table-cell>
          <table:table-cell table:style-name="ce95" office:value-type="string" calcext:value-type="string">
            <text:p>3.10 Soil</text:p>
          </table:table-cell>
          <table:table-cell table:style-name="ce87" office:value-type="string" calcext:value-type="string">
            <text:p>3.11 Products mainly from non metallic minerals</text:p>
          </table:table-cell>
          <table:table-cell table:style-name="ce99" office:value-type="string" calcext:value-type="string">
            <text:p>4 TOTAL FOSSIL ENERGY MATERIALS/CARRIERS</text:p>
            <text:p/>
          </table:table-cell>
          <table:table-cell table:style-name="ce53" office:value-type="string" calcext:value-type="string">
            <text:p>4.1 TOTAL Coal and other solid energy materials/carriers</text:p>
          </table:table-cell>
          <table:table-cell table:style-name="ce102" office:value-type="string" calcext:value-type="string">
            <text:p>4.1.1 Lignite (brown coal)</text:p>
          </table:table-cell>
          <table:table-cell table:style-name="ce102" office:value-type="string" calcext:value-type="string">
            <text:p>4.1.2 Hard coal</text:p>
          </table:table-cell>
          <table:table-cell table:style-name="ce102" office:value-type="string" calcext:value-type="string">
            <text:p>4.1.4 Oil shale and tar sands</text:p>
          </table:table-cell>
          <table:table-cell table:style-name="ce102" office:value-type="string" calcext:value-type="string">
            <text:p>4.1.5 Peat</text:p>
          </table:table-cell>
          <table:table-cell table:style-name="ce56" office:value-type="string" calcext:value-type="string">
            <text:p>4.2 TOTAL Liquid and gaseous energy materials/carriers</text:p>
          </table:table-cell>
          <table:table-cell table:style-name="ce102" office:value-type="string" calcext:value-type="string">
            <text:p>4.2.1 Crude oil, condensate and natural gas liquids (NGL)</text:p>
          </table:table-cell>
          <table:table-cell table:style-name="ce102" office:value-type="string" calcext:value-type="string">
            <text:p>4.2.2 Natural gas</text:p>
          </table:table-cell>
          <table:table-cell table:style-name="ce102" office:value-type="string" calcext:value-type="string">
            <text:p>4.2.3 Fuels bunkered (Imports: by resident units abroad); (Exports: by non-resident units domestically)</text:p>
          </table:table-cell>
          <table:table-cell table:style-name="ce102" office:value-type="string" calcext:value-type="string">
            <text:p>4.2.4 Fuel for land transport</text:p>
          </table:table-cell>
          <table:table-cell table:style-name="ce102" office:value-type="string" calcext:value-type="string">
            <text:p>4.2.5 Fuel for water transport</text:p>
          </table:table-cell>
          <table:table-cell table:style-name="ce102" office:value-type="string" calcext:value-type="string">
            <text:p>4.2.6 Fuel for air transport</text:p>
          </table:table-cell>
          <table:table-cell table:style-name="ce56" office:value-type="string" calcext:value-type="string">
            <text:p>4.3 TOTAL Products mainly from fossil energy products</text:p>
          </table:table-cell>
          <table:table-cell table:style-name="ce60" office:value-type="string" calcext:value-type="string">
            <text:p>4.3.1 Plastics</text:p>
          </table:table-cell>
          <table:table-cell table:style-name="ce60" office:value-type="string" calcext:value-type="string">
            <text:p>4.3.2 Other products mainly from fossil energy products</text:p>
          </table:table-cell>
          <table:table-cell table:number-columns-repeated="939"/>
        </table:table-row>
        <table:table-row table:style-name="ro1">
          <table:table-cell table:style-name="ce4" office:value-type="string" calcext:value-type="string">
            <text:p>A1</text:p>
          </table:table-cell>
          <table:table-cell table:style-name="ce4" office:value-type="string" calcext:value-type="string">
            <text:p>TEST PRODUCT 1</text:p>
          </table:table-cell>
          <table:table-cell table:style-name="ce4" office:value-type="string" calcext:value-type="string">
            <text:p>TEST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per kWh stored</text:p>
          </table:table-cell>
          <table:table-cell table:style-name="ce4"/>
          <table:table-cell table:style-name="ce18" table:formula="of:=[.W5]+[.W5]+[.W5]+[.Z5]+[.AC5]+[.AG5]+[.AL5]" office:value-type="float" office:value="0" calcext:value-type="float">
            <text:p>0</text:p>
          </table:table-cell>
          <table:table-cell table:style-name="ce22" table:formula="of:=SUM([.I5:.R5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 table:formula="of:=SUM([.U5:.V5])" office:value-type="float" office:value="0" calcext:value-type="float">
            <text:p>0</text:p>
          </table:table-cell>
          <table:table-cell table:style-name="ce33" table:number-columns-repeated="2"/>
          <table:table-cell table:style-name="ce22" table:formula="of:=SUM([.X5:.Y5])" office:value-type="float" office:value="0" calcext:value-type="float">
            <text:p>0</text:p>
          </table:table-cell>
          <table:table-cell table:style-name="ce33" table:number-columns-repeated="2"/>
          <table:table-cell table:style-name="ce22" table:formula="of:=SUM([.AA5:.AB5])" office:value-type="float" office:value="0" calcext:value-type="float">
            <text:p>0</text:p>
          </table:table-cell>
          <table:table-cell table:style-name="ce37" table:number-columns-repeated="2"/>
          <table:table-cell table:style-name="ce43" table:formula="of:=SUM([.AD5:.AF5])" office:value-type="float" office:value="0" calcext:value-type="float">
            <text:p>0</text:p>
          </table:table-cell>
          <table:table-cell table:style-name="ce46" table:number-columns-repeated="3"/>
          <table:table-cell table:style-name="ce22" table:formula="of:=SUM([.AH5:.AK5])" office:value-type="float" office:value="0" calcext:value-type="float">
            <text:p>0</text:p>
          </table:table-cell>
          <table:table-cell table:style-name="ce49" table:number-columns-repeated="5"/>
          <table:table-cell table:style-name="ce57" table:formula="of:=[.AO5]+[.AO5]+[.AX5]+[.BC5]" office:value-type="float" office:value="0" calcext:value-type="float">
            <text:p>0</text:p>
          </table:table-cell>
          <table:table-cell table:style-name="ce117"/>
          <table:table-cell table:style-name="ce66" table:formula="of:=SUM([.AP5:.AX5])" office:value-type="float" office:value="0" calcext:value-type="float">
            <text:p>0</text:p>
          </table:table-cell>
          <table:table-cell table:style-name="ce69" table:number-columns-repeated="8"/>
          <table:table-cell table:style-name="ce77" table:formula="of:=SUM([.AY5:.BB5])" office:value-type="float" office:value="0" calcext:value-type="float">
            <text:p>0</text:p>
          </table:table-cell>
          <table:table-cell table:style-name="ce73" table:number-columns-repeated="4"/>
          <table:table-cell table:style-name="ce81"/>
          <table:table-cell table:style-name="ce85" table:formula="of:=SUM([.BE5:.BQ5])" office:value-type="float" office:value="0" calcext:value-type="float">
            <text:p>0</text:p>
          </table:table-cell>
          <table:table-cell table:style-name="ce88" table:number-columns-repeated="8"/>
          <table:table-cell table:style-name="ce85" table:formula="of:=SUM([.BN5:.BO5])" office:value-type="float" office:value="0" calcext:value-type="float">
            <text:p>0</text:p>
          </table:table-cell>
          <table:table-cell table:style-name="ce92" table:number-columns-repeated="2"/>
          <table:table-cell table:style-name="ce96"/>
          <table:table-cell table:style-name="ce88"/>
          <table:table-cell table:style-name="ce100" table:formula="of:=[.BS5]+[.BX5]+[.CE5]" office:value-type="float" office:value="0" calcext:value-type="float">
            <text:p>0</text:p>
          </table:table-cell>
          <table:table-cell table:style-name="ce54" table:formula="of:=SUM([.BT5:.BW5])" office:value-type="float" office:value="0" calcext:value-type="float">
            <text:p>0</text:p>
          </table:table-cell>
          <table:table-cell table:style-name="ce103" table:number-columns-repeated="4"/>
          <table:table-cell table:style-name="ce57" table:formula="of:=SUM([.BY5:.CD5])" office:value-type="float" office:value="0" calcext:value-type="float">
            <text:p>0</text:p>
          </table:table-cell>
          <table:table-cell table:style-name="ce103" table:number-columns-repeated="6"/>
          <table:table-cell table:style-name="ce57" table:formula="of:=SUM([.CF5:.CG5])" office:value-type="float" office:value="0" calcext:value-type="float">
            <text:p>0</text:p>
          </table:table-cell>
          <table:table-cell table:style-name="ce61" table:number-columns-repeated="2"/>
          <table:table-cell table:number-columns-repeated="939"/>
        </table:table-row>
        <table:table-row table:style-name="ro1">
          <table:table-cell table:style-name="ce4" office:value-type="string" calcext:value-type="string">
            <text:p>A2 </text:p>
          </table:table-cell>
          <table:table-cell table:style-name="ce4" office:value-type="string" calcext:value-type="string">
            <text:p>TEST PRODUCT 2</text:p>
          </table:table-cell>
          <table:table-cell table:style-name="ce4" office:value-type="string" calcext:value-type="string">
            <text:p>TEST</text:p>
          </table:table-cell>
          <table:table-cell table:style-name="ce4" office:value-type="float" office:value="2019" calcext:value-type="float">
            <text:p>2019</text:p>
          </table:table-cell>
          <table:table-cell table:number-columns-repeated="2"/>
          <table:table-cell table:style-name="ce18" table:formula="of:=[.W6]+[.W6]+[.W6]+[.Z6]+[.AC6]+[.AG6]+[.AL6]" office:value-type="float" office:value="0" calcext:value-type="float">
            <text:p>0</text:p>
          </table:table-cell>
          <table:table-cell table:style-name="ce22" table:formula="of:=SUM([.I6:.R6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 table:formula="of:=SUM([.AD6:.AF6])" office:value-type="float" office:value="0" calcext:value-type="float">
            <text:p>0</text:p>
          </table:table-cell>
          <table:table-cell table:style-name="ce46" table:number-columns-repeated="3"/>
          <table:table-cell table:style-name="ce22" table:formula="of:=SUM([.AH6:.AK6])" office:value-type="float" office:value="0" calcext:value-type="float">
            <text:p>0</text:p>
          </table:table-cell>
          <table:table-cell table:style-name="ce49" table:number-columns-repeated="5"/>
          <table:table-cell table:style-name="ce57" table:formula="of:=[.AO6]+[.AO6]+[.AX6]+[.BC6]" office:value-type="float" office:value="0" calcext:value-type="float">
            <text:p>0</text:p>
          </table:table-cell>
          <table:table-cell table:style-name="ce117"/>
          <table:table-cell table:style-name="ce66" table:formula="of:=SUM([.AP6:.AX6])" office:value-type="float" office:value="0" calcext:value-type="float">
            <text:p>0</text:p>
          </table:table-cell>
          <table:table-cell table:style-name="ce69" table:number-columns-repeated="8"/>
          <table:table-cell table:style-name="ce77" table:formula="of:=SUM([.AY6:.BB6])" office:value-type="float" office:value="0" calcext:value-type="float">
            <text:p>0</text:p>
          </table:table-cell>
          <table:table-cell table:style-name="ce73" table:number-columns-repeated="4"/>
          <table:table-cell table:style-name="ce81"/>
          <table:table-cell table:style-name="ce85" table:formula="of:=SUM([.BE6:.BQ6])" office:value-type="float" office:value="0" calcext:value-type="float">
            <text:p>0</text:p>
          </table:table-cell>
          <table:table-cell table:style-name="ce88" table:number-columns-repeated="8"/>
          <table:table-cell table:style-name="ce85" table:formula="of:=SUM([.BN6:.BO6])" office:value-type="float" office:value="0" calcext:value-type="float">
            <text:p>0</text:p>
          </table:table-cell>
          <table:table-cell table:style-name="ce92" table:number-columns-repeated="2"/>
          <table:table-cell table:style-name="ce96"/>
          <table:table-cell table:style-name="ce88"/>
          <table:table-cell table:style-name="ce100" table:formula="of:=[.BS6]+[.BX6]+[.CE6]" office:value-type="float" office:value="0" calcext:value-type="float">
            <text:p>0</text:p>
          </table:table-cell>
          <table:table-cell table:style-name="ce54" table:formula="of:=SUM([.BT6:.BW6])" office:value-type="float" office:value="0" calcext:value-type="float">
            <text:p>0</text:p>
          </table:table-cell>
          <table:table-cell table:style-name="ce103" table:number-columns-repeated="4"/>
          <table:table-cell table:style-name="ce57" table:formula="of:=SUM([.BY6:.CD6])" office:value-type="float" office:value="0" calcext:value-type="float">
            <text:p>0</text:p>
          </table:table-cell>
          <table:table-cell table:style-name="ce103" table:number-columns-repeated="6"/>
          <table:table-cell table:style-name="ce57" table:formula="of:=SUM([.CF6:.CG6])" office:value-type="float" office:value="0" calcext:value-type="float">
            <text:p>0</text:p>
          </table:table-cell>
          <table:table-cell table:style-name="ce61" table:number-columns-repeated="2"/>
          <table:table-cell table:number-columns-repeated="939"/>
        </table:table-row>
        <table:table-row table:style-name="ro1">
          <table:table-cell table:style-name="ce4" office:value-type="string" calcext:value-type="string">
            <text:p>B-TeslaNCA-2017</text:p>
          </table:table-cell>
          <table:table-cell table:style-name="ce4" office:value-type="string" calcext:value-type="string">
            <text:p>Panasonic/Tesla NCA cell, Gigafactory</text:p>
          </table:table-cell>
          <table:table-cell table:style-name="ce4" office:value-type="string" calcext:value-type="string">
            <text:p>BATTERY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string" calcext:value-type="string">
            <text:p>1 kWh</text:p>
          </table:table-cell>
          <table:table-cell table:style-name="ce4" office:value-type="float" office:value="3.8" calcext:value-type="float">
            <text:p>3.8</text:p>
          </table:table-cell>
          <table:table-cell table:style-name="ce18" table:formula="of:=[.W7]+[.W7]+[.W7]+[.Z7]+[.AC7]+[.AG7]+[.AL7]" office:value-type="float" office:value="0" calcext:value-type="float">
            <text:p>0</text:p>
          </table:table-cell>
          <table:table-cell table:style-name="ce22" table:formula="of:=SUM([.I7:.R7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 table:formula="of:=SUM([.AD7:.AF7])" office:value-type="float" office:value="0" calcext:value-type="float">
            <text:p>0</text:p>
          </table:table-cell>
          <table:table-cell table:style-name="ce46" table:number-columns-repeated="3"/>
          <table:table-cell table:style-name="ce22" table:formula="of:=SUM([.AH7:.AK7])" office:value-type="float" office:value="0" calcext:value-type="float">
            <text:p>0</text:p>
          </table:table-cell>
          <table:table-cell table:style-name="ce49" table:number-columns-repeated="5"/>
          <table:table-cell table:style-name="ce57" table:formula="of:=[.AO7]+[.AO7]+[.AX7]+[.BC7]" office:value-type="float" office:value="4.64" calcext:value-type="float">
            <text:p>4.64</text:p>
          </table:table-cell>
          <table:table-cell table:style-name="ce117"/>
          <table:table-cell table:style-name="ce66" table:formula="of:=SUM([.AP7:.AX7])" office:value-type="float" office:value="2.22" calcext:value-type="float">
            <text:p>2.22</text:p>
          </table:table-cell>
          <table:table-cell table:style-name="ce70" office:value-type="float" office:value="1.03" calcext:value-type="float">
            <text:p>1.03</text:p>
          </table:table-cell>
          <table:table-cell table:style-name="ce70" office:value-type="float" office:value="0.48" calcext:value-type="float">
            <text:p>0.48</text:p>
          </table:table-cell>
          <table:table-cell table:style-name="ce69" table:number-columns-repeated="4"/>
          <table:table-cell table:style-name="ce70" office:value-type="float" office:value="0.51" calcext:value-type="float">
            <text:p>0.51</text:p>
          </table:table-cell>
          <table:table-cell table:style-name="ce69"/>
          <table:table-cell table:style-name="ce77" table:formula="of:=SUM([.AY7:.BB7])" office:value-type="float" office:value="0.2" calcext:value-type="float">
            <text:p>0.2</text:p>
          </table:table-cell>
          <table:table-cell table:style-name="ce74" office:value-type="float" office:value="0.09" calcext:value-type="float">
            <text:p>0.09</text:p>
          </table:table-cell>
          <table:table-cell table:style-name="ce74" office:value-type="float" office:value="0.11" calcext:value-type="float">
            <text:p>0.11</text:p>
          </table:table-cell>
          <table:table-cell table:style-name="ce73" table:number-columns-repeated="2"/>
          <table:table-cell table:style-name="ce81"/>
          <table:table-cell table:style-name="ce85" table:formula="of:=SUM([.BE7:.BQ7])" office:value-type="float" office:value="0.76" calcext:value-type="float">
            <text:p>0.76</text:p>
          </table:table-cell>
          <table:table-cell table:style-name="ce88" table:number-columns-repeated="8"/>
          <table:table-cell table:style-name="ce85" table:formula="of:=SUM([.BN7:.BO7])" office:value-type="float" office:value="0.38" calcext:value-type="float">
            <text:p>0.38</text:p>
          </table:table-cell>
          <table:table-cell table:style-name="ce93" office:value-type="float" office:value="0.38" calcext:value-type="float">
            <text:p>0.38</text:p>
          </table:table-cell>
          <table:table-cell table:style-name="ce92"/>
          <table:table-cell table:style-name="ce96"/>
          <table:table-cell table:style-name="ce88"/>
          <table:table-cell table:style-name="ce100" table:formula="of:=[.BS7]+[.BX7]+[.CE7]" office:value-type="float" office:value="0.26" calcext:value-type="float">
            <text:p>0.26</text:p>
          </table:table-cell>
          <table:table-cell table:style-name="ce54" table:formula="of:=SUM([.BT7:.BW7])" office:value-type="float" office:value="0" calcext:value-type="float">
            <text:p>0</text:p>
          </table:table-cell>
          <table:table-cell table:style-name="ce103" table:number-columns-repeated="4"/>
          <table:table-cell table:style-name="ce57" table:formula="of:=SUM([.BY7:.CD7])" office:value-type="float" office:value="0" calcext:value-type="float">
            <text:p>0</text:p>
          </table:table-cell>
          <table:table-cell table:style-name="ce103" table:number-columns-repeated="6"/>
          <table:table-cell table:style-name="ce57" table:formula="of:=SUM([.CF7:.CG7])" office:value-type="float" office:value="0.26" calcext:value-type="float">
            <text:p>0.26</text:p>
          </table:table-cell>
          <table:table-cell table:style-name="ce62" office:value-type="float" office:value="0.26" calcext:value-type="float">
            <text:p>0.26</text:p>
          </table:table-cell>
          <table:table-cell table:style-name="ce61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8]+[.W8]+[.W8]+[.Z8]+[.AC8]+[.AG8]+[.AL8]" office:value-type="float" office:value="0" calcext:value-type="float">
            <text:p>0</text:p>
          </table:table-cell>
          <table:table-cell table:style-name="ce22" table:formula="of:=SUM([.I8:.R8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 table:formula="of:=SUM([.AD8:.AF8])" office:value-type="float" office:value="0" calcext:value-type="float">
            <text:p>0</text:p>
          </table:table-cell>
          <table:table-cell table:style-name="ce46" table:number-columns-repeated="3"/>
          <table:table-cell table:style-name="ce22" table:formula="of:=SUM([.AH8:.AK8])" office:value-type="float" office:value="0" calcext:value-type="float">
            <text:p>0</text:p>
          </table:table-cell>
          <table:table-cell table:style-name="ce49" table:number-columns-repeated="5"/>
          <table:table-cell table:style-name="ce57" table:formula="of:=[.AO8]+[.AO8]+[.AX8]+[.BC8]" office:value-type="float" office:value="0" calcext:value-type="float">
            <text:p>0</text:p>
          </table:table-cell>
          <table:table-cell table:style-name="ce117"/>
          <table:table-cell table:style-name="ce66" table:formula="of:=SUM([.AP8:.AX8])" office:value-type="float" office:value="0" calcext:value-type="float">
            <text:p>0</text:p>
          </table:table-cell>
          <table:table-cell table:style-name="ce69" table:number-columns-repeated="8"/>
          <table:table-cell table:style-name="ce77" table:formula="of:=SUM([.AY8:.BB8])" office:value-type="float" office:value="0" calcext:value-type="float">
            <text:p>0</text:p>
          </table:table-cell>
          <table:table-cell table:style-name="ce73" table:number-columns-repeated="4"/>
          <table:table-cell table:style-name="ce81"/>
          <table:table-cell table:style-name="ce85" table:formula="of:=SUM([.BE8:.BQ8])" office:value-type="float" office:value="0" calcext:value-type="float">
            <text:p>0</text:p>
          </table:table-cell>
          <table:table-cell table:style-name="ce88" table:number-columns-repeated="8"/>
          <table:table-cell table:style-name="ce85" table:formula="of:=SUM([.BN8:.BO8])" office:value-type="float" office:value="0" calcext:value-type="float">
            <text:p>0</text:p>
          </table:table-cell>
          <table:table-cell table:style-name="ce92" table:number-columns-repeated="2"/>
          <table:table-cell table:style-name="ce96"/>
          <table:table-cell table:style-name="ce88"/>
          <table:table-cell table:style-name="ce100" table:formula="of:=[.BS8]+[.BX8]+[.CE8]" office:value-type="float" office:value="0" calcext:value-type="float">
            <text:p>0</text:p>
          </table:table-cell>
          <table:table-cell table:style-name="ce54" table:formula="of:=SUM([.BT8:.BW8])" office:value-type="float" office:value="0" calcext:value-type="float">
            <text:p>0</text:p>
          </table:table-cell>
          <table:table-cell table:style-name="ce103" table:number-columns-repeated="4"/>
          <table:table-cell table:style-name="ce57" table:formula="of:=SUM([.BY8:.CD8])" office:value-type="float" office:value="0" calcext:value-type="float">
            <text:p>0</text:p>
          </table:table-cell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9]+[.W9]+[.W9]+[.Z9]+[.AC9]+[.AG9]+[.AL9]" office:value-type="float" office:value="0" calcext:value-type="float">
            <text:p>0</text:p>
          </table:table-cell>
          <table:table-cell table:style-name="ce22" table:formula="of:=SUM([.I9:.R9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 table:formula="of:=SUM([.AD9:.AF9])" office:value-type="float" office:value="0" calcext:value-type="float">
            <text:p>0</text:p>
          </table:table-cell>
          <table:table-cell table:style-name="ce46" table:number-columns-repeated="3"/>
          <table:table-cell table:style-name="ce22" table:formula="of:=SUM([.AH9:.AK9])" office:value-type="float" office:value="0" calcext:value-type="float">
            <text:p>0</text:p>
          </table:table-cell>
          <table:table-cell table:style-name="ce49" table:number-columns-repeated="5"/>
          <table:table-cell table:style-name="ce57" table:formula="of:=[.AO9]+[.AO9]+[.AX9]+[.BC9]" office:value-type="float" office:value="0" calcext:value-type="float">
            <text:p>0</text:p>
          </table:table-cell>
          <table:table-cell table:style-name="ce117"/>
          <table:table-cell table:style-name="ce66" table:formula="of:=SUM([.AP9:.AX9])" office:value-type="float" office:value="0" calcext:value-type="float">
            <text:p>0</text:p>
          </table:table-cell>
          <table:table-cell table:style-name="ce69" table:number-columns-repeated="8"/>
          <table:table-cell table:style-name="ce77" table:formula="of:=SUM([.AY9:.BB9])" office:value-type="float" office:value="0" calcext:value-type="float">
            <text:p>0</text:p>
          </table:table-cell>
          <table:table-cell table:style-name="ce73" table:number-columns-repeated="4"/>
          <table:table-cell table:style-name="ce81"/>
          <table:table-cell table:style-name="ce85" table:formula="of:=SUM([.BE9:.BQ9])" office:value-type="float" office:value="0" calcext:value-type="float">
            <text:p>0</text:p>
          </table:table-cell>
          <table:table-cell table:style-name="ce88" table:number-columns-repeated="8"/>
          <table:table-cell table:style-name="ce85" table:formula="of:=SUM([.BN9:.BO9])" office:value-type="float" office:value="0" calcext:value-type="float">
            <text:p>0</text:p>
          </table:table-cell>
          <table:table-cell table:style-name="ce92" table:number-columns-repeated="2"/>
          <table:table-cell table:style-name="ce96"/>
          <table:table-cell table:style-name="ce88"/>
          <table:table-cell table:style-name="ce100" table:formula="of:=[.BS9]+[.BX9]+[.CE9]" office:value-type="float" office:value="0" calcext:value-type="float">
            <text:p>0</text:p>
          </table:table-cell>
          <table:table-cell table:style-name="ce54" table:formula="of:=SUM([.BT9:.BW9])" office:value-type="float" office:value="0" calcext:value-type="float">
            <text:p>0</text:p>
          </table:table-cell>
          <table:table-cell table:style-name="ce103" table:number-columns-repeated="4"/>
          <table:table-cell table:style-name="ce57" table:formula="of:=SUM([.BY9:.CD9])" office:value-type="float" office:value="0" calcext:value-type="float">
            <text:p>0</text:p>
          </table:table-cell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10]+[.W10]+[.W10]+[.Z10]+[.AC10]+[.AG10]+[.AL10]" office:value-type="float" office:value="0" calcext:value-type="float">
            <text:p>0</text:p>
          </table:table-cell>
          <table:table-cell table:style-name="ce22" table:formula="of:=SUM([.I10:.R10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 table:formula="of:=SUM([.AD10:.AF10])" office:value-type="float" office:value="0" calcext:value-type="float">
            <text:p>0</text:p>
          </table:table-cell>
          <table:table-cell table:style-name="ce46" table:number-columns-repeated="3"/>
          <table:table-cell table:style-name="ce22" table:formula="of:=SUM([.AH10:.AK10])" office:value-type="float" office:value="0" calcext:value-type="float">
            <text:p>0</text:p>
          </table:table-cell>
          <table:table-cell table:style-name="ce49" table:number-columns-repeated="5"/>
          <table:table-cell table:style-name="ce57" table:formula="of:=[.AO10]+[.AO10]+[.AX10]+[.BC10]" office:value-type="float" office:value="0" calcext:value-type="float">
            <text:p>0</text:p>
          </table:table-cell>
          <table:table-cell table:style-name="ce117"/>
          <table:table-cell table:style-name="ce66" table:formula="of:=SUM([.AP10:.AX10])" office:value-type="float" office:value="0" calcext:value-type="float">
            <text:p>0</text:p>
          </table:table-cell>
          <table:table-cell table:style-name="ce69" table:number-columns-repeated="8"/>
          <table:table-cell table:style-name="ce77" table:formula="of:=SUM([.AY10:.BB10])" office:value-type="float" office:value="0" calcext:value-type="float">
            <text:p>0</text:p>
          </table:table-cell>
          <table:table-cell table:style-name="ce73" table:number-columns-repeated="4"/>
          <table:table-cell table:style-name="ce81"/>
          <table:table-cell table:style-name="ce85" table:formula="of:=SUM([.BE10:.BQ10])" office:value-type="float" office:value="0" calcext:value-type="float">
            <text:p>0</text:p>
          </table:table-cell>
          <table:table-cell table:style-name="ce88" table:number-columns-repeated="8"/>
          <table:table-cell table:style-name="ce85" table:formula="of:=SUM([.BN10:.BO10])" office:value-type="float" office:value="0" calcext:value-type="float">
            <text:p>0</text:p>
          </table:table-cell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 table:formula="of:=SUM([.BY10:.CD10])" office:value-type="float" office:value="0" calcext:value-type="float">
            <text:p>0</text:p>
          </table:table-cell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11]+[.W11]+[.W11]+[.Z11]+[.AC11]+[.AG11]+[.AL11]" office:value-type="float" office:value="0" calcext:value-type="float">
            <text:p>0</text:p>
          </table:table-cell>
          <table:table-cell table:style-name="ce22" table:formula="of:=SUM([.I11:.R11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 table:formula="of:=SUM([.AD11:.AF11])" office:value-type="float" office:value="0" calcext:value-type="float">
            <text:p>0</text:p>
          </table:table-cell>
          <table:table-cell table:style-name="ce46" table:number-columns-repeated="3"/>
          <table:table-cell table:style-name="ce22" table:formula="of:=SUM([.AH11:.AK11])" office:value-type="float" office:value="0" calcext:value-type="float">
            <text:p>0</text:p>
          </table:table-cell>
          <table:table-cell table:style-name="ce49" table:number-columns-repeated="5"/>
          <table:table-cell table:style-name="ce57" table:formula="of:=[.AO11]+[.AO11]+[.AX11]+[.BC11]" office:value-type="float" office:value="0" calcext:value-type="float">
            <text:p>0</text:p>
          </table:table-cell>
          <table:table-cell table:style-name="ce117"/>
          <table:table-cell table:style-name="ce66" table:formula="of:=SUM([.AP11:.AX11])" office:value-type="float" office:value="0" calcext:value-type="float">
            <text:p>0</text:p>
          </table:table-cell>
          <table:table-cell table:style-name="ce69" table:number-columns-repeated="8"/>
          <table:table-cell table:style-name="ce77" table:formula="of:=SUM([.AY11:.BB11])" office:value-type="float" office:value="0" calcext:value-type="float">
            <text:p>0</text:p>
          </table:table-cell>
          <table:table-cell table:style-name="ce73" table:number-columns-repeated="4"/>
          <table:table-cell table:style-name="ce81"/>
          <table:table-cell table:style-name="ce85" table:formula="of:=SUM([.BE11:.BQ11])" office:value-type="float" office:value="0" calcext:value-type="float">
            <text:p>0</text:p>
          </table:table-cell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12]+[.W12]+[.W12]+[.Z12]+[.AC12]+[.AG12]+[.AL12]" office:value-type="float" office:value="0" calcext:value-type="float">
            <text:p>0</text:p>
          </table:table-cell>
          <table:table-cell table:style-name="ce22" table:formula="of:=SUM([.I12:.R12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 table:formula="of:=SUM([.AD12:.AF12])" office:value-type="float" office:value="0" calcext:value-type="float">
            <text:p>0</text:p>
          </table:table-cell>
          <table:table-cell table:style-name="ce46" table:number-columns-repeated="3"/>
          <table:table-cell table:style-name="ce22" table:formula="of:=SUM([.AH12:.AK12])" office:value-type="float" office:value="0" calcext:value-type="float">
            <text:p>0</text:p>
          </table:table-cell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 table:formula="of:=SUM([.AY12:.BB12])" office:value-type="float" office:value="0" calcext:value-type="float">
            <text:p>0</text:p>
          </table:table-cell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13]+[.W13]+[.W13]+[.Z13]+[.AC13]+[.AG13]+[.AL13]" office:value-type="float" office:value="0" calcext:value-type="float">
            <text:p>0</text:p>
          </table:table-cell>
          <table:table-cell table:style-name="ce22" table:formula="of:=SUM([.I13:.R13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14]+[.W14]+[.W14]+[.Z14]+[.AC14]+[.AG14]+[.AL14]" office:value-type="float" office:value="0" calcext:value-type="float">
            <text:p>0</text:p>
          </table:table-cell>
          <table:table-cell table:style-name="ce22" table:formula="of:=SUM([.I14:.R14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15]+[.W15]+[.W15]+[.Z15]+[.AC15]+[.AG15]+[.AL15]" office:value-type="float" office:value="0" calcext:value-type="float">
            <text:p>0</text:p>
          </table:table-cell>
          <table:table-cell table:style-name="ce22" table:formula="of:=SUM([.I15:.R15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16]+[.W16]+[.W16]+[.Z16]+[.AC16]+[.AG16]+[.AL16]" office:value-type="float" office:value="0" calcext:value-type="float">
            <text:p>0</text:p>
          </table:table-cell>
          <table:table-cell table:style-name="ce22" table:formula="of:=SUM([.I16:.R16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17]+[.W17]+[.W17]+[.Z17]+[.AC17]+[.AG17]+[.AL17]" office:value-type="float" office:value="0" calcext:value-type="float">
            <text:p>0</text:p>
          </table:table-cell>
          <table:table-cell table:style-name="ce22" table:formula="of:=SUM([.I17:.R17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18]+[.W18]+[.W18]+[.Z18]+[.AC18]+[.AG18]+[.AL18]" office:value-type="float" office:value="0" calcext:value-type="float">
            <text:p>0</text:p>
          </table:table-cell>
          <table:table-cell table:style-name="ce22" table:formula="of:=SUM([.I18:.R18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19]+[.W19]+[.W19]+[.Z19]+[.AC19]+[.AG19]+[.AL19]" office:value-type="float" office:value="0" calcext:value-type="float">
            <text:p>0</text:p>
          </table:table-cell>
          <table:table-cell table:style-name="ce22" table:formula="of:=SUM([.I19:.R19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20]+[.W20]+[.W20]+[.Z20]+[.AC20]+[.AG20]+[.AL20]" office:value-type="float" office:value="0" calcext:value-type="float">
            <text:p>0</text:p>
          </table:table-cell>
          <table:table-cell table:style-name="ce22" table:formula="of:=SUM([.I20:.R20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21]+[.W21]+[.W21]+[.Z21]+[.AC21]+[.AG21]+[.AL21]" office:value-type="float" office:value="0" calcext:value-type="float">
            <text:p>0</text:p>
          </table:table-cell>
          <table:table-cell table:style-name="ce22" table:formula="of:=SUM([.I21:.R21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22]+[.W22]+[.W22]+[.Z22]+[.AC22]+[.AG22]+[.AL22]" office:value-type="float" office:value="0" calcext:value-type="float">
            <text:p>0</text:p>
          </table:table-cell>
          <table:table-cell table:style-name="ce22" table:formula="of:=SUM([.I22:.R22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23]+[.W23]+[.W23]+[.Z23]+[.AC23]+[.AG23]+[.AL23]" office:value-type="float" office:value="0" calcext:value-type="float">
            <text:p>0</text:p>
          </table:table-cell>
          <table:table-cell table:style-name="ce22" table:formula="of:=SUM([.I23:.R23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24]+[.W24]+[.W24]+[.Z24]+[.AC24]+[.AG24]+[.AL24]" office:value-type="float" office:value="0" calcext:value-type="float">
            <text:p>0</text:p>
          </table:table-cell>
          <table:table-cell table:style-name="ce22" table:formula="of:=SUM([.I24:.R24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25]+[.W25]+[.W25]+[.Z25]+[.AC25]+[.AG25]+[.AL25]" office:value-type="float" office:value="0" calcext:value-type="float">
            <text:p>0</text:p>
          </table:table-cell>
          <table:table-cell table:style-name="ce22" table:formula="of:=SUM([.I25:.R25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26]+[.W26]+[.W26]+[.Z26]+[.AC26]+[.AG26]+[.AL26]" office:value-type="float" office:value="0" calcext:value-type="float">
            <text:p>0</text:p>
          </table:table-cell>
          <table:table-cell table:style-name="ce22" table:formula="of:=SUM([.I26:.R26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27]+[.W27]+[.W27]+[.Z27]+[.AC27]+[.AG27]+[.AL27]" office:value-type="float" office:value="0" calcext:value-type="float">
            <text:p>0</text:p>
          </table:table-cell>
          <table:table-cell table:style-name="ce22" table:formula="of:=SUM([.I27:.R27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28]+[.W28]+[.W28]+[.Z28]+[.AC28]+[.AG28]+[.AL28]" office:value-type="float" office:value="0" calcext:value-type="float">
            <text:p>0</text:p>
          </table:table-cell>
          <table:table-cell table:style-name="ce22" table:formula="of:=SUM([.I28:.R28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29]+[.W29]+[.W29]+[.Z29]+[.AC29]+[.AG29]+[.AL29]" office:value-type="float" office:value="0" calcext:value-type="float">
            <text:p>0</text:p>
          </table:table-cell>
          <table:table-cell table:style-name="ce22" table:formula="of:=SUM([.I29:.R29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30]+[.W30]+[.W30]+[.Z30]+[.AC30]+[.AG30]+[.AL30]" office:value-type="float" office:value="0" calcext:value-type="float">
            <text:p>0</text:p>
          </table:table-cell>
          <table:table-cell table:style-name="ce22" table:formula="of:=SUM([.I30:.R30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31]+[.W31]+[.W31]+[.Z31]+[.AC31]+[.AG31]+[.AL31]" office:value-type="float" office:value="0" calcext:value-type="float">
            <text:p>0</text:p>
          </table:table-cell>
          <table:table-cell table:style-name="ce22" table:formula="of:=SUM([.I31:.R31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32]+[.W32]+[.W32]+[.Z32]+[.AC32]+[.AG32]+[.AL32]" office:value-type="float" office:value="0" calcext:value-type="float">
            <text:p>0</text:p>
          </table:table-cell>
          <table:table-cell table:style-name="ce22" table:formula="of:=SUM([.I32:.R32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33]+[.W33]+[.W33]+[.Z33]+[.AC33]+[.AG33]+[.AL33]" office:value-type="float" office:value="0" calcext:value-type="float">
            <text:p>0</text:p>
          </table:table-cell>
          <table:table-cell table:style-name="ce22" table:formula="of:=SUM([.I33:.R33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34]+[.W34]+[.W34]+[.Z34]+[.AC34]+[.AG34]+[.AL34]" office:value-type="float" office:value="0" calcext:value-type="float">
            <text:p>0</text:p>
          </table:table-cell>
          <table:table-cell table:style-name="ce22" table:formula="of:=SUM([.I34:.R34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35]+[.W35]+[.W35]+[.Z35]+[.AC35]+[.AG35]+[.AL35]" office:value-type="float" office:value="0" calcext:value-type="float">
            <text:p>0</text:p>
          </table:table-cell>
          <table:table-cell table:style-name="ce22" table:formula="of:=SUM([.I35:.R35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36]+[.W36]+[.W36]+[.Z36]+[.AC36]+[.AG36]+[.AL36]" office:value-type="float" office:value="0" calcext:value-type="float">
            <text:p>0</text:p>
          </table:table-cell>
          <table:table-cell table:style-name="ce22" table:formula="of:=SUM([.I36:.R36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37]+[.W37]+[.W37]+[.Z37]+[.AC37]+[.AG37]+[.AL37]" office:value-type="float" office:value="0" calcext:value-type="float">
            <text:p>0</text:p>
          </table:table-cell>
          <table:table-cell table:style-name="ce22" table:formula="of:=SUM([.I37:.R37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38]+[.W38]+[.W38]+[.Z38]+[.AC38]+[.AG38]+[.AL38]" office:value-type="float" office:value="0" calcext:value-type="float">
            <text:p>0</text:p>
          </table:table-cell>
          <table:table-cell table:style-name="ce22" table:formula="of:=SUM([.I38:.R38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39]+[.W39]+[.W39]+[.Z39]+[.AC39]+[.AG39]+[.AL39]" office:value-type="float" office:value="0" calcext:value-type="float">
            <text:p>0</text:p>
          </table:table-cell>
          <table:table-cell table:style-name="ce22" table:formula="of:=SUM([.I39:.R39])" office:value-type="float" office:value="0" calcext:value-type="float">
            <text:p>0</text:p>
          </table:table-cell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40]+[.W40]+[.W40]+[.Z40]+[.AC40]+[.AG40]+[.AL40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41]+[.W41]+[.W41]+[.Z41]+[.AC41]+[.AG41]+[.AL41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42]+[.W42]+[.W42]+[.Z42]+[.AC42]+[.AG42]+[.AL42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43]+[.W43]+[.W43]+[.Z43]+[.AC43]+[.AG43]+[.AL43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44]+[.W44]+[.W44]+[.Z44]+[.AC44]+[.AG44]+[.AL44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45]+[.W45]+[.W45]+[.Z45]+[.AC45]+[.AG45]+[.AL45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46]+[.W46]+[.W46]+[.Z46]+[.AC46]+[.AG46]+[.AL46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47]+[.W47]+[.W47]+[.Z47]+[.AC47]+[.AG47]+[.AL47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48]+[.W48]+[.W48]+[.Z48]+[.AC48]+[.AG48]+[.AL48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49]+[.W49]+[.W49]+[.Z49]+[.AC49]+[.AG49]+[.AL49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50]+[.W50]+[.W50]+[.Z50]+[.AC50]+[.AG50]+[.AL50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51]+[.W51]+[.W51]+[.Z51]+[.AC51]+[.AG51]+[.AL51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52]+[.W52]+[.W52]+[.Z52]+[.AC52]+[.AG52]+[.AL52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53]+[.W53]+[.W53]+[.Z53]+[.AC53]+[.AG53]+[.AL53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54]+[.W54]+[.W54]+[.Z54]+[.AC54]+[.AG54]+[.AL54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55]+[.W55]+[.W55]+[.Z55]+[.AC55]+[.AG55]+[.AL55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56]+[.W56]+[.W56]+[.Z56]+[.AC56]+[.AG56]+[.AL56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57]+[.W57]+[.W57]+[.Z57]+[.AC57]+[.AG57]+[.AL57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58]+[.W58]+[.W58]+[.Z58]+[.AC58]+[.AG58]+[.AL58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59]+[.W59]+[.W59]+[.Z59]+[.AC59]+[.AG59]+[.AL59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60]+[.W60]+[.W60]+[.Z60]+[.AC60]+[.AG60]+[.AL60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61]+[.W61]+[.W61]+[.Z61]+[.AC61]+[.AG61]+[.AL61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62]+[.W62]+[.W62]+[.Z62]+[.AC62]+[.AG62]+[.AL62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63]+[.W63]+[.W63]+[.Z63]+[.AC63]+[.AG63]+[.AL63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64]+[.W64]+[.W64]+[.Z64]+[.AC64]+[.AG64]+[.AL64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65]+[.W65]+[.W65]+[.Z65]+[.AC65]+[.AG65]+[.AL65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66]+[.W66]+[.W66]+[.Z66]+[.AC66]+[.AG66]+[.AL66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67]+[.W67]+[.W67]+[.Z67]+[.AC67]+[.AG67]+[.AL67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68]+[.W68]+[.W68]+[.Z68]+[.AC68]+[.AG68]+[.AL68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>
          <table:table-cell table:number-columns-repeated="6"/>
          <table:table-cell table:style-name="ce18" table:formula="of:=[.W69]+[.W69]+[.W69]+[.Z69]+[.AC69]+[.AG69]+[.AL69]" office:value-type="float" office:value="0" calcext:value-type="float">
            <text:p>0</text:p>
          </table:table-cell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1" table:number-rows-repeated="933">
          <table:table-cell table:number-columns-repeated="6"/>
          <table:table-cell table:style-name="ce18"/>
          <table:table-cell table:style-name="ce22"/>
          <table:table-cell table:style-name="ce26" table:number-columns-repeated="10"/>
          <table:table-cell table:style-name="ce22"/>
          <table:table-cell table:style-name="ce30"/>
          <table:table-cell table:style-name="ce33" table:number-columns-repeated="2"/>
          <table:table-cell table:style-name="ce22"/>
          <table:table-cell table:style-name="ce33" table:number-columns-repeated="2"/>
          <table:table-cell table:style-name="ce22"/>
          <table:table-cell table:style-name="ce37" table:number-columns-repeated="2"/>
          <table:table-cell table:style-name="ce43"/>
          <table:table-cell table:style-name="ce46" table:number-columns-repeated="3"/>
          <table:table-cell table:style-name="ce22"/>
          <table:table-cell table:style-name="ce49" table:number-columns-repeated="5"/>
          <table:table-cell table:style-name="ce57"/>
          <table:table-cell table:style-name="ce117"/>
          <table:table-cell table:style-name="ce66"/>
          <table:table-cell table:style-name="ce69" table:number-columns-repeated="8"/>
          <table:table-cell table:style-name="ce77"/>
          <table:table-cell table:style-name="ce73" table:number-columns-repeated="4"/>
          <table:table-cell table:style-name="ce81"/>
          <table:table-cell table:style-name="ce85"/>
          <table:table-cell table:style-name="ce88" table:number-columns-repeated="8"/>
          <table:table-cell table:style-name="ce85"/>
          <table:table-cell table:style-name="ce92" table:number-columns-repeated="2"/>
          <table:table-cell table:style-name="ce96"/>
          <table:table-cell table:style-name="ce88"/>
          <table:table-cell table:style-name="ce100"/>
          <table:table-cell table:style-name="ce54"/>
          <table:table-cell table:style-name="ce103" table:number-columns-repeated="4"/>
          <table:table-cell table:style-name="ce57"/>
          <table:table-cell table:style-name="ce103" table:number-columns-repeated="6"/>
          <table:table-cell table:style-name="ce57"/>
          <table:table-cell table:style-name="ce61" table:number-columns-repeated="2"/>
          <table:table-cell table:number-columns-repeated="939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FINISHED MATERIALS DEMAND'.$A$1" table:cell-range-address="$'BACKUP sheet 2'.$A$4:.$CF$6"/>
        </table:named-expressions>
      </table:table>
      <table:table table:name="Use" table:style-name="ta4">
        <table:table-column table:style-name="co9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able materials" table:style-name="ta5">
        <table:table-column table:style-name="co9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FINISHED MATERIALS DEMAND'.A4:'FINISHED MATERIALS DEMAND'.DF6" table:display-filter-buttons="true"/>
        <table:database-range table:name="__Anonymous_Sheet_DB__2" table:target-range-address="'BACKUP sheet 2'.A4:'BACKUP sheet 2'.CF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 number:style="long"/>
      <number:text>-</number:text>
      <number:day number:style="long"/>
    </number:date-style>
    <number:number-style style:name="N126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INISHED_20_MATERIALS_20_DEMAND" style:display-name="PageStyle_FINISHED MATERIALS DEMA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culations" style:display-name="PageStyle_Calcul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CKUP_20_sheet_20_2" style:display-name="PageStyle_BACKUP shee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" style:display-name="PageStyle_U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overable_20_materials" style:display-name="PageStyle_Recoverable material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2522" meta:object-count="0"/>
    <meta:generator>LibreOfficeDev/6.0.5.2$Linux_X86_64 LibreOffice_project/</meta:generator>
  </office:meta>
</office:document-meta>
</file>